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5229" calcext:value-type="float">
            <text:p>5229</text:p>
          </table:table-cell>
          <table:table-cell table:formula="of:=IF([.A1]=0;SUM([.$A$1:.A1]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IF([.A2]=0;SUM([.$A$1:.A2]);0)" office:value-type="float" office:value="0" calcext:value-type="float">
            <text:p>0</text:p>
          </table:table-cell>
          <table:table-cell table:formula="of:=IF([.$A2]=0;[.$B2]-MAX([.$B$1:.B1]);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Part 1:</text:p>
          </table:table-cell>
          <table:table-cell table:style-name="ce2" table:formula="of:=LARGE([.$C:.$C];ROWS([.$F$2:.F2]))" office:value-type="float" office:value="72017" calcext:value-type="float">
            <text:p>72017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3]=0;SUM([.$A$1:.A3]);0)" office:value-type="float" office:value="0" calcext:value-type="float">
            <text:p>0</text:p>
          </table:table-cell>
          <table:table-cell table:formula="of:=IF([.$A3]=0;[.$B3]-MAX([.$B$1:.B2]);0)" office:value-type="float" office:value="0" calcext:value-type="float">
            <text:p>0</text:p>
          </table:table-cell>
          <table:table-cell table:number-columns-repeated="2"/>
          <table:table-cell table:formula="of:=LARGE([.$C:.$C];ROWS([.$F$2:.F3]))" office:value-type="float" office:value="71144" calcext:value-type="float">
            <text:p>71144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table:formula="of:=IF([.A4]=0;SUM([.$A$1:.A4]);0)" office:value-type="float" office:value="0" calcext:value-type="float">
            <text:p>0</text:p>
          </table:table-cell>
          <table:table-cell table:formula="of:=IF([.$A4]=0;[.$B4]-MAX([.$B$1:.B3]);0)" office:value-type="float" office:value="0" calcext:value-type="float">
            <text:p>0</text:p>
          </table:table-cell>
          <table:table-cell table:number-columns-repeated="2"/>
          <table:table-cell table:formula="of:=LARGE([.$C:.$C];ROWS([.$F$2:.F4]))" office:value-type="float" office:value="69359" calcext:value-type="float">
            <text:p>69359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IF([.A5]=0;SUM([.$A$1:.A5]);0)" office:value-type="float" office:value="0" calcext:value-type="float">
            <text:p>0</text:p>
          </table:table-cell>
          <table:table-cell table:formula="of:=IF([.$A5]=0;[.$B5]-MAX([.$B$1:.B4]);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Part 2:</text:p>
          </table:table-cell>
          <table:table-cell table:style-name="ce2" table:formula="of:=SUM([.F2:.F4])" office:value-type="float" office:value="212520" calcext:value-type="float">
            <text:p>21252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table:formula="of:=IF([.A6]=0;SUM([.$A$1:.A6]);0)" office:value-type="float" office:value="0" calcext:value-type="float">
            <text:p>0</text:p>
          </table:table-cell>
          <table:table-cell table:formula="of:=IF([.$A6]=0;[.$B6]-MAX([.$B$1:.B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formula="of:=IF([.A7]=0;SUM([.$A$1:.A7]);0)" office:value-type="float" office:value="0" calcext:value-type="float">
            <text:p>0</text:p>
          </table:table-cell>
          <table:table-cell table:formula="of:=IF([.$A7]=0;[.$B7]-MAX([.$B$1:.B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IF([.A8]=0;SUM([.$A$1:.A8]);0)" office:value-type="float" office:value="0" calcext:value-type="float">
            <text:p>0</text:p>
          </table:table-cell>
          <table:table-cell table:formula="of:=IF([.$A8]=0;[.$B8]-MAX([.$B$1:.B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IF([.A9]=0;SUM([.$A$1:.A9]);0)" office:value-type="float" office:value="0" calcext:value-type="float">
            <text:p>0</text:p>
          </table:table-cell>
          <table:table-cell table:formula="of:=IF([.$A9]=0;[.$B9]-MAX([.$B$1:.B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IF([.A10]=0;SUM([.$A$1:.A10]);0)" office:value-type="float" office:value="0" calcext:value-type="float">
            <text:p>0</text:p>
          </table:table-cell>
          <table:table-cell table:formula="of:=IF([.$A10]=0;[.$B10]-MAX([.$B$1:.B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IF([.A11]=0;SUM([.$A$1:.A11]);0)" office:value-type="float" office:value="0" calcext:value-type="float">
            <text:p>0</text:p>
          </table:table-cell>
          <table:table-cell table:formula="of:=IF([.$A11]=0;[.$B11]-MAX([.$B$1:.B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formula="of:=IF([.A12]=0;SUM([.$A$1:.A12]);0)" office:value-type="float" office:value="0" calcext:value-type="float">
            <text:p>0</text:p>
          </table:table-cell>
          <table:table-cell table:formula="of:=IF([.$A12]=0;[.$B12]-MAX([.$B$1:.B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IF([.A13]=0;SUM([.$A$1:.A13]);0)" office:value-type="float" office:value="0" calcext:value-type="float">
            <text:p>0</text:p>
          </table:table-cell>
          <table:table-cell table:formula="of:=IF([.$A13]=0;[.$B13]-MAX([.$B$1:.B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IF([.A14]=0;SUM([.$A$1:.A14]);0)" office:value-type="float" office:value="0" calcext:value-type="float">
            <text:p>0</text:p>
          </table:table-cell>
          <table:table-cell table:formula="of:=IF([.$A14]=0;[.$B14]-MAX([.$B$1:.B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formula="of:=IF([.A15]=0;SUM([.$A$1:.A15]);0)" office:value-type="float" office:value="0" calcext:value-type="float">
            <text:p>0</text:p>
          </table:table-cell>
          <table:table-cell table:formula="of:=IF([.$A15]=0;[.$B15]-MAX([.$B$1:.B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]=0;SUM([.$A$1:.A16]);0)" office:value-type="float" office:value="48977" calcext:value-type="float">
            <text:p>48977</text:p>
          </table:table-cell>
          <table:table-cell table:formula="of:=IF([.$A16]=0;[.$B16]-MAX([.$B$1:.B15]);0)" office:value-type="float" office:value="48977" calcext:value-type="float">
            <text:p>48977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IF([.A17]=0;SUM([.$A$1:.A17]);0)" office:value-type="float" office:value="0" calcext:value-type="float">
            <text:p>0</text:p>
          </table:table-cell>
          <table:table-cell table:formula="of:=IF([.$A17]=0;[.$B17]-MAX([.$B$1:.B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IF([.A18]=0;SUM([.$A$1:.A18]);0)" office:value-type="float" office:value="0" calcext:value-type="float">
            <text:p>0</text:p>
          </table:table-cell>
          <table:table-cell table:formula="of:=IF([.$A18]=0;[.$B18]-MAX([.$B$1:.B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19]=0;SUM([.$A$1:.A19]);0)" office:value-type="float" office:value="0" calcext:value-type="float">
            <text:p>0</text:p>
          </table:table-cell>
          <table:table-cell table:formula="of:=IF([.$A19]=0;[.$B19]-MAX([.$B$1:.B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formula="of:=IF([.A20]=0;SUM([.$A$1:.A20]);0)" office:value-type="float" office:value="0" calcext:value-type="float">
            <text:p>0</text:p>
          </table:table-cell>
          <table:table-cell table:formula="of:=IF([.$A20]=0;[.$B20]-MAX([.$B$1:.B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formula="of:=IF([.A21]=0;SUM([.$A$1:.A21]);0)" office:value-type="float" office:value="0" calcext:value-type="float">
            <text:p>0</text:p>
          </table:table-cell>
          <table:table-cell table:formula="of:=IF([.$A21]=0;[.$B21]-MAX([.$B$1:.B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IF([.A22]=0;SUM([.$A$1:.A22]);0)" office:value-type="float" office:value="0" calcext:value-type="float">
            <text:p>0</text:p>
          </table:table-cell>
          <table:table-cell table:formula="of:=IF([.$A22]=0;[.$B22]-MAX([.$B$1:.B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IF([.A23]=0;SUM([.$A$1:.A23]);0)" office:value-type="float" office:value="0" calcext:value-type="float">
            <text:p>0</text:p>
          </table:table-cell>
          <table:table-cell table:formula="of:=IF([.$A23]=0;[.$B23]-MAX([.$B$1:.B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IF([.A24]=0;SUM([.$A$1:.A24]);0)" office:value-type="float" office:value="0" calcext:value-type="float">
            <text:p>0</text:p>
          </table:table-cell>
          <table:table-cell table:formula="of:=IF([.$A24]=0;[.$B24]-MAX([.$B$1:.B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IF([.A25]=0;SUM([.$A$1:.A25]);0)" office:value-type="float" office:value="0" calcext:value-type="float">
            <text:p>0</text:p>
          </table:table-cell>
          <table:table-cell table:formula="of:=IF([.$A25]=0;[.$B25]-MAX([.$B$1:.B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IF([.A26]=0;SUM([.$A$1:.A26]);0)" office:value-type="float" office:value="0" calcext:value-type="float">
            <text:p>0</text:p>
          </table:table-cell>
          <table:table-cell table:formula="of:=IF([.$A26]=0;[.$B26]-MAX([.$B$1:.B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IF([.A27]=0;SUM([.$A$1:.A27]);0)" office:value-type="float" office:value="0" calcext:value-type="float">
            <text:p>0</text:p>
          </table:table-cell>
          <table:table-cell table:formula="of:=IF([.$A27]=0;[.$B27]-MAX([.$B$1:.B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formula="of:=IF([.A28]=0;SUM([.$A$1:.A28]);0)" office:value-type="float" office:value="0" calcext:value-type="float">
            <text:p>0</text:p>
          </table:table-cell>
          <table:table-cell table:formula="of:=IF([.$A28]=0;[.$B28]-MAX([.$B$1:.B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IF([.A29]=0;SUM([.$A$1:.A29]);0)" office:value-type="float" office:value="0" calcext:value-type="float">
            <text:p>0</text:p>
          </table:table-cell>
          <table:table-cell table:formula="of:=IF([.$A29]=0;[.$B29]-MAX([.$B$1:.B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0]=0;SUM([.$A$1:.A30]);0)" office:value-type="float" office:value="101336" calcext:value-type="float">
            <text:p>101336</text:p>
          </table:table-cell>
          <table:table-cell table:formula="of:=IF([.$A30]=0;[.$B30]-MAX([.$B$1:.B29]);0)" office:value-type="float" office:value="52359" calcext:value-type="float">
            <text:p>52359</text:p>
          </table:table-cell>
          <table:table-cell table:number-columns-repeated="3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IF([.A31]=0;SUM([.$A$1:.A31]);0)" office:value-type="float" office:value="0" calcext:value-type="float">
            <text:p>0</text:p>
          </table:table-cell>
          <table:table-cell table:formula="of:=IF([.$A31]=0;[.$B31]-MAX([.$B$1:.B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IF([.A32]=0;SUM([.$A$1:.A32]);0)" office:value-type="float" office:value="0" calcext:value-type="float">
            <text:p>0</text:p>
          </table:table-cell>
          <table:table-cell table:formula="of:=IF([.$A32]=0;[.$B32]-MAX([.$B$1:.B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IF([.A33]=0;SUM([.$A$1:.A33]);0)" office:value-type="float" office:value="0" calcext:value-type="float">
            <text:p>0</text:p>
          </table:table-cell>
          <table:table-cell table:formula="of:=IF([.$A33]=0;[.$B33]-MAX([.$B$1:.B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formula="of:=IF([.A34]=0;SUM([.$A$1:.A34]);0)" office:value-type="float" office:value="0" calcext:value-type="float">
            <text:p>0</text:p>
          </table:table-cell>
          <table:table-cell table:formula="of:=IF([.$A34]=0;[.$B34]-MAX([.$B$1:.B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formula="of:=IF([.A35]=0;SUM([.$A$1:.A35]);0)" office:value-type="float" office:value="0" calcext:value-type="float">
            <text:p>0</text:p>
          </table:table-cell>
          <table:table-cell table:formula="of:=IF([.$A35]=0;[.$B35]-MAX([.$B$1:.B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formula="of:=IF([.A36]=0;SUM([.$A$1:.A36]);0)" office:value-type="float" office:value="0" calcext:value-type="float">
            <text:p>0</text:p>
          </table:table-cell>
          <table:table-cell table:formula="of:=IF([.$A36]=0;[.$B36]-MAX([.$B$1:.B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IF([.A37]=0;SUM([.$A$1:.A37]);0)" office:value-type="float" office:value="0" calcext:value-type="float">
            <text:p>0</text:p>
          </table:table-cell>
          <table:table-cell table:formula="of:=IF([.$A37]=0;[.$B37]-MAX([.$B$1:.B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38]=0;SUM([.$A$1:.A38]);0)" office:value-type="float" office:value="0" calcext:value-type="float">
            <text:p>0</text:p>
          </table:table-cell>
          <table:table-cell table:formula="of:=IF([.$A38]=0;[.$B38]-MAX([.$B$1:.B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39]=0;SUM([.$A$1:.A39]);0)" office:value-type="float" office:value="0" calcext:value-type="float">
            <text:p>0</text:p>
          </table:table-cell>
          <table:table-cell table:formula="of:=IF([.$A39]=0;[.$B39]-MAX([.$B$1:.B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IF([.A40]=0;SUM([.$A$1:.A40]);0)" office:value-type="float" office:value="0" calcext:value-type="float">
            <text:p>0</text:p>
          </table:table-cell>
          <table:table-cell table:formula="of:=IF([.$A40]=0;[.$B40]-MAX([.$B$1:.B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IF([.A41]=0;SUM([.$A$1:.A41]);0)" office:value-type="float" office:value="0" calcext:value-type="float">
            <text:p>0</text:p>
          </table:table-cell>
          <table:table-cell table:formula="of:=IF([.$A41]=0;[.$B41]-MAX([.$B$1:.B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[.A42]=0;SUM([.$A$1:.A42]);0)" office:value-type="float" office:value="0" calcext:value-type="float">
            <text:p>0</text:p>
          </table:table-cell>
          <table:table-cell table:formula="of:=IF([.$A42]=0;[.$B42]-MAX([.$B$1:.B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formula="of:=IF([.A43]=0;SUM([.$A$1:.A43]);0)" office:value-type="float" office:value="0" calcext:value-type="float">
            <text:p>0</text:p>
          </table:table-cell>
          <table:table-cell table:formula="of:=IF([.$A43]=0;[.$B43]-MAX([.$B$1:.B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4]=0;SUM([.$A$1:.A44]);0)" office:value-type="float" office:value="157060" calcext:value-type="float">
            <text:p>157060</text:p>
          </table:table-cell>
          <table:table-cell table:formula="of:=IF([.$A44]=0;[.$B44]-MAX([.$B$1:.B43]);0)" office:value-type="float" office:value="55724" calcext:value-type="float">
            <text:p>55724</text:p>
          </table:table-cell>
          <table:table-cell table:number-columns-repeated="3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formula="of:=IF([.A45]=0;SUM([.$A$1:.A45]);0)" office:value-type="float" office:value="0" calcext:value-type="float">
            <text:p>0</text:p>
          </table:table-cell>
          <table:table-cell table:formula="of:=IF([.$A45]=0;[.$B45]-MAX([.$B$1:.B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IF([.A46]=0;SUM([.$A$1:.A46]);0)" office:value-type="float" office:value="0" calcext:value-type="float">
            <text:p>0</text:p>
          </table:table-cell>
          <table:table-cell table:formula="of:=IF([.$A46]=0;[.$B46]-MAX([.$B$1:.B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IF([.A47]=0;SUM([.$A$1:.A47]);0)" office:value-type="float" office:value="0" calcext:value-type="float">
            <text:p>0</text:p>
          </table:table-cell>
          <table:table-cell table:formula="of:=IF([.$A47]=0;[.$B47]-MAX([.$B$1:.B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formula="of:=IF([.A48]=0;SUM([.$A$1:.A48]);0)" office:value-type="float" office:value="0" calcext:value-type="float">
            <text:p>0</text:p>
          </table:table-cell>
          <table:table-cell table:formula="of:=IF([.$A48]=0;[.$B48]-MAX([.$B$1:.B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.A49]=0;SUM([.$A$1:.A49]);0)" office:value-type="float" office:value="0" calcext:value-type="float">
            <text:p>0</text:p>
          </table:table-cell>
          <table:table-cell table:formula="of:=IF([.$A49]=0;[.$B49]-MAX([.$B$1:.B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formula="of:=IF([.A50]=0;SUM([.$A$1:.A50]);0)" office:value-type="float" office:value="0" calcext:value-type="float">
            <text:p>0</text:p>
          </table:table-cell>
          <table:table-cell table:formula="of:=IF([.$A50]=0;[.$B50]-MAX([.$B$1:.B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formula="of:=IF([.A51]=0;SUM([.$A$1:.A51]);0)" office:value-type="float" office:value="0" calcext:value-type="float">
            <text:p>0</text:p>
          </table:table-cell>
          <table:table-cell table:formula="of:=IF([.$A51]=0;[.$B51]-MAX([.$B$1:.B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formula="of:=IF([.A52]=0;SUM([.$A$1:.A52]);0)" office:value-type="float" office:value="0" calcext:value-type="float">
            <text:p>0</text:p>
          </table:table-cell>
          <table:table-cell table:formula="of:=IF([.$A52]=0;[.$B52]-MAX([.$B$1:.B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3]=0;SUM([.$A$1:.A53]);0)" office:value-type="float" office:value="202464" calcext:value-type="float">
            <text:p>202464</text:p>
          </table:table-cell>
          <table:table-cell table:formula="of:=IF([.$A53]=0;[.$B53]-MAX([.$B$1:.B52]);0)" office:value-type="float" office:value="45404" calcext:value-type="float">
            <text:p>45404</text:p>
          </table:table-cell>
          <table:table-cell table:number-columns-repeated="3"/>
        </table:table-row>
        <table:table-row table:style-name="ro1">
          <table:table-cell office:value-type="float" office:value="16579" calcext:value-type="float">
            <text:p>16579</text:p>
          </table:table-cell>
          <table:table-cell table:formula="of:=IF([.A54]=0;SUM([.$A$1:.A54]);0)" office:value-type="float" office:value="0" calcext:value-type="float">
            <text:p>0</text:p>
          </table:table-cell>
          <table:table-cell table:formula="of:=IF([.$A54]=0;[.$B54]-MAX([.$B$1:.B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33" calcext:value-type="float">
            <text:p>11333</text:p>
          </table:table-cell>
          <table:table-cell table:formula="of:=IF([.A55]=0;SUM([.$A$1:.A55]);0)" office:value-type="float" office:value="0" calcext:value-type="float">
            <text:p>0</text:p>
          </table:table-cell>
          <table:table-cell table:formula="of:=IF([.$A55]=0;[.$B55]-MAX([.$B$1:.B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6]=0;SUM([.$A$1:.A56]);0)" office:value-type="float" office:value="230376" calcext:value-type="float">
            <text:p>230376</text:p>
          </table:table-cell>
          <table:table-cell table:formula="of:=IF([.$A56]=0;[.$B56]-MAX([.$B$1:.B55]);0)" office:value-type="float" office:value="27912" calcext:value-type="float">
            <text:p>27912</text:p>
          </table:table-cell>
          <table:table-cell table:number-columns-repeated="3"/>
        </table:table-row>
        <table:table-row table:style-name="ro1">
          <table:table-cell office:value-type="float" office:value="15453" calcext:value-type="float">
            <text:p>15453</text:p>
          </table:table-cell>
          <table:table-cell table:formula="of:=IF([.A57]=0;SUM([.$A$1:.A57]);0)" office:value-type="float" office:value="0" calcext:value-type="float">
            <text:p>0</text:p>
          </table:table-cell>
          <table:table-cell table:formula="of:=IF([.$A57]=0;[.$B57]-MAX([.$B$1:.B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72" calcext:value-type="float">
            <text:p>15172</text:p>
          </table:table-cell>
          <table:table-cell table:formula="of:=IF([.A58]=0;SUM([.$A$1:.A58]);0)" office:value-type="float" office:value="0" calcext:value-type="float">
            <text:p>0</text:p>
          </table:table-cell>
          <table:table-cell table:formula="of:=IF([.$A58]=0;[.$B58]-MAX([.$B$1:.B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IF([.A59]=0;SUM([.$A$1:.A59]);0)" office:value-type="float" office:value="0" calcext:value-type="float">
            <text:p>0</text:p>
          </table:table-cell>
          <table:table-cell table:formula="of:=IF([.$A59]=0;[.$B59]-MAX([.$B$1:.B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formula="of:=IF([.A60]=0;SUM([.$A$1:.A60]);0)" office:value-type="float" office:value="0" calcext:value-type="float">
            <text:p>0</text:p>
          </table:table-cell>
          <table:table-cell table:formula="of:=IF([.$A60]=0;[.$B60]-MAX([.$B$1:.B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49" calcext:value-type="float">
            <text:p>12549</text:p>
          </table:table-cell>
          <table:table-cell table:formula="of:=IF([.A61]=0;SUM([.$A$1:.A61]);0)" office:value-type="float" office:value="0" calcext:value-type="float">
            <text:p>0</text:p>
          </table:table-cell>
          <table:table-cell table:formula="of:=IF([.$A61]=0;[.$B61]-MAX([.$B$1:.B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2]=0;SUM([.$A$1:.A62]);0)" office:value-type="float" office:value="285430" calcext:value-type="float">
            <text:p>285430</text:p>
          </table:table-cell>
          <table:table-cell table:formula="of:=IF([.$A62]=0;[.$B62]-MAX([.$B$1:.B61]);0)" office:value-type="float" office:value="55054" calcext:value-type="float">
            <text:p>55054</text:p>
          </table:table-cell>
          <table:table-cell table:number-columns-repeated="3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IF([.A63]=0;SUM([.$A$1:.A63]);0)" office:value-type="float" office:value="0" calcext:value-type="float">
            <text:p>0</text:p>
          </table:table-cell>
          <table:table-cell table:formula="of:=IF([.$A63]=0;[.$B63]-MAX([.$B$1:.B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69" calcext:value-type="float">
            <text:p>16769</text:p>
          </table:table-cell>
          <table:table-cell table:formula="of:=IF([.A64]=0;SUM([.$A$1:.A64]);0)" office:value-type="float" office:value="0" calcext:value-type="float">
            <text:p>0</text:p>
          </table:table-cell>
          <table:table-cell table:formula="of:=IF([.$A64]=0;[.$B64]-MAX([.$B$1:.B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formula="of:=IF([.A65]=0;SUM([.$A$1:.A65]);0)" office:value-type="float" office:value="0" calcext:value-type="float">
            <text:p>0</text:p>
          </table:table-cell>
          <table:table-cell table:formula="of:=IF([.$A65]=0;[.$B65]-MAX([.$B$1:.B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formula="of:=IF([.A66]=0;SUM([.$A$1:.A66]);0)" office:value-type="float" office:value="0" calcext:value-type="float">
            <text:p>0</text:p>
          </table:table-cell>
          <table:table-cell table:formula="of:=IF([.$A66]=0;[.$B66]-MAX([.$B$1:.B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7]=0;SUM([.$A$1:.A67]);0)" office:value-type="float" office:value="321523" calcext:value-type="float">
            <text:p>321523</text:p>
          </table:table-cell>
          <table:table-cell table:formula="of:=IF([.$A67]=0;[.$B67]-MAX([.$B$1:.B66]);0)" office:value-type="float" office:value="36093" calcext:value-type="float">
            <text:p>36093</text:p>
          </table:table-cell>
          <table:table-cell table:number-columns-repeated="3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IF([.A68]=0;SUM([.$A$1:.A68]);0)" office:value-type="float" office:value="0" calcext:value-type="float">
            <text:p>0</text:p>
          </table:table-cell>
          <table:table-cell table:formula="of:=IF([.$A68]=0;[.$B68]-MAX([.$B$1:.B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9]=0;SUM([.$A$1:.A69]);0)" office:value-type="float" office:value="326653" calcext:value-type="float">
            <text:p>326653</text:p>
          </table:table-cell>
          <table:table-cell table:formula="of:=IF([.$A69]=0;[.$B69]-MAX([.$B$1:.B68]);0)" office:value-type="float" office:value="5130" calcext:value-type="float">
            <text:p>5130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IF([.A70]=0;SUM([.$A$1:.A70]);0)" office:value-type="float" office:value="0" calcext:value-type="float">
            <text:p>0</text:p>
          </table:table-cell>
          <table:table-cell table:formula="of:=IF([.$A70]=0;[.$B70]-MAX([.$B$1:.B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IF([.A71]=0;SUM([.$A$1:.A71]);0)" office:value-type="float" office:value="0" calcext:value-type="float">
            <text:p>0</text:p>
          </table:table-cell>
          <table:table-cell table:formula="of:=IF([.$A71]=0;[.$B71]-MAX([.$B$1:.B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formula="of:=IF([.A72]=0;SUM([.$A$1:.A72]);0)" office:value-type="float" office:value="0" calcext:value-type="float">
            <text:p>0</text:p>
          </table:table-cell>
          <table:table-cell table:formula="of:=IF([.$A72]=0;[.$B72]-MAX([.$B$1:.B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IF([.A73]=0;SUM([.$A$1:.A73]);0)" office:value-type="float" office:value="0" calcext:value-type="float">
            <text:p>0</text:p>
          </table:table-cell>
          <table:table-cell table:formula="of:=IF([.$A73]=0;[.$B73]-MAX([.$B$1:.B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IF([.A74]=0;SUM([.$A$1:.A74]);0)" office:value-type="float" office:value="0" calcext:value-type="float">
            <text:p>0</text:p>
          </table:table-cell>
          <table:table-cell table:formula="of:=IF([.$A74]=0;[.$B74]-MAX([.$B$1:.B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formula="of:=IF([.A75]=0;SUM([.$A$1:.A75]);0)" office:value-type="float" office:value="0" calcext:value-type="float">
            <text:p>0</text:p>
          </table:table-cell>
          <table:table-cell table:formula="of:=IF([.$A75]=0;[.$B75]-MAX([.$B$1:.B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IF([.A76]=0;SUM([.$A$1:.A76]);0)" office:value-type="float" office:value="0" calcext:value-type="float">
            <text:p>0</text:p>
          </table:table-cell>
          <table:table-cell table:formula="of:=IF([.$A76]=0;[.$B76]-MAX([.$B$1:.B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formula="of:=IF([.A77]=0;SUM([.$A$1:.A77]);0)" office:value-type="float" office:value="0" calcext:value-type="float">
            <text:p>0</text:p>
          </table:table-cell>
          <table:table-cell table:formula="of:=IF([.$A77]=0;[.$B77]-MAX([.$B$1:.B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IF([.A78]=0;SUM([.$A$1:.A78]);0)" office:value-type="float" office:value="0" calcext:value-type="float">
            <text:p>0</text:p>
          </table:table-cell>
          <table:table-cell table:formula="of:=IF([.$A78]=0;[.$B78]-MAX([.$B$1:.B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IF([.A79]=0;SUM([.$A$1:.A79]);0)" office:value-type="float" office:value="0" calcext:value-type="float">
            <text:p>0</text:p>
          </table:table-cell>
          <table:table-cell table:formula="of:=IF([.$A79]=0;[.$B79]-MAX([.$B$1:.B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[.A80]=0;SUM([.$A$1:.A80]);0)" office:value-type="float" office:value="0" calcext:value-type="float">
            <text:p>0</text:p>
          </table:table-cell>
          <table:table-cell table:formula="of:=IF([.$A80]=0;[.$B80]-MAX([.$B$1:.B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formula="of:=IF([.A81]=0;SUM([.$A$1:.A81]);0)" office:value-type="float" office:value="0" calcext:value-type="float">
            <text:p>0</text:p>
          </table:table-cell>
          <table:table-cell table:formula="of:=IF([.$A81]=0;[.$B81]-MAX([.$B$1:.B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2]=0;SUM([.$A$1:.A82]);0)" office:value-type="float" office:value="375526" calcext:value-type="float">
            <text:p>375526</text:p>
          </table:table-cell>
          <table:table-cell table:formula="of:=IF([.$A82]=0;[.$B82]-MAX([.$B$1:.B81]);0)" office:value-type="float" office:value="48873" calcext:value-type="float">
            <text:p>48873</text:p>
          </table:table-cell>
          <table:table-cell table:number-columns-repeated="3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formula="of:=IF([.A83]=0;SUM([.$A$1:.A83]);0)" office:value-type="float" office:value="0" calcext:value-type="float">
            <text:p>0</text:p>
          </table:table-cell>
          <table:table-cell table:formula="of:=IF([.$A83]=0;[.$B83]-MAX([.$B$1:.B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IF([.A84]=0;SUM([.$A$1:.A84]);0)" office:value-type="float" office:value="0" calcext:value-type="float">
            <text:p>0</text:p>
          </table:table-cell>
          <table:table-cell table:formula="of:=IF([.$A84]=0;[.$B84]-MAX([.$B$1:.B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IF([.A85]=0;SUM([.$A$1:.A85]);0)" office:value-type="float" office:value="0" calcext:value-type="float">
            <text:p>0</text:p>
          </table:table-cell>
          <table:table-cell table:formula="of:=IF([.$A85]=0;[.$B85]-MAX([.$B$1:.B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formula="of:=IF([.A86]=0;SUM([.$A$1:.A86]);0)" office:value-type="float" office:value="0" calcext:value-type="float">
            <text:p>0</text:p>
          </table:table-cell>
          <table:table-cell table:formula="of:=IF([.$A86]=0;[.$B86]-MAX([.$B$1:.B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formula="of:=IF([.A87]=0;SUM([.$A$1:.A87]);0)" office:value-type="float" office:value="0" calcext:value-type="float">
            <text:p>0</text:p>
          </table:table-cell>
          <table:table-cell table:formula="of:=IF([.$A87]=0;[.$B87]-MAX([.$B$1:.B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88]=0;SUM([.$A$1:.A88]);0)" office:value-type="float" office:value="0" calcext:value-type="float">
            <text:p>0</text:p>
          </table:table-cell>
          <table:table-cell table:formula="of:=IF([.$A88]=0;[.$B88]-MAX([.$B$1:.B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IF([.A89]=0;SUM([.$A$1:.A89]);0)" office:value-type="float" office:value="0" calcext:value-type="float">
            <text:p>0</text:p>
          </table:table-cell>
          <table:table-cell table:formula="of:=IF([.$A89]=0;[.$B89]-MAX([.$B$1:.B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formula="of:=IF([.A90]=0;SUM([.$A$1:.A90]);0)" office:value-type="float" office:value="0" calcext:value-type="float">
            <text:p>0</text:p>
          </table:table-cell>
          <table:table-cell table:formula="of:=IF([.$A90]=0;[.$B90]-MAX([.$B$1:.B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formula="of:=IF([.A91]=0;SUM([.$A$1:.A91]);0)" office:value-type="float" office:value="0" calcext:value-type="float">
            <text:p>0</text:p>
          </table:table-cell>
          <table:table-cell table:formula="of:=IF([.$A91]=0;[.$B91]-MAX([.$B$1:.B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2]=0;SUM([.$A$1:.A92]);0)" office:value-type="float" office:value="426491" calcext:value-type="float">
            <text:p>426491</text:p>
          </table:table-cell>
          <table:table-cell table:formula="of:=IF([.$A92]=0;[.$B92]-MAX([.$B$1:.B91]);0)" office:value-type="float" office:value="50965" calcext:value-type="float">
            <text:p>50965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IF([.A93]=0;SUM([.$A$1:.A93]);0)" office:value-type="float" office:value="0" calcext:value-type="float">
            <text:p>0</text:p>
          </table:table-cell>
          <table:table-cell table:formula="of:=IF([.$A93]=0;[.$B93]-MAX([.$B$1:.B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IF([.A94]=0;SUM([.$A$1:.A94]);0)" office:value-type="float" office:value="0" calcext:value-type="float">
            <text:p>0</text:p>
          </table:table-cell>
          <table:table-cell table:formula="of:=IF([.$A94]=0;[.$B94]-MAX([.$B$1:.B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IF([.A95]=0;SUM([.$A$1:.A95]);0)" office:value-type="float" office:value="0" calcext:value-type="float">
            <text:p>0</text:p>
          </table:table-cell>
          <table:table-cell table:formula="of:=IF([.$A95]=0;[.$B95]-MAX([.$B$1:.B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IF([.A96]=0;SUM([.$A$1:.A96]);0)" office:value-type="float" office:value="0" calcext:value-type="float">
            <text:p>0</text:p>
          </table:table-cell>
          <table:table-cell table:formula="of:=IF([.$A96]=0;[.$B96]-MAX([.$B$1:.B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formula="of:=IF([.A97]=0;SUM([.$A$1:.A97]);0)" office:value-type="float" office:value="0" calcext:value-type="float">
            <text:p>0</text:p>
          </table:table-cell>
          <table:table-cell table:formula="of:=IF([.$A97]=0;[.$B97]-MAX([.$B$1:.B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formula="of:=IF([.A98]=0;SUM([.$A$1:.A98]);0)" office:value-type="float" office:value="0" calcext:value-type="float">
            <text:p>0</text:p>
          </table:table-cell>
          <table:table-cell table:formula="of:=IF([.$A98]=0;[.$B98]-MAX([.$B$1:.B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IF([.A99]=0;SUM([.$A$1:.A99]);0)" office:value-type="float" office:value="0" calcext:value-type="float">
            <text:p>0</text:p>
          </table:table-cell>
          <table:table-cell table:formula="of:=IF([.$A99]=0;[.$B99]-MAX([.$B$1:.B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formula="of:=IF([.A100]=0;SUM([.$A$1:.A100]);0)" office:value-type="float" office:value="0" calcext:value-type="float">
            <text:p>0</text:p>
          </table:table-cell>
          <table:table-cell table:formula="of:=IF([.$A100]=0;[.$B100]-MAX([.$B$1:.B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formula="of:=IF([.A101]=0;SUM([.$A$1:.A101]);0)" office:value-type="float" office:value="0" calcext:value-type="float">
            <text:p>0</text:p>
          </table:table-cell>
          <table:table-cell table:formula="of:=IF([.$A101]=0;[.$B101]-MAX([.$B$1:.B1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IF([.A102]=0;SUM([.$A$1:.A102]);0)" office:value-type="float" office:value="0" calcext:value-type="float">
            <text:p>0</text:p>
          </table:table-cell>
          <table:table-cell table:formula="of:=IF([.$A102]=0;[.$B102]-MAX([.$B$1:.B1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IF([.A103]=0;SUM([.$A$1:.A103]);0)" office:value-type="float" office:value="0" calcext:value-type="float">
            <text:p>0</text:p>
          </table:table-cell>
          <table:table-cell table:formula="of:=IF([.$A103]=0;[.$B103]-MAX([.$B$1:.B1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IF([.A104]=0;SUM([.$A$1:.A104]);0)" office:value-type="float" office:value="0" calcext:value-type="float">
            <text:p>0</text:p>
          </table:table-cell>
          <table:table-cell table:formula="of:=IF([.$A104]=0;[.$B104]-MAX([.$B$1:.B1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5]=0;SUM([.$A$1:.A105]);0)" office:value-type="float" office:value="475431" calcext:value-type="float">
            <text:p>475431</text:p>
          </table:table-cell>
          <table:table-cell table:formula="of:=IF([.$A105]=0;[.$B105]-MAX([.$B$1:.B104]);0)" office:value-type="float" office:value="48940" calcext:value-type="float">
            <text:p>48940</text:p>
          </table:table-cell>
          <table:table-cell table:number-columns-repeated="3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IF([.A106]=0;SUM([.$A$1:.A106]);0)" office:value-type="float" office:value="0" calcext:value-type="float">
            <text:p>0</text:p>
          </table:table-cell>
          <table:table-cell table:formula="of:=IF([.$A106]=0;[.$B106]-MAX([.$B$1:.B1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IF([.A107]=0;SUM([.$A$1:.A107]);0)" office:value-type="float" office:value="0" calcext:value-type="float">
            <text:p>0</text:p>
          </table:table-cell>
          <table:table-cell table:formula="of:=IF([.$A107]=0;[.$B107]-MAX([.$B$1:.B1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formula="of:=IF([.A108]=0;SUM([.$A$1:.A108]);0)" office:value-type="float" office:value="0" calcext:value-type="float">
            <text:p>0</text:p>
          </table:table-cell>
          <table:table-cell table:formula="of:=IF([.$A108]=0;[.$B108]-MAX([.$B$1:.B1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IF([.A109]=0;SUM([.$A$1:.A109]);0)" office:value-type="float" office:value="0" calcext:value-type="float">
            <text:p>0</text:p>
          </table:table-cell>
          <table:table-cell table:formula="of:=IF([.$A109]=0;[.$B109]-MAX([.$B$1:.B1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38" calcext:value-type="float">
            <text:p>11138</text:p>
          </table:table-cell>
          <table:table-cell table:formula="of:=IF([.A110]=0;SUM([.$A$1:.A110]);0)" office:value-type="float" office:value="0" calcext:value-type="float">
            <text:p>0</text:p>
          </table:table-cell>
          <table:table-cell table:formula="of:=IF([.$A110]=0;[.$B110]-MAX([.$B$1:.B1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formula="of:=IF([.A111]=0;SUM([.$A$1:.A111]);0)" office:value-type="float" office:value="0" calcext:value-type="float">
            <text:p>0</text:p>
          </table:table-cell>
          <table:table-cell table:formula="of:=IF([.$A111]=0;[.$B111]-MAX([.$B$1:.B1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formula="of:=IF([.A112]=0;SUM([.$A$1:.A112]);0)" office:value-type="float" office:value="0" calcext:value-type="float">
            <text:p>0</text:p>
          </table:table-cell>
          <table:table-cell table:formula="of:=IF([.$A112]=0;[.$B112]-MAX([.$B$1:.B1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3]=0;SUM([.$A$1:.A113]);0)" office:value-type="float" office:value="528879" calcext:value-type="float">
            <text:p>528879</text:p>
          </table:table-cell>
          <table:table-cell table:formula="of:=IF([.$A113]=0;[.$B113]-MAX([.$B$1:.B112]);0)" office:value-type="float" office:value="53448" calcext:value-type="float">
            <text:p>53448</text:p>
          </table:table-cell>
          <table:table-cell table:number-columns-repeated="3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formula="of:=IF([.A114]=0;SUM([.$A$1:.A114]);0)" office:value-type="float" office:value="0" calcext:value-type="float">
            <text:p>0</text:p>
          </table:table-cell>
          <table:table-cell table:formula="of:=IF([.$A114]=0;[.$B114]-MAX([.$B$1:.B1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formula="of:=IF([.A115]=0;SUM([.$A$1:.A115]);0)" office:value-type="float" office:value="0" calcext:value-type="float">
            <text:p>0</text:p>
          </table:table-cell>
          <table:table-cell table:formula="of:=IF([.$A115]=0;[.$B115]-MAX([.$B$1:.B1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formula="of:=IF([.A116]=0;SUM([.$A$1:.A116]);0)" office:value-type="float" office:value="0" calcext:value-type="float">
            <text:p>0</text:p>
          </table:table-cell>
          <table:table-cell table:formula="of:=IF([.$A116]=0;[.$B116]-MAX([.$B$1:.B1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IF([.A117]=0;SUM([.$A$1:.A117]);0)" office:value-type="float" office:value="0" calcext:value-type="float">
            <text:p>0</text:p>
          </table:table-cell>
          <table:table-cell table:formula="of:=IF([.$A117]=0;[.$B117]-MAX([.$B$1:.B1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118]=0;SUM([.$A$1:.A118]);0)" office:value-type="float" office:value="0" calcext:value-type="float">
            <text:p>0</text:p>
          </table:table-cell>
          <table:table-cell table:formula="of:=IF([.$A118]=0;[.$B118]-MAX([.$B$1:.B1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IF([.A119]=0;SUM([.$A$1:.A119]);0)" office:value-type="float" office:value="0" calcext:value-type="float">
            <text:p>0</text:p>
          </table:table-cell>
          <table:table-cell table:formula="of:=IF([.$A119]=0;[.$B119]-MAX([.$B$1:.B1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IF([.A120]=0;SUM([.$A$1:.A120]);0)" office:value-type="float" office:value="0" calcext:value-type="float">
            <text:p>0</text:p>
          </table:table-cell>
          <table:table-cell table:formula="of:=IF([.$A120]=0;[.$B120]-MAX([.$B$1:.B1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IF([.A121]=0;SUM([.$A$1:.A121]);0)" office:value-type="float" office:value="0" calcext:value-type="float">
            <text:p>0</text:p>
          </table:table-cell>
          <table:table-cell table:formula="of:=IF([.$A121]=0;[.$B121]-MAX([.$B$1:.B1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formula="of:=IF([.A122]=0;SUM([.$A$1:.A122]);0)" office:value-type="float" office:value="0" calcext:value-type="float">
            <text:p>0</text:p>
          </table:table-cell>
          <table:table-cell table:formula="of:=IF([.$A122]=0;[.$B122]-MAX([.$B$1:.B1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formula="of:=IF([.A123]=0;SUM([.$A$1:.A123]);0)" office:value-type="float" office:value="0" calcext:value-type="float">
            <text:p>0</text:p>
          </table:table-cell>
          <table:table-cell table:formula="of:=IF([.$A123]=0;[.$B123]-MAX([.$B$1:.B1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4]=0;SUM([.$A$1:.A124]);0)" office:value-type="float" office:value="580217" calcext:value-type="float">
            <text:p>580217</text:p>
          </table:table-cell>
          <table:table-cell table:formula="of:=IF([.$A124]=0;[.$B124]-MAX([.$B$1:.B123]);0)" office:value-type="float" office:value="51338" calcext:value-type="float">
            <text:p>51338</text:p>
          </table:table-cell>
          <table:table-cell table:number-columns-repeated="3"/>
        </table:table-row>
        <table:table-row table:style-name="ro1">
          <table:table-cell office:value-type="float" office:value="13459" calcext:value-type="float">
            <text:p>13459</text:p>
          </table:table-cell>
          <table:table-cell table:formula="of:=IF([.A125]=0;SUM([.$A$1:.A125]);0)" office:value-type="float" office:value="0" calcext:value-type="float">
            <text:p>0</text:p>
          </table:table-cell>
          <table:table-cell table:formula="of:=IF([.$A125]=0;[.$B125]-MAX([.$B$1:.B1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31" calcext:value-type="float">
            <text:p>12831</text:p>
          </table:table-cell>
          <table:table-cell table:formula="of:=IF([.A126]=0;SUM([.$A$1:.A126]);0)" office:value-type="float" office:value="0" calcext:value-type="float">
            <text:p>0</text:p>
          </table:table-cell>
          <table:table-cell table:formula="of:=IF([.$A126]=0;[.$B126]-MAX([.$B$1:.B1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formula="of:=IF([.A127]=0;SUM([.$A$1:.A127]);0)" office:value-type="float" office:value="0" calcext:value-type="float">
            <text:p>0</text:p>
          </table:table-cell>
          <table:table-cell table:formula="of:=IF([.$A127]=0;[.$B127]-MAX([.$B$1:.B1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43" calcext:value-type="float">
            <text:p>15243</text:p>
          </table:table-cell>
          <table:table-cell table:formula="of:=IF([.A128]=0;SUM([.$A$1:.A128]);0)" office:value-type="float" office:value="0" calcext:value-type="float">
            <text:p>0</text:p>
          </table:table-cell>
          <table:table-cell table:formula="of:=IF([.$A128]=0;[.$B128]-MAX([.$B$1:.B1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IF([.A129]=0;SUM([.$A$1:.A129]);0)" office:value-type="float" office:value="0" calcext:value-type="float">
            <text:p>0</text:p>
          </table:table-cell>
          <table:table-cell table:formula="of:=IF([.$A129]=0;[.$B129]-MAX([.$B$1:.B1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0]=0;SUM([.$A$1:.A130]);0)" office:value-type="float" office:value="632418" calcext:value-type="float">
            <text:p>632418</text:p>
          </table:table-cell>
          <table:table-cell table:formula="of:=IF([.$A130]=0;[.$B130]-MAX([.$B$1:.B129]);0)" office:value-type="float" office:value="52201" calcext:value-type="float">
            <text:p>52201</text:p>
          </table:table-cell>
          <table:table-cell table:number-columns-repeated="3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formula="of:=IF([.A131]=0;SUM([.$A$1:.A131]);0)" office:value-type="float" office:value="0" calcext:value-type="float">
            <text:p>0</text:p>
          </table:table-cell>
          <table:table-cell table:formula="of:=IF([.$A131]=0;[.$B131]-MAX([.$B$1:.B1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formula="of:=IF([.A132]=0;SUM([.$A$1:.A132]);0)" office:value-type="float" office:value="0" calcext:value-type="float">
            <text:p>0</text:p>
          </table:table-cell>
          <table:table-cell table:formula="of:=IF([.$A132]=0;[.$B132]-MAX([.$B$1:.B1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formula="of:=IF([.A133]=0;SUM([.$A$1:.A133]);0)" office:value-type="float" office:value="0" calcext:value-type="float">
            <text:p>0</text:p>
          </table:table-cell>
          <table:table-cell table:formula="of:=IF([.$A133]=0;[.$B133]-MAX([.$B$1:.B1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formula="of:=IF([.A134]=0;SUM([.$A$1:.A134]);0)" office:value-type="float" office:value="0" calcext:value-type="float">
            <text:p>0</text:p>
          </table:table-cell>
          <table:table-cell table:formula="of:=IF([.$A134]=0;[.$B134]-MAX([.$B$1:.B1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IF([.A135]=0;SUM([.$A$1:.A135]);0)" office:value-type="float" office:value="0" calcext:value-type="float">
            <text:p>0</text:p>
          </table:table-cell>
          <table:table-cell table:formula="of:=IF([.$A135]=0;[.$B135]-MAX([.$B$1:.B1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IF([.A136]=0;SUM([.$A$1:.A136]);0)" office:value-type="float" office:value="0" calcext:value-type="float">
            <text:p>0</text:p>
          </table:table-cell>
          <table:table-cell table:formula="of:=IF([.$A136]=0;[.$B136]-MAX([.$B$1:.B1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IF([.A137]=0;SUM([.$A$1:.A137]);0)" office:value-type="float" office:value="0" calcext:value-type="float">
            <text:p>0</text:p>
          </table:table-cell>
          <table:table-cell table:formula="of:=IF([.$A137]=0;[.$B137]-MAX([.$B$1:.B1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formula="of:=IF([.A138]=0;SUM([.$A$1:.A138]);0)" office:value-type="float" office:value="0" calcext:value-type="float">
            <text:p>0</text:p>
          </table:table-cell>
          <table:table-cell table:formula="of:=IF([.$A138]=0;[.$B138]-MAX([.$B$1:.B1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IF([.A139]=0;SUM([.$A$1:.A139]);0)" office:value-type="float" office:value="0" calcext:value-type="float">
            <text:p>0</text:p>
          </table:table-cell>
          <table:table-cell table:formula="of:=IF([.$A139]=0;[.$B139]-MAX([.$B$1:.B1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40]=0;SUM([.$A$1:.A140]);0)" office:value-type="float" office:value="0" calcext:value-type="float">
            <text:p>0</text:p>
          </table:table-cell>
          <table:table-cell table:formula="of:=IF([.$A140]=0;[.$B140]-MAX([.$B$1:.B1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IF([.A141]=0;SUM([.$A$1:.A141]);0)" office:value-type="float" office:value="0" calcext:value-type="float">
            <text:p>0</text:p>
          </table:table-cell>
          <table:table-cell table:formula="of:=IF([.$A141]=0;[.$B141]-MAX([.$B$1:.B1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IF([.A142]=0;SUM([.$A$1:.A142]);0)" office:value-type="float" office:value="0" calcext:value-type="float">
            <text:p>0</text:p>
          </table:table-cell>
          <table:table-cell table:formula="of:=IF([.$A142]=0;[.$B142]-MAX([.$B$1:.B1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3]=0;SUM([.$A$1:.A143]);0)" office:value-type="float" office:value="688675" calcext:value-type="float">
            <text:p>688675</text:p>
          </table:table-cell>
          <table:table-cell table:formula="of:=IF([.$A143]=0;[.$B143]-MAX([.$B$1:.B142]);0)" office:value-type="float" office:value="56257" calcext:value-type="float">
            <text:p>56257</text:p>
          </table:table-cell>
          <table:table-cell table:number-columns-repeated="3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IF([.A144]=0;SUM([.$A$1:.A144]);0)" office:value-type="float" office:value="0" calcext:value-type="float">
            <text:p>0</text:p>
          </table:table-cell>
          <table:table-cell table:formula="of:=IF([.$A144]=0;[.$B144]-MAX([.$B$1:.B1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formula="of:=IF([.A145]=0;SUM([.$A$1:.A145]);0)" office:value-type="float" office:value="0" calcext:value-type="float">
            <text:p>0</text:p>
          </table:table-cell>
          <table:table-cell table:formula="of:=IF([.$A145]=0;[.$B145]-MAX([.$B$1:.B1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formula="of:=IF([.A146]=0;SUM([.$A$1:.A146]);0)" office:value-type="float" office:value="0" calcext:value-type="float">
            <text:p>0</text:p>
          </table:table-cell>
          <table:table-cell table:formula="of:=IF([.$A146]=0;[.$B146]-MAX([.$B$1:.B1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IF([.A147]=0;SUM([.$A$1:.A147]);0)" office:value-type="float" office:value="0" calcext:value-type="float">
            <text:p>0</text:p>
          </table:table-cell>
          <table:table-cell table:formula="of:=IF([.$A147]=0;[.$B147]-MAX([.$B$1:.B1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IF([.A148]=0;SUM([.$A$1:.A148]);0)" office:value-type="float" office:value="0" calcext:value-type="float">
            <text:p>0</text:p>
          </table:table-cell>
          <table:table-cell table:formula="of:=IF([.$A148]=0;[.$B148]-MAX([.$B$1:.B1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formula="of:=IF([.A149]=0;SUM([.$A$1:.A149]);0)" office:value-type="float" office:value="0" calcext:value-type="float">
            <text:p>0</text:p>
          </table:table-cell>
          <table:table-cell table:formula="of:=IF([.$A149]=0;[.$B149]-MAX([.$B$1:.B1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IF([.A150]=0;SUM([.$A$1:.A150]);0)" office:value-type="float" office:value="0" calcext:value-type="float">
            <text:p>0</text:p>
          </table:table-cell>
          <table:table-cell table:formula="of:=IF([.$A150]=0;[.$B150]-MAX([.$B$1:.B1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IF([.A151]=0;SUM([.$A$1:.A151]);0)" office:value-type="float" office:value="0" calcext:value-type="float">
            <text:p>0</text:p>
          </table:table-cell>
          <table:table-cell table:formula="of:=IF([.$A151]=0;[.$B151]-MAX([.$B$1:.B1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formula="of:=IF([.A152]=0;SUM([.$A$1:.A152]);0)" office:value-type="float" office:value="0" calcext:value-type="float">
            <text:p>0</text:p>
          </table:table-cell>
          <table:table-cell table:formula="of:=IF([.$A152]=0;[.$B152]-MAX([.$B$1:.B1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IF([.A153]=0;SUM([.$A$1:.A153]);0)" office:value-type="float" office:value="0" calcext:value-type="float">
            <text:p>0</text:p>
          </table:table-cell>
          <table:table-cell table:formula="of:=IF([.$A153]=0;[.$B153]-MAX([.$B$1:.B1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IF([.A154]=0;SUM([.$A$1:.A154]);0)" office:value-type="float" office:value="0" calcext:value-type="float">
            <text:p>0</text:p>
          </table:table-cell>
          <table:table-cell table:formula="of:=IF([.$A154]=0;[.$B154]-MAX([.$B$1:.B1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IF([.A155]=0;SUM([.$A$1:.A155]);0)" office:value-type="float" office:value="0" calcext:value-type="float">
            <text:p>0</text:p>
          </table:table-cell>
          <table:table-cell table:formula="of:=IF([.$A155]=0;[.$B155]-MAX([.$B$1:.B1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6]=0;SUM([.$A$1:.A156]);0)" office:value-type="float" office:value="738046" calcext:value-type="float">
            <text:p>738046</text:p>
          </table:table-cell>
          <table:table-cell table:formula="of:=IF([.$A156]=0;[.$B156]-MAX([.$B$1:.B155]);0)" office:value-type="float" office:value="49371" calcext:value-type="float">
            <text:p>49371</text:p>
          </table:table-cell>
          <table:table-cell table:number-columns-repeated="3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IF([.A157]=0;SUM([.$A$1:.A157]);0)" office:value-type="float" office:value="0" calcext:value-type="float">
            <text:p>0</text:p>
          </table:table-cell>
          <table:table-cell table:formula="of:=IF([.$A157]=0;[.$B157]-MAX([.$B$1:.B1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IF([.A158]=0;SUM([.$A$1:.A158]);0)" office:value-type="float" office:value="0" calcext:value-type="float">
            <text:p>0</text:p>
          </table:table-cell>
          <table:table-cell table:formula="of:=IF([.$A158]=0;[.$B158]-MAX([.$B$1:.B1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formula="of:=IF([.A159]=0;SUM([.$A$1:.A159]);0)" office:value-type="float" office:value="0" calcext:value-type="float">
            <text:p>0</text:p>
          </table:table-cell>
          <table:table-cell table:formula="of:=IF([.$A159]=0;[.$B159]-MAX([.$B$1:.B1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IF([.A160]=0;SUM([.$A$1:.A160]);0)" office:value-type="float" office:value="0" calcext:value-type="float">
            <text:p>0</text:p>
          </table:table-cell>
          <table:table-cell table:formula="of:=IF([.$A160]=0;[.$B160]-MAX([.$B$1:.B1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formula="of:=IF([.A161]=0;SUM([.$A$1:.A161]);0)" office:value-type="float" office:value="0" calcext:value-type="float">
            <text:p>0</text:p>
          </table:table-cell>
          <table:table-cell table:formula="of:=IF([.$A161]=0;[.$B161]-MAX([.$B$1:.B1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IF([.A162]=0;SUM([.$A$1:.A162]);0)" office:value-type="float" office:value="0" calcext:value-type="float">
            <text:p>0</text:p>
          </table:table-cell>
          <table:table-cell table:formula="of:=IF([.$A162]=0;[.$B162]-MAX([.$B$1:.B1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formula="of:=IF([.A163]=0;SUM([.$A$1:.A163]);0)" office:value-type="float" office:value="0" calcext:value-type="float">
            <text:p>0</text:p>
          </table:table-cell>
          <table:table-cell table:formula="of:=IF([.$A163]=0;[.$B163]-MAX([.$B$1:.B1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IF([.A164]=0;SUM([.$A$1:.A164]);0)" office:value-type="float" office:value="0" calcext:value-type="float">
            <text:p>0</text:p>
          </table:table-cell>
          <table:table-cell table:formula="of:=IF([.$A164]=0;[.$B164]-MAX([.$B$1:.B1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165]=0;SUM([.$A$1:.A165]);0)" office:value-type="float" office:value="0" calcext:value-type="float">
            <text:p>0</text:p>
          </table:table-cell>
          <table:table-cell table:formula="of:=IF([.$A165]=0;[.$B165]-MAX([.$B$1:.B1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IF([.A166]=0;SUM([.$A$1:.A166]);0)" office:value-type="float" office:value="0" calcext:value-type="float">
            <text:p>0</text:p>
          </table:table-cell>
          <table:table-cell table:formula="of:=IF([.$A166]=0;[.$B166]-MAX([.$B$1:.B1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formula="of:=IF([.A167]=0;SUM([.$A$1:.A167]);0)" office:value-type="float" office:value="0" calcext:value-type="float">
            <text:p>0</text:p>
          </table:table-cell>
          <table:table-cell table:formula="of:=IF([.$A167]=0;[.$B167]-MAX([.$B$1:.B1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IF([.A168]=0;SUM([.$A$1:.A168]);0)" office:value-type="float" office:value="0" calcext:value-type="float">
            <text:p>0</text:p>
          </table:table-cell>
          <table:table-cell table:formula="of:=IF([.$A168]=0;[.$B168]-MAX([.$B$1:.B1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9]=0;SUM([.$A$1:.A169]);0)" office:value-type="float" office:value="797248" calcext:value-type="float">
            <text:p>797248</text:p>
          </table:table-cell>
          <table:table-cell table:formula="of:=IF([.$A169]=0;[.$B169]-MAX([.$B$1:.B168]);0)" office:value-type="float" office:value="59202" calcext:value-type="float">
            <text:p>59202</text:p>
          </table:table-cell>
          <table:table-cell table:number-columns-repeated="3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IF([.A170]=0;SUM([.$A$1:.A170]);0)" office:value-type="float" office:value="0" calcext:value-type="float">
            <text:p>0</text:p>
          </table:table-cell>
          <table:table-cell table:formula="of:=IF([.$A170]=0;[.$B170]-MAX([.$B$1:.B1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IF([.A171]=0;SUM([.$A$1:.A171]);0)" office:value-type="float" office:value="0" calcext:value-type="float">
            <text:p>0</text:p>
          </table:table-cell>
          <table:table-cell table:formula="of:=IF([.$A171]=0;[.$B171]-MAX([.$B$1:.B1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formula="of:=IF([.A172]=0;SUM([.$A$1:.A172]);0)" office:value-type="float" office:value="0" calcext:value-type="float">
            <text:p>0</text:p>
          </table:table-cell>
          <table:table-cell table:formula="of:=IF([.$A172]=0;[.$B172]-MAX([.$B$1:.B1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formula="of:=IF([.A173]=0;SUM([.$A$1:.A173]);0)" office:value-type="float" office:value="0" calcext:value-type="float">
            <text:p>0</text:p>
          </table:table-cell>
          <table:table-cell table:formula="of:=IF([.$A173]=0;[.$B173]-MAX([.$B$1:.B1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formula="of:=IF([.A174]=0;SUM([.$A$1:.A174]);0)" office:value-type="float" office:value="0" calcext:value-type="float">
            <text:p>0</text:p>
          </table:table-cell>
          <table:table-cell table:formula="of:=IF([.$A174]=0;[.$B174]-MAX([.$B$1:.B1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74" calcext:value-type="float">
            <text:p>12974</text:p>
          </table:table-cell>
          <table:table-cell table:formula="of:=IF([.A175]=0;SUM([.$A$1:.A175]);0)" office:value-type="float" office:value="0" calcext:value-type="float">
            <text:p>0</text:p>
          </table:table-cell>
          <table:table-cell table:formula="of:=IF([.$A175]=0;[.$B175]-MAX([.$B$1:.B1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6]=0;SUM([.$A$1:.A176]);0)" office:value-type="float" office:value="841085" calcext:value-type="float">
            <text:p>841085</text:p>
          </table:table-cell>
          <table:table-cell table:formula="of:=IF([.$A176]=0;[.$B176]-MAX([.$B$1:.B175]);0)" office:value-type="float" office:value="43837" calcext:value-type="float">
            <text:p>43837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IF([.A177]=0;SUM([.$A$1:.A177]);0)" office:value-type="float" office:value="0" calcext:value-type="float">
            <text:p>0</text:p>
          </table:table-cell>
          <table:table-cell table:formula="of:=IF([.$A177]=0;[.$B177]-MAX([.$B$1:.B1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IF([.A178]=0;SUM([.$A$1:.A178]);0)" office:value-type="float" office:value="0" calcext:value-type="float">
            <text:p>0</text:p>
          </table:table-cell>
          <table:table-cell table:formula="of:=IF([.$A178]=0;[.$B178]-MAX([.$B$1:.B1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IF([.A179]=0;SUM([.$A$1:.A179]);0)" office:value-type="float" office:value="0" calcext:value-type="float">
            <text:p>0</text:p>
          </table:table-cell>
          <table:table-cell table:formula="of:=IF([.$A179]=0;[.$B179]-MAX([.$B$1:.B1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IF([.A180]=0;SUM([.$A$1:.A180]);0)" office:value-type="float" office:value="0" calcext:value-type="float">
            <text:p>0</text:p>
          </table:table-cell>
          <table:table-cell table:formula="of:=IF([.$A180]=0;[.$B180]-MAX([.$B$1:.B1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formula="of:=IF([.A181]=0;SUM([.$A$1:.A181]);0)" office:value-type="float" office:value="0" calcext:value-type="float">
            <text:p>0</text:p>
          </table:table-cell>
          <table:table-cell table:formula="of:=IF([.$A181]=0;[.$B181]-MAX([.$B$1:.B1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formula="of:=IF([.A182]=0;SUM([.$A$1:.A182]);0)" office:value-type="float" office:value="0" calcext:value-type="float">
            <text:p>0</text:p>
          </table:table-cell>
          <table:table-cell table:formula="of:=IF([.$A182]=0;[.$B182]-MAX([.$B$1:.B1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formula="of:=IF([.A183]=0;SUM([.$A$1:.A183]);0)" office:value-type="float" office:value="0" calcext:value-type="float">
            <text:p>0</text:p>
          </table:table-cell>
          <table:table-cell table:formula="of:=IF([.$A183]=0;[.$B183]-MAX([.$B$1:.B1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formula="of:=IF([.A184]=0;SUM([.$A$1:.A184]);0)" office:value-type="float" office:value="0" calcext:value-type="float">
            <text:p>0</text:p>
          </table:table-cell>
          <table:table-cell table:formula="of:=IF([.$A184]=0;[.$B184]-MAX([.$B$1:.B1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formula="of:=IF([.A185]=0;SUM([.$A$1:.A185]);0)" office:value-type="float" office:value="0" calcext:value-type="float">
            <text:p>0</text:p>
          </table:table-cell>
          <table:table-cell table:formula="of:=IF([.$A185]=0;[.$B185]-MAX([.$B$1:.B1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formula="of:=IF([.A186]=0;SUM([.$A$1:.A186]);0)" office:value-type="float" office:value="0" calcext:value-type="float">
            <text:p>0</text:p>
          </table:table-cell>
          <table:table-cell table:formula="of:=IF([.$A186]=0;[.$B186]-MAX([.$B$1:.B1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187]=0;SUM([.$A$1:.A187]);0)" office:value-type="float" office:value="0" calcext:value-type="float">
            <text:p>0</text:p>
          </table:table-cell>
          <table:table-cell table:formula="of:=IF([.$A187]=0;[.$B187]-MAX([.$B$1:.B1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formula="of:=IF([.A188]=0;SUM([.$A$1:.A188]);0)" office:value-type="float" office:value="0" calcext:value-type="float">
            <text:p>0</text:p>
          </table:table-cell>
          <table:table-cell table:formula="of:=IF([.$A188]=0;[.$B188]-MAX([.$B$1:.B1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formula="of:=IF([.A189]=0;SUM([.$A$1:.A189]);0)" office:value-type="float" office:value="0" calcext:value-type="float">
            <text:p>0</text:p>
          </table:table-cell>
          <table:table-cell table:formula="of:=IF([.$A189]=0;[.$B189]-MAX([.$B$1:.B1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0]=0;SUM([.$A$1:.A190]);0)" office:value-type="float" office:value="893092" calcext:value-type="float">
            <text:p>893092</text:p>
          </table:table-cell>
          <table:table-cell table:formula="of:=IF([.$A190]=0;[.$B190]-MAX([.$B$1:.B189]);0)" office:value-type="float" office:value="52007" calcext:value-type="float">
            <text:p>52007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IF([.A191]=0;SUM([.$A$1:.A191]);0)" office:value-type="float" office:value="0" calcext:value-type="float">
            <text:p>0</text:p>
          </table:table-cell>
          <table:table-cell table:formula="of:=IF([.$A191]=0;[.$B191]-MAX([.$B$1:.B1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IF([.A192]=0;SUM([.$A$1:.A192]);0)" office:value-type="float" office:value="0" calcext:value-type="float">
            <text:p>0</text:p>
          </table:table-cell>
          <table:table-cell table:formula="of:=IF([.$A192]=0;[.$B192]-MAX([.$B$1:.B1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193]=0;SUM([.$A$1:.A193]);0)" office:value-type="float" office:value="0" calcext:value-type="float">
            <text:p>0</text:p>
          </table:table-cell>
          <table:table-cell table:formula="of:=IF([.$A193]=0;[.$B193]-MAX([.$B$1:.B1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formula="of:=IF([.A194]=0;SUM([.$A$1:.A194]);0)" office:value-type="float" office:value="0" calcext:value-type="float">
            <text:p>0</text:p>
          </table:table-cell>
          <table:table-cell table:formula="of:=IF([.$A194]=0;[.$B194]-MAX([.$B$1:.B1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formula="of:=IF([.A195]=0;SUM([.$A$1:.A195]);0)" office:value-type="float" office:value="0" calcext:value-type="float">
            <text:p>0</text:p>
          </table:table-cell>
          <table:table-cell table:formula="of:=IF([.$A195]=0;[.$B195]-MAX([.$B$1:.B1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formula="of:=IF([.A196]=0;SUM([.$A$1:.A196]);0)" office:value-type="float" office:value="0" calcext:value-type="float">
            <text:p>0</text:p>
          </table:table-cell>
          <table:table-cell table:formula="of:=IF([.$A196]=0;[.$B196]-MAX([.$B$1:.B1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formula="of:=IF([.A197]=0;SUM([.$A$1:.A197]);0)" office:value-type="float" office:value="0" calcext:value-type="float">
            <text:p>0</text:p>
          </table:table-cell>
          <table:table-cell table:formula="of:=IF([.$A197]=0;[.$B197]-MAX([.$B$1:.B1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IF([.A198]=0;SUM([.$A$1:.A198]);0)" office:value-type="float" office:value="0" calcext:value-type="float">
            <text:p>0</text:p>
          </table:table-cell>
          <table:table-cell table:formula="of:=IF([.$A198]=0;[.$B198]-MAX([.$B$1:.B1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IF([.A199]=0;SUM([.$A$1:.A199]);0)" office:value-type="float" office:value="0" calcext:value-type="float">
            <text:p>0</text:p>
          </table:table-cell>
          <table:table-cell table:formula="of:=IF([.$A199]=0;[.$B199]-MAX([.$B$1:.B1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0]=0;SUM([.$A$1:.A200]);0)" office:value-type="float" office:value="937926" calcext:value-type="float">
            <text:p>937926</text:p>
          </table:table-cell>
          <table:table-cell table:formula="of:=IF([.$A200]=0;[.$B200]-MAX([.$B$1:.B199]);0)" office:value-type="float" office:value="44834" calcext:value-type="float">
            <text:p>44834</text:p>
          </table:table-cell>
          <table:table-cell table:number-columns-repeated="3"/>
        </table:table-row>
        <table:table-row table:style-name="ro1">
          <table:table-cell office:value-type="float" office:value="67584" calcext:value-type="float">
            <text:p>67584</text:p>
          </table:table-cell>
          <table:table-cell table:formula="of:=IF([.A201]=0;SUM([.$A$1:.A201]);0)" office:value-type="float" office:value="0" calcext:value-type="float">
            <text:p>0</text:p>
          </table:table-cell>
          <table:table-cell table:formula="of:=IF([.$A201]=0;[.$B201]-MAX([.$B$1:.B2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2]=0;SUM([.$A$1:.A202]);0)" office:value-type="float" office:value="1005510" calcext:value-type="float">
            <text:p>1005510</text:p>
          </table:table-cell>
          <table:table-cell table:formula="of:=IF([.$A202]=0;[.$B202]-MAX([.$B$1:.B201]);0)" office:value-type="float" office:value="67584" calcext:value-type="float">
            <text:p>67584</text:p>
          </table:table-cell>
          <table:table-cell table:number-columns-repeated="3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203]=0;SUM([.$A$1:.A203]);0)" office:value-type="float" office:value="0" calcext:value-type="float">
            <text:p>0</text:p>
          </table:table-cell>
          <table:table-cell table:formula="of:=IF([.$A203]=0;[.$B203]-MAX([.$B$1:.B2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formula="of:=IF([.A204]=0;SUM([.$A$1:.A204]);0)" office:value-type="float" office:value="0" calcext:value-type="float">
            <text:p>0</text:p>
          </table:table-cell>
          <table:table-cell table:formula="of:=IF([.$A204]=0;[.$B204]-MAX([.$B$1:.B2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formula="of:=IF([.A205]=0;SUM([.$A$1:.A205]);0)" office:value-type="float" office:value="0" calcext:value-type="float">
            <text:p>0</text:p>
          </table:table-cell>
          <table:table-cell table:formula="of:=IF([.$A205]=0;[.$B205]-MAX([.$B$1:.B2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formula="of:=IF([.A206]=0;SUM([.$A$1:.A206]);0)" office:value-type="float" office:value="0" calcext:value-type="float">
            <text:p>0</text:p>
          </table:table-cell>
          <table:table-cell table:formula="of:=IF([.$A206]=0;[.$B206]-MAX([.$B$1:.B2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62" calcext:value-type="float">
            <text:p>10862</text:p>
          </table:table-cell>
          <table:table-cell table:formula="of:=IF([.A207]=0;SUM([.$A$1:.A207]);0)" office:value-type="float" office:value="0" calcext:value-type="float">
            <text:p>0</text:p>
          </table:table-cell>
          <table:table-cell table:formula="of:=IF([.$A207]=0;[.$B207]-MAX([.$B$1:.B2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IF([.A208]=0;SUM([.$A$1:.A208]);0)" office:value-type="float" office:value="0" calcext:value-type="float">
            <text:p>0</text:p>
          </table:table-cell>
          <table:table-cell table:formula="of:=IF([.$A208]=0;[.$B208]-MAX([.$B$1:.B2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formula="of:=IF([.A209]=0;SUM([.$A$1:.A209]);0)" office:value-type="float" office:value="0" calcext:value-type="float">
            <text:p>0</text:p>
          </table:table-cell>
          <table:table-cell table:formula="of:=IF([.$A209]=0;[.$B209]-MAX([.$B$1:.B2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0]=0;SUM([.$A$1:.A210]);0)" office:value-type="float" office:value="1055508" calcext:value-type="float">
            <text:p>1055508</text:p>
          </table:table-cell>
          <table:table-cell table:formula="of:=IF([.$A210]=0;[.$B210]-MAX([.$B$1:.B209]);0)" office:value-type="float" office:value="49998" calcext:value-type="float">
            <text:p>49998</text:p>
          </table:table-cell>
          <table:table-cell table:number-columns-repeated="3"/>
        </table:table-row>
        <table:table-row table:style-name="ro1">
          <table:table-cell office:value-type="float" office:value="23829" calcext:value-type="float">
            <text:p>23829</text:p>
          </table:table-cell>
          <table:table-cell table:formula="of:=IF([.A211]=0;SUM([.$A$1:.A211]);0)" office:value-type="float" office:value="0" calcext:value-type="float">
            <text:p>0</text:p>
          </table:table-cell>
          <table:table-cell table:formula="of:=IF([.$A211]=0;[.$B211]-MAX([.$B$1:.B2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2]=0;SUM([.$A$1:.A212]);0)" office:value-type="float" office:value="1079337" calcext:value-type="float">
            <text:p>1079337</text:p>
          </table:table-cell>
          <table:table-cell table:formula="of:=IF([.$A212]=0;[.$B212]-MAX([.$B$1:.B211]);0)" office:value-type="float" office:value="23829" calcext:value-type="float">
            <text:p>23829</text:p>
          </table:table-cell>
          <table:table-cell table:number-columns-repeated="3"/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IF([.A213]=0;SUM([.$A$1:.A213]);0)" office:value-type="float" office:value="0" calcext:value-type="float">
            <text:p>0</text:p>
          </table:table-cell>
          <table:table-cell table:formula="of:=IF([.$A213]=0;[.$B213]-MAX([.$B$1:.B2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IF([.A214]=0;SUM([.$A$1:.A214]);0)" office:value-type="float" office:value="0" calcext:value-type="float">
            <text:p>0</text:p>
          </table:table-cell>
          <table:table-cell table:formula="of:=IF([.$A214]=0;[.$B214]-MAX([.$B$1:.B2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15" calcext:value-type="float">
            <text:p>19115</text:p>
          </table:table-cell>
          <table:table-cell table:formula="of:=IF([.A215]=0;SUM([.$A$1:.A215]);0)" office:value-type="float" office:value="0" calcext:value-type="float">
            <text:p>0</text:p>
          </table:table-cell>
          <table:table-cell table:formula="of:=IF([.$A215]=0;[.$B215]-MAX([.$B$1:.B2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70" calcext:value-type="float">
            <text:p>15870</text:p>
          </table:table-cell>
          <table:table-cell table:formula="of:=IF([.A216]=0;SUM([.$A$1:.A216]);0)" office:value-type="float" office:value="0" calcext:value-type="float">
            <text:p>0</text:p>
          </table:table-cell>
          <table:table-cell table:formula="of:=IF([.$A216]=0;[.$B216]-MAX([.$B$1:.B2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7]=0;SUM([.$A$1:.A217]);0)" office:value-type="float" office:value="1132276" calcext:value-type="float">
            <text:p>1132276</text:p>
          </table:table-cell>
          <table:table-cell table:formula="of:=IF([.$A217]=0;[.$B217]-MAX([.$B$1:.B216]);0)" office:value-type="float" office:value="52939" calcext:value-type="float">
            <text:p>52939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formula="of:=IF([.A218]=0;SUM([.$A$1:.A218]);0)" office:value-type="float" office:value="0" calcext:value-type="float">
            <text:p>0</text:p>
          </table:table-cell>
          <table:table-cell table:formula="of:=IF([.$A218]=0;[.$B218]-MAX([.$B$1:.B2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formula="of:=IF([.A219]=0;SUM([.$A$1:.A219]);0)" office:value-type="float" office:value="0" calcext:value-type="float">
            <text:p>0</text:p>
          </table:table-cell>
          <table:table-cell table:formula="of:=IF([.$A219]=0;[.$B219]-MAX([.$B$1:.B2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formula="of:=IF([.A220]=0;SUM([.$A$1:.A220]);0)" office:value-type="float" office:value="0" calcext:value-type="float">
            <text:p>0</text:p>
          </table:table-cell>
          <table:table-cell table:formula="of:=IF([.$A220]=0;[.$B220]-MAX([.$B$1:.B2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formula="of:=IF([.A221]=0;SUM([.$A$1:.A221]);0)" office:value-type="float" office:value="0" calcext:value-type="float">
            <text:p>0</text:p>
          </table:table-cell>
          <table:table-cell table:formula="of:=IF([.$A221]=0;[.$B221]-MAX([.$B$1:.B2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formula="of:=IF([.A222]=0;SUM([.$A$1:.A222]);0)" office:value-type="float" office:value="0" calcext:value-type="float">
            <text:p>0</text:p>
          </table:table-cell>
          <table:table-cell table:formula="of:=IF([.$A222]=0;[.$B222]-MAX([.$B$1:.B2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formula="of:=IF([.A223]=0;SUM([.$A$1:.A223]);0)" office:value-type="float" office:value="0" calcext:value-type="float">
            <text:p>0</text:p>
          </table:table-cell>
          <table:table-cell table:formula="of:=IF([.$A223]=0;[.$B223]-MAX([.$B$1:.B2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IF([.A224]=0;SUM([.$A$1:.A224]);0)" office:value-type="float" office:value="0" calcext:value-type="float">
            <text:p>0</text:p>
          </table:table-cell>
          <table:table-cell table:formula="of:=IF([.$A224]=0;[.$B224]-MAX([.$B$1:.B2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formula="of:=IF([.A225]=0;SUM([.$A$1:.A225]);0)" office:value-type="float" office:value="0" calcext:value-type="float">
            <text:p>0</text:p>
          </table:table-cell>
          <table:table-cell table:formula="of:=IF([.$A225]=0;[.$B225]-MAX([.$B$1:.B2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IF([.A226]=0;SUM([.$A$1:.A226]);0)" office:value-type="float" office:value="0" calcext:value-type="float">
            <text:p>0</text:p>
          </table:table-cell>
          <table:table-cell table:formula="of:=IF([.$A226]=0;[.$B226]-MAX([.$B$1:.B2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formula="of:=IF([.A227]=0;SUM([.$A$1:.A227]);0)" office:value-type="float" office:value="0" calcext:value-type="float">
            <text:p>0</text:p>
          </table:table-cell>
          <table:table-cell table:formula="of:=IF([.$A227]=0;[.$B227]-MAX([.$B$1:.B2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28]=0;SUM([.$A$1:.A228]);0)" office:value-type="float" office:value="1194041" calcext:value-type="float">
            <text:p>1194041</text:p>
          </table:table-cell>
          <table:table-cell table:formula="of:=IF([.$A228]=0;[.$B228]-MAX([.$B$1:.B227]);0)" office:value-type="float" office:value="61765" calcext:value-type="float">
            <text:p>61765</text:p>
          </table:table-cell>
          <table:table-cell table:number-columns-repeated="3"/>
        </table:table-row>
        <table:table-row table:style-name="ro1">
          <table:table-cell office:value-type="float" office:value="33525" calcext:value-type="float">
            <text:p>33525</text:p>
          </table:table-cell>
          <table:table-cell table:formula="of:=IF([.A229]=0;SUM([.$A$1:.A229]);0)" office:value-type="float" office:value="0" calcext:value-type="float">
            <text:p>0</text:p>
          </table:table-cell>
          <table:table-cell table:formula="of:=IF([.$A229]=0;[.$B229]-MAX([.$B$1:.B2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02" calcext:value-type="float">
            <text:p>27002</text:p>
          </table:table-cell>
          <table:table-cell table:formula="of:=IF([.A230]=0;SUM([.$A$1:.A230]);0)" office:value-type="float" office:value="0" calcext:value-type="float">
            <text:p>0</text:p>
          </table:table-cell>
          <table:table-cell table:formula="of:=IF([.$A230]=0;[.$B230]-MAX([.$B$1:.B2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31]=0;SUM([.$A$1:.A231]);0)" office:value-type="float" office:value="1254568" calcext:value-type="float">
            <text:p>1254568</text:p>
          </table:table-cell>
          <table:table-cell table:formula="of:=IF([.$A231]=0;[.$B231]-MAX([.$B$1:.B230]);0)" office:value-type="float" office:value="60527" calcext:value-type="float">
            <text:p>60527</text:p>
          </table:table-cell>
          <table:table-cell table:number-columns-repeated="3"/>
        </table:table-row>
        <table:table-row table:style-name="ro1">
          <table:table-cell office:value-type="float" office:value="22390" calcext:value-type="float">
            <text:p>22390</text:p>
          </table:table-cell>
          <table:table-cell table:formula="of:=IF([.A232]=0;SUM([.$A$1:.A232]);0)" office:value-type="float" office:value="0" calcext:value-type="float">
            <text:p>0</text:p>
          </table:table-cell>
          <table:table-cell table:formula="of:=IF([.$A232]=0;[.$B232]-MAX([.$B$1:.B2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40" calcext:value-type="float">
            <text:p>18440</text:p>
          </table:table-cell>
          <table:table-cell table:formula="of:=IF([.A233]=0;SUM([.$A$1:.A233]);0)" office:value-type="float" office:value="0" calcext:value-type="float">
            <text:p>0</text:p>
          </table:table-cell>
          <table:table-cell table:formula="of:=IF([.$A233]=0;[.$B233]-MAX([.$B$1:.B2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34]=0;SUM([.$A$1:.A234]);0)" office:value-type="float" office:value="1295398" calcext:value-type="float">
            <text:p>1295398</text:p>
          </table:table-cell>
          <table:table-cell table:formula="of:=IF([.$A234]=0;[.$B234]-MAX([.$B$1:.B233]);0)" office:value-type="float" office:value="40830" calcext:value-type="float">
            <text:p>40830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formula="of:=IF([.A235]=0;SUM([.$A$1:.A235]);0)" office:value-type="float" office:value="0" calcext:value-type="float">
            <text:p>0</text:p>
          </table:table-cell>
          <table:table-cell table:formula="of:=IF([.$A235]=0;[.$B235]-MAX([.$B$1:.B2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IF([.A236]=0;SUM([.$A$1:.A236]);0)" office:value-type="float" office:value="0" calcext:value-type="float">
            <text:p>0</text:p>
          </table:table-cell>
          <table:table-cell table:formula="of:=IF([.$A236]=0;[.$B236]-MAX([.$B$1:.B2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IF([.A237]=0;SUM([.$A$1:.A237]);0)" office:value-type="float" office:value="0" calcext:value-type="float">
            <text:p>0</text:p>
          </table:table-cell>
          <table:table-cell table:formula="of:=IF([.$A237]=0;[.$B237]-MAX([.$B$1:.B2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formula="of:=IF([.A238]=0;SUM([.$A$1:.A238]);0)" office:value-type="float" office:value="0" calcext:value-type="float">
            <text:p>0</text:p>
          </table:table-cell>
          <table:table-cell table:formula="of:=IF([.$A238]=0;[.$B238]-MAX([.$B$1:.B2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239]=0;SUM([.$A$1:.A239]);0)" office:value-type="float" office:value="0" calcext:value-type="float">
            <text:p>0</text:p>
          </table:table-cell>
          <table:table-cell table:formula="of:=IF([.$A239]=0;[.$B239]-MAX([.$B$1:.B2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formula="of:=IF([.A240]=0;SUM([.$A$1:.A240]);0)" office:value-type="float" office:value="0" calcext:value-type="float">
            <text:p>0</text:p>
          </table:table-cell>
          <table:table-cell table:formula="of:=IF([.$A240]=0;[.$B240]-MAX([.$B$1:.B2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IF([.A241]=0;SUM([.$A$1:.A241]);0)" office:value-type="float" office:value="0" calcext:value-type="float">
            <text:p>0</text:p>
          </table:table-cell>
          <table:table-cell table:formula="of:=IF([.$A241]=0;[.$B241]-MAX([.$B$1:.B2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IF([.A242]=0;SUM([.$A$1:.A242]);0)" office:value-type="float" office:value="0" calcext:value-type="float">
            <text:p>0</text:p>
          </table:table-cell>
          <table:table-cell table:formula="of:=IF([.$A242]=0;[.$B242]-MAX([.$B$1:.B2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formula="of:=IF([.A243]=0;SUM([.$A$1:.A243]);0)" office:value-type="float" office:value="0" calcext:value-type="float">
            <text:p>0</text:p>
          </table:table-cell>
          <table:table-cell table:formula="of:=IF([.$A243]=0;[.$B243]-MAX([.$B$1:.B2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244]=0;SUM([.$A$1:.A244]);0)" office:value-type="float" office:value="0" calcext:value-type="float">
            <text:p>0</text:p>
          </table:table-cell>
          <table:table-cell table:formula="of:=IF([.$A244]=0;[.$B244]-MAX([.$B$1:.B2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formula="of:=IF([.A245]=0;SUM([.$A$1:.A245]);0)" office:value-type="float" office:value="0" calcext:value-type="float">
            <text:p>0</text:p>
          </table:table-cell>
          <table:table-cell table:formula="of:=IF([.$A245]=0;[.$B245]-MAX([.$B$1:.B2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[.A246]=0;SUM([.$A$1:.A246]);0)" office:value-type="float" office:value="0" calcext:value-type="float">
            <text:p>0</text:p>
          </table:table-cell>
          <table:table-cell table:formula="of:=IF([.$A246]=0;[.$B246]-MAX([.$B$1:.B2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IF([.A247]=0;SUM([.$A$1:.A247]);0)" office:value-type="float" office:value="0" calcext:value-type="float">
            <text:p>0</text:p>
          </table:table-cell>
          <table:table-cell table:formula="of:=IF([.$A247]=0;[.$B247]-MAX([.$B$1:.B2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IF([.A248]=0;SUM([.$A$1:.A248]);0)" office:value-type="float" office:value="0" calcext:value-type="float">
            <text:p>0</text:p>
          </table:table-cell>
          <table:table-cell table:formula="of:=IF([.$A248]=0;[.$B248]-MAX([.$B$1:.B2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49]=0;SUM([.$A$1:.A249]);0)" office:value-type="float" office:value="1348508" calcext:value-type="float">
            <text:p>1348508</text:p>
          </table:table-cell>
          <table:table-cell table:formula="of:=IF([.$A249]=0;[.$B249]-MAX([.$B$1:.B248]);0)" office:value-type="float" office:value="53110" calcext:value-type="float">
            <text:p>53110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table:formula="of:=IF([.A250]=0;SUM([.$A$1:.A250]);0)" office:value-type="float" office:value="0" calcext:value-type="float">
            <text:p>0</text:p>
          </table:table-cell>
          <table:table-cell table:formula="of:=IF([.$A250]=0;[.$B250]-MAX([.$B$1:.B2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IF([.A251]=0;SUM([.$A$1:.A251]);0)" office:value-type="float" office:value="0" calcext:value-type="float">
            <text:p>0</text:p>
          </table:table-cell>
          <table:table-cell table:formula="of:=IF([.$A251]=0;[.$B251]-MAX([.$B$1:.B2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65" calcext:value-type="float">
            <text:p>11865</text:p>
          </table:table-cell>
          <table:table-cell table:formula="of:=IF([.A252]=0;SUM([.$A$1:.A252]);0)" office:value-type="float" office:value="0" calcext:value-type="float">
            <text:p>0</text:p>
          </table:table-cell>
          <table:table-cell table:formula="of:=IF([.$A252]=0;[.$B252]-MAX([.$B$1:.B2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formula="of:=IF([.A253]=0;SUM([.$A$1:.A253]);0)" office:value-type="float" office:value="0" calcext:value-type="float">
            <text:p>0</text:p>
          </table:table-cell>
          <table:table-cell table:formula="of:=IF([.$A253]=0;[.$B253]-MAX([.$B$1:.B2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formula="of:=IF([.A254]=0;SUM([.$A$1:.A254]);0)" office:value-type="float" office:value="0" calcext:value-type="float">
            <text:p>0</text:p>
          </table:table-cell>
          <table:table-cell table:formula="of:=IF([.$A254]=0;[.$B254]-MAX([.$B$1:.B2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66" calcext:value-type="float">
            <text:p>11766</text:p>
          </table:table-cell>
          <table:table-cell table:formula="of:=IF([.A255]=0;SUM([.$A$1:.A255]);0)" office:value-type="float" office:value="0" calcext:value-type="float">
            <text:p>0</text:p>
          </table:table-cell>
          <table:table-cell table:formula="of:=IF([.$A255]=0;[.$B255]-MAX([.$B$1:.B2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formula="of:=IF([.A256]=0;SUM([.$A$1:.A256]);0)" office:value-type="float" office:value="0" calcext:value-type="float">
            <text:p>0</text:p>
          </table:table-cell>
          <table:table-cell table:formula="of:=IF([.$A256]=0;[.$B256]-MAX([.$B$1:.B2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57]=0;SUM([.$A$1:.A257]);0)" office:value-type="float" office:value="1417243" calcext:value-type="float">
            <text:p>1417243</text:p>
          </table:table-cell>
          <table:table-cell table:formula="of:=IF([.$A257]=0;[.$B257]-MAX([.$B$1:.B256]);0)" office:value-type="float" office:value="68735" calcext:value-type="float">
            <text:p>68735</text:p>
          </table:table-cell>
          <table:table-cell table:number-columns-repeated="3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formula="of:=IF([.A258]=0;SUM([.$A$1:.A258]);0)" office:value-type="float" office:value="0" calcext:value-type="float">
            <text:p>0</text:p>
          </table:table-cell>
          <table:table-cell table:formula="of:=IF([.$A258]=0;[.$B258]-MAX([.$B$1:.B2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formula="of:=IF([.A259]=0;SUM([.$A$1:.A259]);0)" office:value-type="float" office:value="0" calcext:value-type="float">
            <text:p>0</text:p>
          </table:table-cell>
          <table:table-cell table:formula="of:=IF([.$A259]=0;[.$B259]-MAX([.$B$1:.B2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IF([.A260]=0;SUM([.$A$1:.A260]);0)" office:value-type="float" office:value="0" calcext:value-type="float">
            <text:p>0</text:p>
          </table:table-cell>
          <table:table-cell table:formula="of:=IF([.$A260]=0;[.$B260]-MAX([.$B$1:.B2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formula="of:=IF([.A261]=0;SUM([.$A$1:.A261]);0)" office:value-type="float" office:value="0" calcext:value-type="float">
            <text:p>0</text:p>
          </table:table-cell>
          <table:table-cell table:formula="of:=IF([.$A261]=0;[.$B261]-MAX([.$B$1:.B2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IF([.A262]=0;SUM([.$A$1:.A262]);0)" office:value-type="float" office:value="0" calcext:value-type="float">
            <text:p>0</text:p>
          </table:table-cell>
          <table:table-cell table:formula="of:=IF([.$A262]=0;[.$B262]-MAX([.$B$1:.B2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63]=0;SUM([.$A$1:.A263]);0)" office:value-type="float" office:value="1445496" calcext:value-type="float">
            <text:p>1445496</text:p>
          </table:table-cell>
          <table:table-cell table:formula="of:=IF([.$A263]=0;[.$B263]-MAX([.$B$1:.B262]);0)" office:value-type="float" office:value="28253" calcext:value-type="float">
            <text:p>28253</text:p>
          </table:table-cell>
          <table:table-cell table:number-columns-repeated="3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formula="of:=IF([.A264]=0;SUM([.$A$1:.A264]);0)" office:value-type="float" office:value="0" calcext:value-type="float">
            <text:p>0</text:p>
          </table:table-cell>
          <table:table-cell table:formula="of:=IF([.$A264]=0;[.$B264]-MAX([.$B$1:.B2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IF([.A265]=0;SUM([.$A$1:.A265]);0)" office:value-type="float" office:value="0" calcext:value-type="float">
            <text:p>0</text:p>
          </table:table-cell>
          <table:table-cell table:formula="of:=IF([.$A265]=0;[.$B265]-MAX([.$B$1:.B2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30" calcext:value-type="float">
            <text:p>19730</text:p>
          </table:table-cell>
          <table:table-cell table:formula="of:=IF([.A266]=0;SUM([.$A$1:.A266]);0)" office:value-type="float" office:value="0" calcext:value-type="float">
            <text:p>0</text:p>
          </table:table-cell>
          <table:table-cell table:formula="of:=IF([.$A266]=0;[.$B266]-MAX([.$B$1:.B2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81" calcext:value-type="float">
            <text:p>14381</text:p>
          </table:table-cell>
          <table:table-cell table:formula="of:=IF([.A267]=0;SUM([.$A$1:.A267]);0)" office:value-type="float" office:value="0" calcext:value-type="float">
            <text:p>0</text:p>
          </table:table-cell>
          <table:table-cell table:formula="of:=IF([.$A267]=0;[.$B267]-MAX([.$B$1:.B2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68]=0;SUM([.$A$1:.A268]);0)" office:value-type="float" office:value="1492260" calcext:value-type="float">
            <text:p>1492260</text:p>
          </table:table-cell>
          <table:table-cell table:formula="of:=IF([.$A268]=0;[.$B268]-MAX([.$B$1:.B267]);0)" office:value-type="float" office:value="46764" calcext:value-type="float">
            <text:p>46764</text:p>
          </table:table-cell>
          <table:table-cell table:number-columns-repeated="3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formula="of:=IF([.A269]=0;SUM([.$A$1:.A269]);0)" office:value-type="float" office:value="0" calcext:value-type="float">
            <text:p>0</text:p>
          </table:table-cell>
          <table:table-cell table:formula="of:=IF([.$A269]=0;[.$B269]-MAX([.$B$1:.B2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formula="of:=IF([.A270]=0;SUM([.$A$1:.A270]);0)" office:value-type="float" office:value="0" calcext:value-type="float">
            <text:p>0</text:p>
          </table:table-cell>
          <table:table-cell table:formula="of:=IF([.$A270]=0;[.$B270]-MAX([.$B$1:.B2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05" calcext:value-type="float">
            <text:p>11405</text:p>
          </table:table-cell>
          <table:table-cell table:formula="of:=IF([.A271]=0;SUM([.$A$1:.A271]);0)" office:value-type="float" office:value="0" calcext:value-type="float">
            <text:p>0</text:p>
          </table:table-cell>
          <table:table-cell table:formula="of:=IF([.$A271]=0;[.$B271]-MAX([.$B$1:.B2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07" calcext:value-type="float">
            <text:p>15307</text:p>
          </table:table-cell>
          <table:table-cell table:formula="of:=IF([.A272]=0;SUM([.$A$1:.A272]);0)" office:value-type="float" office:value="0" calcext:value-type="float">
            <text:p>0</text:p>
          </table:table-cell>
          <table:table-cell table:formula="of:=IF([.$A272]=0;[.$B272]-MAX([.$B$1:.B2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IF([.A273]=0;SUM([.$A$1:.A273]);0)" office:value-type="float" office:value="0" calcext:value-type="float">
            <text:p>0</text:p>
          </table:table-cell>
          <table:table-cell table:formula="of:=IF([.$A273]=0;[.$B273]-MAX([.$B$1:.B2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74]=0;SUM([.$A$1:.A274]);0)" office:value-type="float" office:value="1536664" calcext:value-type="float">
            <text:p>1536664</text:p>
          </table:table-cell>
          <table:table-cell table:formula="of:=IF([.$A274]=0;[.$B274]-MAX([.$B$1:.B273]);0)" office:value-type="float" office:value="44404" calcext:value-type="float">
            <text:p>44404</text:p>
          </table:table-cell>
          <table:table-cell table:number-columns-repeated="3"/>
        </table:table-row>
        <table:table-row table:style-name="ro1">
          <table:table-cell office:value-type="float" office:value="13973" calcext:value-type="float">
            <text:p>13973</text:p>
          </table:table-cell>
          <table:table-cell table:formula="of:=IF([.A275]=0;SUM([.$A$1:.A275]);0)" office:value-type="float" office:value="0" calcext:value-type="float">
            <text:p>0</text:p>
          </table:table-cell>
          <table:table-cell table:formula="of:=IF([.$A275]=0;[.$B275]-MAX([.$B$1:.B2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76]=0;SUM([.$A$1:.A276]);0)" office:value-type="float" office:value="1550637" calcext:value-type="float">
            <text:p>1550637</text:p>
          </table:table-cell>
          <table:table-cell table:formula="of:=IF([.$A276]=0;[.$B276]-MAX([.$B$1:.B275]);0)" office:value-type="float" office:value="13973" calcext:value-type="float">
            <text:p>13973</text:p>
          </table:table-cell>
          <table:table-cell table:number-columns-repeated="3"/>
        </table:table-row>
        <table:table-row table:style-name="ro1">
          <table:table-cell office:value-type="float" office:value="20066" calcext:value-type="float">
            <text:p>20066</text:p>
          </table:table-cell>
          <table:table-cell table:formula="of:=IF([.A277]=0;SUM([.$A$1:.A277]);0)" office:value-type="float" office:value="0" calcext:value-type="float">
            <text:p>0</text:p>
          </table:table-cell>
          <table:table-cell table:formula="of:=IF([.$A277]=0;[.$B277]-MAX([.$B$1:.B2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formula="of:=IF([.A278]=0;SUM([.$A$1:.A278]);0)" office:value-type="float" office:value="0" calcext:value-type="float">
            <text:p>0</text:p>
          </table:table-cell>
          <table:table-cell table:formula="of:=IF([.$A278]=0;[.$B278]-MAX([.$B$1:.B2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formula="of:=IF([.A279]=0;SUM([.$A$1:.A279]);0)" office:value-type="float" office:value="0" calcext:value-type="float">
            <text:p>0</text:p>
          </table:table-cell>
          <table:table-cell table:formula="of:=IF([.$A279]=0;[.$B279]-MAX([.$B$1:.B2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formula="of:=IF([.A280]=0;SUM([.$A$1:.A280]);0)" office:value-type="float" office:value="0" calcext:value-type="float">
            <text:p>0</text:p>
          </table:table-cell>
          <table:table-cell table:formula="of:=IF([.$A280]=0;[.$B280]-MAX([.$B$1:.B2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81]=0;SUM([.$A$1:.A281]);0)" office:value-type="float" office:value="1594837" calcext:value-type="float">
            <text:p>1594837</text:p>
          </table:table-cell>
          <table:table-cell table:formula="of:=IF([.$A281]=0;[.$B281]-MAX([.$B$1:.B280]);0)" office:value-type="float" office:value="44200" calcext:value-type="float">
            <text:p>44200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IF([.A282]=0;SUM([.$A$1:.A282]);0)" office:value-type="float" office:value="0" calcext:value-type="float">
            <text:p>0</text:p>
          </table:table-cell>
          <table:table-cell table:formula="of:=IF([.$A282]=0;[.$B282]-MAX([.$B$1:.B2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IF([.A283]=0;SUM([.$A$1:.A283]);0)" office:value-type="float" office:value="0" calcext:value-type="float">
            <text:p>0</text:p>
          </table:table-cell>
          <table:table-cell table:formula="of:=IF([.$A283]=0;[.$B283]-MAX([.$B$1:.B2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formula="of:=IF([.A284]=0;SUM([.$A$1:.A284]);0)" office:value-type="float" office:value="0" calcext:value-type="float">
            <text:p>0</text:p>
          </table:table-cell>
          <table:table-cell table:formula="of:=IF([.$A284]=0;[.$B284]-MAX([.$B$1:.B2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IF([.A285]=0;SUM([.$A$1:.A285]);0)" office:value-type="float" office:value="0" calcext:value-type="float">
            <text:p>0</text:p>
          </table:table-cell>
          <table:table-cell table:formula="of:=IF([.$A285]=0;[.$B285]-MAX([.$B$1:.B2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formula="of:=IF([.A286]=0;SUM([.$A$1:.A286]);0)" office:value-type="float" office:value="0" calcext:value-type="float">
            <text:p>0</text:p>
          </table:table-cell>
          <table:table-cell table:formula="of:=IF([.$A286]=0;[.$B286]-MAX([.$B$1:.B2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formula="of:=IF([.A287]=0;SUM([.$A$1:.A287]);0)" office:value-type="float" office:value="0" calcext:value-type="float">
            <text:p>0</text:p>
          </table:table-cell>
          <table:table-cell table:formula="of:=IF([.$A287]=0;[.$B287]-MAX([.$B$1:.B2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formula="of:=IF([.A288]=0;SUM([.$A$1:.A288]);0)" office:value-type="float" office:value="0" calcext:value-type="float">
            <text:p>0</text:p>
          </table:table-cell>
          <table:table-cell table:formula="of:=IF([.$A288]=0;[.$B288]-MAX([.$B$1:.B2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IF([.A289]=0;SUM([.$A$1:.A289]);0)" office:value-type="float" office:value="0" calcext:value-type="float">
            <text:p>0</text:p>
          </table:table-cell>
          <table:table-cell table:formula="of:=IF([.$A289]=0;[.$B289]-MAX([.$B$1:.B2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IF([.A290]=0;SUM([.$A$1:.A290]);0)" office:value-type="float" office:value="0" calcext:value-type="float">
            <text:p>0</text:p>
          </table:table-cell>
          <table:table-cell table:formula="of:=IF([.$A290]=0;[.$B290]-MAX([.$B$1:.B2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91]=0;SUM([.$A$1:.A291]);0)" office:value-type="float" office:value="1646177" calcext:value-type="float">
            <text:p>1646177</text:p>
          </table:table-cell>
          <table:table-cell table:formula="of:=IF([.$A291]=0;[.$B291]-MAX([.$B$1:.B290]);0)" office:value-type="float" office:value="51340" calcext:value-type="float">
            <text:p>51340</text:p>
          </table:table-cell>
          <table:table-cell table:number-columns-repeated="3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formula="of:=IF([.A292]=0;SUM([.$A$1:.A292]);0)" office:value-type="float" office:value="0" calcext:value-type="float">
            <text:p>0</text:p>
          </table:table-cell>
          <table:table-cell table:formula="of:=IF([.$A292]=0;[.$B292]-MAX([.$B$1:.B2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22" calcext:value-type="float">
            <text:p>13922</text:p>
          </table:table-cell>
          <table:table-cell table:formula="of:=IF([.A293]=0;SUM([.$A$1:.A293]);0)" office:value-type="float" office:value="0" calcext:value-type="float">
            <text:p>0</text:p>
          </table:table-cell>
          <table:table-cell table:formula="of:=IF([.$A293]=0;[.$B293]-MAX([.$B$1:.B2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IF([.A294]=0;SUM([.$A$1:.A294]);0)" office:value-type="float" office:value="0" calcext:value-type="float">
            <text:p>0</text:p>
          </table:table-cell>
          <table:table-cell table:formula="of:=IF([.$A294]=0;[.$B294]-MAX([.$B$1:.B2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formula="of:=IF([.A295]=0;SUM([.$A$1:.A295]);0)" office:value-type="float" office:value="0" calcext:value-type="float">
            <text:p>0</text:p>
          </table:table-cell>
          <table:table-cell table:formula="of:=IF([.$A295]=0;[.$B295]-MAX([.$B$1:.B2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IF([.A296]=0;SUM([.$A$1:.A296]);0)" office:value-type="float" office:value="0" calcext:value-type="float">
            <text:p>0</text:p>
          </table:table-cell>
          <table:table-cell table:formula="of:=IF([.$A296]=0;[.$B296]-MAX([.$B$1:.B2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29" calcext:value-type="float">
            <text:p>12829</text:p>
          </table:table-cell>
          <table:table-cell table:formula="of:=IF([.A297]=0;SUM([.$A$1:.A297]);0)" office:value-type="float" office:value="0" calcext:value-type="float">
            <text:p>0</text:p>
          </table:table-cell>
          <table:table-cell table:formula="of:=IF([.$A297]=0;[.$B297]-MAX([.$B$1:.B2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98]=0;SUM([.$A$1:.A298]);0)" office:value-type="float" office:value="1696070" calcext:value-type="float">
            <text:p>1696070</text:p>
          </table:table-cell>
          <table:table-cell table:formula="of:=IF([.$A298]=0;[.$B298]-MAX([.$B$1:.B297]);0)" office:value-type="float" office:value="49893" calcext:value-type="float">
            <text:p>49893</text:p>
          </table:table-cell>
          <table:table-cell table:number-columns-repeated="3"/>
        </table:table-row>
        <table:table-row table:style-name="ro1">
          <table:table-cell office:value-type="float" office:value="16641" calcext:value-type="float">
            <text:p>16641</text:p>
          </table:table-cell>
          <table:table-cell table:formula="of:=IF([.A299]=0;SUM([.$A$1:.A299]);0)" office:value-type="float" office:value="0" calcext:value-type="float">
            <text:p>0</text:p>
          </table:table-cell>
          <table:table-cell table:formula="of:=IF([.$A299]=0;[.$B299]-MAX([.$B$1:.B2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59" calcext:value-type="float">
            <text:p>22259</text:p>
          </table:table-cell>
          <table:table-cell table:formula="of:=IF([.A300]=0;SUM([.$A$1:.A300]);0)" office:value-type="float" office:value="0" calcext:value-type="float">
            <text:p>0</text:p>
          </table:table-cell>
          <table:table-cell table:formula="of:=IF([.$A300]=0;[.$B300]-MAX([.$B$1:.B2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IF([.A301]=0;SUM([.$A$1:.A301]);0)" office:value-type="float" office:value="0" calcext:value-type="float">
            <text:p>0</text:p>
          </table:table-cell>
          <table:table-cell table:formula="of:=IF([.$A301]=0;[.$B301]-MAX([.$B$1:.B3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02]=0;SUM([.$A$1:.A302]);0)" office:value-type="float" office:value="1736548" calcext:value-type="float">
            <text:p>1736548</text:p>
          </table:table-cell>
          <table:table-cell table:formula="of:=IF([.$A302]=0;[.$B302]-MAX([.$B$1:.B301]);0)" office:value-type="float" office:value="40478" calcext:value-type="float">
            <text:p>40478</text:p>
          </table:table-cell>
          <table:table-cell table:number-columns-repeated="3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formula="of:=IF([.A303]=0;SUM([.$A$1:.A303]);0)" office:value-type="float" office:value="0" calcext:value-type="float">
            <text:p>0</text:p>
          </table:table-cell>
          <table:table-cell table:formula="of:=IF([.$A303]=0;[.$B303]-MAX([.$B$1:.B3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formula="of:=IF([.A304]=0;SUM([.$A$1:.A304]);0)" office:value-type="float" office:value="0" calcext:value-type="float">
            <text:p>0</text:p>
          </table:table-cell>
          <table:table-cell table:formula="of:=IF([.$A304]=0;[.$B304]-MAX([.$B$1:.B3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formula="of:=IF([.A305]=0;SUM([.$A$1:.A305]);0)" office:value-type="float" office:value="0" calcext:value-type="float">
            <text:p>0</text:p>
          </table:table-cell>
          <table:table-cell table:formula="of:=IF([.$A305]=0;[.$B305]-MAX([.$B$1:.B3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IF([.A306]=0;SUM([.$A$1:.A306]);0)" office:value-type="float" office:value="0" calcext:value-type="float">
            <text:p>0</text:p>
          </table:table-cell>
          <table:table-cell table:formula="of:=IF([.$A306]=0;[.$B306]-MAX([.$B$1:.B3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formula="of:=IF([.A307]=0;SUM([.$A$1:.A307]);0)" office:value-type="float" office:value="0" calcext:value-type="float">
            <text:p>0</text:p>
          </table:table-cell>
          <table:table-cell table:formula="of:=IF([.$A307]=0;[.$B307]-MAX([.$B$1:.B3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formula="of:=IF([.A308]=0;SUM([.$A$1:.A308]);0)" office:value-type="float" office:value="0" calcext:value-type="float">
            <text:p>0</text:p>
          </table:table-cell>
          <table:table-cell table:formula="of:=IF([.$A308]=0;[.$B308]-MAX([.$B$1:.B3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formula="of:=IF([.A309]=0;SUM([.$A$1:.A309]);0)" office:value-type="float" office:value="0" calcext:value-type="float">
            <text:p>0</text:p>
          </table:table-cell>
          <table:table-cell table:formula="of:=IF([.$A309]=0;[.$B309]-MAX([.$B$1:.B3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formula="of:=IF([.A310]=0;SUM([.$A$1:.A310]);0)" office:value-type="float" office:value="0" calcext:value-type="float">
            <text:p>0</text:p>
          </table:table-cell>
          <table:table-cell table:formula="of:=IF([.$A310]=0;[.$B310]-MAX([.$B$1:.B3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IF([.A311]=0;SUM([.$A$1:.A311]);0)" office:value-type="float" office:value="0" calcext:value-type="float">
            <text:p>0</text:p>
          </table:table-cell>
          <table:table-cell table:formula="of:=IF([.$A311]=0;[.$B311]-MAX([.$B$1:.B3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12]=0;SUM([.$A$1:.A312]);0)" office:value-type="float" office:value="1803037" calcext:value-type="float">
            <text:p>1803037</text:p>
          </table:table-cell>
          <table:table-cell table:formula="of:=IF([.$A312]=0;[.$B312]-MAX([.$B$1:.B311]);0)" office:value-type="float" office:value="66489" calcext:value-type="float">
            <text:p>66489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formula="of:=IF([.A313]=0;SUM([.$A$1:.A313]);0)" office:value-type="float" office:value="0" calcext:value-type="float">
            <text:p>0</text:p>
          </table:table-cell>
          <table:table-cell table:formula="of:=IF([.$A313]=0;[.$B313]-MAX([.$B$1:.B3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IF([.A314]=0;SUM([.$A$1:.A314]);0)" office:value-type="float" office:value="0" calcext:value-type="float">
            <text:p>0</text:p>
          </table:table-cell>
          <table:table-cell table:formula="of:=IF([.$A314]=0;[.$B314]-MAX([.$B$1:.B3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13" calcext:value-type="float">
            <text:p>11813</text:p>
          </table:table-cell>
          <table:table-cell table:formula="of:=IF([.A315]=0;SUM([.$A$1:.A315]);0)" office:value-type="float" office:value="0" calcext:value-type="float">
            <text:p>0</text:p>
          </table:table-cell>
          <table:table-cell table:formula="of:=IF([.$A315]=0;[.$B315]-MAX([.$B$1:.B3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20" calcext:value-type="float">
            <text:p>20020</text:p>
          </table:table-cell>
          <table:table-cell table:formula="of:=IF([.A316]=0;SUM([.$A$1:.A316]);0)" office:value-type="float" office:value="0" calcext:value-type="float">
            <text:p>0</text:p>
          </table:table-cell>
          <table:table-cell table:formula="of:=IF([.$A316]=0;[.$B316]-MAX([.$B$1:.B3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17]=0;SUM([.$A$1:.A317]);0)" office:value-type="float" office:value="1844096" calcext:value-type="float">
            <text:p>1844096</text:p>
          </table:table-cell>
          <table:table-cell table:formula="of:=IF([.$A317]=0;[.$B317]-MAX([.$B$1:.B316]);0)" office:value-type="float" office:value="41059" calcext:value-type="float">
            <text:p>41059</text:p>
          </table:table-cell>
          <table:table-cell table:number-columns-repeated="3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IF([.A318]=0;SUM([.$A$1:.A318]);0)" office:value-type="float" office:value="0" calcext:value-type="float">
            <text:p>0</text:p>
          </table:table-cell>
          <table:table-cell table:formula="of:=IF([.$A318]=0;[.$B318]-MAX([.$B$1:.B3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IF([.A319]=0;SUM([.$A$1:.A319]);0)" office:value-type="float" office:value="0" calcext:value-type="float">
            <text:p>0</text:p>
          </table:table-cell>
          <table:table-cell table:formula="of:=IF([.$A319]=0;[.$B319]-MAX([.$B$1:.B3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formula="of:=IF([.A320]=0;SUM([.$A$1:.A320]);0)" office:value-type="float" office:value="0" calcext:value-type="float">
            <text:p>0</text:p>
          </table:table-cell>
          <table:table-cell table:formula="of:=IF([.$A320]=0;[.$B320]-MAX([.$B$1:.B3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IF([.A321]=0;SUM([.$A$1:.A321]);0)" office:value-type="float" office:value="0" calcext:value-type="float">
            <text:p>0</text:p>
          </table:table-cell>
          <table:table-cell table:formula="of:=IF([.$A321]=0;[.$B321]-MAX([.$B$1:.B3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IF([.A322]=0;SUM([.$A$1:.A322]);0)" office:value-type="float" office:value="0" calcext:value-type="float">
            <text:p>0</text:p>
          </table:table-cell>
          <table:table-cell table:formula="of:=IF([.$A322]=0;[.$B322]-MAX([.$B$1:.B3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formula="of:=IF([.A323]=0;SUM([.$A$1:.A323]);0)" office:value-type="float" office:value="0" calcext:value-type="float">
            <text:p>0</text:p>
          </table:table-cell>
          <table:table-cell table:formula="of:=IF([.$A323]=0;[.$B323]-MAX([.$B$1:.B3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formula="of:=IF([.A324]=0;SUM([.$A$1:.A324]);0)" office:value-type="float" office:value="0" calcext:value-type="float">
            <text:p>0</text:p>
          </table:table-cell>
          <table:table-cell table:formula="of:=IF([.$A324]=0;[.$B324]-MAX([.$B$1:.B3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IF([.A325]=0;SUM([.$A$1:.A325]);0)" office:value-type="float" office:value="0" calcext:value-type="float">
            <text:p>0</text:p>
          </table:table-cell>
          <table:table-cell table:formula="of:=IF([.$A325]=0;[.$B325]-MAX([.$B$1:.B3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IF([.A326]=0;SUM([.$A$1:.A326]);0)" office:value-type="float" office:value="0" calcext:value-type="float">
            <text:p>0</text:p>
          </table:table-cell>
          <table:table-cell table:formula="of:=IF([.$A326]=0;[.$B326]-MAX([.$B$1:.B3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IF([.A327]=0;SUM([.$A$1:.A327]);0)" office:value-type="float" office:value="0" calcext:value-type="float">
            <text:p>0</text:p>
          </table:table-cell>
          <table:table-cell table:formula="of:=IF([.$A327]=0;[.$B327]-MAX([.$B$1:.B3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IF([.A328]=0;SUM([.$A$1:.A328]);0)" office:value-type="float" office:value="0" calcext:value-type="float">
            <text:p>0</text:p>
          </table:table-cell>
          <table:table-cell table:formula="of:=IF([.$A328]=0;[.$B328]-MAX([.$B$1:.B3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IF([.A329]=0;SUM([.$A$1:.A329]);0)" office:value-type="float" office:value="0" calcext:value-type="float">
            <text:p>0</text:p>
          </table:table-cell>
          <table:table-cell table:formula="of:=IF([.$A329]=0;[.$B329]-MAX([.$B$1:.B3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30]=0;SUM([.$A$1:.A330]);0)" office:value-type="float" office:value="1890247" calcext:value-type="float">
            <text:p>1890247</text:p>
          </table:table-cell>
          <table:table-cell table:formula="of:=IF([.$A330]=0;[.$B330]-MAX([.$B$1:.B329]);0)" office:value-type="float" office:value="46151" calcext:value-type="float">
            <text:p>46151</text:p>
          </table:table-cell>
          <table:table-cell table:number-columns-repeated="3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IF([.A331]=0;SUM([.$A$1:.A331]);0)" office:value-type="float" office:value="0" calcext:value-type="float">
            <text:p>0</text:p>
          </table:table-cell>
          <table:table-cell table:formula="of:=IF([.$A331]=0;[.$B331]-MAX([.$B$1:.B3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formula="of:=IF([.A332]=0;SUM([.$A$1:.A332]);0)" office:value-type="float" office:value="0" calcext:value-type="float">
            <text:p>0</text:p>
          </table:table-cell>
          <table:table-cell table:formula="of:=IF([.$A332]=0;[.$B332]-MAX([.$B$1:.B3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formula="of:=IF([.A333]=0;SUM([.$A$1:.A333]);0)" office:value-type="float" office:value="0" calcext:value-type="float">
            <text:p>0</text:p>
          </table:table-cell>
          <table:table-cell table:formula="of:=IF([.$A333]=0;[.$B333]-MAX([.$B$1:.B3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formula="of:=IF([.A334]=0;SUM([.$A$1:.A334]);0)" office:value-type="float" office:value="0" calcext:value-type="float">
            <text:p>0</text:p>
          </table:table-cell>
          <table:table-cell table:formula="of:=IF([.$A334]=0;[.$B334]-MAX([.$B$1:.B3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formula="of:=IF([.A335]=0;SUM([.$A$1:.A335]);0)" office:value-type="float" office:value="0" calcext:value-type="float">
            <text:p>0</text:p>
          </table:table-cell>
          <table:table-cell table:formula="of:=IF([.$A335]=0;[.$B335]-MAX([.$B$1:.B3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36]=0;SUM([.$A$1:.A336]);0)" office:value-type="float" office:value="1925555" calcext:value-type="float">
            <text:p>1925555</text:p>
          </table:table-cell>
          <table:table-cell table:formula="of:=IF([.$A336]=0;[.$B336]-MAX([.$B$1:.B335]);0)" office:value-type="float" office:value="35308" calcext:value-type="float">
            <text:p>35308</text:p>
          </table:table-cell>
          <table:table-cell table:number-columns-repeated="3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formula="of:=IF([.A337]=0;SUM([.$A$1:.A337]);0)" office:value-type="float" office:value="0" calcext:value-type="float">
            <text:p>0</text:p>
          </table:table-cell>
          <table:table-cell table:formula="of:=IF([.$A337]=0;[.$B337]-MAX([.$B$1:.B3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formula="of:=IF([.A338]=0;SUM([.$A$1:.A338]);0)" office:value-type="float" office:value="0" calcext:value-type="float">
            <text:p>0</text:p>
          </table:table-cell>
          <table:table-cell table:formula="of:=IF([.$A338]=0;[.$B338]-MAX([.$B$1:.B3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formula="of:=IF([.A339]=0;SUM([.$A$1:.A339]);0)" office:value-type="float" office:value="0" calcext:value-type="float">
            <text:p>0</text:p>
          </table:table-cell>
          <table:table-cell table:formula="of:=IF([.$A339]=0;[.$B339]-MAX([.$B$1:.B3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formula="of:=IF([.A340]=0;SUM([.$A$1:.A340]);0)" office:value-type="float" office:value="0" calcext:value-type="float">
            <text:p>0</text:p>
          </table:table-cell>
          <table:table-cell table:formula="of:=IF([.$A340]=0;[.$B340]-MAX([.$B$1:.B3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IF([.A341]=0;SUM([.$A$1:.A341]);0)" office:value-type="float" office:value="0" calcext:value-type="float">
            <text:p>0</text:p>
          </table:table-cell>
          <table:table-cell table:formula="of:=IF([.$A341]=0;[.$B341]-MAX([.$B$1:.B3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342]=0;SUM([.$A$1:.A342]);0)" office:value-type="float" office:value="0" calcext:value-type="float">
            <text:p>0</text:p>
          </table:table-cell>
          <table:table-cell table:formula="of:=IF([.$A342]=0;[.$B342]-MAX([.$B$1:.B3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IF([.A343]=0;SUM([.$A$1:.A343]);0)" office:value-type="float" office:value="0" calcext:value-type="float">
            <text:p>0</text:p>
          </table:table-cell>
          <table:table-cell table:formula="of:=IF([.$A343]=0;[.$B343]-MAX([.$B$1:.B3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344]=0;SUM([.$A$1:.A344]);0)" office:value-type="float" office:value="0" calcext:value-type="float">
            <text:p>0</text:p>
          </table:table-cell>
          <table:table-cell table:formula="of:=IF([.$A344]=0;[.$B344]-MAX([.$B$1:.B3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formula="of:=IF([.A345]=0;SUM([.$A$1:.A345]);0)" office:value-type="float" office:value="0" calcext:value-type="float">
            <text:p>0</text:p>
          </table:table-cell>
          <table:table-cell table:formula="of:=IF([.$A345]=0;[.$B345]-MAX([.$B$1:.B3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formula="of:=IF([.A346]=0;SUM([.$A$1:.A346]);0)" office:value-type="float" office:value="0" calcext:value-type="float">
            <text:p>0</text:p>
          </table:table-cell>
          <table:table-cell table:formula="of:=IF([.$A346]=0;[.$B346]-MAX([.$B$1:.B3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47]=0;SUM([.$A$1:.A347]);0)" office:value-type="float" office:value="1974152" calcext:value-type="float">
            <text:p>1974152</text:p>
          </table:table-cell>
          <table:table-cell table:formula="of:=IF([.$A347]=0;[.$B347]-MAX([.$B$1:.B346]);0)" office:value-type="float" office:value="48597" calcext:value-type="float">
            <text:p>48597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IF([.A348]=0;SUM([.$A$1:.A348]);0)" office:value-type="float" office:value="0" calcext:value-type="float">
            <text:p>0</text:p>
          </table:table-cell>
          <table:table-cell table:formula="of:=IF([.$A348]=0;[.$B348]-MAX([.$B$1:.B3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formula="of:=IF([.A349]=0;SUM([.$A$1:.A349]);0)" office:value-type="float" office:value="0" calcext:value-type="float">
            <text:p>0</text:p>
          </table:table-cell>
          <table:table-cell table:formula="of:=IF([.$A349]=0;[.$B349]-MAX([.$B$1:.B3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IF([.A350]=0;SUM([.$A$1:.A350]);0)" office:value-type="float" office:value="0" calcext:value-type="float">
            <text:p>0</text:p>
          </table:table-cell>
          <table:table-cell table:formula="of:=IF([.$A350]=0;[.$B350]-MAX([.$B$1:.B3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formula="of:=IF([.A351]=0;SUM([.$A$1:.A351]);0)" office:value-type="float" office:value="0" calcext:value-type="float">
            <text:p>0</text:p>
          </table:table-cell>
          <table:table-cell table:formula="of:=IF([.$A351]=0;[.$B351]-MAX([.$B$1:.B3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IF([.A352]=0;SUM([.$A$1:.A352]);0)" office:value-type="float" office:value="0" calcext:value-type="float">
            <text:p>0</text:p>
          </table:table-cell>
          <table:table-cell table:formula="of:=IF([.$A352]=0;[.$B352]-MAX([.$B$1:.B3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IF([.A353]=0;SUM([.$A$1:.A353]);0)" office:value-type="float" office:value="0" calcext:value-type="float">
            <text:p>0</text:p>
          </table:table-cell>
          <table:table-cell table:formula="of:=IF([.$A353]=0;[.$B353]-MAX([.$B$1:.B3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354]=0;SUM([.$A$1:.A354]);0)" office:value-type="float" office:value="0" calcext:value-type="float">
            <text:p>0</text:p>
          </table:table-cell>
          <table:table-cell table:formula="of:=IF([.$A354]=0;[.$B354]-MAX([.$B$1:.B3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IF([.A355]=0;SUM([.$A$1:.A355]);0)" office:value-type="float" office:value="0" calcext:value-type="float">
            <text:p>0</text:p>
          </table:table-cell>
          <table:table-cell table:formula="of:=IF([.$A355]=0;[.$B355]-MAX([.$B$1:.B3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formula="of:=IF([.A356]=0;SUM([.$A$1:.A356]);0)" office:value-type="float" office:value="0" calcext:value-type="float">
            <text:p>0</text:p>
          </table:table-cell>
          <table:table-cell table:formula="of:=IF([.$A356]=0;[.$B356]-MAX([.$B$1:.B3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IF([.A357]=0;SUM([.$A$1:.A357]);0)" office:value-type="float" office:value="0" calcext:value-type="float">
            <text:p>0</text:p>
          </table:table-cell>
          <table:table-cell table:formula="of:=IF([.$A357]=0;[.$B357]-MAX([.$B$1:.B3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formula="of:=IF([.A358]=0;SUM([.$A$1:.A358]);0)" office:value-type="float" office:value="0" calcext:value-type="float">
            <text:p>0</text:p>
          </table:table-cell>
          <table:table-cell table:formula="of:=IF([.$A358]=0;[.$B358]-MAX([.$B$1:.B3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IF([.A359]=0;SUM([.$A$1:.A359]);0)" office:value-type="float" office:value="0" calcext:value-type="float">
            <text:p>0</text:p>
          </table:table-cell>
          <table:table-cell table:formula="of:=IF([.$A359]=0;[.$B359]-MAX([.$B$1:.B3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formula="of:=IF([.A360]=0;SUM([.$A$1:.A360]);0)" office:value-type="float" office:value="0" calcext:value-type="float">
            <text:p>0</text:p>
          </table:table-cell>
          <table:table-cell table:formula="of:=IF([.$A360]=0;[.$B360]-MAX([.$B$1:.B3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IF([.A361]=0;SUM([.$A$1:.A361]);0)" office:value-type="float" office:value="0" calcext:value-type="float">
            <text:p>0</text:p>
          </table:table-cell>
          <table:table-cell table:formula="of:=IF([.$A361]=0;[.$B361]-MAX([.$B$1:.B3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62]=0;SUM([.$A$1:.A362]);0)" office:value-type="float" office:value="2030129" calcext:value-type="float">
            <text:p>2030129</text:p>
          </table:table-cell>
          <table:table-cell table:formula="of:=IF([.$A362]=0;[.$B362]-MAX([.$B$1:.B361]);0)" office:value-type="float" office:value="55977" calcext:value-type="float">
            <text:p>55977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IF([.A363]=0;SUM([.$A$1:.A363]);0)" office:value-type="float" office:value="0" calcext:value-type="float">
            <text:p>0</text:p>
          </table:table-cell>
          <table:table-cell table:formula="of:=IF([.$A363]=0;[.$B363]-MAX([.$B$1:.B3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formula="of:=IF([.A364]=0;SUM([.$A$1:.A364]);0)" office:value-type="float" office:value="0" calcext:value-type="float">
            <text:p>0</text:p>
          </table:table-cell>
          <table:table-cell table:formula="of:=IF([.$A364]=0;[.$B364]-MAX([.$B$1:.B3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formula="of:=IF([.A365]=0;SUM([.$A$1:.A365]);0)" office:value-type="float" office:value="0" calcext:value-type="float">
            <text:p>0</text:p>
          </table:table-cell>
          <table:table-cell table:formula="of:=IF([.$A365]=0;[.$B365]-MAX([.$B$1:.B3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55" calcext:value-type="float">
            <text:p>14255</text:p>
          </table:table-cell>
          <table:table-cell table:formula="of:=IF([.A366]=0;SUM([.$A$1:.A366]);0)" office:value-type="float" office:value="0" calcext:value-type="float">
            <text:p>0</text:p>
          </table:table-cell>
          <table:table-cell table:formula="of:=IF([.$A366]=0;[.$B366]-MAX([.$B$1:.B3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formula="of:=IF([.A367]=0;SUM([.$A$1:.A367]);0)" office:value-type="float" office:value="0" calcext:value-type="float">
            <text:p>0</text:p>
          </table:table-cell>
          <table:table-cell table:formula="of:=IF([.$A367]=0;[.$B367]-MAX([.$B$1:.B3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68]=0;SUM([.$A$1:.A368]);0)" office:value-type="float" office:value="2071973" calcext:value-type="float">
            <text:p>2071973</text:p>
          </table:table-cell>
          <table:table-cell table:formula="of:=IF([.$A368]=0;[.$B368]-MAX([.$B$1:.B367]);0)" office:value-type="float" office:value="41844" calcext:value-type="float">
            <text:p>41844</text:p>
          </table:table-cell>
          <table:table-cell table:number-columns-repeated="3"/>
        </table:table-row>
        <table:table-row table:style-name="ro1">
          <table:table-cell office:value-type="float" office:value="66183" calcext:value-type="float">
            <text:p>66183</text:p>
          </table:table-cell>
          <table:table-cell table:formula="of:=IF([.A369]=0;SUM([.$A$1:.A369]);0)" office:value-type="float" office:value="0" calcext:value-type="float">
            <text:p>0</text:p>
          </table:table-cell>
          <table:table-cell table:formula="of:=IF([.$A369]=0;[.$B369]-MAX([.$B$1:.B3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70]=0;SUM([.$A$1:.A370]);0)" office:value-type="float" office:value="2138156" calcext:value-type="float">
            <text:p>2138156</text:p>
          </table:table-cell>
          <table:table-cell table:formula="of:=IF([.$A370]=0;[.$B370]-MAX([.$B$1:.B369]);0)" office:value-type="float" office:value="66183" calcext:value-type="float">
            <text:p>66183</text:p>
          </table:table-cell>
          <table:table-cell table:number-columns-repeated="3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formula="of:=IF([.A371]=0;SUM([.$A$1:.A371]);0)" office:value-type="float" office:value="0" calcext:value-type="float">
            <text:p>0</text:p>
          </table:table-cell>
          <table:table-cell table:formula="of:=IF([.$A371]=0;[.$B371]-MAX([.$B$1:.B3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IF([.A372]=0;SUM([.$A$1:.A372]);0)" office:value-type="float" office:value="0" calcext:value-type="float">
            <text:p>0</text:p>
          </table:table-cell>
          <table:table-cell table:formula="of:=IF([.$A372]=0;[.$B372]-MAX([.$B$1:.B3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formula="of:=IF([.A373]=0;SUM([.$A$1:.A373]);0)" office:value-type="float" office:value="0" calcext:value-type="float">
            <text:p>0</text:p>
          </table:table-cell>
          <table:table-cell table:formula="of:=IF([.$A373]=0;[.$B373]-MAX([.$B$1:.B3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formula="of:=IF([.A374]=0;SUM([.$A$1:.A374]);0)" office:value-type="float" office:value="0" calcext:value-type="float">
            <text:p>0</text:p>
          </table:table-cell>
          <table:table-cell table:formula="of:=IF([.$A374]=0;[.$B374]-MAX([.$B$1:.B3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IF([.A375]=0;SUM([.$A$1:.A375]);0)" office:value-type="float" office:value="0" calcext:value-type="float">
            <text:p>0</text:p>
          </table:table-cell>
          <table:table-cell table:formula="of:=IF([.$A375]=0;[.$B375]-MAX([.$B$1:.B3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IF([.A376]=0;SUM([.$A$1:.A376]);0)" office:value-type="float" office:value="0" calcext:value-type="float">
            <text:p>0</text:p>
          </table:table-cell>
          <table:table-cell table:formula="of:=IF([.$A376]=0;[.$B376]-MAX([.$B$1:.B3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77]=0;SUM([.$A$1:.A377]);0)" office:value-type="float" office:value="2158642" calcext:value-type="float">
            <text:p>2158642</text:p>
          </table:table-cell>
          <table:table-cell table:formula="of:=IF([.$A377]=0;[.$B377]-MAX([.$B$1:.B376]);0)" office:value-type="float" office:value="20486" calcext:value-type="float">
            <text:p>20486</text:p>
          </table:table-cell>
          <table:table-cell table:number-columns-repeated="3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IF([.A378]=0;SUM([.$A$1:.A378]);0)" office:value-type="float" office:value="0" calcext:value-type="float">
            <text:p>0</text:p>
          </table:table-cell>
          <table:table-cell table:formula="of:=IF([.$A378]=0;[.$B378]-MAX([.$B$1:.B3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2" calcext:value-type="float">
            <text:p>22302</text:p>
          </table:table-cell>
          <table:table-cell table:formula="of:=IF([.A379]=0;SUM([.$A$1:.A379]);0)" office:value-type="float" office:value="0" calcext:value-type="float">
            <text:p>0</text:p>
          </table:table-cell>
          <table:table-cell table:formula="of:=IF([.$A379]=0;[.$B379]-MAX([.$B$1:.B3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formula="of:=IF([.A380]=0;SUM([.$A$1:.A380]);0)" office:value-type="float" office:value="0" calcext:value-type="float">
            <text:p>0</text:p>
          </table:table-cell>
          <table:table-cell table:formula="of:=IF([.$A380]=0;[.$B380]-MAX([.$B$1:.B3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81]=0;SUM([.$A$1:.A381]);0)" office:value-type="float" office:value="2196202" calcext:value-type="float">
            <text:p>2196202</text:p>
          </table:table-cell>
          <table:table-cell table:formula="of:=IF([.$A381]=0;[.$B381]-MAX([.$B$1:.B380]);0)" office:value-type="float" office:value="37560" calcext:value-type="float">
            <text:p>37560</text:p>
          </table:table-cell>
          <table:table-cell table:number-columns-repeated="3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formula="of:=IF([.A382]=0;SUM([.$A$1:.A382]);0)" office:value-type="float" office:value="0" calcext:value-type="float">
            <text:p>0</text:p>
          </table:table-cell>
          <table:table-cell table:formula="of:=IF([.$A382]=0;[.$B382]-MAX([.$B$1:.B3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IF([.A383]=0;SUM([.$A$1:.A383]);0)" office:value-type="float" office:value="0" calcext:value-type="float">
            <text:p>0</text:p>
          </table:table-cell>
          <table:table-cell table:formula="of:=IF([.$A383]=0;[.$B383]-MAX([.$B$1:.B3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45" calcext:value-type="float">
            <text:p>14745</text:p>
          </table:table-cell>
          <table:table-cell table:formula="of:=IF([.A384]=0;SUM([.$A$1:.A384]);0)" office:value-type="float" office:value="0" calcext:value-type="float">
            <text:p>0</text:p>
          </table:table-cell>
          <table:table-cell table:formula="of:=IF([.$A384]=0;[.$B384]-MAX([.$B$1:.B3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formula="of:=IF([.A385]=0;SUM([.$A$1:.A385]);0)" office:value-type="float" office:value="0" calcext:value-type="float">
            <text:p>0</text:p>
          </table:table-cell>
          <table:table-cell table:formula="of:=IF([.$A385]=0;[.$B385]-MAX([.$B$1:.B3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86]=0;SUM([.$A$1:.A386]);0)" office:value-type="float" office:value="2234154" calcext:value-type="float">
            <text:p>2234154</text:p>
          </table:table-cell>
          <table:table-cell table:formula="of:=IF([.$A386]=0;[.$B386]-MAX([.$B$1:.B385]);0)" office:value-type="float" office:value="37952" calcext:value-type="float">
            <text:p>37952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formula="of:=IF([.A387]=0;SUM([.$A$1:.A387]);0)" office:value-type="float" office:value="0" calcext:value-type="float">
            <text:p>0</text:p>
          </table:table-cell>
          <table:table-cell table:formula="of:=IF([.$A387]=0;[.$B387]-MAX([.$B$1:.B3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74" calcext:value-type="float">
            <text:p>17074</text:p>
          </table:table-cell>
          <table:table-cell table:formula="of:=IF([.A388]=0;SUM([.$A$1:.A388]);0)" office:value-type="float" office:value="0" calcext:value-type="float">
            <text:p>0</text:p>
          </table:table-cell>
          <table:table-cell table:formula="of:=IF([.$A388]=0;[.$B388]-MAX([.$B$1:.B3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05" calcext:value-type="float">
            <text:p>11705</text:p>
          </table:table-cell>
          <table:table-cell table:formula="of:=IF([.A389]=0;SUM([.$A$1:.A389]);0)" office:value-type="float" office:value="0" calcext:value-type="float">
            <text:p>0</text:p>
          </table:table-cell>
          <table:table-cell table:formula="of:=IF([.$A389]=0;[.$B389]-MAX([.$B$1:.B3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formula="of:=IF([.A390]=0;SUM([.$A$1:.A390]);0)" office:value-type="float" office:value="0" calcext:value-type="float">
            <text:p>0</text:p>
          </table:table-cell>
          <table:table-cell table:formula="of:=IF([.$A390]=0;[.$B390]-MAX([.$B$1:.B3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391]=0;SUM([.$A$1:.A391]);0)" office:value-type="float" office:value="2278232" calcext:value-type="float">
            <text:p>2278232</text:p>
          </table:table-cell>
          <table:table-cell table:formula="of:=IF([.$A391]=0;[.$B391]-MAX([.$B$1:.B390]);0)" office:value-type="float" office:value="44078" calcext:value-type="float">
            <text:p>44078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formula="of:=IF([.A392]=0;SUM([.$A$1:.A392]);0)" office:value-type="float" office:value="0" calcext:value-type="float">
            <text:p>0</text:p>
          </table:table-cell>
          <table:table-cell table:formula="of:=IF([.$A392]=0;[.$B392]-MAX([.$B$1:.B3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formula="of:=IF([.A393]=0;SUM([.$A$1:.A393]);0)" office:value-type="float" office:value="0" calcext:value-type="float">
            <text:p>0</text:p>
          </table:table-cell>
          <table:table-cell table:formula="of:=IF([.$A393]=0;[.$B393]-MAX([.$B$1:.B3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IF([.A394]=0;SUM([.$A$1:.A394]);0)" office:value-type="float" office:value="0" calcext:value-type="float">
            <text:p>0</text:p>
          </table:table-cell>
          <table:table-cell table:formula="of:=IF([.$A394]=0;[.$B394]-MAX([.$B$1:.B3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formula="of:=IF([.A395]=0;SUM([.$A$1:.A395]);0)" office:value-type="float" office:value="0" calcext:value-type="float">
            <text:p>0</text:p>
          </table:table-cell>
          <table:table-cell table:formula="of:=IF([.$A395]=0;[.$B395]-MAX([.$B$1:.B3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formula="of:=IF([.A396]=0;SUM([.$A$1:.A396]);0)" office:value-type="float" office:value="0" calcext:value-type="float">
            <text:p>0</text:p>
          </table:table-cell>
          <table:table-cell table:formula="of:=IF([.$A396]=0;[.$B396]-MAX([.$B$1:.B3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IF([.A397]=0;SUM([.$A$1:.A397]);0)" office:value-type="float" office:value="0" calcext:value-type="float">
            <text:p>0</text:p>
          </table:table-cell>
          <table:table-cell table:formula="of:=IF([.$A397]=0;[.$B397]-MAX([.$B$1:.B3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formula="of:=IF([.A398]=0;SUM([.$A$1:.A398]);0)" office:value-type="float" office:value="0" calcext:value-type="float">
            <text:p>0</text:p>
          </table:table-cell>
          <table:table-cell table:formula="of:=IF([.$A398]=0;[.$B398]-MAX([.$B$1:.B3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IF([.A399]=0;SUM([.$A$1:.A399]);0)" office:value-type="float" office:value="0" calcext:value-type="float">
            <text:p>0</text:p>
          </table:table-cell>
          <table:table-cell table:formula="of:=IF([.$A399]=0;[.$B399]-MAX([.$B$1:.B3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formula="of:=IF([.A400]=0;SUM([.$A$1:.A400]);0)" office:value-type="float" office:value="0" calcext:value-type="float">
            <text:p>0</text:p>
          </table:table-cell>
          <table:table-cell table:formula="of:=IF([.$A400]=0;[.$B400]-MAX([.$B$1:.B3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formula="of:=IF([.A401]=0;SUM([.$A$1:.A401]);0)" office:value-type="float" office:value="0" calcext:value-type="float">
            <text:p>0</text:p>
          </table:table-cell>
          <table:table-cell table:formula="of:=IF([.$A401]=0;[.$B401]-MAX([.$B$1:.B4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IF([.A402]=0;SUM([.$A$1:.A402]);0)" office:value-type="float" office:value="0" calcext:value-type="float">
            <text:p>0</text:p>
          </table:table-cell>
          <table:table-cell table:formula="of:=IF([.$A402]=0;[.$B402]-MAX([.$B$1:.B4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IF([.A403]=0;SUM([.$A$1:.A403]);0)" office:value-type="float" office:value="0" calcext:value-type="float">
            <text:p>0</text:p>
          </table:table-cell>
          <table:table-cell table:formula="of:=IF([.$A403]=0;[.$B403]-MAX([.$B$1:.B4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04]=0;SUM([.$A$1:.A404]);0)" office:value-type="float" office:value="2339365" calcext:value-type="float">
            <text:p>2339365</text:p>
          </table:table-cell>
          <table:table-cell table:formula="of:=IF([.$A404]=0;[.$B404]-MAX([.$B$1:.B403]);0)" office:value-type="float" office:value="61133" calcext:value-type="float">
            <text:p>61133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IF([.A405]=0;SUM([.$A$1:.A405]);0)" office:value-type="float" office:value="0" calcext:value-type="float">
            <text:p>0</text:p>
          </table:table-cell>
          <table:table-cell table:formula="of:=IF([.$A405]=0;[.$B405]-MAX([.$B$1:.B4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IF([.A406]=0;SUM([.$A$1:.A406]);0)" office:value-type="float" office:value="0" calcext:value-type="float">
            <text:p>0</text:p>
          </table:table-cell>
          <table:table-cell table:formula="of:=IF([.$A406]=0;[.$B406]-MAX([.$B$1:.B4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IF([.A407]=0;SUM([.$A$1:.A407]);0)" office:value-type="float" office:value="0" calcext:value-type="float">
            <text:p>0</text:p>
          </table:table-cell>
          <table:table-cell table:formula="of:=IF([.$A407]=0;[.$B407]-MAX([.$B$1:.B4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00" calcext:value-type="float">
            <text:p>12300</text:p>
          </table:table-cell>
          <table:table-cell table:formula="of:=IF([.A408]=0;SUM([.$A$1:.A408]);0)" office:value-type="float" office:value="0" calcext:value-type="float">
            <text:p>0</text:p>
          </table:table-cell>
          <table:table-cell table:formula="of:=IF([.$A408]=0;[.$B408]-MAX([.$B$1:.B4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formula="of:=IF([.A409]=0;SUM([.$A$1:.A409]);0)" office:value-type="float" office:value="0" calcext:value-type="float">
            <text:p>0</text:p>
          </table:table-cell>
          <table:table-cell table:formula="of:=IF([.$A409]=0;[.$B409]-MAX([.$B$1:.B4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IF([.A410]=0;SUM([.$A$1:.A410]);0)" office:value-type="float" office:value="0" calcext:value-type="float">
            <text:p>0</text:p>
          </table:table-cell>
          <table:table-cell table:formula="of:=IF([.$A410]=0;[.$B410]-MAX([.$B$1:.B4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11]=0;SUM([.$A$1:.A411]);0)" office:value-type="float" office:value="2364196" calcext:value-type="float">
            <text:p>2364196</text:p>
          </table:table-cell>
          <table:table-cell table:formula="of:=IF([.$A411]=0;[.$B411]-MAX([.$B$1:.B410]);0)" office:value-type="float" office:value="24831" calcext:value-type="float">
            <text:p>24831</text:p>
          </table:table-cell>
          <table:table-cell table:number-columns-repeated="3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IF([.A412]=0;SUM([.$A$1:.A412]);0)" office:value-type="float" office:value="0" calcext:value-type="float">
            <text:p>0</text:p>
          </table:table-cell>
          <table:table-cell table:formula="of:=IF([.$A412]=0;[.$B412]-MAX([.$B$1:.B4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formula="of:=IF([.A413]=0;SUM([.$A$1:.A413]);0)" office:value-type="float" office:value="0" calcext:value-type="float">
            <text:p>0</text:p>
          </table:table-cell>
          <table:table-cell table:formula="of:=IF([.$A413]=0;[.$B413]-MAX([.$B$1:.B4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414]=0;SUM([.$A$1:.A414]);0)" office:value-type="float" office:value="0" calcext:value-type="float">
            <text:p>0</text:p>
          </table:table-cell>
          <table:table-cell table:formula="of:=IF([.$A414]=0;[.$B414]-MAX([.$B$1:.B4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58" calcext:value-type="float">
            <text:p>16058</text:p>
          </table:table-cell>
          <table:table-cell table:formula="of:=IF([.A415]=0;SUM([.$A$1:.A415]);0)" office:value-type="float" office:value="0" calcext:value-type="float">
            <text:p>0</text:p>
          </table:table-cell>
          <table:table-cell table:formula="of:=IF([.$A415]=0;[.$B415]-MAX([.$B$1:.B4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formula="of:=IF([.A416]=0;SUM([.$A$1:.A416]);0)" office:value-type="float" office:value="0" calcext:value-type="float">
            <text:p>0</text:p>
          </table:table-cell>
          <table:table-cell table:formula="of:=IF([.$A416]=0;[.$B416]-MAX([.$B$1:.B4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17]=0;SUM([.$A$1:.A417]);0)" office:value-type="float" office:value="2407865" calcext:value-type="float">
            <text:p>2407865</text:p>
          </table:table-cell>
          <table:table-cell table:formula="of:=IF([.$A417]=0;[.$B417]-MAX([.$B$1:.B416]);0)" office:value-type="float" office:value="43669" calcext:value-type="float">
            <text:p>43669</text:p>
          </table:table-cell>
          <table:table-cell table:number-columns-repeated="3"/>
        </table:table-row>
        <table:table-row table:style-name="ro1">
          <table:table-cell office:value-type="float" office:value="16225" calcext:value-type="float">
            <text:p>16225</text:p>
          </table:table-cell>
          <table:table-cell table:formula="of:=IF([.A418]=0;SUM([.$A$1:.A418]);0)" office:value-type="float" office:value="0" calcext:value-type="float">
            <text:p>0</text:p>
          </table:table-cell>
          <table:table-cell table:formula="of:=IF([.$A418]=0;[.$B418]-MAX([.$B$1:.B4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13" calcext:value-type="float">
            <text:p>16113</text:p>
          </table:table-cell>
          <table:table-cell table:formula="of:=IF([.A419]=0;SUM([.$A$1:.A419]);0)" office:value-type="float" office:value="0" calcext:value-type="float">
            <text:p>0</text:p>
          </table:table-cell>
          <table:table-cell table:formula="of:=IF([.$A419]=0;[.$B419]-MAX([.$B$1:.B4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formula="of:=IF([.A420]=0;SUM([.$A$1:.A420]);0)" office:value-type="float" office:value="0" calcext:value-type="float">
            <text:p>0</text:p>
          </table:table-cell>
          <table:table-cell table:formula="of:=IF([.$A420]=0;[.$B420]-MAX([.$B$1:.B4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formula="of:=IF([.A421]=0;SUM([.$A$1:.A421]);0)" office:value-type="float" office:value="0" calcext:value-type="float">
            <text:p>0</text:p>
          </table:table-cell>
          <table:table-cell table:formula="of:=IF([.$A421]=0;[.$B421]-MAX([.$B$1:.B4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14" calcext:value-type="float">
            <text:p>11214</text:p>
          </table:table-cell>
          <table:table-cell table:formula="of:=IF([.A422]=0;SUM([.$A$1:.A422]);0)" office:value-type="float" office:value="0" calcext:value-type="float">
            <text:p>0</text:p>
          </table:table-cell>
          <table:table-cell table:formula="of:=IF([.$A422]=0;[.$B422]-MAX([.$B$1:.B4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23]=0;SUM([.$A$1:.A423]);0)" office:value-type="float" office:value="2466199" calcext:value-type="float">
            <text:p>2466199</text:p>
          </table:table-cell>
          <table:table-cell table:formula="of:=IF([.$A423]=0;[.$B423]-MAX([.$B$1:.B422]);0)" office:value-type="float" office:value="58334" calcext:value-type="float">
            <text:p>58334</text:p>
          </table:table-cell>
          <table:table-cell table:number-columns-repeated="3"/>
        </table:table-row>
        <table:table-row table:style-name="ro1">
          <table:table-cell office:value-type="float" office:value="31877" calcext:value-type="float">
            <text:p>31877</text:p>
          </table:table-cell>
          <table:table-cell table:formula="of:=IF([.A424]=0;SUM([.$A$1:.A424]);0)" office:value-type="float" office:value="0" calcext:value-type="float">
            <text:p>0</text:p>
          </table:table-cell>
          <table:table-cell table:formula="of:=IF([.$A424]=0;[.$B424]-MAX([.$B$1:.B4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04" calcext:value-type="float">
            <text:p>36104</text:p>
          </table:table-cell>
          <table:table-cell table:formula="of:=IF([.A425]=0;SUM([.$A$1:.A425]);0)" office:value-type="float" office:value="0" calcext:value-type="float">
            <text:p>0</text:p>
          </table:table-cell>
          <table:table-cell table:formula="of:=IF([.$A425]=0;[.$B425]-MAX([.$B$1:.B4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26]=0;SUM([.$A$1:.A426]);0)" office:value-type="float" office:value="2534180" calcext:value-type="float">
            <text:p>2534180</text:p>
          </table:table-cell>
          <table:table-cell table:formula="of:=IF([.$A426]=0;[.$B426]-MAX([.$B$1:.B425]);0)" office:value-type="float" office:value="67981" calcext:value-type="float">
            <text:p>67981</text:p>
          </table:table-cell>
          <table:table-cell table:number-columns-repeated="3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formula="of:=IF([.A427]=0;SUM([.$A$1:.A427]);0)" office:value-type="float" office:value="0" calcext:value-type="float">
            <text:p>0</text:p>
          </table:table-cell>
          <table:table-cell table:formula="of:=IF([.$A427]=0;[.$B427]-MAX([.$B$1:.B4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formula="of:=IF([.A428]=0;SUM([.$A$1:.A428]);0)" office:value-type="float" office:value="0" calcext:value-type="float">
            <text:p>0</text:p>
          </table:table-cell>
          <table:table-cell table:formula="of:=IF([.$A428]=0;[.$B428]-MAX([.$B$1:.B4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83" calcext:value-type="float">
            <text:p>11483</text:p>
          </table:table-cell>
          <table:table-cell table:formula="of:=IF([.A429]=0;SUM([.$A$1:.A429]);0)" office:value-type="float" office:value="0" calcext:value-type="float">
            <text:p>0</text:p>
          </table:table-cell>
          <table:table-cell table:formula="of:=IF([.$A429]=0;[.$B429]-MAX([.$B$1:.B4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formula="of:=IF([.A430]=0;SUM([.$A$1:.A430]);0)" office:value-type="float" office:value="0" calcext:value-type="float">
            <text:p>0</text:p>
          </table:table-cell>
          <table:table-cell table:formula="of:=IF([.$A430]=0;[.$B430]-MAX([.$B$1:.B4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IF([.A431]=0;SUM([.$A$1:.A431]);0)" office:value-type="float" office:value="0" calcext:value-type="float">
            <text:p>0</text:p>
          </table:table-cell>
          <table:table-cell table:formula="of:=IF([.$A431]=0;[.$B431]-MAX([.$B$1:.B4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formula="of:=IF([.A432]=0;SUM([.$A$1:.A432]);0)" office:value-type="float" office:value="0" calcext:value-type="float">
            <text:p>0</text:p>
          </table:table-cell>
          <table:table-cell table:formula="of:=IF([.$A432]=0;[.$B432]-MAX([.$B$1:.B4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IF([.A433]=0;SUM([.$A$1:.A433]);0)" office:value-type="float" office:value="0" calcext:value-type="float">
            <text:p>0</text:p>
          </table:table-cell>
          <table:table-cell table:formula="of:=IF([.$A433]=0;[.$B433]-MAX([.$B$1:.B4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34]=0;SUM([.$A$1:.A434]);0)" office:value-type="float" office:value="2589861" calcext:value-type="float">
            <text:p>2589861</text:p>
          </table:table-cell>
          <table:table-cell table:formula="of:=IF([.$A434]=0;[.$B434]-MAX([.$B$1:.B433]);0)" office:value-type="float" office:value="55681" calcext:value-type="float">
            <text:p>55681</text:p>
          </table:table-cell>
          <table:table-cell table:number-columns-repeated="3"/>
        </table:table-row>
        <table:table-row table:style-name="ro1">
          <table:table-cell office:value-type="float" office:value="25508" calcext:value-type="float">
            <text:p>25508</text:p>
          </table:table-cell>
          <table:table-cell table:formula="of:=IF([.A435]=0;SUM([.$A$1:.A435]);0)" office:value-type="float" office:value="0" calcext:value-type="float">
            <text:p>0</text:p>
          </table:table-cell>
          <table:table-cell table:formula="of:=IF([.$A435]=0;[.$B435]-MAX([.$B$1:.B4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formula="of:=IF([.A436]=0;SUM([.$A$1:.A436]);0)" office:value-type="float" office:value="0" calcext:value-type="float">
            <text:p>0</text:p>
          </table:table-cell>
          <table:table-cell table:formula="of:=IF([.$A436]=0;[.$B436]-MAX([.$B$1:.B4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437]=0;SUM([.$A$1:.A437]);0)" office:value-type="float" office:value="0" calcext:value-type="float">
            <text:p>0</text:p>
          </table:table-cell>
          <table:table-cell table:formula="of:=IF([.$A437]=0;[.$B437]-MAX([.$B$1:.B4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38]=0;SUM([.$A$1:.A438]);0)" office:value-type="float" office:value="2629428" calcext:value-type="float">
            <text:p>2629428</text:p>
          </table:table-cell>
          <table:table-cell table:formula="of:=IF([.$A438]=0;[.$B438]-MAX([.$B$1:.B437]);0)" office:value-type="float" office:value="39567" calcext:value-type="float">
            <text:p>39567</text:p>
          </table:table-cell>
          <table:table-cell table:number-columns-repeated="3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formula="of:=IF([.A439]=0;SUM([.$A$1:.A439]);0)" office:value-type="float" office:value="0" calcext:value-type="float">
            <text:p>0</text:p>
          </table:table-cell>
          <table:table-cell table:formula="of:=IF([.$A439]=0;[.$B439]-MAX([.$B$1:.B4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IF([.A440]=0;SUM([.$A$1:.A440]);0)" office:value-type="float" office:value="0" calcext:value-type="float">
            <text:p>0</text:p>
          </table:table-cell>
          <table:table-cell table:formula="of:=IF([.$A440]=0;[.$B440]-MAX([.$B$1:.B4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formula="of:=IF([.A441]=0;SUM([.$A$1:.A441]);0)" office:value-type="float" office:value="0" calcext:value-type="float">
            <text:p>0</text:p>
          </table:table-cell>
          <table:table-cell table:formula="of:=IF([.$A441]=0;[.$B441]-MAX([.$B$1:.B4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formula="of:=IF([.A442]=0;SUM([.$A$1:.A442]);0)" office:value-type="float" office:value="0" calcext:value-type="float">
            <text:p>0</text:p>
          </table:table-cell>
          <table:table-cell table:formula="of:=IF([.$A442]=0;[.$B442]-MAX([.$B$1:.B4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formula="of:=IF([.A443]=0;SUM([.$A$1:.A443]);0)" office:value-type="float" office:value="0" calcext:value-type="float">
            <text:p>0</text:p>
          </table:table-cell>
          <table:table-cell table:formula="of:=IF([.$A443]=0;[.$B443]-MAX([.$B$1:.B4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formula="of:=IF([.A444]=0;SUM([.$A$1:.A444]);0)" office:value-type="float" office:value="0" calcext:value-type="float">
            <text:p>0</text:p>
          </table:table-cell>
          <table:table-cell table:formula="of:=IF([.$A444]=0;[.$B444]-MAX([.$B$1:.B4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formula="of:=IF([.A445]=0;SUM([.$A$1:.A445]);0)" office:value-type="float" office:value="0" calcext:value-type="float">
            <text:p>0</text:p>
          </table:table-cell>
          <table:table-cell table:formula="of:=IF([.$A445]=0;[.$B445]-MAX([.$B$1:.B4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IF([.A446]=0;SUM([.$A$1:.A446]);0)" office:value-type="float" office:value="0" calcext:value-type="float">
            <text:p>0</text:p>
          </table:table-cell>
          <table:table-cell table:formula="of:=IF([.$A446]=0;[.$B446]-MAX([.$B$1:.B4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formula="of:=IF([.A447]=0;SUM([.$A$1:.A447]);0)" office:value-type="float" office:value="0" calcext:value-type="float">
            <text:p>0</text:p>
          </table:table-cell>
          <table:table-cell table:formula="of:=IF([.$A447]=0;[.$B447]-MAX([.$B$1:.B4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48]=0;SUM([.$A$1:.A448]);0)" office:value-type="float" office:value="2690095" calcext:value-type="float">
            <text:p>2690095</text:p>
          </table:table-cell>
          <table:table-cell table:formula="of:=IF([.$A448]=0;[.$B448]-MAX([.$B$1:.B447]);0)" office:value-type="float" office:value="60667" calcext:value-type="float">
            <text:p>60667</text:p>
          </table:table-cell>
          <table:table-cell table:number-columns-repeated="3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formula="of:=IF([.A449]=0;SUM([.$A$1:.A449]);0)" office:value-type="float" office:value="0" calcext:value-type="float">
            <text:p>0</text:p>
          </table:table-cell>
          <table:table-cell table:formula="of:=IF([.$A449]=0;[.$B449]-MAX([.$B$1:.B4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formula="of:=IF([.A450]=0;SUM([.$A$1:.A450]);0)" office:value-type="float" office:value="0" calcext:value-type="float">
            <text:p>0</text:p>
          </table:table-cell>
          <table:table-cell table:formula="of:=IF([.$A450]=0;[.$B450]-MAX([.$B$1:.B4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formula="of:=IF([.A451]=0;SUM([.$A$1:.A451]);0)" office:value-type="float" office:value="0" calcext:value-type="float">
            <text:p>0</text:p>
          </table:table-cell>
          <table:table-cell table:formula="of:=IF([.$A451]=0;[.$B451]-MAX([.$B$1:.B4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IF([.A452]=0;SUM([.$A$1:.A452]);0)" office:value-type="float" office:value="0" calcext:value-type="float">
            <text:p>0</text:p>
          </table:table-cell>
          <table:table-cell table:formula="of:=IF([.$A452]=0;[.$B452]-MAX([.$B$1:.B4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IF([.A453]=0;SUM([.$A$1:.A453]);0)" office:value-type="float" office:value="0" calcext:value-type="float">
            <text:p>0</text:p>
          </table:table-cell>
          <table:table-cell table:formula="of:=IF([.$A453]=0;[.$B453]-MAX([.$B$1:.B4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formula="of:=IF([.A454]=0;SUM([.$A$1:.A454]);0)" office:value-type="float" office:value="0" calcext:value-type="float">
            <text:p>0</text:p>
          </table:table-cell>
          <table:table-cell table:formula="of:=IF([.$A454]=0;[.$B454]-MAX([.$B$1:.B4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formula="of:=IF([.A455]=0;SUM([.$A$1:.A455]);0)" office:value-type="float" office:value="0" calcext:value-type="float">
            <text:p>0</text:p>
          </table:table-cell>
          <table:table-cell table:formula="of:=IF([.$A455]=0;[.$B455]-MAX([.$B$1:.B4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IF([.A456]=0;SUM([.$A$1:.A456]);0)" office:value-type="float" office:value="0" calcext:value-type="float">
            <text:p>0</text:p>
          </table:table-cell>
          <table:table-cell table:formula="of:=IF([.$A456]=0;[.$B456]-MAX([.$B$1:.B4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57]=0;SUM([.$A$1:.A457]);0)" office:value-type="float" office:value="2746909" calcext:value-type="float">
            <text:p>2746909</text:p>
          </table:table-cell>
          <table:table-cell table:formula="of:=IF([.$A457]=0;[.$B457]-MAX([.$B$1:.B456]);0)" office:value-type="float" office:value="56814" calcext:value-type="float">
            <text:p>56814</text:p>
          </table:table-cell>
          <table:table-cell table:number-columns-repeated="3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IF([.A458]=0;SUM([.$A$1:.A458]);0)" office:value-type="float" office:value="0" calcext:value-type="float">
            <text:p>0</text:p>
          </table:table-cell>
          <table:table-cell table:formula="of:=IF([.$A458]=0;[.$B458]-MAX([.$B$1:.B4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IF([.A459]=0;SUM([.$A$1:.A459]);0)" office:value-type="float" office:value="0" calcext:value-type="float">
            <text:p>0</text:p>
          </table:table-cell>
          <table:table-cell table:formula="of:=IF([.$A459]=0;[.$B459]-MAX([.$B$1:.B4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IF([.A460]=0;SUM([.$A$1:.A460]);0)" office:value-type="float" office:value="0" calcext:value-type="float">
            <text:p>0</text:p>
          </table:table-cell>
          <table:table-cell table:formula="of:=IF([.$A460]=0;[.$B460]-MAX([.$B$1:.B4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formula="of:=IF([.A461]=0;SUM([.$A$1:.A461]);0)" office:value-type="float" office:value="0" calcext:value-type="float">
            <text:p>0</text:p>
          </table:table-cell>
          <table:table-cell table:formula="of:=IF([.$A461]=0;[.$B461]-MAX([.$B$1:.B4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formula="of:=IF([.A462]=0;SUM([.$A$1:.A462]);0)" office:value-type="float" office:value="0" calcext:value-type="float">
            <text:p>0</text:p>
          </table:table-cell>
          <table:table-cell table:formula="of:=IF([.$A462]=0;[.$B462]-MAX([.$B$1:.B4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formula="of:=IF([.A463]=0;SUM([.$A$1:.A463]);0)" office:value-type="float" office:value="0" calcext:value-type="float">
            <text:p>0</text:p>
          </table:table-cell>
          <table:table-cell table:formula="of:=IF([.$A463]=0;[.$B463]-MAX([.$B$1:.B4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464]=0;SUM([.$A$1:.A464]);0)" office:value-type="float" office:value="0" calcext:value-type="float">
            <text:p>0</text:p>
          </table:table-cell>
          <table:table-cell table:formula="of:=IF([.$A464]=0;[.$B464]-MAX([.$B$1:.B4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formula="of:=IF([.A465]=0;SUM([.$A$1:.A465]);0)" office:value-type="float" office:value="0" calcext:value-type="float">
            <text:p>0</text:p>
          </table:table-cell>
          <table:table-cell table:formula="of:=IF([.$A465]=0;[.$B465]-MAX([.$B$1:.B4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466]=0;SUM([.$A$1:.A466]);0)" office:value-type="float" office:value="0" calcext:value-type="float">
            <text:p>0</text:p>
          </table:table-cell>
          <table:table-cell table:formula="of:=IF([.$A466]=0;[.$B466]-MAX([.$B$1:.B4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[.A467]=0;SUM([.$A$1:.A467]);0)" office:value-type="float" office:value="0" calcext:value-type="float">
            <text:p>0</text:p>
          </table:table-cell>
          <table:table-cell table:formula="of:=IF([.$A467]=0;[.$B467]-MAX([.$B$1:.B4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formula="of:=IF([.A468]=0;SUM([.$A$1:.A468]);0)" office:value-type="float" office:value="0" calcext:value-type="float">
            <text:p>0</text:p>
          </table:table-cell>
          <table:table-cell table:formula="of:=IF([.$A468]=0;[.$B468]-MAX([.$B$1:.B4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IF([.A469]=0;SUM([.$A$1:.A469]);0)" office:value-type="float" office:value="0" calcext:value-type="float">
            <text:p>0</text:p>
          </table:table-cell>
          <table:table-cell table:formula="of:=IF([.$A469]=0;[.$B469]-MAX([.$B$1:.B4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formula="of:=IF([.A470]=0;SUM([.$A$1:.A470]);0)" office:value-type="float" office:value="0" calcext:value-type="float">
            <text:p>0</text:p>
          </table:table-cell>
          <table:table-cell table:formula="of:=IF([.$A470]=0;[.$B470]-MAX([.$B$1:.B4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IF([.A471]=0;SUM([.$A$1:.A471]);0)" office:value-type="float" office:value="0" calcext:value-type="float">
            <text:p>0</text:p>
          </table:table-cell>
          <table:table-cell table:formula="of:=IF([.$A471]=0;[.$B471]-MAX([.$B$1:.B4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72]=0;SUM([.$A$1:.A472]);0)" office:value-type="float" office:value="2795166" calcext:value-type="float">
            <text:p>2795166</text:p>
          </table:table-cell>
          <table:table-cell table:formula="of:=IF([.$A472]=0;[.$B472]-MAX([.$B$1:.B471]);0)" office:value-type="float" office:value="48257" calcext:value-type="float">
            <text:p>48257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IF([.A473]=0;SUM([.$A$1:.A473]);0)" office:value-type="float" office:value="0" calcext:value-type="float">
            <text:p>0</text:p>
          </table:table-cell>
          <table:table-cell table:formula="of:=IF([.$A473]=0;[.$B473]-MAX([.$B$1:.B4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formula="of:=IF([.A474]=0;SUM([.$A$1:.A474]);0)" office:value-type="float" office:value="0" calcext:value-type="float">
            <text:p>0</text:p>
          </table:table-cell>
          <table:table-cell table:formula="of:=IF([.$A474]=0;[.$B474]-MAX([.$B$1:.B4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formula="of:=IF([.A475]=0;SUM([.$A$1:.A475]);0)" office:value-type="float" office:value="0" calcext:value-type="float">
            <text:p>0</text:p>
          </table:table-cell>
          <table:table-cell table:formula="of:=IF([.$A475]=0;[.$B475]-MAX([.$B$1:.B4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formula="of:=IF([.A476]=0;SUM([.$A$1:.A476]);0)" office:value-type="float" office:value="0" calcext:value-type="float">
            <text:p>0</text:p>
          </table:table-cell>
          <table:table-cell table:formula="of:=IF([.$A476]=0;[.$B476]-MAX([.$B$1:.B4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formula="of:=IF([.A477]=0;SUM([.$A$1:.A477]);0)" office:value-type="float" office:value="0" calcext:value-type="float">
            <text:p>0</text:p>
          </table:table-cell>
          <table:table-cell table:formula="of:=IF([.$A477]=0;[.$B477]-MAX([.$B$1:.B4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IF([.A478]=0;SUM([.$A$1:.A478]);0)" office:value-type="float" office:value="0" calcext:value-type="float">
            <text:p>0</text:p>
          </table:table-cell>
          <table:table-cell table:formula="of:=IF([.$A478]=0;[.$B478]-MAX([.$B$1:.B4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IF([.A479]=0;SUM([.$A$1:.A479]);0)" office:value-type="float" office:value="0" calcext:value-type="float">
            <text:p>0</text:p>
          </table:table-cell>
          <table:table-cell table:formula="of:=IF([.$A479]=0;[.$B479]-MAX([.$B$1:.B4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IF([.A480]=0;SUM([.$A$1:.A480]);0)" office:value-type="float" office:value="0" calcext:value-type="float">
            <text:p>0</text:p>
          </table:table-cell>
          <table:table-cell table:formula="of:=IF([.$A480]=0;[.$B480]-MAX([.$B$1:.B4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481]=0;SUM([.$A$1:.A481]);0)" office:value-type="float" office:value="0" calcext:value-type="float">
            <text:p>0</text:p>
          </table:table-cell>
          <table:table-cell table:formula="of:=IF([.$A481]=0;[.$B481]-MAX([.$B$1:.B4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formula="of:=IF([.A482]=0;SUM([.$A$1:.A482]);0)" office:value-type="float" office:value="0" calcext:value-type="float">
            <text:p>0</text:p>
          </table:table-cell>
          <table:table-cell table:formula="of:=IF([.$A482]=0;[.$B482]-MAX([.$B$1:.B4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IF([.A483]=0;SUM([.$A$1:.A483]);0)" office:value-type="float" office:value="0" calcext:value-type="float">
            <text:p>0</text:p>
          </table:table-cell>
          <table:table-cell table:formula="of:=IF([.$A483]=0;[.$B483]-MAX([.$B$1:.B4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84]=0;SUM([.$A$1:.A484]);0)" office:value-type="float" office:value="2839249" calcext:value-type="float">
            <text:p>2839249</text:p>
          </table:table-cell>
          <table:table-cell table:formula="of:=IF([.$A484]=0;[.$B484]-MAX([.$B$1:.B483]);0)" office:value-type="float" office:value="44083" calcext:value-type="float">
            <text:p>44083</text:p>
          </table:table-cell>
          <table:table-cell table:number-columns-repeated="3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IF([.A485]=0;SUM([.$A$1:.A485]);0)" office:value-type="float" office:value="0" calcext:value-type="float">
            <text:p>0</text:p>
          </table:table-cell>
          <table:table-cell table:formula="of:=IF([.$A485]=0;[.$B485]-MAX([.$B$1:.B4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formula="of:=IF([.A486]=0;SUM([.$A$1:.A486]);0)" office:value-type="float" office:value="0" calcext:value-type="float">
            <text:p>0</text:p>
          </table:table-cell>
          <table:table-cell table:formula="of:=IF([.$A486]=0;[.$B486]-MAX([.$B$1:.B4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IF([.A487]=0;SUM([.$A$1:.A487]);0)" office:value-type="float" office:value="0" calcext:value-type="float">
            <text:p>0</text:p>
          </table:table-cell>
          <table:table-cell table:formula="of:=IF([.$A487]=0;[.$B487]-MAX([.$B$1:.B4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IF([.A488]=0;SUM([.$A$1:.A488]);0)" office:value-type="float" office:value="0" calcext:value-type="float">
            <text:p>0</text:p>
          </table:table-cell>
          <table:table-cell table:formula="of:=IF([.$A488]=0;[.$B488]-MAX([.$B$1:.B4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IF([.A489]=0;SUM([.$A$1:.A489]);0)" office:value-type="float" office:value="0" calcext:value-type="float">
            <text:p>0</text:p>
          </table:table-cell>
          <table:table-cell table:formula="of:=IF([.$A489]=0;[.$B489]-MAX([.$B$1:.B4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IF([.A490]=0;SUM([.$A$1:.A490]);0)" office:value-type="float" office:value="0" calcext:value-type="float">
            <text:p>0</text:p>
          </table:table-cell>
          <table:table-cell table:formula="of:=IF([.$A490]=0;[.$B490]-MAX([.$B$1:.B4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formula="of:=IF([.A491]=0;SUM([.$A$1:.A491]);0)" office:value-type="float" office:value="0" calcext:value-type="float">
            <text:p>0</text:p>
          </table:table-cell>
          <table:table-cell table:formula="of:=IF([.$A491]=0;[.$B491]-MAX([.$B$1:.B4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492]=0;SUM([.$A$1:.A492]);0)" office:value-type="float" office:value="0" calcext:value-type="float">
            <text:p>0</text:p>
          </table:table-cell>
          <table:table-cell table:formula="of:=IF([.$A492]=0;[.$B492]-MAX([.$B$1:.B4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IF([.A493]=0;SUM([.$A$1:.A493]);0)" office:value-type="float" office:value="0" calcext:value-type="float">
            <text:p>0</text:p>
          </table:table-cell>
          <table:table-cell table:formula="of:=IF([.$A493]=0;[.$B493]-MAX([.$B$1:.B4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formula="of:=IF([.A494]=0;SUM([.$A$1:.A494]);0)" office:value-type="float" office:value="0" calcext:value-type="float">
            <text:p>0</text:p>
          </table:table-cell>
          <table:table-cell table:formula="of:=IF([.$A494]=0;[.$B494]-MAX([.$B$1:.B4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IF([.A495]=0;SUM([.$A$1:.A495]);0)" office:value-type="float" office:value="0" calcext:value-type="float">
            <text:p>0</text:p>
          </table:table-cell>
          <table:table-cell table:formula="of:=IF([.$A495]=0;[.$B495]-MAX([.$B$1:.B4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IF([.A496]=0;SUM([.$A$1:.A496]);0)" office:value-type="float" office:value="0" calcext:value-type="float">
            <text:p>0</text:p>
          </table:table-cell>
          <table:table-cell table:formula="of:=IF([.$A496]=0;[.$B496]-MAX([.$B$1:.B4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[.A497]=0;SUM([.$A$1:.A497]);0)" office:value-type="float" office:value="0" calcext:value-type="float">
            <text:p>0</text:p>
          </table:table-cell>
          <table:table-cell table:formula="of:=IF([.$A497]=0;[.$B497]-MAX([.$B$1:.B4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IF([.A498]=0;SUM([.$A$1:.A498]);0)" office:value-type="float" office:value="0" calcext:value-type="float">
            <text:p>0</text:p>
          </table:table-cell>
          <table:table-cell table:formula="of:=IF([.$A498]=0;[.$B498]-MAX([.$B$1:.B4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499]=0;SUM([.$A$1:.A499]);0)" office:value-type="float" office:value="2885981" calcext:value-type="float">
            <text:p>2885981</text:p>
          </table:table-cell>
          <table:table-cell table:formula="of:=IF([.$A499]=0;[.$B499]-MAX([.$B$1:.B498]);0)" office:value-type="float" office:value="46732" calcext:value-type="float">
            <text:p>46732</text:p>
          </table:table-cell>
          <table:table-cell table:number-columns-repeated="3"/>
        </table:table-row>
        <table:table-row table:style-name="ro1">
          <table:table-cell office:value-type="float" office:value="18512" calcext:value-type="float">
            <text:p>18512</text:p>
          </table:table-cell>
          <table:table-cell table:formula="of:=IF([.A500]=0;SUM([.$A$1:.A500]);0)" office:value-type="float" office:value="0" calcext:value-type="float">
            <text:p>0</text:p>
          </table:table-cell>
          <table:table-cell table:formula="of:=IF([.$A500]=0;[.$B500]-MAX([.$B$1:.B4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61" calcext:value-type="float">
            <text:p>14761</text:p>
          </table:table-cell>
          <table:table-cell table:formula="of:=IF([.A501]=0;SUM([.$A$1:.A501]);0)" office:value-type="float" office:value="0" calcext:value-type="float">
            <text:p>0</text:p>
          </table:table-cell>
          <table:table-cell table:formula="of:=IF([.$A501]=0;[.$B501]-MAX([.$B$1:.B5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99" calcext:value-type="float">
            <text:p>12199</text:p>
          </table:table-cell>
          <table:table-cell table:formula="of:=IF([.A502]=0;SUM([.$A$1:.A502]);0)" office:value-type="float" office:value="0" calcext:value-type="float">
            <text:p>0</text:p>
          </table:table-cell>
          <table:table-cell table:formula="of:=IF([.$A502]=0;[.$B502]-MAX([.$B$1:.B5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IF([.A503]=0;SUM([.$A$1:.A503]);0)" office:value-type="float" office:value="0" calcext:value-type="float">
            <text:p>0</text:p>
          </table:table-cell>
          <table:table-cell table:formula="of:=IF([.$A503]=0;[.$B503]-MAX([.$B$1:.B5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04]=0;SUM([.$A$1:.A504]);0)" office:value-type="float" office:value="2932829" calcext:value-type="float">
            <text:p>2932829</text:p>
          </table:table-cell>
          <table:table-cell table:formula="of:=IF([.$A504]=0;[.$B504]-MAX([.$B$1:.B503]);0)" office:value-type="float" office:value="46848" calcext:value-type="float">
            <text:p>46848</text:p>
          </table:table-cell>
          <table:table-cell table:number-columns-repeated="3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IF([.A505]=0;SUM([.$A$1:.A505]);0)" office:value-type="float" office:value="0" calcext:value-type="float">
            <text:p>0</text:p>
          </table:table-cell>
          <table:table-cell table:formula="of:=IF([.$A505]=0;[.$B505]-MAX([.$B$1:.B5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formula="of:=IF([.A506]=0;SUM([.$A$1:.A506]);0)" office:value-type="float" office:value="0" calcext:value-type="float">
            <text:p>0</text:p>
          </table:table-cell>
          <table:table-cell table:formula="of:=IF([.$A506]=0;[.$B506]-MAX([.$B$1:.B5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formula="of:=IF([.A507]=0;SUM([.$A$1:.A507]);0)" office:value-type="float" office:value="0" calcext:value-type="float">
            <text:p>0</text:p>
          </table:table-cell>
          <table:table-cell table:formula="of:=IF([.$A507]=0;[.$B507]-MAX([.$B$1:.B5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formula="of:=IF([.A508]=0;SUM([.$A$1:.A508]);0)" office:value-type="float" office:value="0" calcext:value-type="float">
            <text:p>0</text:p>
          </table:table-cell>
          <table:table-cell table:formula="of:=IF([.$A508]=0;[.$B508]-MAX([.$B$1:.B5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formula="of:=IF([.A509]=0;SUM([.$A$1:.A509]);0)" office:value-type="float" office:value="0" calcext:value-type="float">
            <text:p>0</text:p>
          </table:table-cell>
          <table:table-cell table:formula="of:=IF([.$A509]=0;[.$B509]-MAX([.$B$1:.B5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formula="of:=IF([.A510]=0;SUM([.$A$1:.A510]);0)" office:value-type="float" office:value="0" calcext:value-type="float">
            <text:p>0</text:p>
          </table:table-cell>
          <table:table-cell table:formula="of:=IF([.$A510]=0;[.$B510]-MAX([.$B$1:.B5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IF([.A511]=0;SUM([.$A$1:.A511]);0)" office:value-type="float" office:value="0" calcext:value-type="float">
            <text:p>0</text:p>
          </table:table-cell>
          <table:table-cell table:formula="of:=IF([.$A511]=0;[.$B511]-MAX([.$B$1:.B5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IF([.A512]=0;SUM([.$A$1:.A512]);0)" office:value-type="float" office:value="0" calcext:value-type="float">
            <text:p>0</text:p>
          </table:table-cell>
          <table:table-cell table:formula="of:=IF([.$A512]=0;[.$B512]-MAX([.$B$1:.B5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IF([.A513]=0;SUM([.$A$1:.A513]);0)" office:value-type="float" office:value="0" calcext:value-type="float">
            <text:p>0</text:p>
          </table:table-cell>
          <table:table-cell table:formula="of:=IF([.$A513]=0;[.$B513]-MAX([.$B$1:.B5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formula="of:=IF([.A514]=0;SUM([.$A$1:.A514]);0)" office:value-type="float" office:value="0" calcext:value-type="float">
            <text:p>0</text:p>
          </table:table-cell>
          <table:table-cell table:formula="of:=IF([.$A514]=0;[.$B514]-MAX([.$B$1:.B5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formula="of:=IF([.A515]=0;SUM([.$A$1:.A515]);0)" office:value-type="float" office:value="0" calcext:value-type="float">
            <text:p>0</text:p>
          </table:table-cell>
          <table:table-cell table:formula="of:=IF([.$A515]=0;[.$B515]-MAX([.$B$1:.B5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16]=0;SUM([.$A$1:.A516]);0)" office:value-type="float" office:value="2986516" calcext:value-type="float">
            <text:p>2986516</text:p>
          </table:table-cell>
          <table:table-cell table:formula="of:=IF([.$A516]=0;[.$B516]-MAX([.$B$1:.B515]);0)" office:value-type="float" office:value="53687" calcext:value-type="float">
            <text:p>53687</text:p>
          </table:table-cell>
          <table:table-cell table:number-columns-repeated="3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IF([.A517]=0;SUM([.$A$1:.A517]);0)" office:value-type="float" office:value="0" calcext:value-type="float">
            <text:p>0</text:p>
          </table:table-cell>
          <table:table-cell table:formula="of:=IF([.$A517]=0;[.$B517]-MAX([.$B$1:.B5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[.A518]=0;SUM([.$A$1:.A518]);0)" office:value-type="float" office:value="0" calcext:value-type="float">
            <text:p>0</text:p>
          </table:table-cell>
          <table:table-cell table:formula="of:=IF([.$A518]=0;[.$B518]-MAX([.$B$1:.B5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formula="of:=IF([.A519]=0;SUM([.$A$1:.A519]);0)" office:value-type="float" office:value="0" calcext:value-type="float">
            <text:p>0</text:p>
          </table:table-cell>
          <table:table-cell table:formula="of:=IF([.$A519]=0;[.$B519]-MAX([.$B$1:.B5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IF([.A520]=0;SUM([.$A$1:.A520]);0)" office:value-type="float" office:value="0" calcext:value-type="float">
            <text:p>0</text:p>
          </table:table-cell>
          <table:table-cell table:formula="of:=IF([.$A520]=0;[.$B520]-MAX([.$B$1:.B5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formula="of:=IF([.A521]=0;SUM([.$A$1:.A521]);0)" office:value-type="float" office:value="0" calcext:value-type="float">
            <text:p>0</text:p>
          </table:table-cell>
          <table:table-cell table:formula="of:=IF([.$A521]=0;[.$B521]-MAX([.$B$1:.B5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formula="of:=IF([.A522]=0;SUM([.$A$1:.A522]);0)" office:value-type="float" office:value="0" calcext:value-type="float">
            <text:p>0</text:p>
          </table:table-cell>
          <table:table-cell table:formula="of:=IF([.$A522]=0;[.$B522]-MAX([.$B$1:.B5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IF([.A523]=0;SUM([.$A$1:.A523]);0)" office:value-type="float" office:value="0" calcext:value-type="float">
            <text:p>0</text:p>
          </table:table-cell>
          <table:table-cell table:formula="of:=IF([.$A523]=0;[.$B523]-MAX([.$B$1:.B5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524]=0;SUM([.$A$1:.A524]);0)" office:value-type="float" office:value="0" calcext:value-type="float">
            <text:p>0</text:p>
          </table:table-cell>
          <table:table-cell table:formula="of:=IF([.$A524]=0;[.$B524]-MAX([.$B$1:.B5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formula="of:=IF([.A525]=0;SUM([.$A$1:.A525]);0)" office:value-type="float" office:value="0" calcext:value-type="float">
            <text:p>0</text:p>
          </table:table-cell>
          <table:table-cell table:formula="of:=IF([.$A525]=0;[.$B525]-MAX([.$B$1:.B5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26]=0;SUM([.$A$1:.A526]);0)" office:value-type="float" office:value="3033751" calcext:value-type="float">
            <text:p>3033751</text:p>
          </table:table-cell>
          <table:table-cell table:formula="of:=IF([.$A526]=0;[.$B526]-MAX([.$B$1:.B525]);0)" office:value-type="float" office:value="47235" calcext:value-type="float">
            <text:p>47235</text:p>
          </table:table-cell>
          <table:table-cell table:number-columns-repeated="3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IF([.A527]=0;SUM([.$A$1:.A527]);0)" office:value-type="float" office:value="0" calcext:value-type="float">
            <text:p>0</text:p>
          </table:table-cell>
          <table:table-cell table:formula="of:=IF([.$A527]=0;[.$B527]-MAX([.$B$1:.B5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formula="of:=IF([.A528]=0;SUM([.$A$1:.A528]);0)" office:value-type="float" office:value="0" calcext:value-type="float">
            <text:p>0</text:p>
          </table:table-cell>
          <table:table-cell table:formula="of:=IF([.$A528]=0;[.$B528]-MAX([.$B$1:.B5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IF([.A529]=0;SUM([.$A$1:.A529]);0)" office:value-type="float" office:value="0" calcext:value-type="float">
            <text:p>0</text:p>
          </table:table-cell>
          <table:table-cell table:formula="of:=IF([.$A529]=0;[.$B529]-MAX([.$B$1:.B5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IF([.A530]=0;SUM([.$A$1:.A530]);0)" office:value-type="float" office:value="0" calcext:value-type="float">
            <text:p>0</text:p>
          </table:table-cell>
          <table:table-cell table:formula="of:=IF([.$A530]=0;[.$B530]-MAX([.$B$1:.B5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formula="of:=IF([.A531]=0;SUM([.$A$1:.A531]);0)" office:value-type="float" office:value="0" calcext:value-type="float">
            <text:p>0</text:p>
          </table:table-cell>
          <table:table-cell table:formula="of:=IF([.$A531]=0;[.$B531]-MAX([.$B$1:.B5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formula="of:=IF([.A532]=0;SUM([.$A$1:.A532]);0)" office:value-type="float" office:value="0" calcext:value-type="float">
            <text:p>0</text:p>
          </table:table-cell>
          <table:table-cell table:formula="of:=IF([.$A532]=0;[.$B532]-MAX([.$B$1:.B5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formula="of:=IF([.A533]=0;SUM([.$A$1:.A533]);0)" office:value-type="float" office:value="0" calcext:value-type="float">
            <text:p>0</text:p>
          </table:table-cell>
          <table:table-cell table:formula="of:=IF([.$A533]=0;[.$B533]-MAX([.$B$1:.B5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formula="of:=IF([.A534]=0;SUM([.$A$1:.A534]);0)" office:value-type="float" office:value="0" calcext:value-type="float">
            <text:p>0</text:p>
          </table:table-cell>
          <table:table-cell table:formula="of:=IF([.$A534]=0;[.$B534]-MAX([.$B$1:.B5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formula="of:=IF([.A535]=0;SUM([.$A$1:.A535]);0)" office:value-type="float" office:value="0" calcext:value-type="float">
            <text:p>0</text:p>
          </table:table-cell>
          <table:table-cell table:formula="of:=IF([.$A535]=0;[.$B535]-MAX([.$B$1:.B5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formula="of:=IF([.A536]=0;SUM([.$A$1:.A536]);0)" office:value-type="float" office:value="0" calcext:value-type="float">
            <text:p>0</text:p>
          </table:table-cell>
          <table:table-cell table:formula="of:=IF([.$A536]=0;[.$B536]-MAX([.$B$1:.B5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37]=0;SUM([.$A$1:.A537]);0)" office:value-type="float" office:value="3095527" calcext:value-type="float">
            <text:p>3095527</text:p>
          </table:table-cell>
          <table:table-cell table:formula="of:=IF([.$A537]=0;[.$B537]-MAX([.$B$1:.B536]);0)" office:value-type="float" office:value="61776" calcext:value-type="float">
            <text:p>61776</text:p>
          </table:table-cell>
          <table:table-cell table:number-columns-repeated="3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IF([.A538]=0;SUM([.$A$1:.A538]);0)" office:value-type="float" office:value="0" calcext:value-type="float">
            <text:p>0</text:p>
          </table:table-cell>
          <table:table-cell table:formula="of:=IF([.$A538]=0;[.$B538]-MAX([.$B$1:.B5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formula="of:=IF([.A539]=0;SUM([.$A$1:.A539]);0)" office:value-type="float" office:value="0" calcext:value-type="float">
            <text:p>0</text:p>
          </table:table-cell>
          <table:table-cell table:formula="of:=IF([.$A539]=0;[.$B539]-MAX([.$B$1:.B5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formula="of:=IF([.A540]=0;SUM([.$A$1:.A540]);0)" office:value-type="float" office:value="0" calcext:value-type="float">
            <text:p>0</text:p>
          </table:table-cell>
          <table:table-cell table:formula="of:=IF([.$A540]=0;[.$B540]-MAX([.$B$1:.B5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IF([.A541]=0;SUM([.$A$1:.A541]);0)" office:value-type="float" office:value="0" calcext:value-type="float">
            <text:p>0</text:p>
          </table:table-cell>
          <table:table-cell table:formula="of:=IF([.$A541]=0;[.$B541]-MAX([.$B$1:.B5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formula="of:=IF([.A542]=0;SUM([.$A$1:.A542]);0)" office:value-type="float" office:value="0" calcext:value-type="float">
            <text:p>0</text:p>
          </table:table-cell>
          <table:table-cell table:formula="of:=IF([.$A542]=0;[.$B542]-MAX([.$B$1:.B5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IF([.A543]=0;SUM([.$A$1:.A543]);0)" office:value-type="float" office:value="0" calcext:value-type="float">
            <text:p>0</text:p>
          </table:table-cell>
          <table:table-cell table:formula="of:=IF([.$A543]=0;[.$B543]-MAX([.$B$1:.B5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formula="of:=IF([.A544]=0;SUM([.$A$1:.A544]);0)" office:value-type="float" office:value="0" calcext:value-type="float">
            <text:p>0</text:p>
          </table:table-cell>
          <table:table-cell table:formula="of:=IF([.$A544]=0;[.$B544]-MAX([.$B$1:.B5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formula="of:=IF([.A545]=0;SUM([.$A$1:.A545]);0)" office:value-type="float" office:value="0" calcext:value-type="float">
            <text:p>0</text:p>
          </table:table-cell>
          <table:table-cell table:formula="of:=IF([.$A545]=0;[.$B545]-MAX([.$B$1:.B5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46]=0;SUM([.$A$1:.A546]);0)" office:value-type="float" office:value="3146376" calcext:value-type="float">
            <text:p>3146376</text:p>
          </table:table-cell>
          <table:table-cell table:formula="of:=IF([.$A546]=0;[.$B546]-MAX([.$B$1:.B545]);0)" office:value-type="float" office:value="50849" calcext:value-type="float">
            <text:p>50849</text:p>
          </table:table-cell>
          <table:table-cell table:number-columns-repeated="3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IF([.A547]=0;SUM([.$A$1:.A547]);0)" office:value-type="float" office:value="0" calcext:value-type="float">
            <text:p>0</text:p>
          </table:table-cell>
          <table:table-cell table:formula="of:=IF([.$A547]=0;[.$B547]-MAX([.$B$1:.B5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formula="of:=IF([.A548]=0;SUM([.$A$1:.A548]);0)" office:value-type="float" office:value="0" calcext:value-type="float">
            <text:p>0</text:p>
          </table:table-cell>
          <table:table-cell table:formula="of:=IF([.$A548]=0;[.$B548]-MAX([.$B$1:.B5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IF([.A549]=0;SUM([.$A$1:.A549]);0)" office:value-type="float" office:value="0" calcext:value-type="float">
            <text:p>0</text:p>
          </table:table-cell>
          <table:table-cell table:formula="of:=IF([.$A549]=0;[.$B549]-MAX([.$B$1:.B5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IF([.A550]=0;SUM([.$A$1:.A550]);0)" office:value-type="float" office:value="0" calcext:value-type="float">
            <text:p>0</text:p>
          </table:table-cell>
          <table:table-cell table:formula="of:=IF([.$A550]=0;[.$B550]-MAX([.$B$1:.B5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formula="of:=IF([.A551]=0;SUM([.$A$1:.A551]);0)" office:value-type="float" office:value="0" calcext:value-type="float">
            <text:p>0</text:p>
          </table:table-cell>
          <table:table-cell table:formula="of:=IF([.$A551]=0;[.$B551]-MAX([.$B$1:.B5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IF([.A552]=0;SUM([.$A$1:.A552]);0)" office:value-type="float" office:value="0" calcext:value-type="float">
            <text:p>0</text:p>
          </table:table-cell>
          <table:table-cell table:formula="of:=IF([.$A552]=0;[.$B552]-MAX([.$B$1:.B5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formula="of:=IF([.A553]=0;SUM([.$A$1:.A553]);0)" office:value-type="float" office:value="0" calcext:value-type="float">
            <text:p>0</text:p>
          </table:table-cell>
          <table:table-cell table:formula="of:=IF([.$A553]=0;[.$B553]-MAX([.$B$1:.B5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formula="of:=IF([.A554]=0;SUM([.$A$1:.A554]);0)" office:value-type="float" office:value="0" calcext:value-type="float">
            <text:p>0</text:p>
          </table:table-cell>
          <table:table-cell table:formula="of:=IF([.$A554]=0;[.$B554]-MAX([.$B$1:.B5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IF([.A555]=0;SUM([.$A$1:.A555]);0)" office:value-type="float" office:value="0" calcext:value-type="float">
            <text:p>0</text:p>
          </table:table-cell>
          <table:table-cell table:formula="of:=IF([.$A555]=0;[.$B555]-MAX([.$B$1:.B5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556]=0;SUM([.$A$1:.A556]);0)" office:value-type="float" office:value="0" calcext:value-type="float">
            <text:p>0</text:p>
          </table:table-cell>
          <table:table-cell table:formula="of:=IF([.$A556]=0;[.$B556]-MAX([.$B$1:.B5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formula="of:=IF([.A557]=0;SUM([.$A$1:.A557]);0)" office:value-type="float" office:value="0" calcext:value-type="float">
            <text:p>0</text:p>
          </table:table-cell>
          <table:table-cell table:formula="of:=IF([.$A557]=0;[.$B557]-MAX([.$B$1:.B5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58]=0;SUM([.$A$1:.A558]);0)" office:value-type="float" office:value="3192385" calcext:value-type="float">
            <text:p>3192385</text:p>
          </table:table-cell>
          <table:table-cell table:formula="of:=IF([.$A558]=0;[.$B558]-MAX([.$B$1:.B557]);0)" office:value-type="float" office:value="46009" calcext:value-type="float">
            <text:p>46009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IF([.A559]=0;SUM([.$A$1:.A559]);0)" office:value-type="float" office:value="0" calcext:value-type="float">
            <text:p>0</text:p>
          </table:table-cell>
          <table:table-cell table:formula="of:=IF([.$A559]=0;[.$B559]-MAX([.$B$1:.B5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formula="of:=IF([.A560]=0;SUM([.$A$1:.A560]);0)" office:value-type="float" office:value="0" calcext:value-type="float">
            <text:p>0</text:p>
          </table:table-cell>
          <table:table-cell table:formula="of:=IF([.$A560]=0;[.$B560]-MAX([.$B$1:.B5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formula="of:=IF([.A561]=0;SUM([.$A$1:.A561]);0)" office:value-type="float" office:value="0" calcext:value-type="float">
            <text:p>0</text:p>
          </table:table-cell>
          <table:table-cell table:formula="of:=IF([.$A561]=0;[.$B561]-MAX([.$B$1:.B5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formula="of:=IF([.A562]=0;SUM([.$A$1:.A562]);0)" office:value-type="float" office:value="0" calcext:value-type="float">
            <text:p>0</text:p>
          </table:table-cell>
          <table:table-cell table:formula="of:=IF([.$A562]=0;[.$B562]-MAX([.$B$1:.B5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IF([.A563]=0;SUM([.$A$1:.A563]);0)" office:value-type="float" office:value="0" calcext:value-type="float">
            <text:p>0</text:p>
          </table:table-cell>
          <table:table-cell table:formula="of:=IF([.$A563]=0;[.$B563]-MAX([.$B$1:.B5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formula="of:=IF([.A564]=0;SUM([.$A$1:.A564]);0)" office:value-type="float" office:value="0" calcext:value-type="float">
            <text:p>0</text:p>
          </table:table-cell>
          <table:table-cell table:formula="of:=IF([.$A564]=0;[.$B564]-MAX([.$B$1:.B5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IF([.A565]=0;SUM([.$A$1:.A565]);0)" office:value-type="float" office:value="0" calcext:value-type="float">
            <text:p>0</text:p>
          </table:table-cell>
          <table:table-cell table:formula="of:=IF([.$A565]=0;[.$B565]-MAX([.$B$1:.B5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formula="of:=IF([.A566]=0;SUM([.$A$1:.A566]);0)" office:value-type="float" office:value="0" calcext:value-type="float">
            <text:p>0</text:p>
          </table:table-cell>
          <table:table-cell table:formula="of:=IF([.$A566]=0;[.$B566]-MAX([.$B$1:.B5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IF([.A567]=0;SUM([.$A$1:.A567]);0)" office:value-type="float" office:value="0" calcext:value-type="float">
            <text:p>0</text:p>
          </table:table-cell>
          <table:table-cell table:formula="of:=IF([.$A567]=0;[.$B567]-MAX([.$B$1:.B5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68]=0;SUM([.$A$1:.A568]);0)" office:value-type="float" office:value="3237214" calcext:value-type="float">
            <text:p>3237214</text:p>
          </table:table-cell>
          <table:table-cell table:formula="of:=IF([.$A568]=0;[.$B568]-MAX([.$B$1:.B567]);0)" office:value-type="float" office:value="44829" calcext:value-type="float">
            <text:p>44829</text:p>
          </table:table-cell>
          <table:table-cell table:number-columns-repeated="3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IF([.A569]=0;SUM([.$A$1:.A569]);0)" office:value-type="float" office:value="0" calcext:value-type="float">
            <text:p>0</text:p>
          </table:table-cell>
          <table:table-cell table:formula="of:=IF([.$A569]=0;[.$B569]-MAX([.$B$1:.B5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formula="of:=IF([.A570]=0;SUM([.$A$1:.A570]);0)" office:value-type="float" office:value="0" calcext:value-type="float">
            <text:p>0</text:p>
          </table:table-cell>
          <table:table-cell table:formula="of:=IF([.$A570]=0;[.$B570]-MAX([.$B$1:.B5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571]=0;SUM([.$A$1:.A571]);0)" office:value-type="float" office:value="0" calcext:value-type="float">
            <text:p>0</text:p>
          </table:table-cell>
          <table:table-cell table:formula="of:=IF([.$A571]=0;[.$B571]-MAX([.$B$1:.B5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formula="of:=IF([.A572]=0;SUM([.$A$1:.A572]);0)" office:value-type="float" office:value="0" calcext:value-type="float">
            <text:p>0</text:p>
          </table:table-cell>
          <table:table-cell table:formula="of:=IF([.$A572]=0;[.$B572]-MAX([.$B$1:.B5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573]=0;SUM([.$A$1:.A573]);0)" office:value-type="float" office:value="0" calcext:value-type="float">
            <text:p>0</text:p>
          </table:table-cell>
          <table:table-cell table:formula="of:=IF([.$A573]=0;[.$B573]-MAX([.$B$1:.B5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formula="of:=IF([.A574]=0;SUM([.$A$1:.A574]);0)" office:value-type="float" office:value="0" calcext:value-type="float">
            <text:p>0</text:p>
          </table:table-cell>
          <table:table-cell table:formula="of:=IF([.$A574]=0;[.$B574]-MAX([.$B$1:.B5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IF([.A575]=0;SUM([.$A$1:.A575]);0)" office:value-type="float" office:value="0" calcext:value-type="float">
            <text:p>0</text:p>
          </table:table-cell>
          <table:table-cell table:formula="of:=IF([.$A575]=0;[.$B575]-MAX([.$B$1:.B5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IF([.A576]=0;SUM([.$A$1:.A576]);0)" office:value-type="float" office:value="0" calcext:value-type="float">
            <text:p>0</text:p>
          </table:table-cell>
          <table:table-cell table:formula="of:=IF([.$A576]=0;[.$B576]-MAX([.$B$1:.B5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IF([.A577]=0;SUM([.$A$1:.A577]);0)" office:value-type="float" office:value="0" calcext:value-type="float">
            <text:p>0</text:p>
          </table:table-cell>
          <table:table-cell table:formula="of:=IF([.$A577]=0;[.$B577]-MAX([.$B$1:.B5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formula="of:=IF([.A578]=0;SUM([.$A$1:.A578]);0)" office:value-type="float" office:value="0" calcext:value-type="float">
            <text:p>0</text:p>
          </table:table-cell>
          <table:table-cell table:formula="of:=IF([.$A578]=0;[.$B578]-MAX([.$B$1:.B5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IF([.A579]=0;SUM([.$A$1:.A579]);0)" office:value-type="float" office:value="0" calcext:value-type="float">
            <text:p>0</text:p>
          </table:table-cell>
          <table:table-cell table:formula="of:=IF([.$A579]=0;[.$B579]-MAX([.$B$1:.B5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IF([.A580]=0;SUM([.$A$1:.A580]);0)" office:value-type="float" office:value="0" calcext:value-type="float">
            <text:p>0</text:p>
          </table:table-cell>
          <table:table-cell table:formula="of:=IF([.$A580]=0;[.$B580]-MAX([.$B$1:.B5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IF([.A581]=0;SUM([.$A$1:.A581]);0)" office:value-type="float" office:value="0" calcext:value-type="float">
            <text:p>0</text:p>
          </table:table-cell>
          <table:table-cell table:formula="of:=IF([.$A581]=0;[.$B581]-MAX([.$B$1:.B5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formula="of:=IF([.A582]=0;SUM([.$A$1:.A582]);0)" office:value-type="float" office:value="0" calcext:value-type="float">
            <text:p>0</text:p>
          </table:table-cell>
          <table:table-cell table:formula="of:=IF([.$A582]=0;[.$B582]-MAX([.$B$1:.B5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83]=0;SUM([.$A$1:.A583]);0)" office:value-type="float" office:value="3290764" calcext:value-type="float">
            <text:p>3290764</text:p>
          </table:table-cell>
          <table:table-cell table:formula="of:=IF([.$A583]=0;[.$B583]-MAX([.$B$1:.B582]);0)" office:value-type="float" office:value="53550" calcext:value-type="float">
            <text:p>53550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IF([.A584]=0;SUM([.$A$1:.A584]);0)" office:value-type="float" office:value="0" calcext:value-type="float">
            <text:p>0</text:p>
          </table:table-cell>
          <table:table-cell table:formula="of:=IF([.$A584]=0;[.$B584]-MAX([.$B$1:.B5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formula="of:=IF([.A585]=0;SUM([.$A$1:.A585]);0)" office:value-type="float" office:value="0" calcext:value-type="float">
            <text:p>0</text:p>
          </table:table-cell>
          <table:table-cell table:formula="of:=IF([.$A585]=0;[.$B585]-MAX([.$B$1:.B5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formula="of:=IF([.A586]=0;SUM([.$A$1:.A586]);0)" office:value-type="float" office:value="0" calcext:value-type="float">
            <text:p>0</text:p>
          </table:table-cell>
          <table:table-cell table:formula="of:=IF([.$A586]=0;[.$B586]-MAX([.$B$1:.B5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IF([.A587]=0;SUM([.$A$1:.A587]);0)" office:value-type="float" office:value="0" calcext:value-type="float">
            <text:p>0</text:p>
          </table:table-cell>
          <table:table-cell table:formula="of:=IF([.$A587]=0;[.$B587]-MAX([.$B$1:.B5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IF([.A588]=0;SUM([.$A$1:.A588]);0)" office:value-type="float" office:value="0" calcext:value-type="float">
            <text:p>0</text:p>
          </table:table-cell>
          <table:table-cell table:formula="of:=IF([.$A588]=0;[.$B588]-MAX([.$B$1:.B5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formula="of:=IF([.A589]=0;SUM([.$A$1:.A589]);0)" office:value-type="float" office:value="0" calcext:value-type="float">
            <text:p>0</text:p>
          </table:table-cell>
          <table:table-cell table:formula="of:=IF([.$A589]=0;[.$B589]-MAX([.$B$1:.B5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IF([.A590]=0;SUM([.$A$1:.A590]);0)" office:value-type="float" office:value="0" calcext:value-type="float">
            <text:p>0</text:p>
          </table:table-cell>
          <table:table-cell table:formula="of:=IF([.$A590]=0;[.$B590]-MAX([.$B$1:.B5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IF([.A591]=0;SUM([.$A$1:.A591]);0)" office:value-type="float" office:value="0" calcext:value-type="float">
            <text:p>0</text:p>
          </table:table-cell>
          <table:table-cell table:formula="of:=IF([.$A591]=0;[.$B591]-MAX([.$B$1:.B5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IF([.A592]=0;SUM([.$A$1:.A592]);0)" office:value-type="float" office:value="0" calcext:value-type="float">
            <text:p>0</text:p>
          </table:table-cell>
          <table:table-cell table:formula="of:=IF([.$A592]=0;[.$B592]-MAX([.$B$1:.B5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593]=0;SUM([.$A$1:.A593]);0)" office:value-type="float" office:value="0" calcext:value-type="float">
            <text:p>0</text:p>
          </table:table-cell>
          <table:table-cell table:formula="of:=IF([.$A593]=0;[.$B593]-MAX([.$B$1:.B5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formula="of:=IF([.A594]=0;SUM([.$A$1:.A594]);0)" office:value-type="float" office:value="0" calcext:value-type="float">
            <text:p>0</text:p>
          </table:table-cell>
          <table:table-cell table:formula="of:=IF([.$A594]=0;[.$B594]-MAX([.$B$1:.B5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IF([.A595]=0;SUM([.$A$1:.A595]);0)" office:value-type="float" office:value="0" calcext:value-type="float">
            <text:p>0</text:p>
          </table:table-cell>
          <table:table-cell table:formula="of:=IF([.$A595]=0;[.$B595]-MAX([.$B$1:.B5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IF([.A596]=0;SUM([.$A$1:.A596]);0)" office:value-type="float" office:value="0" calcext:value-type="float">
            <text:p>0</text:p>
          </table:table-cell>
          <table:table-cell table:formula="of:=IF([.$A596]=0;[.$B596]-MAX([.$B$1:.B5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formula="of:=IF([.A597]=0;SUM([.$A$1:.A597]);0)" office:value-type="float" office:value="0" calcext:value-type="float">
            <text:p>0</text:p>
          </table:table-cell>
          <table:table-cell table:formula="of:=IF([.$A597]=0;[.$B597]-MAX([.$B$1:.B5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598]=0;SUM([.$A$1:.A598]);0)" office:value-type="float" office:value="3339671" calcext:value-type="float">
            <text:p>3339671</text:p>
          </table:table-cell>
          <table:table-cell table:formula="of:=IF([.$A598]=0;[.$B598]-MAX([.$B$1:.B597]);0)" office:value-type="float" office:value="48907" calcext:value-type="float">
            <text:p>48907</text:p>
          </table:table-cell>
          <table:table-cell table:number-columns-repeated="3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IF([.A599]=0;SUM([.$A$1:.A599]);0)" office:value-type="float" office:value="0" calcext:value-type="float">
            <text:p>0</text:p>
          </table:table-cell>
          <table:table-cell table:formula="of:=IF([.$A599]=0;[.$B599]-MAX([.$B$1:.B5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600]=0;SUM([.$A$1:.A600]);0)" office:value-type="float" office:value="0" calcext:value-type="float">
            <text:p>0</text:p>
          </table:table-cell>
          <table:table-cell table:formula="of:=IF([.$A600]=0;[.$B600]-MAX([.$B$1:.B5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formula="of:=IF([.A601]=0;SUM([.$A$1:.A601]);0)" office:value-type="float" office:value="0" calcext:value-type="float">
            <text:p>0</text:p>
          </table:table-cell>
          <table:table-cell table:formula="of:=IF([.$A601]=0;[.$B601]-MAX([.$B$1:.B6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formula="of:=IF([.A602]=0;SUM([.$A$1:.A602]);0)" office:value-type="float" office:value="0" calcext:value-type="float">
            <text:p>0</text:p>
          </table:table-cell>
          <table:table-cell table:formula="of:=IF([.$A602]=0;[.$B602]-MAX([.$B$1:.B6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formula="of:=IF([.A603]=0;SUM([.$A$1:.A603]);0)" office:value-type="float" office:value="0" calcext:value-type="float">
            <text:p>0</text:p>
          </table:table-cell>
          <table:table-cell table:formula="of:=IF([.$A603]=0;[.$B603]-MAX([.$B$1:.B6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formula="of:=IF([.A604]=0;SUM([.$A$1:.A604]);0)" office:value-type="float" office:value="0" calcext:value-type="float">
            <text:p>0</text:p>
          </table:table-cell>
          <table:table-cell table:formula="of:=IF([.$A604]=0;[.$B604]-MAX([.$B$1:.B6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formula="of:=IF([.A605]=0;SUM([.$A$1:.A605]);0)" office:value-type="float" office:value="0" calcext:value-type="float">
            <text:p>0</text:p>
          </table:table-cell>
          <table:table-cell table:formula="of:=IF([.$A605]=0;[.$B605]-MAX([.$B$1:.B6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606]=0;SUM([.$A$1:.A606]);0)" office:value-type="float" office:value="0" calcext:value-type="float">
            <text:p>0</text:p>
          </table:table-cell>
          <table:table-cell table:formula="of:=IF([.$A606]=0;[.$B606]-MAX([.$B$1:.B6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IF([.A607]=0;SUM([.$A$1:.A607]);0)" office:value-type="float" office:value="0" calcext:value-type="float">
            <text:p>0</text:p>
          </table:table-cell>
          <table:table-cell table:formula="of:=IF([.$A607]=0;[.$B607]-MAX([.$B$1:.B6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IF([.A608]=0;SUM([.$A$1:.A608]);0)" office:value-type="float" office:value="0" calcext:value-type="float">
            <text:p>0</text:p>
          </table:table-cell>
          <table:table-cell table:formula="of:=IF([.$A608]=0;[.$B608]-MAX([.$B$1:.B6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IF([.A609]=0;SUM([.$A$1:.A609]);0)" office:value-type="float" office:value="0" calcext:value-type="float">
            <text:p>0</text:p>
          </table:table-cell>
          <table:table-cell table:formula="of:=IF([.$A609]=0;[.$B609]-MAX([.$B$1:.B6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10]=0;SUM([.$A$1:.A610]);0)" office:value-type="float" office:value="3384106" calcext:value-type="float">
            <text:p>3384106</text:p>
          </table:table-cell>
          <table:table-cell table:formula="of:=IF([.$A610]=0;[.$B610]-MAX([.$B$1:.B609]);0)" office:value-type="float" office:value="44435" calcext:value-type="float">
            <text:p>44435</text:p>
          </table:table-cell>
          <table:table-cell table:number-columns-repeated="3"/>
        </table:table-row>
        <table:table-row table:style-name="ro1">
          <table:table-cell office:value-type="float" office:value="28968" calcext:value-type="float">
            <text:p>28968</text:p>
          </table:table-cell>
          <table:table-cell table:formula="of:=IF([.A611]=0;SUM([.$A$1:.A611]);0)" office:value-type="float" office:value="0" calcext:value-type="float">
            <text:p>0</text:p>
          </table:table-cell>
          <table:table-cell table:formula="of:=IF([.$A611]=0;[.$B611]-MAX([.$B$1:.B6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42" calcext:value-type="float">
            <text:p>12842</text:p>
          </table:table-cell>
          <table:table-cell table:formula="of:=IF([.A612]=0;SUM([.$A$1:.A612]);0)" office:value-type="float" office:value="0" calcext:value-type="float">
            <text:p>0</text:p>
          </table:table-cell>
          <table:table-cell table:formula="of:=IF([.$A612]=0;[.$B612]-MAX([.$B$1:.B6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13]=0;SUM([.$A$1:.A613]);0)" office:value-type="float" office:value="3425916" calcext:value-type="float">
            <text:p>3425916</text:p>
          </table:table-cell>
          <table:table-cell table:formula="of:=IF([.$A613]=0;[.$B613]-MAX([.$B$1:.B612]);0)" office:value-type="float" office:value="41810" calcext:value-type="float">
            <text:p>41810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IF([.A614]=0;SUM([.$A$1:.A614]);0)" office:value-type="float" office:value="0" calcext:value-type="float">
            <text:p>0</text:p>
          </table:table-cell>
          <table:table-cell table:formula="of:=IF([.$A614]=0;[.$B614]-MAX([.$B$1:.B6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[.A615]=0;SUM([.$A$1:.A615]);0)" office:value-type="float" office:value="0" calcext:value-type="float">
            <text:p>0</text:p>
          </table:table-cell>
          <table:table-cell table:formula="of:=IF([.$A615]=0;[.$B615]-MAX([.$B$1:.B6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IF([.A616]=0;SUM([.$A$1:.A616]);0)" office:value-type="float" office:value="0" calcext:value-type="float">
            <text:p>0</text:p>
          </table:table-cell>
          <table:table-cell table:formula="of:=IF([.$A616]=0;[.$B616]-MAX([.$B$1:.B6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IF([.A617]=0;SUM([.$A$1:.A617]);0)" office:value-type="float" office:value="0" calcext:value-type="float">
            <text:p>0</text:p>
          </table:table-cell>
          <table:table-cell table:formula="of:=IF([.$A617]=0;[.$B617]-MAX([.$B$1:.B6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IF([.A618]=0;SUM([.$A$1:.A618]);0)" office:value-type="float" office:value="0" calcext:value-type="float">
            <text:p>0</text:p>
          </table:table-cell>
          <table:table-cell table:formula="of:=IF([.$A618]=0;[.$B618]-MAX([.$B$1:.B6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formula="of:=IF([.A619]=0;SUM([.$A$1:.A619]);0)" office:value-type="float" office:value="0" calcext:value-type="float">
            <text:p>0</text:p>
          </table:table-cell>
          <table:table-cell table:formula="of:=IF([.$A619]=0;[.$B619]-MAX([.$B$1:.B6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formula="of:=IF([.A620]=0;SUM([.$A$1:.A620]);0)" office:value-type="float" office:value="0" calcext:value-type="float">
            <text:p>0</text:p>
          </table:table-cell>
          <table:table-cell table:formula="of:=IF([.$A620]=0;[.$B620]-MAX([.$B$1:.B6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formula="of:=IF([.A621]=0;SUM([.$A$1:.A621]);0)" office:value-type="float" office:value="0" calcext:value-type="float">
            <text:p>0</text:p>
          </table:table-cell>
          <table:table-cell table:formula="of:=IF([.$A621]=0;[.$B621]-MAX([.$B$1:.B6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formula="of:=IF([.A622]=0;SUM([.$A$1:.A622]);0)" office:value-type="float" office:value="0" calcext:value-type="float">
            <text:p>0</text:p>
          </table:table-cell>
          <table:table-cell table:formula="of:=IF([.$A622]=0;[.$B622]-MAX([.$B$1:.B6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IF([.A623]=0;SUM([.$A$1:.A623]);0)" office:value-type="float" office:value="0" calcext:value-type="float">
            <text:p>0</text:p>
          </table:table-cell>
          <table:table-cell table:formula="of:=IF([.$A623]=0;[.$B623]-MAX([.$B$1:.B6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IF([.A624]=0;SUM([.$A$1:.A624]);0)" office:value-type="float" office:value="0" calcext:value-type="float">
            <text:p>0</text:p>
          </table:table-cell>
          <table:table-cell table:formula="of:=IF([.$A624]=0;[.$B624]-MAX([.$B$1:.B6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IF([.A625]=0;SUM([.$A$1:.A625]);0)" office:value-type="float" office:value="0" calcext:value-type="float">
            <text:p>0</text:p>
          </table:table-cell>
          <table:table-cell table:formula="of:=IF([.$A625]=0;[.$B625]-MAX([.$B$1:.B6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IF([.A626]=0;SUM([.$A$1:.A626]);0)" office:value-type="float" office:value="0" calcext:value-type="float">
            <text:p>0</text:p>
          </table:table-cell>
          <table:table-cell table:formula="of:=IF([.$A626]=0;[.$B626]-MAX([.$B$1:.B6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formula="of:=IF([.A627]=0;SUM([.$A$1:.A627]);0)" office:value-type="float" office:value="0" calcext:value-type="float">
            <text:p>0</text:p>
          </table:table-cell>
          <table:table-cell table:formula="of:=IF([.$A627]=0;[.$B627]-MAX([.$B$1:.B6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628]=0;SUM([.$A$1:.A628]);0)" office:value-type="float" office:value="0" calcext:value-type="float">
            <text:p>0</text:p>
          </table:table-cell>
          <table:table-cell table:formula="of:=IF([.$A628]=0;[.$B628]-MAX([.$B$1:.B6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29]=0;SUM([.$A$1:.A629]);0)" office:value-type="float" office:value="3478599" calcext:value-type="float">
            <text:p>3478599</text:p>
          </table:table-cell>
          <table:table-cell table:formula="of:=IF([.$A629]=0;[.$B629]-MAX([.$B$1:.B628]);0)" office:value-type="float" office:value="52683" calcext:value-type="float">
            <text:p>52683</text:p>
          </table:table-cell>
          <table:table-cell table:number-columns-repeated="3"/>
        </table:table-row>
        <table:table-row table:style-name="ro1">
          <table:table-cell office:value-type="float" office:value="15417" calcext:value-type="float">
            <text:p>15417</text:p>
          </table:table-cell>
          <table:table-cell table:formula="of:=IF([.A630]=0;SUM([.$A$1:.A630]);0)" office:value-type="float" office:value="0" calcext:value-type="float">
            <text:p>0</text:p>
          </table:table-cell>
          <table:table-cell table:formula="of:=IF([.$A630]=0;[.$B630]-MAX([.$B$1:.B6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631]=0;SUM([.$A$1:.A631]);0)" office:value-type="float" office:value="0" calcext:value-type="float">
            <text:p>0</text:p>
          </table:table-cell>
          <table:table-cell table:formula="of:=IF([.$A631]=0;[.$B631]-MAX([.$B$1:.B6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IF([.A632]=0;SUM([.$A$1:.A632]);0)" office:value-type="float" office:value="0" calcext:value-type="float">
            <text:p>0</text:p>
          </table:table-cell>
          <table:table-cell table:formula="of:=IF([.$A632]=0;[.$B632]-MAX([.$B$1:.B6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633]=0;SUM([.$A$1:.A633]);0)" office:value-type="float" office:value="0" calcext:value-type="float">
            <text:p>0</text:p>
          </table:table-cell>
          <table:table-cell table:formula="of:=IF([.$A633]=0;[.$B633]-MAX([.$B$1:.B6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34]=0;SUM([.$A$1:.A634]);0)" office:value-type="float" office:value="3497947" calcext:value-type="float">
            <text:p>3497947</text:p>
          </table:table-cell>
          <table:table-cell table:formula="of:=IF([.$A634]=0;[.$B634]-MAX([.$B$1:.B633]);0)" office:value-type="float" office:value="19348" calcext:value-type="float">
            <text:p>19348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IF([.A635]=0;SUM([.$A$1:.A635]);0)" office:value-type="float" office:value="0" calcext:value-type="float">
            <text:p>0</text:p>
          </table:table-cell>
          <table:table-cell table:formula="of:=IF([.$A635]=0;[.$B635]-MAX([.$B$1:.B6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636]=0;SUM([.$A$1:.A636]);0)" office:value-type="float" office:value="0" calcext:value-type="float">
            <text:p>0</text:p>
          </table:table-cell>
          <table:table-cell table:formula="of:=IF([.$A636]=0;[.$B636]-MAX([.$B$1:.B6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formula="of:=IF([.A637]=0;SUM([.$A$1:.A637]);0)" office:value-type="float" office:value="0" calcext:value-type="float">
            <text:p>0</text:p>
          </table:table-cell>
          <table:table-cell table:formula="of:=IF([.$A637]=0;[.$B637]-MAX([.$B$1:.B6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IF([.A638]=0;SUM([.$A$1:.A638]);0)" office:value-type="float" office:value="0" calcext:value-type="float">
            <text:p>0</text:p>
          </table:table-cell>
          <table:table-cell table:formula="of:=IF([.$A638]=0;[.$B638]-MAX([.$B$1:.B6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IF([.A639]=0;SUM([.$A$1:.A639]);0)" office:value-type="float" office:value="0" calcext:value-type="float">
            <text:p>0</text:p>
          </table:table-cell>
          <table:table-cell table:formula="of:=IF([.$A639]=0;[.$B639]-MAX([.$B$1:.B6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formula="of:=IF([.A640]=0;SUM([.$A$1:.A640]);0)" office:value-type="float" office:value="0" calcext:value-type="float">
            <text:p>0</text:p>
          </table:table-cell>
          <table:table-cell table:formula="of:=IF([.$A640]=0;[.$B640]-MAX([.$B$1:.B6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IF([.A641]=0;SUM([.$A$1:.A641]);0)" office:value-type="float" office:value="0" calcext:value-type="float">
            <text:p>0</text:p>
          </table:table-cell>
          <table:table-cell table:formula="of:=IF([.$A641]=0;[.$B641]-MAX([.$B$1:.B6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formula="of:=IF([.A642]=0;SUM([.$A$1:.A642]);0)" office:value-type="float" office:value="0" calcext:value-type="float">
            <text:p>0</text:p>
          </table:table-cell>
          <table:table-cell table:formula="of:=IF([.$A642]=0;[.$B642]-MAX([.$B$1:.B6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IF([.A643]=0;SUM([.$A$1:.A643]);0)" office:value-type="float" office:value="0" calcext:value-type="float">
            <text:p>0</text:p>
          </table:table-cell>
          <table:table-cell table:formula="of:=IF([.$A643]=0;[.$B643]-MAX([.$B$1:.B6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formula="of:=IF([.A644]=0;SUM([.$A$1:.A644]);0)" office:value-type="float" office:value="0" calcext:value-type="float">
            <text:p>0</text:p>
          </table:table-cell>
          <table:table-cell table:formula="of:=IF([.$A644]=0;[.$B644]-MAX([.$B$1:.B6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45]=0;SUM([.$A$1:.A645]);0)" office:value-type="float" office:value="3548997" calcext:value-type="float">
            <text:p>3548997</text:p>
          </table:table-cell>
          <table:table-cell table:formula="of:=IF([.$A645]=0;[.$B645]-MAX([.$B$1:.B644]);0)" office:value-type="float" office:value="51050" calcext:value-type="float">
            <text:p>51050</text:p>
          </table:table-cell>
          <table:table-cell table:number-columns-repeated="3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IF([.A646]=0;SUM([.$A$1:.A646]);0)" office:value-type="float" office:value="0" calcext:value-type="float">
            <text:p>0</text:p>
          </table:table-cell>
          <table:table-cell table:formula="of:=IF([.$A646]=0;[.$B646]-MAX([.$B$1:.B6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formula="of:=IF([.A647]=0;SUM([.$A$1:.A647]);0)" office:value-type="float" office:value="0" calcext:value-type="float">
            <text:p>0</text:p>
          </table:table-cell>
          <table:table-cell table:formula="of:=IF([.$A647]=0;[.$B647]-MAX([.$B$1:.B6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IF([.A648]=0;SUM([.$A$1:.A648]);0)" office:value-type="float" office:value="0" calcext:value-type="float">
            <text:p>0</text:p>
          </table:table-cell>
          <table:table-cell table:formula="of:=IF([.$A648]=0;[.$B648]-MAX([.$B$1:.B6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IF([.A649]=0;SUM([.$A$1:.A649]);0)" office:value-type="float" office:value="0" calcext:value-type="float">
            <text:p>0</text:p>
          </table:table-cell>
          <table:table-cell table:formula="of:=IF([.$A649]=0;[.$B649]-MAX([.$B$1:.B6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IF([.A650]=0;SUM([.$A$1:.A650]);0)" office:value-type="float" office:value="0" calcext:value-type="float">
            <text:p>0</text:p>
          </table:table-cell>
          <table:table-cell table:formula="of:=IF([.$A650]=0;[.$B650]-MAX([.$B$1:.B6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[.A651]=0;SUM([.$A$1:.A651]);0)" office:value-type="float" office:value="0" calcext:value-type="float">
            <text:p>0</text:p>
          </table:table-cell>
          <table:table-cell table:formula="of:=IF([.$A651]=0;[.$B651]-MAX([.$B$1:.B6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IF([.A652]=0;SUM([.$A$1:.A652]);0)" office:value-type="float" office:value="0" calcext:value-type="float">
            <text:p>0</text:p>
          </table:table-cell>
          <table:table-cell table:formula="of:=IF([.$A652]=0;[.$B652]-MAX([.$B$1:.B6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IF([.A653]=0;SUM([.$A$1:.A653]);0)" office:value-type="float" office:value="0" calcext:value-type="float">
            <text:p>0</text:p>
          </table:table-cell>
          <table:table-cell table:formula="of:=IF([.$A653]=0;[.$B653]-MAX([.$B$1:.B6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formula="of:=IF([.A654]=0;SUM([.$A$1:.A654]);0)" office:value-type="float" office:value="0" calcext:value-type="float">
            <text:p>0</text:p>
          </table:table-cell>
          <table:table-cell table:formula="of:=IF([.$A654]=0;[.$B654]-MAX([.$B$1:.B6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IF([.A655]=0;SUM([.$A$1:.A655]);0)" office:value-type="float" office:value="0" calcext:value-type="float">
            <text:p>0</text:p>
          </table:table-cell>
          <table:table-cell table:formula="of:=IF([.$A655]=0;[.$B655]-MAX([.$B$1:.B6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IF([.A656]=0;SUM([.$A$1:.A656]);0)" office:value-type="float" office:value="0" calcext:value-type="float">
            <text:p>0</text:p>
          </table:table-cell>
          <table:table-cell table:formula="of:=IF([.$A656]=0;[.$B656]-MAX([.$B$1:.B6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formula="of:=IF([.A657]=0;SUM([.$A$1:.A657]);0)" office:value-type="float" office:value="0" calcext:value-type="float">
            <text:p>0</text:p>
          </table:table-cell>
          <table:table-cell table:formula="of:=IF([.$A657]=0;[.$B657]-MAX([.$B$1:.B6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IF([.A658]=0;SUM([.$A$1:.A658]);0)" office:value-type="float" office:value="0" calcext:value-type="float">
            <text:p>0</text:p>
          </table:table-cell>
          <table:table-cell table:formula="of:=IF([.$A658]=0;[.$B658]-MAX([.$B$1:.B6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IF([.A659]=0;SUM([.$A$1:.A659]);0)" office:value-type="float" office:value="0" calcext:value-type="float">
            <text:p>0</text:p>
          </table:table-cell>
          <table:table-cell table:formula="of:=IF([.$A659]=0;[.$B659]-MAX([.$B$1:.B6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60]=0;SUM([.$A$1:.A660]);0)" office:value-type="float" office:value="3596307" calcext:value-type="float">
            <text:p>3596307</text:p>
          </table:table-cell>
          <table:table-cell table:formula="of:=IF([.$A660]=0;[.$B660]-MAX([.$B$1:.B659]);0)" office:value-type="float" office:value="47310" calcext:value-type="float">
            <text:p>47310</text:p>
          </table:table-cell>
          <table:table-cell table:number-columns-repeated="3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formula="of:=IF([.A661]=0;SUM([.$A$1:.A661]);0)" office:value-type="float" office:value="0" calcext:value-type="float">
            <text:p>0</text:p>
          </table:table-cell>
          <table:table-cell table:formula="of:=IF([.$A661]=0;[.$B661]-MAX([.$B$1:.B6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15" calcext:value-type="float">
            <text:p>15615</text:p>
          </table:table-cell>
          <table:table-cell table:formula="of:=IF([.A662]=0;SUM([.$A$1:.A662]);0)" office:value-type="float" office:value="0" calcext:value-type="float">
            <text:p>0</text:p>
          </table:table-cell>
          <table:table-cell table:formula="of:=IF([.$A662]=0;[.$B662]-MAX([.$B$1:.B6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.A663]=0;SUM([.$A$1:.A663]);0)" office:value-type="float" office:value="0" calcext:value-type="float">
            <text:p>0</text:p>
          </table:table-cell>
          <table:table-cell table:formula="of:=IF([.$A663]=0;[.$B663]-MAX([.$B$1:.B6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formula="of:=IF([.A664]=0;SUM([.$A$1:.A664]);0)" office:value-type="float" office:value="0" calcext:value-type="float">
            <text:p>0</text:p>
          </table:table-cell>
          <table:table-cell table:formula="of:=IF([.$A664]=0;[.$B664]-MAX([.$B$1:.B6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65]=0;SUM([.$A$1:.A665]);0)" office:value-type="float" office:value="3628818" calcext:value-type="float">
            <text:p>3628818</text:p>
          </table:table-cell>
          <table:table-cell table:formula="of:=IF([.$A665]=0;[.$B665]-MAX([.$B$1:.B664]);0)" office:value-type="float" office:value="32511" calcext:value-type="float">
            <text:p>32511</text:p>
          </table:table-cell>
          <table:table-cell table:number-columns-repeated="3"/>
        </table:table-row>
        <table:table-row table:style-name="ro1">
          <table:table-cell office:value-type="float" office:value="23698" calcext:value-type="float">
            <text:p>23698</text:p>
          </table:table-cell>
          <table:table-cell table:formula="of:=IF([.A666]=0;SUM([.$A$1:.A666]);0)" office:value-type="float" office:value="0" calcext:value-type="float">
            <text:p>0</text:p>
          </table:table-cell>
          <table:table-cell table:formula="of:=IF([.$A666]=0;[.$B666]-MAX([.$B$1:.B6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40" calcext:value-type="float">
            <text:p>22840</text:p>
          </table:table-cell>
          <table:table-cell table:formula="of:=IF([.A667]=0;SUM([.$A$1:.A667]);0)" office:value-type="float" office:value="0" calcext:value-type="float">
            <text:p>0</text:p>
          </table:table-cell>
          <table:table-cell table:formula="of:=IF([.$A667]=0;[.$B667]-MAX([.$B$1:.B6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61" calcext:value-type="float">
            <text:p>12561</text:p>
          </table:table-cell>
          <table:table-cell table:formula="of:=IF([.A668]=0;SUM([.$A$1:.A668]);0)" office:value-type="float" office:value="0" calcext:value-type="float">
            <text:p>0</text:p>
          </table:table-cell>
          <table:table-cell table:formula="of:=IF([.$A668]=0;[.$B668]-MAX([.$B$1:.B6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69]=0;SUM([.$A$1:.A669]);0)" office:value-type="float" office:value="3687917" calcext:value-type="float">
            <text:p>3687917</text:p>
          </table:table-cell>
          <table:table-cell table:formula="of:=IF([.$A669]=0;[.$B669]-MAX([.$B$1:.B668]);0)" office:value-type="float" office:value="59099" calcext:value-type="float">
            <text:p>59099</text:p>
          </table:table-cell>
          <table:table-cell table:number-columns-repeated="3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formula="of:=IF([.A670]=0;SUM([.$A$1:.A670]);0)" office:value-type="float" office:value="0" calcext:value-type="float">
            <text:p>0</text:p>
          </table:table-cell>
          <table:table-cell table:formula="of:=IF([.$A670]=0;[.$B670]-MAX([.$B$1:.B6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formula="of:=IF([.A671]=0;SUM([.$A$1:.A671]);0)" office:value-type="float" office:value="0" calcext:value-type="float">
            <text:p>0</text:p>
          </table:table-cell>
          <table:table-cell table:formula="of:=IF([.$A671]=0;[.$B671]-MAX([.$B$1:.B6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31" calcext:value-type="float">
            <text:p>12931</text:p>
          </table:table-cell>
          <table:table-cell table:formula="of:=IF([.A672]=0;SUM([.$A$1:.A672]);0)" office:value-type="float" office:value="0" calcext:value-type="float">
            <text:p>0</text:p>
          </table:table-cell>
          <table:table-cell table:formula="of:=IF([.$A672]=0;[.$B672]-MAX([.$B$1:.B6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56" calcext:value-type="float">
            <text:p>16856</text:p>
          </table:table-cell>
          <table:table-cell table:formula="of:=IF([.A673]=0;SUM([.$A$1:.A673]);0)" office:value-type="float" office:value="0" calcext:value-type="float">
            <text:p>0</text:p>
          </table:table-cell>
          <table:table-cell table:formula="of:=IF([.$A673]=0;[.$B673]-MAX([.$B$1:.B6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74]=0;SUM([.$A$1:.A674]);0)" office:value-type="float" office:value="3729549" calcext:value-type="float">
            <text:p>3729549</text:p>
          </table:table-cell>
          <table:table-cell table:formula="of:=IF([.$A674]=0;[.$B674]-MAX([.$B$1:.B673]);0)" office:value-type="float" office:value="41632" calcext:value-type="float">
            <text:p>41632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IF([.A675]=0;SUM([.$A$1:.A675]);0)" office:value-type="float" office:value="0" calcext:value-type="float">
            <text:p>0</text:p>
          </table:table-cell>
          <table:table-cell table:formula="of:=IF([.$A675]=0;[.$B675]-MAX([.$B$1:.B6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IF([.A676]=0;SUM([.$A$1:.A676]);0)" office:value-type="float" office:value="0" calcext:value-type="float">
            <text:p>0</text:p>
          </table:table-cell>
          <table:table-cell table:formula="of:=IF([.$A676]=0;[.$B676]-MAX([.$B$1:.B6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formula="of:=IF([.A677]=0;SUM([.$A$1:.A677]);0)" office:value-type="float" office:value="0" calcext:value-type="float">
            <text:p>0</text:p>
          </table:table-cell>
          <table:table-cell table:formula="of:=IF([.$A677]=0;[.$B677]-MAX([.$B$1:.B6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formula="of:=IF([.A678]=0;SUM([.$A$1:.A678]);0)" office:value-type="float" office:value="0" calcext:value-type="float">
            <text:p>0</text:p>
          </table:table-cell>
          <table:table-cell table:formula="of:=IF([.$A678]=0;[.$B678]-MAX([.$B$1:.B6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formula="of:=IF([.A679]=0;SUM([.$A$1:.A679]);0)" office:value-type="float" office:value="0" calcext:value-type="float">
            <text:p>0</text:p>
          </table:table-cell>
          <table:table-cell table:formula="of:=IF([.$A679]=0;[.$B679]-MAX([.$B$1:.B6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formula="of:=IF([.A680]=0;SUM([.$A$1:.A680]);0)" office:value-type="float" office:value="0" calcext:value-type="float">
            <text:p>0</text:p>
          </table:table-cell>
          <table:table-cell table:formula="of:=IF([.$A680]=0;[.$B680]-MAX([.$B$1:.B6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681]=0;SUM([.$A$1:.A681]);0)" office:value-type="float" office:value="0" calcext:value-type="float">
            <text:p>0</text:p>
          </table:table-cell>
          <table:table-cell table:formula="of:=IF([.$A681]=0;[.$B681]-MAX([.$B$1:.B6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formula="of:=IF([.A682]=0;SUM([.$A$1:.A682]);0)" office:value-type="float" office:value="0" calcext:value-type="float">
            <text:p>0</text:p>
          </table:table-cell>
          <table:table-cell table:formula="of:=IF([.$A682]=0;[.$B682]-MAX([.$B$1:.B6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formula="of:=IF([.A683]=0;SUM([.$A$1:.A683]);0)" office:value-type="float" office:value="0" calcext:value-type="float">
            <text:p>0</text:p>
          </table:table-cell>
          <table:table-cell table:formula="of:=IF([.$A683]=0;[.$B683]-MAX([.$B$1:.B6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IF([.A684]=0;SUM([.$A$1:.A684]);0)" office:value-type="float" office:value="0" calcext:value-type="float">
            <text:p>0</text:p>
          </table:table-cell>
          <table:table-cell table:formula="of:=IF([.$A684]=0;[.$B684]-MAX([.$B$1:.B6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685]=0;SUM([.$A$1:.A685]);0)" office:value-type="float" office:value="3787006" calcext:value-type="float">
            <text:p>3787006</text:p>
          </table:table-cell>
          <table:table-cell table:formula="of:=IF([.$A685]=0;[.$B685]-MAX([.$B$1:.B684]);0)" office:value-type="float" office:value="57457" calcext:value-type="float">
            <text:p>57457</text:p>
          </table:table-cell>
          <table:table-cell table:number-columns-repeated="3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formula="of:=IF([.A686]=0;SUM([.$A$1:.A686]);0)" office:value-type="float" office:value="0" calcext:value-type="float">
            <text:p>0</text:p>
          </table:table-cell>
          <table:table-cell table:formula="of:=IF([.$A686]=0;[.$B686]-MAX([.$B$1:.B6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IF([.A687]=0;SUM([.$A$1:.A687]);0)" office:value-type="float" office:value="0" calcext:value-type="float">
            <text:p>0</text:p>
          </table:table-cell>
          <table:table-cell table:formula="of:=IF([.$A687]=0;[.$B687]-MAX([.$B$1:.B6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formula="of:=IF([.A688]=0;SUM([.$A$1:.A688]);0)" office:value-type="float" office:value="0" calcext:value-type="float">
            <text:p>0</text:p>
          </table:table-cell>
          <table:table-cell table:formula="of:=IF([.$A688]=0;[.$B688]-MAX([.$B$1:.B6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IF([.A689]=0;SUM([.$A$1:.A689]);0)" office:value-type="float" office:value="0" calcext:value-type="float">
            <text:p>0</text:p>
          </table:table-cell>
          <table:table-cell table:formula="of:=IF([.$A689]=0;[.$B689]-MAX([.$B$1:.B6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IF([.A690]=0;SUM([.$A$1:.A690]);0)" office:value-type="float" office:value="0" calcext:value-type="float">
            <text:p>0</text:p>
          </table:table-cell>
          <table:table-cell table:formula="of:=IF([.$A690]=0;[.$B690]-MAX([.$B$1:.B6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IF([.A691]=0;SUM([.$A$1:.A691]);0)" office:value-type="float" office:value="0" calcext:value-type="float">
            <text:p>0</text:p>
          </table:table-cell>
          <table:table-cell table:formula="of:=IF([.$A691]=0;[.$B691]-MAX([.$B$1:.B6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formula="of:=IF([.A692]=0;SUM([.$A$1:.A692]);0)" office:value-type="float" office:value="0" calcext:value-type="float">
            <text:p>0</text:p>
          </table:table-cell>
          <table:table-cell table:formula="of:=IF([.$A692]=0;[.$B692]-MAX([.$B$1:.B6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IF([.A693]=0;SUM([.$A$1:.A693]);0)" office:value-type="float" office:value="0" calcext:value-type="float">
            <text:p>0</text:p>
          </table:table-cell>
          <table:table-cell table:formula="of:=IF([.$A693]=0;[.$B693]-MAX([.$B$1:.B6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IF([.A694]=0;SUM([.$A$1:.A694]);0)" office:value-type="float" office:value="0" calcext:value-type="float">
            <text:p>0</text:p>
          </table:table-cell>
          <table:table-cell table:formula="of:=IF([.$A694]=0;[.$B694]-MAX([.$B$1:.B6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formula="of:=IF([.A695]=0;SUM([.$A$1:.A695]);0)" office:value-type="float" office:value="0" calcext:value-type="float">
            <text:p>0</text:p>
          </table:table-cell>
          <table:table-cell table:formula="of:=IF([.$A695]=0;[.$B695]-MAX([.$B$1:.B6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IF([.A696]=0;SUM([.$A$1:.A696]);0)" office:value-type="float" office:value="0" calcext:value-type="float">
            <text:p>0</text:p>
          </table:table-cell>
          <table:table-cell table:formula="of:=IF([.$A696]=0;[.$B696]-MAX([.$B$1:.B6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IF([.A697]=0;SUM([.$A$1:.A697]);0)" office:value-type="float" office:value="0" calcext:value-type="float">
            <text:p>0</text:p>
          </table:table-cell>
          <table:table-cell table:formula="of:=IF([.$A697]=0;[.$B697]-MAX([.$B$1:.B6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IF([.A698]=0;SUM([.$A$1:.A698]);0)" office:value-type="float" office:value="0" calcext:value-type="float">
            <text:p>0</text:p>
          </table:table-cell>
          <table:table-cell table:formula="of:=IF([.$A698]=0;[.$B698]-MAX([.$B$1:.B6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IF([.A699]=0;SUM([.$A$1:.A699]);0)" office:value-type="float" office:value="0" calcext:value-type="float">
            <text:p>0</text:p>
          </table:table-cell>
          <table:table-cell table:formula="of:=IF([.$A699]=0;[.$B699]-MAX([.$B$1:.B6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00]=0;SUM([.$A$1:.A700]);0)" office:value-type="float" office:value="3835670" calcext:value-type="float">
            <text:p>3835670</text:p>
          </table:table-cell>
          <table:table-cell table:formula="of:=IF([.$A700]=0;[.$B700]-MAX([.$B$1:.B699]);0)" office:value-type="float" office:value="48664" calcext:value-type="float">
            <text:p>48664</text:p>
          </table:table-cell>
          <table:table-cell table:number-columns-repeated="3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formula="of:=IF([.A701]=0;SUM([.$A$1:.A701]);0)" office:value-type="float" office:value="0" calcext:value-type="float">
            <text:p>0</text:p>
          </table:table-cell>
          <table:table-cell table:formula="of:=IF([.$A701]=0;[.$B701]-MAX([.$B$1:.B7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IF([.A702]=0;SUM([.$A$1:.A702]);0)" office:value-type="float" office:value="0" calcext:value-type="float">
            <text:p>0</text:p>
          </table:table-cell>
          <table:table-cell table:formula="of:=IF([.$A702]=0;[.$B702]-MAX([.$B$1:.B7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IF([.A703]=0;SUM([.$A$1:.A703]);0)" office:value-type="float" office:value="0" calcext:value-type="float">
            <text:p>0</text:p>
          </table:table-cell>
          <table:table-cell table:formula="of:=IF([.$A703]=0;[.$B703]-MAX([.$B$1:.B7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IF([.A704]=0;SUM([.$A$1:.A704]);0)" office:value-type="float" office:value="0" calcext:value-type="float">
            <text:p>0</text:p>
          </table:table-cell>
          <table:table-cell table:formula="of:=IF([.$A704]=0;[.$B704]-MAX([.$B$1:.B7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formula="of:=IF([.A705]=0;SUM([.$A$1:.A705]);0)" office:value-type="float" office:value="0" calcext:value-type="float">
            <text:p>0</text:p>
          </table:table-cell>
          <table:table-cell table:formula="of:=IF([.$A705]=0;[.$B705]-MAX([.$B$1:.B7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formula="of:=IF([.A706]=0;SUM([.$A$1:.A706]);0)" office:value-type="float" office:value="0" calcext:value-type="float">
            <text:p>0</text:p>
          </table:table-cell>
          <table:table-cell table:formula="of:=IF([.$A706]=0;[.$B706]-MAX([.$B$1:.B7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formula="of:=IF([.A707]=0;SUM([.$A$1:.A707]);0)" office:value-type="float" office:value="0" calcext:value-type="float">
            <text:p>0</text:p>
          </table:table-cell>
          <table:table-cell table:formula="of:=IF([.$A707]=0;[.$B707]-MAX([.$B$1:.B7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08]=0;SUM([.$A$1:.A708]);0)" office:value-type="float" office:value="3870979" calcext:value-type="float">
            <text:p>3870979</text:p>
          </table:table-cell>
          <table:table-cell table:formula="of:=IF([.$A708]=0;[.$B708]-MAX([.$B$1:.B707]);0)" office:value-type="float" office:value="35309" calcext:value-type="float">
            <text:p>35309</text:p>
          </table:table-cell>
          <table:table-cell table:number-columns-repeated="3"/>
        </table:table-row>
        <table:table-row table:style-name="ro1">
          <table:table-cell office:value-type="float" office:value="15889" calcext:value-type="float">
            <text:p>15889</text:p>
          </table:table-cell>
          <table:table-cell table:formula="of:=IF([.A709]=0;SUM([.$A$1:.A709]);0)" office:value-type="float" office:value="0" calcext:value-type="float">
            <text:p>0</text:p>
          </table:table-cell>
          <table:table-cell table:formula="of:=IF([.$A709]=0;[.$B709]-MAX([.$B$1:.B7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38" calcext:value-type="float">
            <text:p>13338</text:p>
          </table:table-cell>
          <table:table-cell table:formula="of:=IF([.A710]=0;SUM([.$A$1:.A710]);0)" office:value-type="float" office:value="0" calcext:value-type="float">
            <text:p>0</text:p>
          </table:table-cell>
          <table:table-cell table:formula="of:=IF([.$A710]=0;[.$B710]-MAX([.$B$1:.B7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05" calcext:value-type="float">
            <text:p>16005</text:p>
          </table:table-cell>
          <table:table-cell table:formula="of:=IF([.A711]=0;SUM([.$A$1:.A711]);0)" office:value-type="float" office:value="0" calcext:value-type="float">
            <text:p>0</text:p>
          </table:table-cell>
          <table:table-cell table:formula="of:=IF([.$A711]=0;[.$B711]-MAX([.$B$1:.B7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formula="of:=IF([.A712]=0;SUM([.$A$1:.A712]);0)" office:value-type="float" office:value="0" calcext:value-type="float">
            <text:p>0</text:p>
          </table:table-cell>
          <table:table-cell table:formula="of:=IF([.$A712]=0;[.$B712]-MAX([.$B$1:.B7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13]=0;SUM([.$A$1:.A713]);0)" office:value-type="float" office:value="3921060" calcext:value-type="float">
            <text:p>3921060</text:p>
          </table:table-cell>
          <table:table-cell table:formula="of:=IF([.$A713]=0;[.$B713]-MAX([.$B$1:.B712]);0)" office:value-type="float" office:value="50081" calcext:value-type="float">
            <text:p>50081</text:p>
          </table:table-cell>
          <table:table-cell table:number-columns-repeated="3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formula="of:=IF([.A714]=0;SUM([.$A$1:.A714]);0)" office:value-type="float" office:value="0" calcext:value-type="float">
            <text:p>0</text:p>
          </table:table-cell>
          <table:table-cell table:formula="of:=IF([.$A714]=0;[.$B714]-MAX([.$B$1:.B7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IF([.A715]=0;SUM([.$A$1:.A715]);0)" office:value-type="float" office:value="0" calcext:value-type="float">
            <text:p>0</text:p>
          </table:table-cell>
          <table:table-cell table:formula="of:=IF([.$A715]=0;[.$B715]-MAX([.$B$1:.B7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formula="of:=IF([.A716]=0;SUM([.$A$1:.A716]);0)" office:value-type="float" office:value="0" calcext:value-type="float">
            <text:p>0</text:p>
          </table:table-cell>
          <table:table-cell table:formula="of:=IF([.$A716]=0;[.$B716]-MAX([.$B$1:.B7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IF([.A717]=0;SUM([.$A$1:.A717]);0)" office:value-type="float" office:value="0" calcext:value-type="float">
            <text:p>0</text:p>
          </table:table-cell>
          <table:table-cell table:formula="of:=IF([.$A717]=0;[.$B717]-MAX([.$B$1:.B7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formula="of:=IF([.A718]=0;SUM([.$A$1:.A718]);0)" office:value-type="float" office:value="0" calcext:value-type="float">
            <text:p>0</text:p>
          </table:table-cell>
          <table:table-cell table:formula="of:=IF([.$A718]=0;[.$B718]-MAX([.$B$1:.B7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formula="of:=IF([.A719]=0;SUM([.$A$1:.A719]);0)" office:value-type="float" office:value="0" calcext:value-type="float">
            <text:p>0</text:p>
          </table:table-cell>
          <table:table-cell table:formula="of:=IF([.$A719]=0;[.$B719]-MAX([.$B$1:.B7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IF([.A720]=0;SUM([.$A$1:.A720]);0)" office:value-type="float" office:value="0" calcext:value-type="float">
            <text:p>0</text:p>
          </table:table-cell>
          <table:table-cell table:formula="of:=IF([.$A720]=0;[.$B720]-MAX([.$B$1:.B7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formula="of:=IF([.A721]=0;SUM([.$A$1:.A721]);0)" office:value-type="float" office:value="0" calcext:value-type="float">
            <text:p>0</text:p>
          </table:table-cell>
          <table:table-cell table:formula="of:=IF([.$A721]=0;[.$B721]-MAX([.$B$1:.B7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formula="of:=IF([.A722]=0;SUM([.$A$1:.A722]);0)" office:value-type="float" office:value="0" calcext:value-type="float">
            <text:p>0</text:p>
          </table:table-cell>
          <table:table-cell table:formula="of:=IF([.$A722]=0;[.$B722]-MAX([.$B$1:.B7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formula="of:=IF([.A723]=0;SUM([.$A$1:.A723]);0)" office:value-type="float" office:value="0" calcext:value-type="float">
            <text:p>0</text:p>
          </table:table-cell>
          <table:table-cell table:formula="of:=IF([.$A723]=0;[.$B723]-MAX([.$B$1:.B7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IF([.A724]=0;SUM([.$A$1:.A724]);0)" office:value-type="float" office:value="0" calcext:value-type="float">
            <text:p>0</text:p>
          </table:table-cell>
          <table:table-cell table:formula="of:=IF([.$A724]=0;[.$B724]-MAX([.$B$1:.B7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formula="of:=IF([.A725]=0;SUM([.$A$1:.A725]);0)" office:value-type="float" office:value="0" calcext:value-type="float">
            <text:p>0</text:p>
          </table:table-cell>
          <table:table-cell table:formula="of:=IF([.$A725]=0;[.$B725]-MAX([.$B$1:.B7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IF([.A726]=0;SUM([.$A$1:.A726]);0)" office:value-type="float" office:value="0" calcext:value-type="float">
            <text:p>0</text:p>
          </table:table-cell>
          <table:table-cell table:formula="of:=IF([.$A726]=0;[.$B726]-MAX([.$B$1:.B7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IF([.A727]=0;SUM([.$A$1:.A727]);0)" office:value-type="float" office:value="0" calcext:value-type="float">
            <text:p>0</text:p>
          </table:table-cell>
          <table:table-cell table:formula="of:=IF([.$A727]=0;[.$B727]-MAX([.$B$1:.B7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728]=0;SUM([.$A$1:.A728]);0)" office:value-type="float" office:value="0" calcext:value-type="float">
            <text:p>0</text:p>
          </table:table-cell>
          <table:table-cell table:formula="of:=IF([.$A728]=0;[.$B728]-MAX([.$B$1:.B7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29]=0;SUM([.$A$1:.A729]);0)" office:value-type="float" office:value="3975953" calcext:value-type="float">
            <text:p>3975953</text:p>
          </table:table-cell>
          <table:table-cell table:formula="of:=IF([.$A729]=0;[.$B729]-MAX([.$B$1:.B728]);0)" office:value-type="float" office:value="54893" calcext:value-type="float">
            <text:p>54893</text:p>
          </table:table-cell>
          <table:table-cell table:number-columns-repeated="3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formula="of:=IF([.A730]=0;SUM([.$A$1:.A730]);0)" office:value-type="float" office:value="0" calcext:value-type="float">
            <text:p>0</text:p>
          </table:table-cell>
          <table:table-cell table:formula="of:=IF([.$A730]=0;[.$B730]-MAX([.$B$1:.B7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formula="of:=IF([.A731]=0;SUM([.$A$1:.A731]);0)" office:value-type="float" office:value="0" calcext:value-type="float">
            <text:p>0</text:p>
          </table:table-cell>
          <table:table-cell table:formula="of:=IF([.$A731]=0;[.$B731]-MAX([.$B$1:.B7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formula="of:=IF([.A732]=0;SUM([.$A$1:.A732]);0)" office:value-type="float" office:value="0" calcext:value-type="float">
            <text:p>0</text:p>
          </table:table-cell>
          <table:table-cell table:formula="of:=IF([.$A732]=0;[.$B732]-MAX([.$B$1:.B7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33]=0;SUM([.$A$1:.A733]);0)" office:value-type="float" office:value="3996353" calcext:value-type="float">
            <text:p>3996353</text:p>
          </table:table-cell>
          <table:table-cell table:formula="of:=IF([.$A733]=0;[.$B733]-MAX([.$B$1:.B732]);0)" office:value-type="float" office:value="20400" calcext:value-type="float">
            <text:p>20400</text:p>
          </table:table-cell>
          <table:table-cell table:number-columns-repeated="3"/>
        </table:table-row>
        <table:table-row table:style-name="ro1">
          <table:table-cell office:value-type="float" office:value="19076" calcext:value-type="float">
            <text:p>19076</text:p>
          </table:table-cell>
          <table:table-cell table:formula="of:=IF([.A734]=0;SUM([.$A$1:.A734]);0)" office:value-type="float" office:value="0" calcext:value-type="float">
            <text:p>0</text:p>
          </table:table-cell>
          <table:table-cell table:formula="of:=IF([.$A734]=0;[.$B734]-MAX([.$B$1:.B7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IF([.A735]=0;SUM([.$A$1:.A735]);0)" office:value-type="float" office:value="0" calcext:value-type="float">
            <text:p>0</text:p>
          </table:table-cell>
          <table:table-cell table:formula="of:=IF([.$A735]=0;[.$B735]-MAX([.$B$1:.B7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formula="of:=IF([.A736]=0;SUM([.$A$1:.A736]);0)" office:value-type="float" office:value="0" calcext:value-type="float">
            <text:p>0</text:p>
          </table:table-cell>
          <table:table-cell table:formula="of:=IF([.$A736]=0;[.$B736]-MAX([.$B$1:.B7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03" calcext:value-type="float">
            <text:p>17303</text:p>
          </table:table-cell>
          <table:table-cell table:formula="of:=IF([.A737]=0;SUM([.$A$1:.A737]);0)" office:value-type="float" office:value="0" calcext:value-type="float">
            <text:p>0</text:p>
          </table:table-cell>
          <table:table-cell table:formula="of:=IF([.$A737]=0;[.$B737]-MAX([.$B$1:.B7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38]=0;SUM([.$A$1:.A738]);0)" office:value-type="float" office:value="4040731" calcext:value-type="float">
            <text:p>4040731</text:p>
          </table:table-cell>
          <table:table-cell table:formula="of:=IF([.$A738]=0;[.$B738]-MAX([.$B$1:.B737]);0)" office:value-type="float" office:value="44378" calcext:value-type="float">
            <text:p>44378</text:p>
          </table:table-cell>
          <table:table-cell table:number-columns-repeated="3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formula="of:=IF([.A739]=0;SUM([.$A$1:.A739]);0)" office:value-type="float" office:value="0" calcext:value-type="float">
            <text:p>0</text:p>
          </table:table-cell>
          <table:table-cell table:formula="of:=IF([.$A739]=0;[.$B739]-MAX([.$B$1:.B7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IF([.A740]=0;SUM([.$A$1:.A740]);0)" office:value-type="float" office:value="0" calcext:value-type="float">
            <text:p>0</text:p>
          </table:table-cell>
          <table:table-cell table:formula="of:=IF([.$A740]=0;[.$B740]-MAX([.$B$1:.B7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IF([.A741]=0;SUM([.$A$1:.A741]);0)" office:value-type="float" office:value="0" calcext:value-type="float">
            <text:p>0</text:p>
          </table:table-cell>
          <table:table-cell table:formula="of:=IF([.$A741]=0;[.$B741]-MAX([.$B$1:.B7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formula="of:=IF([.A742]=0;SUM([.$A$1:.A742]);0)" office:value-type="float" office:value="0" calcext:value-type="float">
            <text:p>0</text:p>
          </table:table-cell>
          <table:table-cell table:formula="of:=IF([.$A742]=0;[.$B742]-MAX([.$B$1:.B7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IF([.A743]=0;SUM([.$A$1:.A743]);0)" office:value-type="float" office:value="0" calcext:value-type="float">
            <text:p>0</text:p>
          </table:table-cell>
          <table:table-cell table:formula="of:=IF([.$A743]=0;[.$B743]-MAX([.$B$1:.B7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formula="of:=IF([.A744]=0;SUM([.$A$1:.A744]);0)" office:value-type="float" office:value="0" calcext:value-type="float">
            <text:p>0</text:p>
          </table:table-cell>
          <table:table-cell table:formula="of:=IF([.$A744]=0;[.$B744]-MAX([.$B$1:.B7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[.A745]=0;SUM([.$A$1:.A745]);0)" office:value-type="float" office:value="0" calcext:value-type="float">
            <text:p>0</text:p>
          </table:table-cell>
          <table:table-cell table:formula="of:=IF([.$A745]=0;[.$B745]-MAX([.$B$1:.B7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IF([.A746]=0;SUM([.$A$1:.A746]);0)" office:value-type="float" office:value="0" calcext:value-type="float">
            <text:p>0</text:p>
          </table:table-cell>
          <table:table-cell table:formula="of:=IF([.$A746]=0;[.$B746]-MAX([.$B$1:.B7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formula="of:=IF([.A747]=0;SUM([.$A$1:.A747]);0)" office:value-type="float" office:value="0" calcext:value-type="float">
            <text:p>0</text:p>
          </table:table-cell>
          <table:table-cell table:formula="of:=IF([.$A747]=0;[.$B747]-MAX([.$B$1:.B7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IF([.A748]=0;SUM([.$A$1:.A748]);0)" office:value-type="float" office:value="0" calcext:value-type="float">
            <text:p>0</text:p>
          </table:table-cell>
          <table:table-cell table:formula="of:=IF([.$A748]=0;[.$B748]-MAX([.$B$1:.B7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IF([.A749]=0;SUM([.$A$1:.A749]);0)" office:value-type="float" office:value="0" calcext:value-type="float">
            <text:p>0</text:p>
          </table:table-cell>
          <table:table-cell table:formula="of:=IF([.$A749]=0;[.$B749]-MAX([.$B$1:.B7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IF([.A750]=0;SUM([.$A$1:.A750]);0)" office:value-type="float" office:value="0" calcext:value-type="float">
            <text:p>0</text:p>
          </table:table-cell>
          <table:table-cell table:formula="of:=IF([.$A750]=0;[.$B750]-MAX([.$B$1:.B7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51]=0;SUM([.$A$1:.A751]);0)" office:value-type="float" office:value="4091002" calcext:value-type="float">
            <text:p>4091002</text:p>
          </table:table-cell>
          <table:table-cell table:formula="of:=IF([.$A751]=0;[.$B751]-MAX([.$B$1:.B750]);0)" office:value-type="float" office:value="50271" calcext:value-type="float">
            <text:p>50271</text:p>
          </table:table-cell>
          <table:table-cell table:number-columns-repeated="3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formula="of:=IF([.A752]=0;SUM([.$A$1:.A752]);0)" office:value-type="float" office:value="0" calcext:value-type="float">
            <text:p>0</text:p>
          </table:table-cell>
          <table:table-cell table:formula="of:=IF([.$A752]=0;[.$B752]-MAX([.$B$1:.B7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formula="of:=IF([.A753]=0;SUM([.$A$1:.A753]);0)" office:value-type="float" office:value="0" calcext:value-type="float">
            <text:p>0</text:p>
          </table:table-cell>
          <table:table-cell table:formula="of:=IF([.$A753]=0;[.$B753]-MAX([.$B$1:.B7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70" calcext:value-type="float">
            <text:p>11370</text:p>
          </table:table-cell>
          <table:table-cell table:formula="of:=IF([.A754]=0;SUM([.$A$1:.A754]);0)" office:value-type="float" office:value="0" calcext:value-type="float">
            <text:p>0</text:p>
          </table:table-cell>
          <table:table-cell table:formula="of:=IF([.$A754]=0;[.$B754]-MAX([.$B$1:.B7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formula="of:=IF([.A755]=0;SUM([.$A$1:.A755]);0)" office:value-type="float" office:value="0" calcext:value-type="float">
            <text:p>0</text:p>
          </table:table-cell>
          <table:table-cell table:formula="of:=IF([.$A755]=0;[.$B755]-MAX([.$B$1:.B7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formula="of:=IF([.A756]=0;SUM([.$A$1:.A756]);0)" office:value-type="float" office:value="0" calcext:value-type="float">
            <text:p>0</text:p>
          </table:table-cell>
          <table:table-cell table:formula="of:=IF([.$A756]=0;[.$B756]-MAX([.$B$1:.B7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IF([.A757]=0;SUM([.$A$1:.A757]);0)" office:value-type="float" office:value="0" calcext:value-type="float">
            <text:p>0</text:p>
          </table:table-cell>
          <table:table-cell table:formula="of:=IF([.$A757]=0;[.$B757]-MAX([.$B$1:.B7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58]=0;SUM([.$A$1:.A758]);0)" office:value-type="float" office:value="4134194" calcext:value-type="float">
            <text:p>4134194</text:p>
          </table:table-cell>
          <table:table-cell table:formula="of:=IF([.$A758]=0;[.$B758]-MAX([.$B$1:.B757]);0)" office:value-type="float" office:value="43192" calcext:value-type="float">
            <text:p>43192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IF([.A759]=0;SUM([.$A$1:.A759]);0)" office:value-type="float" office:value="0" calcext:value-type="float">
            <text:p>0</text:p>
          </table:table-cell>
          <table:table-cell table:formula="of:=IF([.$A759]=0;[.$B759]-MAX([.$B$1:.B7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formula="of:=IF([.A760]=0;SUM([.$A$1:.A760]);0)" office:value-type="float" office:value="0" calcext:value-type="float">
            <text:p>0</text:p>
          </table:table-cell>
          <table:table-cell table:formula="of:=IF([.$A760]=0;[.$B760]-MAX([.$B$1:.B7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formula="of:=IF([.A761]=0;SUM([.$A$1:.A761]);0)" office:value-type="float" office:value="0" calcext:value-type="float">
            <text:p>0</text:p>
          </table:table-cell>
          <table:table-cell table:formula="of:=IF([.$A761]=0;[.$B761]-MAX([.$B$1:.B7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formula="of:=IF([.A762]=0;SUM([.$A$1:.A762]);0)" office:value-type="float" office:value="0" calcext:value-type="float">
            <text:p>0</text:p>
          </table:table-cell>
          <table:table-cell table:formula="of:=IF([.$A762]=0;[.$B762]-MAX([.$B$1:.B7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88" calcext:value-type="float">
            <text:p>11688</text:p>
          </table:table-cell>
          <table:table-cell table:formula="of:=IF([.A763]=0;SUM([.$A$1:.A763]);0)" office:value-type="float" office:value="0" calcext:value-type="float">
            <text:p>0</text:p>
          </table:table-cell>
          <table:table-cell table:formula="of:=IF([.$A763]=0;[.$B763]-MAX([.$B$1:.B7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IF([.A764]=0;SUM([.$A$1:.A764]);0)" office:value-type="float" office:value="0" calcext:value-type="float">
            <text:p>0</text:p>
          </table:table-cell>
          <table:table-cell table:formula="of:=IF([.$A764]=0;[.$B764]-MAX([.$B$1:.B7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65]=0;SUM([.$A$1:.A765]);0)" office:value-type="float" office:value="4168066" calcext:value-type="float">
            <text:p>4168066</text:p>
          </table:table-cell>
          <table:table-cell table:formula="of:=IF([.$A765]=0;[.$B765]-MAX([.$B$1:.B764]);0)" office:value-type="float" office:value="33872" calcext:value-type="float">
            <text:p>33872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IF([.A766]=0;SUM([.$A$1:.A766]);0)" office:value-type="float" office:value="0" calcext:value-type="float">
            <text:p>0</text:p>
          </table:table-cell>
          <table:table-cell table:formula="of:=IF([.$A766]=0;[.$B766]-MAX([.$B$1:.B7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43" calcext:value-type="float">
            <text:p>12143</text:p>
          </table:table-cell>
          <table:table-cell table:formula="of:=IF([.A767]=0;SUM([.$A$1:.A767]);0)" office:value-type="float" office:value="0" calcext:value-type="float">
            <text:p>0</text:p>
          </table:table-cell>
          <table:table-cell table:formula="of:=IF([.$A767]=0;[.$B767]-MAX([.$B$1:.B7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40" calcext:value-type="float">
            <text:p>12040</text:p>
          </table:table-cell>
          <table:table-cell table:formula="of:=IF([.A768]=0;SUM([.$A$1:.A768]);0)" office:value-type="float" office:value="0" calcext:value-type="float">
            <text:p>0</text:p>
          </table:table-cell>
          <table:table-cell table:formula="of:=IF([.$A768]=0;[.$B768]-MAX([.$B$1:.B7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11" calcext:value-type="float">
            <text:p>11711</text:p>
          </table:table-cell>
          <table:table-cell table:formula="of:=IF([.A769]=0;SUM([.$A$1:.A769]);0)" office:value-type="float" office:value="0" calcext:value-type="float">
            <text:p>0</text:p>
          </table:table-cell>
          <table:table-cell table:formula="of:=IF([.$A769]=0;[.$B769]-MAX([.$B$1:.B7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70]=0;SUM([.$A$1:.A770]);0)" office:value-type="float" office:value="4206828" calcext:value-type="float">
            <text:p>4206828</text:p>
          </table:table-cell>
          <table:table-cell table:formula="of:=IF([.$A770]=0;[.$B770]-MAX([.$B$1:.B769]);0)" office:value-type="float" office:value="38762" calcext:value-type="float">
            <text:p>38762</text:p>
          </table:table-cell>
          <table:table-cell table:number-columns-repeated="3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formula="of:=IF([.A771]=0;SUM([.$A$1:.A771]);0)" office:value-type="float" office:value="0" calcext:value-type="float">
            <text:p>0</text:p>
          </table:table-cell>
          <table:table-cell table:formula="of:=IF([.$A771]=0;[.$B771]-MAX([.$B$1:.B7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IF([.A772]=0;SUM([.$A$1:.A772]);0)" office:value-type="float" office:value="0" calcext:value-type="float">
            <text:p>0</text:p>
          </table:table-cell>
          <table:table-cell table:formula="of:=IF([.$A772]=0;[.$B772]-MAX([.$B$1:.B7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IF([.A773]=0;SUM([.$A$1:.A773]);0)" office:value-type="float" office:value="0" calcext:value-type="float">
            <text:p>0</text:p>
          </table:table-cell>
          <table:table-cell table:formula="of:=IF([.$A773]=0;[.$B773]-MAX([.$B$1:.B7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85" calcext:value-type="float">
            <text:p>13785</text:p>
          </table:table-cell>
          <table:table-cell table:formula="of:=IF([.A774]=0;SUM([.$A$1:.A774]);0)" office:value-type="float" office:value="0" calcext:value-type="float">
            <text:p>0</text:p>
          </table:table-cell>
          <table:table-cell table:formula="of:=IF([.$A774]=0;[.$B774]-MAX([.$B$1:.B7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formula="of:=IF([.A775]=0;SUM([.$A$1:.A775]);0)" office:value-type="float" office:value="0" calcext:value-type="float">
            <text:p>0</text:p>
          </table:table-cell>
          <table:table-cell table:formula="of:=IF([.$A775]=0;[.$B775]-MAX([.$B$1:.B7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76]=0;SUM([.$A$1:.A776]);0)" office:value-type="float" office:value="4240628" calcext:value-type="float">
            <text:p>4240628</text:p>
          </table:table-cell>
          <table:table-cell table:formula="of:=IF([.$A776]=0;[.$B776]-MAX([.$B$1:.B775]);0)" office:value-type="float" office:value="33800" calcext:value-type="float">
            <text:p>33800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formula="of:=IF([.A777]=0;SUM([.$A$1:.A777]);0)" office:value-type="float" office:value="0" calcext:value-type="float">
            <text:p>0</text:p>
          </table:table-cell>
          <table:table-cell table:formula="of:=IF([.$A777]=0;[.$B777]-MAX([.$B$1:.B7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formula="of:=IF([.A778]=0;SUM([.$A$1:.A778]);0)" office:value-type="float" office:value="0" calcext:value-type="float">
            <text:p>0</text:p>
          </table:table-cell>
          <table:table-cell table:formula="of:=IF([.$A778]=0;[.$B778]-MAX([.$B$1:.B7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formula="of:=IF([.A779]=0;SUM([.$A$1:.A779]);0)" office:value-type="float" office:value="0" calcext:value-type="float">
            <text:p>0</text:p>
          </table:table-cell>
          <table:table-cell table:formula="of:=IF([.$A779]=0;[.$B779]-MAX([.$B$1:.B7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[.A780]=0;SUM([.$A$1:.A780]);0)" office:value-type="float" office:value="0" calcext:value-type="float">
            <text:p>0</text:p>
          </table:table-cell>
          <table:table-cell table:formula="of:=IF([.$A780]=0;[.$B780]-MAX([.$B$1:.B7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formula="of:=IF([.A781]=0;SUM([.$A$1:.A781]);0)" office:value-type="float" office:value="0" calcext:value-type="float">
            <text:p>0</text:p>
          </table:table-cell>
          <table:table-cell table:formula="of:=IF([.$A781]=0;[.$B781]-MAX([.$B$1:.B7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IF([.A782]=0;SUM([.$A$1:.A782]);0)" office:value-type="float" office:value="0" calcext:value-type="float">
            <text:p>0</text:p>
          </table:table-cell>
          <table:table-cell table:formula="of:=IF([.$A782]=0;[.$B782]-MAX([.$B$1:.B7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783]=0;SUM([.$A$1:.A783]);0)" office:value-type="float" office:value="0" calcext:value-type="float">
            <text:p>0</text:p>
          </table:table-cell>
          <table:table-cell table:formula="of:=IF([.$A783]=0;[.$B783]-MAX([.$B$1:.B7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84]=0;SUM([.$A$1:.A784]);0)" office:value-type="float" office:value="4275228" calcext:value-type="float">
            <text:p>4275228</text:p>
          </table:table-cell>
          <table:table-cell table:formula="of:=IF([.$A784]=0;[.$B784]-MAX([.$B$1:.B783]);0)" office:value-type="float" office:value="34600" calcext:value-type="float">
            <text:p>34600</text:p>
          </table:table-cell>
          <table:table-cell table:number-columns-repeated="3"/>
        </table:table-row>
        <table:table-row table:style-name="ro1">
          <table:table-cell office:value-type="float" office:value="64490" calcext:value-type="float">
            <text:p>64490</text:p>
          </table:table-cell>
          <table:table-cell table:formula="of:=IF([.A785]=0;SUM([.$A$1:.A785]);0)" office:value-type="float" office:value="0" calcext:value-type="float">
            <text:p>0</text:p>
          </table:table-cell>
          <table:table-cell table:formula="of:=IF([.$A785]=0;[.$B785]-MAX([.$B$1:.B7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86]=0;SUM([.$A$1:.A786]);0)" office:value-type="float" office:value="4339718" calcext:value-type="float">
            <text:p>4339718</text:p>
          </table:table-cell>
          <table:table-cell table:formula="of:=IF([.$A786]=0;[.$B786]-MAX([.$B$1:.B785]);0)" office:value-type="float" office:value="64490" calcext:value-type="float">
            <text:p>64490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IF([.A787]=0;SUM([.$A$1:.A787]);0)" office:value-type="float" office:value="0" calcext:value-type="float">
            <text:p>0</text:p>
          </table:table-cell>
          <table:table-cell table:formula="of:=IF([.$A787]=0;[.$B787]-MAX([.$B$1:.B7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IF([.A788]=0;SUM([.$A$1:.A788]);0)" office:value-type="float" office:value="0" calcext:value-type="float">
            <text:p>0</text:p>
          </table:table-cell>
          <table:table-cell table:formula="of:=IF([.$A788]=0;[.$B788]-MAX([.$B$1:.B7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38" calcext:value-type="float">
            <text:p>13338</text:p>
          </table:table-cell>
          <table:table-cell table:formula="of:=IF([.A789]=0;SUM([.$A$1:.A789]);0)" office:value-type="float" office:value="0" calcext:value-type="float">
            <text:p>0</text:p>
          </table:table-cell>
          <table:table-cell table:formula="of:=IF([.$A789]=0;[.$B789]-MAX([.$B$1:.B7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IF([.A790]=0;SUM([.$A$1:.A790]);0)" office:value-type="float" office:value="0" calcext:value-type="float">
            <text:p>0</text:p>
          </table:table-cell>
          <table:table-cell table:formula="of:=IF([.$A790]=0;[.$B790]-MAX([.$B$1:.B7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791]=0;SUM([.$A$1:.A791]);0)" office:value-type="float" office:value="0" calcext:value-type="float">
            <text:p>0</text:p>
          </table:table-cell>
          <table:table-cell table:formula="of:=IF([.$A791]=0;[.$B791]-MAX([.$B$1:.B7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92]=0;SUM([.$A$1:.A792]);0)" office:value-type="float" office:value="4362176" calcext:value-type="float">
            <text:p>4362176</text:p>
          </table:table-cell>
          <table:table-cell table:formula="of:=IF([.$A792]=0;[.$B792]-MAX([.$B$1:.B791]);0)" office:value-type="float" office:value="22458" calcext:value-type="float">
            <text:p>22458</text:p>
          </table:table-cell>
          <table:table-cell table:number-columns-repeated="3"/>
        </table:table-row>
        <table:table-row table:style-name="ro1">
          <table:table-cell office:value-type="float" office:value="26047" calcext:value-type="float">
            <text:p>26047</text:p>
          </table:table-cell>
          <table:table-cell table:formula="of:=IF([.A793]=0;SUM([.$A$1:.A793]);0)" office:value-type="float" office:value="0" calcext:value-type="float">
            <text:p>0</text:p>
          </table:table-cell>
          <table:table-cell table:formula="of:=IF([.$A793]=0;[.$B793]-MAX([.$B$1:.B7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794]=0;SUM([.$A$1:.A794]);0)" office:value-type="float" office:value="4388223" calcext:value-type="float">
            <text:p>4388223</text:p>
          </table:table-cell>
          <table:table-cell table:formula="of:=IF([.$A794]=0;[.$B794]-MAX([.$B$1:.B793]);0)" office:value-type="float" office:value="26047" calcext:value-type="float">
            <text:p>26047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IF([.A795]=0;SUM([.$A$1:.A795]);0)" office:value-type="float" office:value="0" calcext:value-type="float">
            <text:p>0</text:p>
          </table:table-cell>
          <table:table-cell table:formula="of:=IF([.$A795]=0;[.$B795]-MAX([.$B$1:.B7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formula="of:=IF([.A796]=0;SUM([.$A$1:.A796]);0)" office:value-type="float" office:value="0" calcext:value-type="float">
            <text:p>0</text:p>
          </table:table-cell>
          <table:table-cell table:formula="of:=IF([.$A796]=0;[.$B796]-MAX([.$B$1:.B7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formula="of:=IF([.A797]=0;SUM([.$A$1:.A797]);0)" office:value-type="float" office:value="0" calcext:value-type="float">
            <text:p>0</text:p>
          </table:table-cell>
          <table:table-cell table:formula="of:=IF([.$A797]=0;[.$B797]-MAX([.$B$1:.B7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formula="of:=IF([.A798]=0;SUM([.$A$1:.A798]);0)" office:value-type="float" office:value="0" calcext:value-type="float">
            <text:p>0</text:p>
          </table:table-cell>
          <table:table-cell table:formula="of:=IF([.$A798]=0;[.$B798]-MAX([.$B$1:.B7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IF([.A799]=0;SUM([.$A$1:.A799]);0)" office:value-type="float" office:value="0" calcext:value-type="float">
            <text:p>0</text:p>
          </table:table-cell>
          <table:table-cell table:formula="of:=IF([.$A799]=0;[.$B799]-MAX([.$B$1:.B7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IF([.A800]=0;SUM([.$A$1:.A800]);0)" office:value-type="float" office:value="0" calcext:value-type="float">
            <text:p>0</text:p>
          </table:table-cell>
          <table:table-cell table:formula="of:=IF([.$A800]=0;[.$B800]-MAX([.$B$1:.B7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formula="of:=IF([.A801]=0;SUM([.$A$1:.A801]);0)" office:value-type="float" office:value="0" calcext:value-type="float">
            <text:p>0</text:p>
          </table:table-cell>
          <table:table-cell table:formula="of:=IF([.$A801]=0;[.$B801]-MAX([.$B$1:.B8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802]=0;SUM([.$A$1:.A802]);0)" office:value-type="float" office:value="0" calcext:value-type="float">
            <text:p>0</text:p>
          </table:table-cell>
          <table:table-cell table:formula="of:=IF([.$A802]=0;[.$B802]-MAX([.$B$1:.B8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IF([.A803]=0;SUM([.$A$1:.A803]);0)" office:value-type="float" office:value="0" calcext:value-type="float">
            <text:p>0</text:p>
          </table:table-cell>
          <table:table-cell table:formula="of:=IF([.$A803]=0;[.$B803]-MAX([.$B$1:.B8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IF([.A804]=0;SUM([.$A$1:.A804]);0)" office:value-type="float" office:value="0" calcext:value-type="float">
            <text:p>0</text:p>
          </table:table-cell>
          <table:table-cell table:formula="of:=IF([.$A804]=0;[.$B804]-MAX([.$B$1:.B8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IF([.A805]=0;SUM([.$A$1:.A805]);0)" office:value-type="float" office:value="0" calcext:value-type="float">
            <text:p>0</text:p>
          </table:table-cell>
          <table:table-cell table:formula="of:=IF([.$A805]=0;[.$B805]-MAX([.$B$1:.B8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formula="of:=IF([.A806]=0;SUM([.$A$1:.A806]);0)" office:value-type="float" office:value="0" calcext:value-type="float">
            <text:p>0</text:p>
          </table:table-cell>
          <table:table-cell table:formula="of:=IF([.$A806]=0;[.$B806]-MAX([.$B$1:.B8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IF([.A807]=0;SUM([.$A$1:.A807]);0)" office:value-type="float" office:value="0" calcext:value-type="float">
            <text:p>0</text:p>
          </table:table-cell>
          <table:table-cell table:formula="of:=IF([.$A807]=0;[.$B807]-MAX([.$B$1:.B8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formula="of:=IF([.A808]=0;SUM([.$A$1:.A808]);0)" office:value-type="float" office:value="0" calcext:value-type="float">
            <text:p>0</text:p>
          </table:table-cell>
          <table:table-cell table:formula="of:=IF([.$A808]=0;[.$B808]-MAX([.$B$1:.B8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09]=0;SUM([.$A$1:.A809]);0)" office:value-type="float" office:value="4439957" calcext:value-type="float">
            <text:p>4439957</text:p>
          </table:table-cell>
          <table:table-cell table:formula="of:=IF([.$A809]=0;[.$B809]-MAX([.$B$1:.B808]);0)" office:value-type="float" office:value="51734" calcext:value-type="float">
            <text:p>51734</text:p>
          </table:table-cell>
          <table:table-cell table:number-columns-repeated="3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formula="of:=IF([.A810]=0;SUM([.$A$1:.A810]);0)" office:value-type="float" office:value="0" calcext:value-type="float">
            <text:p>0</text:p>
          </table:table-cell>
          <table:table-cell table:formula="of:=IF([.$A810]=0;[.$B810]-MAX([.$B$1:.B8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formula="of:=IF([.A811]=0;SUM([.$A$1:.A811]);0)" office:value-type="float" office:value="0" calcext:value-type="float">
            <text:p>0</text:p>
          </table:table-cell>
          <table:table-cell table:formula="of:=IF([.$A811]=0;[.$B811]-MAX([.$B$1:.B8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formula="of:=IF([.A812]=0;SUM([.$A$1:.A812]);0)" office:value-type="float" office:value="0" calcext:value-type="float">
            <text:p>0</text:p>
          </table:table-cell>
          <table:table-cell table:formula="of:=IF([.$A812]=0;[.$B812]-MAX([.$B$1:.B8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IF([.A813]=0;SUM([.$A$1:.A813]);0)" office:value-type="float" office:value="0" calcext:value-type="float">
            <text:p>0</text:p>
          </table:table-cell>
          <table:table-cell table:formula="of:=IF([.$A813]=0;[.$B813]-MAX([.$B$1:.B8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30" calcext:value-type="float">
            <text:p>12130</text:p>
          </table:table-cell>
          <table:table-cell table:formula="of:=IF([.A814]=0;SUM([.$A$1:.A814]);0)" office:value-type="float" office:value="0" calcext:value-type="float">
            <text:p>0</text:p>
          </table:table-cell>
          <table:table-cell table:formula="of:=IF([.$A814]=0;[.$B814]-MAX([.$B$1:.B8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formula="of:=IF([.A815]=0;SUM([.$A$1:.A815]);0)" office:value-type="float" office:value="0" calcext:value-type="float">
            <text:p>0</text:p>
          </table:table-cell>
          <table:table-cell table:formula="of:=IF([.$A815]=0;[.$B815]-MAX([.$B$1:.B8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formula="of:=IF([.A816]=0;SUM([.$A$1:.A816]);0)" office:value-type="float" office:value="0" calcext:value-type="float">
            <text:p>0</text:p>
          </table:table-cell>
          <table:table-cell table:formula="of:=IF([.$A816]=0;[.$B816]-MAX([.$B$1:.B8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17]=0;SUM([.$A$1:.A817]);0)" office:value-type="float" office:value="4500644" calcext:value-type="float">
            <text:p>4500644</text:p>
          </table:table-cell>
          <table:table-cell table:formula="of:=IF([.$A817]=0;[.$B817]-MAX([.$B$1:.B816]);0)" office:value-type="float" office:value="60687" calcext:value-type="float">
            <text:p>60687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IF([.A818]=0;SUM([.$A$1:.A818]);0)" office:value-type="float" office:value="0" calcext:value-type="float">
            <text:p>0</text:p>
          </table:table-cell>
          <table:table-cell table:formula="of:=IF([.$A818]=0;[.$B818]-MAX([.$B$1:.B8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IF([.A819]=0;SUM([.$A$1:.A819]);0)" office:value-type="float" office:value="0" calcext:value-type="float">
            <text:p>0</text:p>
          </table:table-cell>
          <table:table-cell table:formula="of:=IF([.$A819]=0;[.$B819]-MAX([.$B$1:.B8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IF([.A820]=0;SUM([.$A$1:.A820]);0)" office:value-type="float" office:value="0" calcext:value-type="float">
            <text:p>0</text:p>
          </table:table-cell>
          <table:table-cell table:formula="of:=IF([.$A820]=0;[.$B820]-MAX([.$B$1:.B8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821]=0;SUM([.$A$1:.A821]);0)" office:value-type="float" office:value="0" calcext:value-type="float">
            <text:p>0</text:p>
          </table:table-cell>
          <table:table-cell table:formula="of:=IF([.$A821]=0;[.$B821]-MAX([.$B$1:.B8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IF([.A822]=0;SUM([.$A$1:.A822]);0)" office:value-type="float" office:value="0" calcext:value-type="float">
            <text:p>0</text:p>
          </table:table-cell>
          <table:table-cell table:formula="of:=IF([.$A822]=0;[.$B822]-MAX([.$B$1:.B8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IF([.A823]=0;SUM([.$A$1:.A823]);0)" office:value-type="float" office:value="0" calcext:value-type="float">
            <text:p>0</text:p>
          </table:table-cell>
          <table:table-cell table:formula="of:=IF([.$A823]=0;[.$B823]-MAX([.$B$1:.B8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IF([.A824]=0;SUM([.$A$1:.A824]);0)" office:value-type="float" office:value="0" calcext:value-type="float">
            <text:p>0</text:p>
          </table:table-cell>
          <table:table-cell table:formula="of:=IF([.$A824]=0;[.$B824]-MAX([.$B$1:.B8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IF([.A825]=0;SUM([.$A$1:.A825]);0)" office:value-type="float" office:value="0" calcext:value-type="float">
            <text:p>0</text:p>
          </table:table-cell>
          <table:table-cell table:formula="of:=IF([.$A825]=0;[.$B825]-MAX([.$B$1:.B8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formula="of:=IF([.A826]=0;SUM([.$A$1:.A826]);0)" office:value-type="float" office:value="0" calcext:value-type="float">
            <text:p>0</text:p>
          </table:table-cell>
          <table:table-cell table:formula="of:=IF([.$A826]=0;[.$B826]-MAX([.$B$1:.B8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formula="of:=IF([.A827]=0;SUM([.$A$1:.A827]);0)" office:value-type="float" office:value="0" calcext:value-type="float">
            <text:p>0</text:p>
          </table:table-cell>
          <table:table-cell table:formula="of:=IF([.$A827]=0;[.$B827]-MAX([.$B$1:.B8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IF([.A828]=0;SUM([.$A$1:.A828]);0)" office:value-type="float" office:value="0" calcext:value-type="float">
            <text:p>0</text:p>
          </table:table-cell>
          <table:table-cell table:formula="of:=IF([.$A828]=0;[.$B828]-MAX([.$B$1:.B8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IF([.A829]=0;SUM([.$A$1:.A829]);0)" office:value-type="float" office:value="0" calcext:value-type="float">
            <text:p>0</text:p>
          </table:table-cell>
          <table:table-cell table:formula="of:=IF([.$A829]=0;[.$B829]-MAX([.$B$1:.B8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830]=0;SUM([.$A$1:.A830]);0)" office:value-type="float" office:value="0" calcext:value-type="float">
            <text:p>0</text:p>
          </table:table-cell>
          <table:table-cell table:formula="of:=IF([.$A830]=0;[.$B830]-MAX([.$B$1:.B8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IF([.A831]=0;SUM([.$A$1:.A831]);0)" office:value-type="float" office:value="0" calcext:value-type="float">
            <text:p>0</text:p>
          </table:table-cell>
          <table:table-cell table:formula="of:=IF([.$A831]=0;[.$B831]-MAX([.$B$1:.B8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32]=0;SUM([.$A$1:.A832]);0)" office:value-type="float" office:value="4545862" calcext:value-type="float">
            <text:p>4545862</text:p>
          </table:table-cell>
          <table:table-cell table:formula="of:=IF([.$A832]=0;[.$B832]-MAX([.$B$1:.B831]);0)" office:value-type="float" office:value="45218" calcext:value-type="float">
            <text:p>45218</text:p>
          </table:table-cell>
          <table:table-cell table:number-columns-repeated="3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formula="of:=IF([.A833]=0;SUM([.$A$1:.A833]);0)" office:value-type="float" office:value="0" calcext:value-type="float">
            <text:p>0</text:p>
          </table:table-cell>
          <table:table-cell table:formula="of:=IF([.$A833]=0;[.$B833]-MAX([.$B$1:.B8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formula="of:=IF([.A834]=0;SUM([.$A$1:.A834]);0)" office:value-type="float" office:value="0" calcext:value-type="float">
            <text:p>0</text:p>
          </table:table-cell>
          <table:table-cell table:formula="of:=IF([.$A834]=0;[.$B834]-MAX([.$B$1:.B8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IF([.A835]=0;SUM([.$A$1:.A835]);0)" office:value-type="float" office:value="0" calcext:value-type="float">
            <text:p>0</text:p>
          </table:table-cell>
          <table:table-cell table:formula="of:=IF([.$A835]=0;[.$B835]-MAX([.$B$1:.B8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IF([.A836]=0;SUM([.$A$1:.A836]);0)" office:value-type="float" office:value="0" calcext:value-type="float">
            <text:p>0</text:p>
          </table:table-cell>
          <table:table-cell table:formula="of:=IF([.$A836]=0;[.$B836]-MAX([.$B$1:.B8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IF([.A837]=0;SUM([.$A$1:.A837]);0)" office:value-type="float" office:value="0" calcext:value-type="float">
            <text:p>0</text:p>
          </table:table-cell>
          <table:table-cell table:formula="of:=IF([.$A837]=0;[.$B837]-MAX([.$B$1:.B8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formula="of:=IF([.A838]=0;SUM([.$A$1:.A838]);0)" office:value-type="float" office:value="0" calcext:value-type="float">
            <text:p>0</text:p>
          </table:table-cell>
          <table:table-cell table:formula="of:=IF([.$A838]=0;[.$B838]-MAX([.$B$1:.B8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IF([.A839]=0;SUM([.$A$1:.A839]);0)" office:value-type="float" office:value="0" calcext:value-type="float">
            <text:p>0</text:p>
          </table:table-cell>
          <table:table-cell table:formula="of:=IF([.$A839]=0;[.$B839]-MAX([.$B$1:.B8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formula="of:=IF([.A840]=0;SUM([.$A$1:.A840]);0)" office:value-type="float" office:value="0" calcext:value-type="float">
            <text:p>0</text:p>
          </table:table-cell>
          <table:table-cell table:formula="of:=IF([.$A840]=0;[.$B840]-MAX([.$B$1:.B8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IF([.A841]=0;SUM([.$A$1:.A841]);0)" office:value-type="float" office:value="0" calcext:value-type="float">
            <text:p>0</text:p>
          </table:table-cell>
          <table:table-cell table:formula="of:=IF([.$A841]=0;[.$B841]-MAX([.$B$1:.B8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IF([.A842]=0;SUM([.$A$1:.A842]);0)" office:value-type="float" office:value="0" calcext:value-type="float">
            <text:p>0</text:p>
          </table:table-cell>
          <table:table-cell table:formula="of:=IF([.$A842]=0;[.$B842]-MAX([.$B$1:.B8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IF([.A843]=0;SUM([.$A$1:.A843]);0)" office:value-type="float" office:value="0" calcext:value-type="float">
            <text:p>0</text:p>
          </table:table-cell>
          <table:table-cell table:formula="of:=IF([.$A843]=0;[.$B843]-MAX([.$B$1:.B8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44]=0;SUM([.$A$1:.A844]);0)" office:value-type="float" office:value="4598258" calcext:value-type="float">
            <text:p>4598258</text:p>
          </table:table-cell>
          <table:table-cell table:formula="of:=IF([.$A844]=0;[.$B844]-MAX([.$B$1:.B843]);0)" office:value-type="float" office:value="52396" calcext:value-type="float">
            <text:p>52396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formula="of:=IF([.A845]=0;SUM([.$A$1:.A845]);0)" office:value-type="float" office:value="0" calcext:value-type="float">
            <text:p>0</text:p>
          </table:table-cell>
          <table:table-cell table:formula="of:=IF([.$A845]=0;[.$B845]-MAX([.$B$1:.B8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formula="of:=IF([.A846]=0;SUM([.$A$1:.A846]);0)" office:value-type="float" office:value="0" calcext:value-type="float">
            <text:p>0</text:p>
          </table:table-cell>
          <table:table-cell table:formula="of:=IF([.$A846]=0;[.$B846]-MAX([.$B$1:.B8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98" calcext:value-type="float">
            <text:p>10998</text:p>
          </table:table-cell>
          <table:table-cell table:formula="of:=IF([.A847]=0;SUM([.$A$1:.A847]);0)" office:value-type="float" office:value="0" calcext:value-type="float">
            <text:p>0</text:p>
          </table:table-cell>
          <table:table-cell table:formula="of:=IF([.$A847]=0;[.$B847]-MAX([.$B$1:.B8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848]=0;SUM([.$A$1:.A848]);0)" office:value-type="float" office:value="0" calcext:value-type="float">
            <text:p>0</text:p>
          </table:table-cell>
          <table:table-cell table:formula="of:=IF([.$A848]=0;[.$B848]-MAX([.$B$1:.B8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95" calcext:value-type="float">
            <text:p>13095</text:p>
          </table:table-cell>
          <table:table-cell table:formula="of:=IF([.A849]=0;SUM([.$A$1:.A849]);0)" office:value-type="float" office:value="0" calcext:value-type="float">
            <text:p>0</text:p>
          </table:table-cell>
          <table:table-cell table:formula="of:=IF([.$A849]=0;[.$B849]-MAX([.$B$1:.B8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formula="of:=IF([.A850]=0;SUM([.$A$1:.A850]);0)" office:value-type="float" office:value="0" calcext:value-type="float">
            <text:p>0</text:p>
          </table:table-cell>
          <table:table-cell table:formula="of:=IF([.$A850]=0;[.$B850]-MAX([.$B$1:.B8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51]=0;SUM([.$A$1:.A851]);0)" office:value-type="float" office:value="4645521" calcext:value-type="float">
            <text:p>4645521</text:p>
          </table:table-cell>
          <table:table-cell table:formula="of:=IF([.$A851]=0;[.$B851]-MAX([.$B$1:.B850]);0)" office:value-type="float" office:value="47263" calcext:value-type="float">
            <text:p>47263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IF([.A852]=0;SUM([.$A$1:.A852]);0)" office:value-type="float" office:value="0" calcext:value-type="float">
            <text:p>0</text:p>
          </table:table-cell>
          <table:table-cell table:formula="of:=IF([.$A852]=0;[.$B852]-MAX([.$B$1:.B8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IF([.A853]=0;SUM([.$A$1:.A853]);0)" office:value-type="float" office:value="0" calcext:value-type="float">
            <text:p>0</text:p>
          </table:table-cell>
          <table:table-cell table:formula="of:=IF([.$A853]=0;[.$B853]-MAX([.$B$1:.B8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formula="of:=IF([.A854]=0;SUM([.$A$1:.A854]);0)" office:value-type="float" office:value="0" calcext:value-type="float">
            <text:p>0</text:p>
          </table:table-cell>
          <table:table-cell table:formula="of:=IF([.$A854]=0;[.$B854]-MAX([.$B$1:.B8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formula="of:=IF([.A855]=0;SUM([.$A$1:.A855]);0)" office:value-type="float" office:value="0" calcext:value-type="float">
            <text:p>0</text:p>
          </table:table-cell>
          <table:table-cell table:formula="of:=IF([.$A855]=0;[.$B855]-MAX([.$B$1:.B8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formula="of:=IF([.A856]=0;SUM([.$A$1:.A856]);0)" office:value-type="float" office:value="0" calcext:value-type="float">
            <text:p>0</text:p>
          </table:table-cell>
          <table:table-cell table:formula="of:=IF([.$A856]=0;[.$B856]-MAX([.$B$1:.B8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formula="of:=IF([.A857]=0;SUM([.$A$1:.A857]);0)" office:value-type="float" office:value="0" calcext:value-type="float">
            <text:p>0</text:p>
          </table:table-cell>
          <table:table-cell table:formula="of:=IF([.$A857]=0;[.$B857]-MAX([.$B$1:.B8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formula="of:=IF([.A858]=0;SUM([.$A$1:.A858]);0)" office:value-type="float" office:value="0" calcext:value-type="float">
            <text:p>0</text:p>
          </table:table-cell>
          <table:table-cell table:formula="of:=IF([.$A858]=0;[.$B858]-MAX([.$B$1:.B8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formula="of:=IF([.A859]=0;SUM([.$A$1:.A859]);0)" office:value-type="float" office:value="0" calcext:value-type="float">
            <text:p>0</text:p>
          </table:table-cell>
          <table:table-cell table:formula="of:=IF([.$A859]=0;[.$B859]-MAX([.$B$1:.B8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formula="of:=IF([.A860]=0;SUM([.$A$1:.A860]);0)" office:value-type="float" office:value="0" calcext:value-type="float">
            <text:p>0</text:p>
          </table:table-cell>
          <table:table-cell table:formula="of:=IF([.$A860]=0;[.$B860]-MAX([.$B$1:.B8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formula="of:=IF([.A861]=0;SUM([.$A$1:.A861]);0)" office:value-type="float" office:value="0" calcext:value-type="float">
            <text:p>0</text:p>
          </table:table-cell>
          <table:table-cell table:formula="of:=IF([.$A861]=0;[.$B861]-MAX([.$B$1:.B8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formula="of:=IF([.A862]=0;SUM([.$A$1:.A862]);0)" office:value-type="float" office:value="0" calcext:value-type="float">
            <text:p>0</text:p>
          </table:table-cell>
          <table:table-cell table:formula="of:=IF([.$A862]=0;[.$B862]-MAX([.$B$1:.B8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63]=0;SUM([.$A$1:.A863]);0)" office:value-type="float" office:value="4703728" calcext:value-type="float">
            <text:p>4703728</text:p>
          </table:table-cell>
          <table:table-cell table:formula="of:=IF([.$A863]=0;[.$B863]-MAX([.$B$1:.B862]);0)" office:value-type="float" office:value="58207" calcext:value-type="float">
            <text:p>58207</text:p>
          </table:table-cell>
          <table:table-cell table:number-columns-repeated="3"/>
        </table:table-row>
        <table:table-row table:style-name="ro1">
          <table:table-cell office:value-type="float" office:value="13584" calcext:value-type="float">
            <text:p>13584</text:p>
          </table:table-cell>
          <table:table-cell table:formula="of:=IF([.A864]=0;SUM([.$A$1:.A864]);0)" office:value-type="float" office:value="0" calcext:value-type="float">
            <text:p>0</text:p>
          </table:table-cell>
          <table:table-cell table:formula="of:=IF([.$A864]=0;[.$B864]-MAX([.$B$1:.B8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formula="of:=IF([.A865]=0;SUM([.$A$1:.A865]);0)" office:value-type="float" office:value="0" calcext:value-type="float">
            <text:p>0</text:p>
          </table:table-cell>
          <table:table-cell table:formula="of:=IF([.$A865]=0;[.$B865]-MAX([.$B$1:.B8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19" calcext:value-type="float">
            <text:p>24719</text:p>
          </table:table-cell>
          <table:table-cell table:formula="of:=IF([.A866]=0;SUM([.$A$1:.A866]);0)" office:value-type="float" office:value="0" calcext:value-type="float">
            <text:p>0</text:p>
          </table:table-cell>
          <table:table-cell table:formula="of:=IF([.$A866]=0;[.$B866]-MAX([.$B$1:.B8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67]=0;SUM([.$A$1:.A867]);0)" office:value-type="float" office:value="4751178" calcext:value-type="float">
            <text:p>4751178</text:p>
          </table:table-cell>
          <table:table-cell table:formula="of:=IF([.$A867]=0;[.$B867]-MAX([.$B$1:.B866]);0)" office:value-type="float" office:value="47450" calcext:value-type="float">
            <text:p>47450</text:p>
          </table:table-cell>
          <table:table-cell table:number-columns-repeated="3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formula="of:=IF([.A868]=0;SUM([.$A$1:.A868]);0)" office:value-type="float" office:value="0" calcext:value-type="float">
            <text:p>0</text:p>
          </table:table-cell>
          <table:table-cell table:formula="of:=IF([.$A868]=0;[.$B868]-MAX([.$B$1:.B8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IF([.A869]=0;SUM([.$A$1:.A869]);0)" office:value-type="float" office:value="0" calcext:value-type="float">
            <text:p>0</text:p>
          </table:table-cell>
          <table:table-cell table:formula="of:=IF([.$A869]=0;[.$B869]-MAX([.$B$1:.B8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formula="of:=IF([.A870]=0;SUM([.$A$1:.A870]);0)" office:value-type="float" office:value="0" calcext:value-type="float">
            <text:p>0</text:p>
          </table:table-cell>
          <table:table-cell table:formula="of:=IF([.$A870]=0;[.$B870]-MAX([.$B$1:.B8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formula="of:=IF([.A871]=0;SUM([.$A$1:.A871]);0)" office:value-type="float" office:value="0" calcext:value-type="float">
            <text:p>0</text:p>
          </table:table-cell>
          <table:table-cell table:formula="of:=IF([.$A871]=0;[.$B871]-MAX([.$B$1:.B8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IF([.A872]=0;SUM([.$A$1:.A872]);0)" office:value-type="float" office:value="0" calcext:value-type="float">
            <text:p>0</text:p>
          </table:table-cell>
          <table:table-cell table:formula="of:=IF([.$A872]=0;[.$B872]-MAX([.$B$1:.B8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IF([.A873]=0;SUM([.$A$1:.A873]);0)" office:value-type="float" office:value="0" calcext:value-type="float">
            <text:p>0</text:p>
          </table:table-cell>
          <table:table-cell table:formula="of:=IF([.$A873]=0;[.$B873]-MAX([.$B$1:.B8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IF([.A874]=0;SUM([.$A$1:.A874]);0)" office:value-type="float" office:value="0" calcext:value-type="float">
            <text:p>0</text:p>
          </table:table-cell>
          <table:table-cell table:formula="of:=IF([.$A874]=0;[.$B874]-MAX([.$B$1:.B8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formula="of:=IF([.A875]=0;SUM([.$A$1:.A875]);0)" office:value-type="float" office:value="0" calcext:value-type="float">
            <text:p>0</text:p>
          </table:table-cell>
          <table:table-cell table:formula="of:=IF([.$A875]=0;[.$B875]-MAX([.$B$1:.B8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formula="of:=IF([.A876]=0;SUM([.$A$1:.A876]);0)" office:value-type="float" office:value="0" calcext:value-type="float">
            <text:p>0</text:p>
          </table:table-cell>
          <table:table-cell table:formula="of:=IF([.$A876]=0;[.$B876]-MAX([.$B$1:.B8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IF([.A877]=0;SUM([.$A$1:.A877]);0)" office:value-type="float" office:value="0" calcext:value-type="float">
            <text:p>0</text:p>
          </table:table-cell>
          <table:table-cell table:formula="of:=IF([.$A877]=0;[.$B877]-MAX([.$B$1:.B8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IF([.A878]=0;SUM([.$A$1:.A878]);0)" office:value-type="float" office:value="0" calcext:value-type="float">
            <text:p>0</text:p>
          </table:table-cell>
          <table:table-cell table:formula="of:=IF([.$A878]=0;[.$B878]-MAX([.$B$1:.B8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IF([.A879]=0;SUM([.$A$1:.A879]);0)" office:value-type="float" office:value="0" calcext:value-type="float">
            <text:p>0</text:p>
          </table:table-cell>
          <table:table-cell table:formula="of:=IF([.$A879]=0;[.$B879]-MAX([.$B$1:.B8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80]=0;SUM([.$A$1:.A880]);0)" office:value-type="float" office:value="4804894" calcext:value-type="float">
            <text:p>4804894</text:p>
          </table:table-cell>
          <table:table-cell table:formula="of:=IF([.$A880]=0;[.$B880]-MAX([.$B$1:.B879]);0)" office:value-type="float" office:value="53716" calcext:value-type="float">
            <text:p>53716</text:p>
          </table:table-cell>
          <table:table-cell table:number-columns-repeated="3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IF([.A881]=0;SUM([.$A$1:.A881]);0)" office:value-type="float" office:value="0" calcext:value-type="float">
            <text:p>0</text:p>
          </table:table-cell>
          <table:table-cell table:formula="of:=IF([.$A881]=0;[.$B881]-MAX([.$B$1:.B8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formula="of:=IF([.A882]=0;SUM([.$A$1:.A882]);0)" office:value-type="float" office:value="0" calcext:value-type="float">
            <text:p>0</text:p>
          </table:table-cell>
          <table:table-cell table:formula="of:=IF([.$A882]=0;[.$B882]-MAX([.$B$1:.B8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formula="of:=IF([.A883]=0;SUM([.$A$1:.A883]);0)" office:value-type="float" office:value="0" calcext:value-type="float">
            <text:p>0</text:p>
          </table:table-cell>
          <table:table-cell table:formula="of:=IF([.$A883]=0;[.$B883]-MAX([.$B$1:.B8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formula="of:=IF([.A884]=0;SUM([.$A$1:.A884]);0)" office:value-type="float" office:value="0" calcext:value-type="float">
            <text:p>0</text:p>
          </table:table-cell>
          <table:table-cell table:formula="of:=IF([.$A884]=0;[.$B884]-MAX([.$B$1:.B8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IF([.A885]=0;SUM([.$A$1:.A885]);0)" office:value-type="float" office:value="0" calcext:value-type="float">
            <text:p>0</text:p>
          </table:table-cell>
          <table:table-cell table:formula="of:=IF([.$A885]=0;[.$B885]-MAX([.$B$1:.B8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886]=0;SUM([.$A$1:.A886]);0)" office:value-type="float" office:value="0" calcext:value-type="float">
            <text:p>0</text:p>
          </table:table-cell>
          <table:table-cell table:formula="of:=IF([.$A886]=0;[.$B886]-MAX([.$B$1:.B8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IF([.A887]=0;SUM([.$A$1:.A887]);0)" office:value-type="float" office:value="0" calcext:value-type="float">
            <text:p>0</text:p>
          </table:table-cell>
          <table:table-cell table:formula="of:=IF([.$A887]=0;[.$B887]-MAX([.$B$1:.B8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888]=0;SUM([.$A$1:.A888]);0)" office:value-type="float" office:value="0" calcext:value-type="float">
            <text:p>0</text:p>
          </table:table-cell>
          <table:table-cell table:formula="of:=IF([.$A888]=0;[.$B888]-MAX([.$B$1:.B8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formula="of:=IF([.A889]=0;SUM([.$A$1:.A889]);0)" office:value-type="float" office:value="0" calcext:value-type="float">
            <text:p>0</text:p>
          </table:table-cell>
          <table:table-cell table:formula="of:=IF([.$A889]=0;[.$B889]-MAX([.$B$1:.B8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IF([.A890]=0;SUM([.$A$1:.A890]);0)" office:value-type="float" office:value="0" calcext:value-type="float">
            <text:p>0</text:p>
          </table:table-cell>
          <table:table-cell table:formula="of:=IF([.$A890]=0;[.$B890]-MAX([.$B$1:.B8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IF([.A891]=0;SUM([.$A$1:.A891]);0)" office:value-type="float" office:value="0" calcext:value-type="float">
            <text:p>0</text:p>
          </table:table-cell>
          <table:table-cell table:formula="of:=IF([.$A891]=0;[.$B891]-MAX([.$B$1:.B8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IF([.A892]=0;SUM([.$A$1:.A892]);0)" office:value-type="float" office:value="0" calcext:value-type="float">
            <text:p>0</text:p>
          </table:table-cell>
          <table:table-cell table:formula="of:=IF([.$A892]=0;[.$B892]-MAX([.$B$1:.B8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IF([.A893]=0;SUM([.$A$1:.A893]);0)" office:value-type="float" office:value="0" calcext:value-type="float">
            <text:p>0</text:p>
          </table:table-cell>
          <table:table-cell table:formula="of:=IF([.$A893]=0;[.$B893]-MAX([.$B$1:.B8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894]=0;SUM([.$A$1:.A894]);0)" office:value-type="float" office:value="4855354" calcext:value-type="float">
            <text:p>4855354</text:p>
          </table:table-cell>
          <table:table-cell table:formula="of:=IF([.$A894]=0;[.$B894]-MAX([.$B$1:.B893]);0)" office:value-type="float" office:value="50460" calcext:value-type="float">
            <text:p>50460</text:p>
          </table:table-cell>
          <table:table-cell table:number-columns-repeated="3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IF([.A895]=0;SUM([.$A$1:.A895]);0)" office:value-type="float" office:value="0" calcext:value-type="float">
            <text:p>0</text:p>
          </table:table-cell>
          <table:table-cell table:formula="of:=IF([.$A895]=0;[.$B895]-MAX([.$B$1:.B8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IF([.A896]=0;SUM([.$A$1:.A896]);0)" office:value-type="float" office:value="0" calcext:value-type="float">
            <text:p>0</text:p>
          </table:table-cell>
          <table:table-cell table:formula="of:=IF([.$A896]=0;[.$B896]-MAX([.$B$1:.B8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IF([.A897]=0;SUM([.$A$1:.A897]);0)" office:value-type="float" office:value="0" calcext:value-type="float">
            <text:p>0</text:p>
          </table:table-cell>
          <table:table-cell table:formula="of:=IF([.$A897]=0;[.$B897]-MAX([.$B$1:.B8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IF([.A898]=0;SUM([.$A$1:.A898]);0)" office:value-type="float" office:value="0" calcext:value-type="float">
            <text:p>0</text:p>
          </table:table-cell>
          <table:table-cell table:formula="of:=IF([.$A898]=0;[.$B898]-MAX([.$B$1:.B8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formula="of:=IF([.A899]=0;SUM([.$A$1:.A899]);0)" office:value-type="float" office:value="0" calcext:value-type="float">
            <text:p>0</text:p>
          </table:table-cell>
          <table:table-cell table:formula="of:=IF([.$A899]=0;[.$B899]-MAX([.$B$1:.B8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formula="of:=IF([.A900]=0;SUM([.$A$1:.A900]);0)" office:value-type="float" office:value="0" calcext:value-type="float">
            <text:p>0</text:p>
          </table:table-cell>
          <table:table-cell table:formula="of:=IF([.$A900]=0;[.$B900]-MAX([.$B$1:.B8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formula="of:=IF([.A901]=0;SUM([.$A$1:.A901]);0)" office:value-type="float" office:value="0" calcext:value-type="float">
            <text:p>0</text:p>
          </table:table-cell>
          <table:table-cell table:formula="of:=IF([.$A901]=0;[.$B901]-MAX([.$B$1:.B9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IF([.A902]=0;SUM([.$A$1:.A902]);0)" office:value-type="float" office:value="0" calcext:value-type="float">
            <text:p>0</text:p>
          </table:table-cell>
          <table:table-cell table:formula="of:=IF([.$A902]=0;[.$B902]-MAX([.$B$1:.B9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IF([.A903]=0;SUM([.$A$1:.A903]);0)" office:value-type="float" office:value="0" calcext:value-type="float">
            <text:p>0</text:p>
          </table:table-cell>
          <table:table-cell table:formula="of:=IF([.$A903]=0;[.$B903]-MAX([.$B$1:.B9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IF([.A904]=0;SUM([.$A$1:.A904]);0)" office:value-type="float" office:value="0" calcext:value-type="float">
            <text:p>0</text:p>
          </table:table-cell>
          <table:table-cell table:formula="of:=IF([.$A904]=0;[.$B904]-MAX([.$B$1:.B9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IF([.A905]=0;SUM([.$A$1:.A905]);0)" office:value-type="float" office:value="0" calcext:value-type="float">
            <text:p>0</text:p>
          </table:table-cell>
          <table:table-cell table:formula="of:=IF([.$A905]=0;[.$B905]-MAX([.$B$1:.B9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IF([.A906]=0;SUM([.$A$1:.A906]);0)" office:value-type="float" office:value="0" calcext:value-type="float">
            <text:p>0</text:p>
          </table:table-cell>
          <table:table-cell table:formula="of:=IF([.$A906]=0;[.$B906]-MAX([.$B$1:.B9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formula="of:=IF([.A907]=0;SUM([.$A$1:.A907]);0)" office:value-type="float" office:value="0" calcext:value-type="float">
            <text:p>0</text:p>
          </table:table-cell>
          <table:table-cell table:formula="of:=IF([.$A907]=0;[.$B907]-MAX([.$B$1:.B9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formula="of:=IF([.A908]=0;SUM([.$A$1:.A908]);0)" office:value-type="float" office:value="0" calcext:value-type="float">
            <text:p>0</text:p>
          </table:table-cell>
          <table:table-cell table:formula="of:=IF([.$A908]=0;[.$B908]-MAX([.$B$1:.B9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IF([.A909]=0;SUM([.$A$1:.A909]);0)" office:value-type="float" office:value="0" calcext:value-type="float">
            <text:p>0</text:p>
          </table:table-cell>
          <table:table-cell table:formula="of:=IF([.$A909]=0;[.$B909]-MAX([.$B$1:.B9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10]=0;SUM([.$A$1:.A910]);0)" office:value-type="float" office:value="4908509" calcext:value-type="float">
            <text:p>4908509</text:p>
          </table:table-cell>
          <table:table-cell table:formula="of:=IF([.$A910]=0;[.$B910]-MAX([.$B$1:.B909]);0)" office:value-type="float" office:value="53155" calcext:value-type="float">
            <text:p>53155</text:p>
          </table:table-cell>
          <table:table-cell table:number-columns-repeated="3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IF([.A911]=0;SUM([.$A$1:.A911]);0)" office:value-type="float" office:value="0" calcext:value-type="float">
            <text:p>0</text:p>
          </table:table-cell>
          <table:table-cell table:formula="of:=IF([.$A911]=0;[.$B911]-MAX([.$B$1:.B9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IF([.A912]=0;SUM([.$A$1:.A912]);0)" office:value-type="float" office:value="0" calcext:value-type="float">
            <text:p>0</text:p>
          </table:table-cell>
          <table:table-cell table:formula="of:=IF([.$A912]=0;[.$B912]-MAX([.$B$1:.B9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IF([.A913]=0;SUM([.$A$1:.A913]);0)" office:value-type="float" office:value="0" calcext:value-type="float">
            <text:p>0</text:p>
          </table:table-cell>
          <table:table-cell table:formula="of:=IF([.$A913]=0;[.$B913]-MAX([.$B$1:.B9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formula="of:=IF([.A914]=0;SUM([.$A$1:.A914]);0)" office:value-type="float" office:value="0" calcext:value-type="float">
            <text:p>0</text:p>
          </table:table-cell>
          <table:table-cell table:formula="of:=IF([.$A914]=0;[.$B914]-MAX([.$B$1:.B9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formula="of:=IF([.A915]=0;SUM([.$A$1:.A915]);0)" office:value-type="float" office:value="0" calcext:value-type="float">
            <text:p>0</text:p>
          </table:table-cell>
          <table:table-cell table:formula="of:=IF([.$A915]=0;[.$B915]-MAX([.$B$1:.B9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formula="of:=IF([.A916]=0;SUM([.$A$1:.A916]);0)" office:value-type="float" office:value="0" calcext:value-type="float">
            <text:p>0</text:p>
          </table:table-cell>
          <table:table-cell table:formula="of:=IF([.$A916]=0;[.$B916]-MAX([.$B$1:.B9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IF([.A917]=0;SUM([.$A$1:.A917]);0)" office:value-type="float" office:value="0" calcext:value-type="float">
            <text:p>0</text:p>
          </table:table-cell>
          <table:table-cell table:formula="of:=IF([.$A917]=0;[.$B917]-MAX([.$B$1:.B9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formula="of:=IF([.A918]=0;SUM([.$A$1:.A918]);0)" office:value-type="float" office:value="0" calcext:value-type="float">
            <text:p>0</text:p>
          </table:table-cell>
          <table:table-cell table:formula="of:=IF([.$A918]=0;[.$B918]-MAX([.$B$1:.B9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IF([.A919]=0;SUM([.$A$1:.A919]);0)" office:value-type="float" office:value="0" calcext:value-type="float">
            <text:p>0</text:p>
          </table:table-cell>
          <table:table-cell table:formula="of:=IF([.$A919]=0;[.$B919]-MAX([.$B$1:.B9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20]=0;SUM([.$A$1:.A920]);0)" office:value-type="float" office:value="4957503" calcext:value-type="float">
            <text:p>4957503</text:p>
          </table:table-cell>
          <table:table-cell table:formula="of:=IF([.$A920]=0;[.$B920]-MAX([.$B$1:.B919]);0)" office:value-type="float" office:value="48994" calcext:value-type="float">
            <text:p>48994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IF([.A921]=0;SUM([.$A$1:.A921]);0)" office:value-type="float" office:value="0" calcext:value-type="float">
            <text:p>0</text:p>
          </table:table-cell>
          <table:table-cell table:formula="of:=IF([.$A921]=0;[.$B921]-MAX([.$B$1:.B9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formula="of:=IF([.A922]=0;SUM([.$A$1:.A922]);0)" office:value-type="float" office:value="0" calcext:value-type="float">
            <text:p>0</text:p>
          </table:table-cell>
          <table:table-cell table:formula="of:=IF([.$A922]=0;[.$B922]-MAX([.$B$1:.B9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IF([.A923]=0;SUM([.$A$1:.A923]);0)" office:value-type="float" office:value="0" calcext:value-type="float">
            <text:p>0</text:p>
          </table:table-cell>
          <table:table-cell table:formula="of:=IF([.$A923]=0;[.$B923]-MAX([.$B$1:.B9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formula="of:=IF([.A924]=0;SUM([.$A$1:.A924]);0)" office:value-type="float" office:value="0" calcext:value-type="float">
            <text:p>0</text:p>
          </table:table-cell>
          <table:table-cell table:formula="of:=IF([.$A924]=0;[.$B924]-MAX([.$B$1:.B9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formula="of:=IF([.A925]=0;SUM([.$A$1:.A925]);0)" office:value-type="float" office:value="0" calcext:value-type="float">
            <text:p>0</text:p>
          </table:table-cell>
          <table:table-cell table:formula="of:=IF([.$A925]=0;[.$B925]-MAX([.$B$1:.B9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formula="of:=IF([.A926]=0;SUM([.$A$1:.A926]);0)" office:value-type="float" office:value="0" calcext:value-type="float">
            <text:p>0</text:p>
          </table:table-cell>
          <table:table-cell table:formula="of:=IF([.$A926]=0;[.$B926]-MAX([.$B$1:.B9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formula="of:=IF([.A927]=0;SUM([.$A$1:.A927]);0)" office:value-type="float" office:value="0" calcext:value-type="float">
            <text:p>0</text:p>
          </table:table-cell>
          <table:table-cell table:formula="of:=IF([.$A927]=0;[.$B927]-MAX([.$B$1:.B9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formula="of:=IF([.A928]=0;SUM([.$A$1:.A928]);0)" office:value-type="float" office:value="0" calcext:value-type="float">
            <text:p>0</text:p>
          </table:table-cell>
          <table:table-cell table:formula="of:=IF([.$A928]=0;[.$B928]-MAX([.$B$1:.B9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formula="of:=IF([.A929]=0;SUM([.$A$1:.A929]);0)" office:value-type="float" office:value="0" calcext:value-type="float">
            <text:p>0</text:p>
          </table:table-cell>
          <table:table-cell table:formula="of:=IF([.$A929]=0;[.$B929]-MAX([.$B$1:.B9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formula="of:=IF([.A930]=0;SUM([.$A$1:.A930]);0)" office:value-type="float" office:value="0" calcext:value-type="float">
            <text:p>0</text:p>
          </table:table-cell>
          <table:table-cell table:formula="of:=IF([.$A930]=0;[.$B930]-MAX([.$B$1:.B9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31]=0;SUM([.$A$1:.A931]);0)" office:value-type="float" office:value="5015198" calcext:value-type="float">
            <text:p>5015198</text:p>
          </table:table-cell>
          <table:table-cell table:formula="of:=IF([.$A931]=0;[.$B931]-MAX([.$B$1:.B930]);0)" office:value-type="float" office:value="57695" calcext:value-type="float">
            <text:p>57695</text:p>
          </table:table-cell>
          <table:table-cell table:number-columns-repeated="3"/>
        </table:table-row>
        <table:table-row table:style-name="ro1">
          <table:table-cell office:value-type="float" office:value="22678" calcext:value-type="float">
            <text:p>22678</text:p>
          </table:table-cell>
          <table:table-cell table:formula="of:=IF([.A932]=0;SUM([.$A$1:.A932]);0)" office:value-type="float" office:value="0" calcext:value-type="float">
            <text:p>0</text:p>
          </table:table-cell>
          <table:table-cell table:formula="of:=IF([.$A932]=0;[.$B932]-MAX([.$B$1:.B9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32" calcext:value-type="float">
            <text:p>12732</text:p>
          </table:table-cell>
          <table:table-cell table:formula="of:=IF([.A933]=0;SUM([.$A$1:.A933]);0)" office:value-type="float" office:value="0" calcext:value-type="float">
            <text:p>0</text:p>
          </table:table-cell>
          <table:table-cell table:formula="of:=IF([.$A933]=0;[.$B933]-MAX([.$B$1:.B9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21" calcext:value-type="float">
            <text:p>15221</text:p>
          </table:table-cell>
          <table:table-cell table:formula="of:=IF([.A934]=0;SUM([.$A$1:.A934]);0)" office:value-type="float" office:value="0" calcext:value-type="float">
            <text:p>0</text:p>
          </table:table-cell>
          <table:table-cell table:formula="of:=IF([.$A934]=0;[.$B934]-MAX([.$B$1:.B9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35]=0;SUM([.$A$1:.A935]);0)" office:value-type="float" office:value="5065829" calcext:value-type="float">
            <text:p>5065829</text:p>
          </table:table-cell>
          <table:table-cell table:formula="of:=IF([.$A935]=0;[.$B935]-MAX([.$B$1:.B934]);0)" office:value-type="float" office:value="50631" calcext:value-type="float">
            <text:p>50631</text:p>
          </table:table-cell>
          <table:table-cell table:number-columns-repeated="3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IF([.A936]=0;SUM([.$A$1:.A936]);0)" office:value-type="float" office:value="0" calcext:value-type="float">
            <text:p>0</text:p>
          </table:table-cell>
          <table:table-cell table:formula="of:=IF([.$A936]=0;[.$B936]-MAX([.$B$1:.B9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IF([.A937]=0;SUM([.$A$1:.A937]);0)" office:value-type="float" office:value="0" calcext:value-type="float">
            <text:p>0</text:p>
          </table:table-cell>
          <table:table-cell table:formula="of:=IF([.$A937]=0;[.$B937]-MAX([.$B$1:.B9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formula="of:=IF([.A938]=0;SUM([.$A$1:.A938]);0)" office:value-type="float" office:value="0" calcext:value-type="float">
            <text:p>0</text:p>
          </table:table-cell>
          <table:table-cell table:formula="of:=IF([.$A938]=0;[.$B938]-MAX([.$B$1:.B9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formula="of:=IF([.A939]=0;SUM([.$A$1:.A939]);0)" office:value-type="float" office:value="0" calcext:value-type="float">
            <text:p>0</text:p>
          </table:table-cell>
          <table:table-cell table:formula="of:=IF([.$A939]=0;[.$B939]-MAX([.$B$1:.B9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IF([.A940]=0;SUM([.$A$1:.A940]);0)" office:value-type="float" office:value="0" calcext:value-type="float">
            <text:p>0</text:p>
          </table:table-cell>
          <table:table-cell table:formula="of:=IF([.$A940]=0;[.$B940]-MAX([.$B$1:.B9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941]=0;SUM([.$A$1:.A941]);0)" office:value-type="float" office:value="0" calcext:value-type="float">
            <text:p>0</text:p>
          </table:table-cell>
          <table:table-cell table:formula="of:=IF([.$A941]=0;[.$B941]-MAX([.$B$1:.B9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formula="of:=IF([.A942]=0;SUM([.$A$1:.A942]);0)" office:value-type="float" office:value="0" calcext:value-type="float">
            <text:p>0</text:p>
          </table:table-cell>
          <table:table-cell table:formula="of:=IF([.$A942]=0;[.$B942]-MAX([.$B$1:.B9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formula="of:=IF([.A943]=0;SUM([.$A$1:.A943]);0)" office:value-type="float" office:value="0" calcext:value-type="float">
            <text:p>0</text:p>
          </table:table-cell>
          <table:table-cell table:formula="of:=IF([.$A943]=0;[.$B943]-MAX([.$B$1:.B9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IF([.A944]=0;SUM([.$A$1:.A944]);0)" office:value-type="float" office:value="0" calcext:value-type="float">
            <text:p>0</text:p>
          </table:table-cell>
          <table:table-cell table:formula="of:=IF([.$A944]=0;[.$B944]-MAX([.$B$1:.B9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formula="of:=IF([.A945]=0;SUM([.$A$1:.A945]);0)" office:value-type="float" office:value="0" calcext:value-type="float">
            <text:p>0</text:p>
          </table:table-cell>
          <table:table-cell table:formula="of:=IF([.$A945]=0;[.$B945]-MAX([.$B$1:.B9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IF([.A946]=0;SUM([.$A$1:.A946]);0)" office:value-type="float" office:value="0" calcext:value-type="float">
            <text:p>0</text:p>
          </table:table-cell>
          <table:table-cell table:formula="of:=IF([.$A946]=0;[.$B946]-MAX([.$B$1:.B9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947]=0;SUM([.$A$1:.A947]);0)" office:value-type="float" office:value="0" calcext:value-type="float">
            <text:p>0</text:p>
          </table:table-cell>
          <table:table-cell table:formula="of:=IF([.$A947]=0;[.$B947]-MAX([.$B$1:.B9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IF([.A948]=0;SUM([.$A$1:.A948]);0)" office:value-type="float" office:value="0" calcext:value-type="float">
            <text:p>0</text:p>
          </table:table-cell>
          <table:table-cell table:formula="of:=IF([.$A948]=0;[.$B948]-MAX([.$B$1:.B9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49]=0;SUM([.$A$1:.A949]);0)" office:value-type="float" office:value="5116896" calcext:value-type="float">
            <text:p>5116896</text:p>
          </table:table-cell>
          <table:table-cell table:formula="of:=IF([.$A949]=0;[.$B949]-MAX([.$B$1:.B948]);0)" office:value-type="float" office:value="51067" calcext:value-type="float">
            <text:p>51067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IF([.A950]=0;SUM([.$A$1:.A950]);0)" office:value-type="float" office:value="0" calcext:value-type="float">
            <text:p>0</text:p>
          </table:table-cell>
          <table:table-cell table:formula="of:=IF([.$A950]=0;[.$B950]-MAX([.$B$1:.B9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IF([.A951]=0;SUM([.$A$1:.A951]);0)" office:value-type="float" office:value="0" calcext:value-type="float">
            <text:p>0</text:p>
          </table:table-cell>
          <table:table-cell table:formula="of:=IF([.$A951]=0;[.$B951]-MAX([.$B$1:.B9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IF([.A952]=0;SUM([.$A$1:.A952]);0)" office:value-type="float" office:value="0" calcext:value-type="float">
            <text:p>0</text:p>
          </table:table-cell>
          <table:table-cell table:formula="of:=IF([.$A952]=0;[.$B952]-MAX([.$B$1:.B9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IF([.A953]=0;SUM([.$A$1:.A953]);0)" office:value-type="float" office:value="0" calcext:value-type="float">
            <text:p>0</text:p>
          </table:table-cell>
          <table:table-cell table:formula="of:=IF([.$A953]=0;[.$B953]-MAX([.$B$1:.B9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formula="of:=IF([.A954]=0;SUM([.$A$1:.A954]);0)" office:value-type="float" office:value="0" calcext:value-type="float">
            <text:p>0</text:p>
          </table:table-cell>
          <table:table-cell table:formula="of:=IF([.$A954]=0;[.$B954]-MAX([.$B$1:.B9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formula="of:=IF([.A955]=0;SUM([.$A$1:.A955]);0)" office:value-type="float" office:value="0" calcext:value-type="float">
            <text:p>0</text:p>
          </table:table-cell>
          <table:table-cell table:formula="of:=IF([.$A955]=0;[.$B955]-MAX([.$B$1:.B9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IF([.A956]=0;SUM([.$A$1:.A956]);0)" office:value-type="float" office:value="0" calcext:value-type="float">
            <text:p>0</text:p>
          </table:table-cell>
          <table:table-cell table:formula="of:=IF([.$A956]=0;[.$B956]-MAX([.$B$1:.B9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formula="of:=IF([.A957]=0;SUM([.$A$1:.A957]);0)" office:value-type="float" office:value="0" calcext:value-type="float">
            <text:p>0</text:p>
          </table:table-cell>
          <table:table-cell table:formula="of:=IF([.$A957]=0;[.$B957]-MAX([.$B$1:.B9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formula="of:=IF([.A958]=0;SUM([.$A$1:.A958]);0)" office:value-type="float" office:value="0" calcext:value-type="float">
            <text:p>0</text:p>
          </table:table-cell>
          <table:table-cell table:formula="of:=IF([.$A958]=0;[.$B958]-MAX([.$B$1:.B9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formula="of:=IF([.A959]=0;SUM([.$A$1:.A959]);0)" office:value-type="float" office:value="0" calcext:value-type="float">
            <text:p>0</text:p>
          </table:table-cell>
          <table:table-cell table:formula="of:=IF([.$A959]=0;[.$B959]-MAX([.$B$1:.B9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IF([.A960]=0;SUM([.$A$1:.A960]);0)" office:value-type="float" office:value="0" calcext:value-type="float">
            <text:p>0</text:p>
          </table:table-cell>
          <table:table-cell table:formula="of:=IF([.$A960]=0;[.$B960]-MAX([.$B$1:.B9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IF([.A961]=0;SUM([.$A$1:.A961]);0)" office:value-type="float" office:value="0" calcext:value-type="float">
            <text:p>0</text:p>
          </table:table-cell>
          <table:table-cell table:formula="of:=IF([.$A961]=0;[.$B961]-MAX([.$B$1:.B9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962]=0;SUM([.$A$1:.A962]);0)" office:value-type="float" office:value="0" calcext:value-type="float">
            <text:p>0</text:p>
          </table:table-cell>
          <table:table-cell table:formula="of:=IF([.$A962]=0;[.$B962]-MAX([.$B$1:.B9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63]=0;SUM([.$A$1:.A963]);0)" office:value-type="float" office:value="5170117" calcext:value-type="float">
            <text:p>5170117</text:p>
          </table:table-cell>
          <table:table-cell table:formula="of:=IF([.$A963]=0;[.$B963]-MAX([.$B$1:.B962]);0)" office:value-type="float" office:value="53221" calcext:value-type="float">
            <text:p>53221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IF([.A964]=0;SUM([.$A$1:.A964]);0)" office:value-type="float" office:value="0" calcext:value-type="float">
            <text:p>0</text:p>
          </table:table-cell>
          <table:table-cell table:formula="of:=IF([.$A964]=0;[.$B964]-MAX([.$B$1:.B9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IF([.A965]=0;SUM([.$A$1:.A965]);0)" office:value-type="float" office:value="0" calcext:value-type="float">
            <text:p>0</text:p>
          </table:table-cell>
          <table:table-cell table:formula="of:=IF([.$A965]=0;[.$B965]-MAX([.$B$1:.B9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IF([.A966]=0;SUM([.$A$1:.A966]);0)" office:value-type="float" office:value="0" calcext:value-type="float">
            <text:p>0</text:p>
          </table:table-cell>
          <table:table-cell table:formula="of:=IF([.$A966]=0;[.$B966]-MAX([.$B$1:.B9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IF([.A967]=0;SUM([.$A$1:.A967]);0)" office:value-type="float" office:value="0" calcext:value-type="float">
            <text:p>0</text:p>
          </table:table-cell>
          <table:table-cell table:formula="of:=IF([.$A967]=0;[.$B967]-MAX([.$B$1:.B9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formula="of:=IF([.A968]=0;SUM([.$A$1:.A968]);0)" office:value-type="float" office:value="0" calcext:value-type="float">
            <text:p>0</text:p>
          </table:table-cell>
          <table:table-cell table:formula="of:=IF([.$A968]=0;[.$B968]-MAX([.$B$1:.B9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formula="of:=IF([.A969]=0;SUM([.$A$1:.A969]);0)" office:value-type="float" office:value="0" calcext:value-type="float">
            <text:p>0</text:p>
          </table:table-cell>
          <table:table-cell table:formula="of:=IF([.$A969]=0;[.$B969]-MAX([.$B$1:.B9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formula="of:=IF([.A970]=0;SUM([.$A$1:.A970]);0)" office:value-type="float" office:value="0" calcext:value-type="float">
            <text:p>0</text:p>
          </table:table-cell>
          <table:table-cell table:formula="of:=IF([.$A970]=0;[.$B970]-MAX([.$B$1:.B9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IF([.A971]=0;SUM([.$A$1:.A971]);0)" office:value-type="float" office:value="0" calcext:value-type="float">
            <text:p>0</text:p>
          </table:table-cell>
          <table:table-cell table:formula="of:=IF([.$A971]=0;[.$B971]-MAX([.$B$1:.B9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IF([.A972]=0;SUM([.$A$1:.A972]);0)" office:value-type="float" office:value="0" calcext:value-type="float">
            <text:p>0</text:p>
          </table:table-cell>
          <table:table-cell table:formula="of:=IF([.$A972]=0;[.$B972]-MAX([.$B$1:.B9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IF([.A973]=0;SUM([.$A$1:.A973]);0)" office:value-type="float" office:value="0" calcext:value-type="float">
            <text:p>0</text:p>
          </table:table-cell>
          <table:table-cell table:formula="of:=IF([.$A973]=0;[.$B973]-MAX([.$B$1:.B9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formula="of:=IF([.A974]=0;SUM([.$A$1:.A974]);0)" office:value-type="float" office:value="0" calcext:value-type="float">
            <text:p>0</text:p>
          </table:table-cell>
          <table:table-cell table:formula="of:=IF([.$A974]=0;[.$B974]-MAX([.$B$1:.B9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formula="of:=IF([.A975]=0;SUM([.$A$1:.A975]);0)" office:value-type="float" office:value="0" calcext:value-type="float">
            <text:p>0</text:p>
          </table:table-cell>
          <table:table-cell table:formula="of:=IF([.$A975]=0;[.$B975]-MAX([.$B$1:.B9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formula="of:=IF([.A976]=0;SUM([.$A$1:.A976]);0)" office:value-type="float" office:value="0" calcext:value-type="float">
            <text:p>0</text:p>
          </table:table-cell>
          <table:table-cell table:formula="of:=IF([.$A976]=0;[.$B976]-MAX([.$B$1:.B9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IF([.A977]=0;SUM([.$A$1:.A977]);0)" office:value-type="float" office:value="0" calcext:value-type="float">
            <text:p>0</text:p>
          </table:table-cell>
          <table:table-cell table:formula="of:=IF([.$A977]=0;[.$B977]-MAX([.$B$1:.B9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78]=0;SUM([.$A$1:.A978]);0)" office:value-type="float" office:value="5223206" calcext:value-type="float">
            <text:p>5223206</text:p>
          </table:table-cell>
          <table:table-cell table:formula="of:=IF([.$A978]=0;[.$B978]-MAX([.$B$1:.B977]);0)" office:value-type="float" office:value="53089" calcext:value-type="float">
            <text:p>53089</text:p>
          </table:table-cell>
          <table:table-cell table:number-columns-repeated="3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formula="of:=IF([.A979]=0;SUM([.$A$1:.A979]);0)" office:value-type="float" office:value="0" calcext:value-type="float">
            <text:p>0</text:p>
          </table:table-cell>
          <table:table-cell table:formula="of:=IF([.$A979]=0;[.$B979]-MAX([.$B$1:.B9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formula="of:=IF([.A980]=0;SUM([.$A$1:.A980]);0)" office:value-type="float" office:value="0" calcext:value-type="float">
            <text:p>0</text:p>
          </table:table-cell>
          <table:table-cell table:formula="of:=IF([.$A980]=0;[.$B980]-MAX([.$B$1:.B9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66" calcext:value-type="float">
            <text:p>16366</text:p>
          </table:table-cell>
          <table:table-cell table:formula="of:=IF([.A981]=0;SUM([.$A$1:.A981]);0)" office:value-type="float" office:value="0" calcext:value-type="float">
            <text:p>0</text:p>
          </table:table-cell>
          <table:table-cell table:formula="of:=IF([.$A981]=0;[.$B981]-MAX([.$B$1:.B9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formula="of:=IF([.A982]=0;SUM([.$A$1:.A982]);0)" office:value-type="float" office:value="0" calcext:value-type="float">
            <text:p>0</text:p>
          </table:table-cell>
          <table:table-cell table:formula="of:=IF([.$A982]=0;[.$B982]-MAX([.$B$1:.B9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17" calcext:value-type="float">
            <text:p>15617</text:p>
          </table:table-cell>
          <table:table-cell table:formula="of:=IF([.A983]=0;SUM([.$A$1:.A983]);0)" office:value-type="float" office:value="0" calcext:value-type="float">
            <text:p>0</text:p>
          </table:table-cell>
          <table:table-cell table:formula="of:=IF([.$A983]=0;[.$B983]-MAX([.$B$1:.B9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84]=0;SUM([.$A$1:.A984]);0)" office:value-type="float" office:value="5278580" calcext:value-type="float">
            <text:p>5278580</text:p>
          </table:table-cell>
          <table:table-cell table:formula="of:=IF([.$A984]=0;[.$B984]-MAX([.$B$1:.B983]);0)" office:value-type="float" office:value="55374" calcext:value-type="float">
            <text:p>55374</text:p>
          </table:table-cell>
          <table:table-cell table:number-columns-repeated="3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IF([.A985]=0;SUM([.$A$1:.A985]);0)" office:value-type="float" office:value="0" calcext:value-type="float">
            <text:p>0</text:p>
          </table:table-cell>
          <table:table-cell table:formula="of:=IF([.$A985]=0;[.$B985]-MAX([.$B$1:.B9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formula="of:=IF([.A986]=0;SUM([.$A$1:.A986]);0)" office:value-type="float" office:value="0" calcext:value-type="float">
            <text:p>0</text:p>
          </table:table-cell>
          <table:table-cell table:formula="of:=IF([.$A986]=0;[.$B986]-MAX([.$B$1:.B9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formula="of:=IF([.A987]=0;SUM([.$A$1:.A987]);0)" office:value-type="float" office:value="0" calcext:value-type="float">
            <text:p>0</text:p>
          </table:table-cell>
          <table:table-cell table:formula="of:=IF([.$A987]=0;[.$B987]-MAX([.$B$1:.B9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IF([.A988]=0;SUM([.$A$1:.A988]);0)" office:value-type="float" office:value="0" calcext:value-type="float">
            <text:p>0</text:p>
          </table:table-cell>
          <table:table-cell table:formula="of:=IF([.$A988]=0;[.$B988]-MAX([.$B$1:.B9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IF([.A989]=0;SUM([.$A$1:.A989]);0)" office:value-type="float" office:value="0" calcext:value-type="float">
            <text:p>0</text:p>
          </table:table-cell>
          <table:table-cell table:formula="of:=IF([.$A989]=0;[.$B989]-MAX([.$B$1:.B9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IF([.A990]=0;SUM([.$A$1:.A990]);0)" office:value-type="float" office:value="0" calcext:value-type="float">
            <text:p>0</text:p>
          </table:table-cell>
          <table:table-cell table:formula="of:=IF([.$A990]=0;[.$B990]-MAX([.$B$1:.B9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IF([.A991]=0;SUM([.$A$1:.A991]);0)" office:value-type="float" office:value="0" calcext:value-type="float">
            <text:p>0</text:p>
          </table:table-cell>
          <table:table-cell table:formula="of:=IF([.$A991]=0;[.$B991]-MAX([.$B$1:.B9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IF([.A992]=0;SUM([.$A$1:.A992]);0)" office:value-type="float" office:value="0" calcext:value-type="float">
            <text:p>0</text:p>
          </table:table-cell>
          <table:table-cell table:formula="of:=IF([.$A992]=0;[.$B992]-MAX([.$B$1:.B9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IF([.A993]=0;SUM([.$A$1:.A993]);0)" office:value-type="float" office:value="0" calcext:value-type="float">
            <text:p>0</text:p>
          </table:table-cell>
          <table:table-cell table:formula="of:=IF([.$A993]=0;[.$B993]-MAX([.$B$1:.B9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formula="of:=IF([.A994]=0;SUM([.$A$1:.A994]);0)" office:value-type="float" office:value="0" calcext:value-type="float">
            <text:p>0</text:p>
          </table:table-cell>
          <table:table-cell table:formula="of:=IF([.$A994]=0;[.$B994]-MAX([.$B$1:.B9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IF([.A995]=0;SUM([.$A$1:.A995]);0)" office:value-type="float" office:value="0" calcext:value-type="float">
            <text:p>0</text:p>
          </table:table-cell>
          <table:table-cell table:formula="of:=IF([.$A995]=0;[.$B995]-MAX([.$B$1:.B9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IF([.A996]=0;SUM([.$A$1:.A996]);0)" office:value-type="float" office:value="0" calcext:value-type="float">
            <text:p>0</text:p>
          </table:table-cell>
          <table:table-cell table:formula="of:=IF([.$A996]=0;[.$B996]-MAX([.$B$1:.B9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IF([.A997]=0;SUM([.$A$1:.A997]);0)" office:value-type="float" office:value="0" calcext:value-type="float">
            <text:p>0</text:p>
          </table:table-cell>
          <table:table-cell table:formula="of:=IF([.$A997]=0;[.$B997]-MAX([.$B$1:.B9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IF([.A998]=0;SUM([.$A$1:.A998]);0)" office:value-type="float" office:value="0" calcext:value-type="float">
            <text:p>0</text:p>
          </table:table-cell>
          <table:table-cell table:formula="of:=IF([.$A998]=0;[.$B998]-MAX([.$B$1:.B9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999]=0;SUM([.$A$1:.A999]);0)" office:value-type="float" office:value="5323509" calcext:value-type="float">
            <text:p>5323509</text:p>
          </table:table-cell>
          <table:table-cell table:formula="of:=IF([.$A999]=0;[.$B999]-MAX([.$B$1:.B998]);0)" office:value-type="float" office:value="44929" calcext:value-type="float">
            <text:p>44929</text:p>
          </table:table-cell>
          <table:table-cell table:number-columns-repeated="3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IF([.A1000]=0;SUM([.$A$1:.A1000]);0)" office:value-type="float" office:value="0" calcext:value-type="float">
            <text:p>0</text:p>
          </table:table-cell>
          <table:table-cell table:formula="of:=IF([.$A1000]=0;[.$B1000]-MAX([.$B$1:.B9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IF([.A1001]=0;SUM([.$A$1:.A1001]);0)" office:value-type="float" office:value="0" calcext:value-type="float">
            <text:p>0</text:p>
          </table:table-cell>
          <table:table-cell table:formula="of:=IF([.$A1001]=0;[.$B1001]-MAX([.$B$1:.B10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formula="of:=IF([.A1002]=0;SUM([.$A$1:.A1002]);0)" office:value-type="float" office:value="0" calcext:value-type="float">
            <text:p>0</text:p>
          </table:table-cell>
          <table:table-cell table:formula="of:=IF([.$A1002]=0;[.$B1002]-MAX([.$B$1:.B10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formula="of:=IF([.A1003]=0;SUM([.$A$1:.A1003]);0)" office:value-type="float" office:value="0" calcext:value-type="float">
            <text:p>0</text:p>
          </table:table-cell>
          <table:table-cell table:formula="of:=IF([.$A1003]=0;[.$B1003]-MAX([.$B$1:.B10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IF([.A1004]=0;SUM([.$A$1:.A1004]);0)" office:value-type="float" office:value="0" calcext:value-type="float">
            <text:p>0</text:p>
          </table:table-cell>
          <table:table-cell table:formula="of:=IF([.$A1004]=0;[.$B1004]-MAX([.$B$1:.B10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formula="of:=IF([.A1005]=0;SUM([.$A$1:.A1005]);0)" office:value-type="float" office:value="0" calcext:value-type="float">
            <text:p>0</text:p>
          </table:table-cell>
          <table:table-cell table:formula="of:=IF([.$A1005]=0;[.$B1005]-MAX([.$B$1:.B10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formula="of:=IF([.A1006]=0;SUM([.$A$1:.A1006]);0)" office:value-type="float" office:value="0" calcext:value-type="float">
            <text:p>0</text:p>
          </table:table-cell>
          <table:table-cell table:formula="of:=IF([.$A1006]=0;[.$B1006]-MAX([.$B$1:.B10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07]=0;SUM([.$A$1:.A1007]);0)" office:value-type="float" office:value="5369693" calcext:value-type="float">
            <text:p>5369693</text:p>
          </table:table-cell>
          <table:table-cell table:formula="of:=IF([.$A1007]=0;[.$B1007]-MAX([.$B$1:.B1006]);0)" office:value-type="float" office:value="46184" calcext:value-type="float">
            <text:p>46184</text:p>
          </table:table-cell>
          <table:table-cell table:number-columns-repeated="3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IF([.A1008]=0;SUM([.$A$1:.A1008]);0)" office:value-type="float" office:value="0" calcext:value-type="float">
            <text:p>0</text:p>
          </table:table-cell>
          <table:table-cell table:formula="of:=IF([.$A1008]=0;[.$B1008]-MAX([.$B$1:.B10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IF([.A1009]=0;SUM([.$A$1:.A1009]);0)" office:value-type="float" office:value="0" calcext:value-type="float">
            <text:p>0</text:p>
          </table:table-cell>
          <table:table-cell table:formula="of:=IF([.$A1009]=0;[.$B1009]-MAX([.$B$1:.B10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[.A1010]=0;SUM([.$A$1:.A1010]);0)" office:value-type="float" office:value="0" calcext:value-type="float">
            <text:p>0</text:p>
          </table:table-cell>
          <table:table-cell table:formula="of:=IF([.$A1010]=0;[.$B1010]-MAX([.$B$1:.B10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IF([.A1011]=0;SUM([.$A$1:.A1011]);0)" office:value-type="float" office:value="0" calcext:value-type="float">
            <text:p>0</text:p>
          </table:table-cell>
          <table:table-cell table:formula="of:=IF([.$A1011]=0;[.$B1011]-MAX([.$B$1:.B10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formula="of:=IF([.A1012]=0;SUM([.$A$1:.A1012]);0)" office:value-type="float" office:value="0" calcext:value-type="float">
            <text:p>0</text:p>
          </table:table-cell>
          <table:table-cell table:formula="of:=IF([.$A1012]=0;[.$B1012]-MAX([.$B$1:.B10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013]=0;SUM([.$A$1:.A1013]);0)" office:value-type="float" office:value="0" calcext:value-type="float">
            <text:p>0</text:p>
          </table:table-cell>
          <table:table-cell table:formula="of:=IF([.$A1013]=0;[.$B1013]-MAX([.$B$1:.B10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IF([.A1014]=0;SUM([.$A$1:.A1014]);0)" office:value-type="float" office:value="0" calcext:value-type="float">
            <text:p>0</text:p>
          </table:table-cell>
          <table:table-cell table:formula="of:=IF([.$A1014]=0;[.$B1014]-MAX([.$B$1:.B10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IF([.A1015]=0;SUM([.$A$1:.A1015]);0)" office:value-type="float" office:value="0" calcext:value-type="float">
            <text:p>0</text:p>
          </table:table-cell>
          <table:table-cell table:formula="of:=IF([.$A1015]=0;[.$B1015]-MAX([.$B$1:.B10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IF([.A1016]=0;SUM([.$A$1:.A1016]);0)" office:value-type="float" office:value="0" calcext:value-type="float">
            <text:p>0</text:p>
          </table:table-cell>
          <table:table-cell table:formula="of:=IF([.$A1016]=0;[.$B1016]-MAX([.$B$1:.B10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IF([.A1017]=0;SUM([.$A$1:.A1017]);0)" office:value-type="float" office:value="0" calcext:value-type="float">
            <text:p>0</text:p>
          </table:table-cell>
          <table:table-cell table:formula="of:=IF([.$A1017]=0;[.$B1017]-MAX([.$B$1:.B10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IF([.A1018]=0;SUM([.$A$1:.A1018]);0)" office:value-type="float" office:value="0" calcext:value-type="float">
            <text:p>0</text:p>
          </table:table-cell>
          <table:table-cell table:formula="of:=IF([.$A1018]=0;[.$B1018]-MAX([.$B$1:.B10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IF([.A1019]=0;SUM([.$A$1:.A1019]);0)" office:value-type="float" office:value="0" calcext:value-type="float">
            <text:p>0</text:p>
          </table:table-cell>
          <table:table-cell table:formula="of:=IF([.$A1019]=0;[.$B1019]-MAX([.$B$1:.B10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1020]=0;SUM([.$A$1:.A1020]);0)" office:value-type="float" office:value="0" calcext:value-type="float">
            <text:p>0</text:p>
          </table:table-cell>
          <table:table-cell table:formula="of:=IF([.$A1020]=0;[.$B1020]-MAX([.$B$1:.B10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formula="of:=IF([.A1021]=0;SUM([.$A$1:.A1021]);0)" office:value-type="float" office:value="0" calcext:value-type="float">
            <text:p>0</text:p>
          </table:table-cell>
          <table:table-cell table:formula="of:=IF([.$A1021]=0;[.$B1021]-MAX([.$B$1:.B10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22]=0;SUM([.$A$1:.A1022]);0)" office:value-type="float" office:value="5416526" calcext:value-type="float">
            <text:p>5416526</text:p>
          </table:table-cell>
          <table:table-cell table:formula="of:=IF([.$A1022]=0;[.$B1022]-MAX([.$B$1:.B1021]);0)" office:value-type="float" office:value="46833" calcext:value-type="float">
            <text:p>46833</text:p>
          </table:table-cell>
          <table:table-cell table:number-columns-repeated="3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IF([.A1023]=0;SUM([.$A$1:.A1023]);0)" office:value-type="float" office:value="0" calcext:value-type="float">
            <text:p>0</text:p>
          </table:table-cell>
          <table:table-cell table:formula="of:=IF([.$A1023]=0;[.$B1023]-MAX([.$B$1:.B10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formula="of:=IF([.A1024]=0;SUM([.$A$1:.A1024]);0)" office:value-type="float" office:value="0" calcext:value-type="float">
            <text:p>0</text:p>
          </table:table-cell>
          <table:table-cell table:formula="of:=IF([.$A1024]=0;[.$B1024]-MAX([.$B$1:.B10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formula="of:=IF([.A1025]=0;SUM([.$A$1:.A1025]);0)" office:value-type="float" office:value="0" calcext:value-type="float">
            <text:p>0</text:p>
          </table:table-cell>
          <table:table-cell table:formula="of:=IF([.$A1025]=0;[.$B1025]-MAX([.$B$1:.B10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formula="of:=IF([.A1026]=0;SUM([.$A$1:.A1026]);0)" office:value-type="float" office:value="0" calcext:value-type="float">
            <text:p>0</text:p>
          </table:table-cell>
          <table:table-cell table:formula="of:=IF([.$A1026]=0;[.$B1026]-MAX([.$B$1:.B10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027]=0;SUM([.$A$1:.A1027]);0)" office:value-type="float" office:value="0" calcext:value-type="float">
            <text:p>0</text:p>
          </table:table-cell>
          <table:table-cell table:formula="of:=IF([.$A1027]=0;[.$B1027]-MAX([.$B$1:.B10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formula="of:=IF([.A1028]=0;SUM([.$A$1:.A1028]);0)" office:value-type="float" office:value="0" calcext:value-type="float">
            <text:p>0</text:p>
          </table:table-cell>
          <table:table-cell table:formula="of:=IF([.$A1028]=0;[.$B1028]-MAX([.$B$1:.B10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33" calcext:value-type="float">
            <text:p>12133</text:p>
          </table:table-cell>
          <table:table-cell table:formula="of:=IF([.A1029]=0;SUM([.$A$1:.A1029]);0)" office:value-type="float" office:value="0" calcext:value-type="float">
            <text:p>0</text:p>
          </table:table-cell>
          <table:table-cell table:formula="of:=IF([.$A1029]=0;[.$B1029]-MAX([.$B$1:.B10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30]=0;SUM([.$A$1:.A1030]);0)" office:value-type="float" office:value="5462484" calcext:value-type="float">
            <text:p>5462484</text:p>
          </table:table-cell>
          <table:table-cell table:formula="of:=IF([.$A1030]=0;[.$B1030]-MAX([.$B$1:.B1029]);0)" office:value-type="float" office:value="45958" calcext:value-type="float">
            <text:p>45958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formula="of:=IF([.A1031]=0;SUM([.$A$1:.A1031]);0)" office:value-type="float" office:value="0" calcext:value-type="float">
            <text:p>0</text:p>
          </table:table-cell>
          <table:table-cell table:formula="of:=IF([.$A1031]=0;[.$B1031]-MAX([.$B$1:.B10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IF([.A1032]=0;SUM([.$A$1:.A1032]);0)" office:value-type="float" office:value="0" calcext:value-type="float">
            <text:p>0</text:p>
          </table:table-cell>
          <table:table-cell table:formula="of:=IF([.$A1032]=0;[.$B1032]-MAX([.$B$1:.B10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IF([.A1033]=0;SUM([.$A$1:.A1033]);0)" office:value-type="float" office:value="0" calcext:value-type="float">
            <text:p>0</text:p>
          </table:table-cell>
          <table:table-cell table:formula="of:=IF([.$A1033]=0;[.$B1033]-MAX([.$B$1:.B10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formula="of:=IF([.A1034]=0;SUM([.$A$1:.A1034]);0)" office:value-type="float" office:value="0" calcext:value-type="float">
            <text:p>0</text:p>
          </table:table-cell>
          <table:table-cell table:formula="of:=IF([.$A1034]=0;[.$B1034]-MAX([.$B$1:.B10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IF([.A1035]=0;SUM([.$A$1:.A1035]);0)" office:value-type="float" office:value="0" calcext:value-type="float">
            <text:p>0</text:p>
          </table:table-cell>
          <table:table-cell table:formula="of:=IF([.$A1035]=0;[.$B1035]-MAX([.$B$1:.B10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IF([.A1036]=0;SUM([.$A$1:.A1036]);0)" office:value-type="float" office:value="0" calcext:value-type="float">
            <text:p>0</text:p>
          </table:table-cell>
          <table:table-cell table:formula="of:=IF([.$A1036]=0;[.$B1036]-MAX([.$B$1:.B10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IF([.A1037]=0;SUM([.$A$1:.A1037]);0)" office:value-type="float" office:value="0" calcext:value-type="float">
            <text:p>0</text:p>
          </table:table-cell>
          <table:table-cell table:formula="of:=IF([.$A1037]=0;[.$B1037]-MAX([.$B$1:.B10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IF([.A1038]=0;SUM([.$A$1:.A1038]);0)" office:value-type="float" office:value="0" calcext:value-type="float">
            <text:p>0</text:p>
          </table:table-cell>
          <table:table-cell table:formula="of:=IF([.$A1038]=0;[.$B1038]-MAX([.$B$1:.B10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[.A1039]=0;SUM([.$A$1:.A1039]);0)" office:value-type="float" office:value="0" calcext:value-type="float">
            <text:p>0</text:p>
          </table:table-cell>
          <table:table-cell table:formula="of:=IF([.$A1039]=0;[.$B1039]-MAX([.$B$1:.B10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formula="of:=IF([.A1040]=0;SUM([.$A$1:.A1040]);0)" office:value-type="float" office:value="0" calcext:value-type="float">
            <text:p>0</text:p>
          </table:table-cell>
          <table:table-cell table:formula="of:=IF([.$A1040]=0;[.$B1040]-MAX([.$B$1:.B10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IF([.A1041]=0;SUM([.$A$1:.A1041]);0)" office:value-type="float" office:value="0" calcext:value-type="float">
            <text:p>0</text:p>
          </table:table-cell>
          <table:table-cell table:formula="of:=IF([.$A1041]=0;[.$B1041]-MAX([.$B$1:.B10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IF([.A1042]=0;SUM([.$A$1:.A1042]);0)" office:value-type="float" office:value="0" calcext:value-type="float">
            <text:p>0</text:p>
          </table:table-cell>
          <table:table-cell table:formula="of:=IF([.$A1042]=0;[.$B1042]-MAX([.$B$1:.B10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.A1043]=0;SUM([.$A$1:.A1043]);0)" office:value-type="float" office:value="0" calcext:value-type="float">
            <text:p>0</text:p>
          </table:table-cell>
          <table:table-cell table:formula="of:=IF([.$A1043]=0;[.$B1043]-MAX([.$B$1:.B10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IF([.A1044]=0;SUM([.$A$1:.A1044]);0)" office:value-type="float" office:value="0" calcext:value-type="float">
            <text:p>0</text:p>
          </table:table-cell>
          <table:table-cell table:formula="of:=IF([.$A1044]=0;[.$B1044]-MAX([.$B$1:.B10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IF([.A1045]=0;SUM([.$A$1:.A1045]);0)" office:value-type="float" office:value="0" calcext:value-type="float">
            <text:p>0</text:p>
          </table:table-cell>
          <table:table-cell table:formula="of:=IF([.$A1045]=0;[.$B1045]-MAX([.$B$1:.B10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46]=0;SUM([.$A$1:.A1046]);0)" office:value-type="float" office:value="5513605" calcext:value-type="float">
            <text:p>5513605</text:p>
          </table:table-cell>
          <table:table-cell table:formula="of:=IF([.$A1046]=0;[.$B1046]-MAX([.$B$1:.B1045]);0)" office:value-type="float" office:value="51121" calcext:value-type="float">
            <text:p>51121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IF([.A1047]=0;SUM([.$A$1:.A1047]);0)" office:value-type="float" office:value="0" calcext:value-type="float">
            <text:p>0</text:p>
          </table:table-cell>
          <table:table-cell table:formula="of:=IF([.$A1047]=0;[.$B1047]-MAX([.$B$1:.B10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87" calcext:value-type="float">
            <text:p>16587</text:p>
          </table:table-cell>
          <table:table-cell table:formula="of:=IF([.A1048]=0;SUM([.$A$1:.A1048]);0)" office:value-type="float" office:value="0" calcext:value-type="float">
            <text:p>0</text:p>
          </table:table-cell>
          <table:table-cell table:formula="of:=IF([.$A1048]=0;[.$B1048]-MAX([.$B$1:.B10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41" calcext:value-type="float">
            <text:p>14341</text:p>
          </table:table-cell>
          <table:table-cell table:formula="of:=IF([.A1049]=0;SUM([.$A$1:.A1049]);0)" office:value-type="float" office:value="0" calcext:value-type="float">
            <text:p>0</text:p>
          </table:table-cell>
          <table:table-cell table:formula="of:=IF([.$A1049]=0;[.$B1049]-MAX([.$B$1:.B10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50" calcext:value-type="float">
            <text:p>12450</text:p>
          </table:table-cell>
          <table:table-cell table:formula="of:=IF([.A1050]=0;SUM([.$A$1:.A1050]);0)" office:value-type="float" office:value="0" calcext:value-type="float">
            <text:p>0</text:p>
          </table:table-cell>
          <table:table-cell table:formula="of:=IF([.$A1050]=0;[.$B1050]-MAX([.$B$1:.B10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51]=0;SUM([.$A$1:.A1051]);0)" office:value-type="float" office:value="5560214" calcext:value-type="float">
            <text:p>5560214</text:p>
          </table:table-cell>
          <table:table-cell table:formula="of:=IF([.$A1051]=0;[.$B1051]-MAX([.$B$1:.B1050]);0)" office:value-type="float" office:value="46609" calcext:value-type="float">
            <text:p>46609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IF([.A1052]=0;SUM([.$A$1:.A1052]);0)" office:value-type="float" office:value="0" calcext:value-type="float">
            <text:p>0</text:p>
          </table:table-cell>
          <table:table-cell table:formula="of:=IF([.$A1052]=0;[.$B1052]-MAX([.$B$1:.B10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formula="of:=IF([.A1053]=0;SUM([.$A$1:.A1053]);0)" office:value-type="float" office:value="0" calcext:value-type="float">
            <text:p>0</text:p>
          </table:table-cell>
          <table:table-cell table:formula="of:=IF([.$A1053]=0;[.$B1053]-MAX([.$B$1:.B10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formula="of:=IF([.A1054]=0;SUM([.$A$1:.A1054]);0)" office:value-type="float" office:value="0" calcext:value-type="float">
            <text:p>0</text:p>
          </table:table-cell>
          <table:table-cell table:formula="of:=IF([.$A1054]=0;[.$B1054]-MAX([.$B$1:.B10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IF([.A1055]=0;SUM([.$A$1:.A1055]);0)" office:value-type="float" office:value="0" calcext:value-type="float">
            <text:p>0</text:p>
          </table:table-cell>
          <table:table-cell table:formula="of:=IF([.$A1055]=0;[.$B1055]-MAX([.$B$1:.B10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IF([.A1056]=0;SUM([.$A$1:.A1056]);0)" office:value-type="float" office:value="0" calcext:value-type="float">
            <text:p>0</text:p>
          </table:table-cell>
          <table:table-cell table:formula="of:=IF([.$A1056]=0;[.$B1056]-MAX([.$B$1:.B10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formula="of:=IF([.A1057]=0;SUM([.$A$1:.A1057]);0)" office:value-type="float" office:value="0" calcext:value-type="float">
            <text:p>0</text:p>
          </table:table-cell>
          <table:table-cell table:formula="of:=IF([.$A1057]=0;[.$B1057]-MAX([.$B$1:.B10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formula="of:=IF([.A1058]=0;SUM([.$A$1:.A1058]);0)" office:value-type="float" office:value="0" calcext:value-type="float">
            <text:p>0</text:p>
          </table:table-cell>
          <table:table-cell table:formula="of:=IF([.$A1058]=0;[.$B1058]-MAX([.$B$1:.B10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formula="of:=IF([.A1059]=0;SUM([.$A$1:.A1059]);0)" office:value-type="float" office:value="0" calcext:value-type="float">
            <text:p>0</text:p>
          </table:table-cell>
          <table:table-cell table:formula="of:=IF([.$A1059]=0;[.$B1059]-MAX([.$B$1:.B10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60]=0;SUM([.$A$1:.A1060]);0)" office:value-type="float" office:value="5602975" calcext:value-type="float">
            <text:p>5602975</text:p>
          </table:table-cell>
          <table:table-cell table:formula="of:=IF([.$A1060]=0;[.$B1060]-MAX([.$B$1:.B1059]);0)" office:value-type="float" office:value="42761" calcext:value-type="float">
            <text:p>42761</text:p>
          </table:table-cell>
          <table:table-cell table:number-columns-repeated="3"/>
        </table:table-row>
        <table:table-row table:style-name="ro1">
          <table:table-cell office:value-type="float" office:value="30334" calcext:value-type="float">
            <text:p>30334</text:p>
          </table:table-cell>
          <table:table-cell table:formula="of:=IF([.A1061]=0;SUM([.$A$1:.A1061]);0)" office:value-type="float" office:value="0" calcext:value-type="float">
            <text:p>0</text:p>
          </table:table-cell>
          <table:table-cell table:formula="of:=IF([.$A1061]=0;[.$B1061]-MAX([.$B$1:.B10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formula="of:=IF([.A1062]=0;SUM([.$A$1:.A1062]);0)" office:value-type="float" office:value="0" calcext:value-type="float">
            <text:p>0</text:p>
          </table:table-cell>
          <table:table-cell table:formula="of:=IF([.$A1062]=0;[.$B1062]-MAX([.$B$1:.B10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63]=0;SUM([.$A$1:.A1063]);0)" office:value-type="float" office:value="5653844" calcext:value-type="float">
            <text:p>5653844</text:p>
          </table:table-cell>
          <table:table-cell table:formula="of:=IF([.$A1063]=0;[.$B1063]-MAX([.$B$1:.B1062]);0)" office:value-type="float" office:value="50869" calcext:value-type="float">
            <text:p>50869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IF([.A1064]=0;SUM([.$A$1:.A1064]);0)" office:value-type="float" office:value="0" calcext:value-type="float">
            <text:p>0</text:p>
          </table:table-cell>
          <table:table-cell table:formula="of:=IF([.$A1064]=0;[.$B1064]-MAX([.$B$1:.B10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IF([.A1065]=0;SUM([.$A$1:.A1065]);0)" office:value-type="float" office:value="0" calcext:value-type="float">
            <text:p>0</text:p>
          </table:table-cell>
          <table:table-cell table:formula="of:=IF([.$A1065]=0;[.$B1065]-MAX([.$B$1:.B10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IF([.A1066]=0;SUM([.$A$1:.A1066]);0)" office:value-type="float" office:value="0" calcext:value-type="float">
            <text:p>0</text:p>
          </table:table-cell>
          <table:table-cell table:formula="of:=IF([.$A1066]=0;[.$B1066]-MAX([.$B$1:.B10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[.A1067]=0;SUM([.$A$1:.A1067]);0)" office:value-type="float" office:value="0" calcext:value-type="float">
            <text:p>0</text:p>
          </table:table-cell>
          <table:table-cell table:formula="of:=IF([.$A1067]=0;[.$B1067]-MAX([.$B$1:.B10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IF([.A1068]=0;SUM([.$A$1:.A1068]);0)" office:value-type="float" office:value="0" calcext:value-type="float">
            <text:p>0</text:p>
          </table:table-cell>
          <table:table-cell table:formula="of:=IF([.$A1068]=0;[.$B1068]-MAX([.$B$1:.B10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IF([.A1069]=0;SUM([.$A$1:.A1069]);0)" office:value-type="float" office:value="0" calcext:value-type="float">
            <text:p>0</text:p>
          </table:table-cell>
          <table:table-cell table:formula="of:=IF([.$A1069]=0;[.$B1069]-MAX([.$B$1:.B10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formula="of:=IF([.A1070]=0;SUM([.$A$1:.A1070]);0)" office:value-type="float" office:value="0" calcext:value-type="float">
            <text:p>0</text:p>
          </table:table-cell>
          <table:table-cell table:formula="of:=IF([.$A1070]=0;[.$B1070]-MAX([.$B$1:.B10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IF([.A1071]=0;SUM([.$A$1:.A1071]);0)" office:value-type="float" office:value="0" calcext:value-type="float">
            <text:p>0</text:p>
          </table:table-cell>
          <table:table-cell table:formula="of:=IF([.$A1071]=0;[.$B1071]-MAX([.$B$1:.B10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IF([.A1072]=0;SUM([.$A$1:.A1072]);0)" office:value-type="float" office:value="0" calcext:value-type="float">
            <text:p>0</text:p>
          </table:table-cell>
          <table:table-cell table:formula="of:=IF([.$A1072]=0;[.$B1072]-MAX([.$B$1:.B10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formula="of:=IF([.A1073]=0;SUM([.$A$1:.A1073]);0)" office:value-type="float" office:value="0" calcext:value-type="float">
            <text:p>0</text:p>
          </table:table-cell>
          <table:table-cell table:formula="of:=IF([.$A1073]=0;[.$B1073]-MAX([.$B$1:.B10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IF([.A1074]=0;SUM([.$A$1:.A1074]);0)" office:value-type="float" office:value="0" calcext:value-type="float">
            <text:p>0</text:p>
          </table:table-cell>
          <table:table-cell table:formula="of:=IF([.$A1074]=0;[.$B1074]-MAX([.$B$1:.B10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formula="of:=IF([.A1075]=0;SUM([.$A$1:.A1075]);0)" office:value-type="float" office:value="0" calcext:value-type="float">
            <text:p>0</text:p>
          </table:table-cell>
          <table:table-cell table:formula="of:=IF([.$A1075]=0;[.$B1075]-MAX([.$B$1:.B10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76]=0;SUM([.$A$1:.A1076]);0)" office:value-type="float" office:value="5690763" calcext:value-type="float">
            <text:p>5690763</text:p>
          </table:table-cell>
          <table:table-cell table:formula="of:=IF([.$A1076]=0;[.$B1076]-MAX([.$B$1:.B1075]);0)" office:value-type="float" office:value="36919" calcext:value-type="float">
            <text:p>36919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formula="of:=IF([.A1077]=0;SUM([.$A$1:.A1077]);0)" office:value-type="float" office:value="0" calcext:value-type="float">
            <text:p>0</text:p>
          </table:table-cell>
          <table:table-cell table:formula="of:=IF([.$A1077]=0;[.$B1077]-MAX([.$B$1:.B10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1078]=0;SUM([.$A$1:.A1078]);0)" office:value-type="float" office:value="0" calcext:value-type="float">
            <text:p>0</text:p>
          </table:table-cell>
          <table:table-cell table:formula="of:=IF([.$A1078]=0;[.$B1078]-MAX([.$B$1:.B10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IF([.A1079]=0;SUM([.$A$1:.A1079]);0)" office:value-type="float" office:value="0" calcext:value-type="float">
            <text:p>0</text:p>
          </table:table-cell>
          <table:table-cell table:formula="of:=IF([.$A1079]=0;[.$B1079]-MAX([.$B$1:.B10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IF([.A1080]=0;SUM([.$A$1:.A1080]);0)" office:value-type="float" office:value="0" calcext:value-type="float">
            <text:p>0</text:p>
          </table:table-cell>
          <table:table-cell table:formula="of:=IF([.$A1080]=0;[.$B1080]-MAX([.$B$1:.B10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IF([.A1081]=0;SUM([.$A$1:.A1081]);0)" office:value-type="float" office:value="0" calcext:value-type="float">
            <text:p>0</text:p>
          </table:table-cell>
          <table:table-cell table:formula="of:=IF([.$A1081]=0;[.$B1081]-MAX([.$B$1:.B10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formula="of:=IF([.A1082]=0;SUM([.$A$1:.A1082]);0)" office:value-type="float" office:value="0" calcext:value-type="float">
            <text:p>0</text:p>
          </table:table-cell>
          <table:table-cell table:formula="of:=IF([.$A1082]=0;[.$B1082]-MAX([.$B$1:.B10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IF([.A1083]=0;SUM([.$A$1:.A1083]);0)" office:value-type="float" office:value="0" calcext:value-type="float">
            <text:p>0</text:p>
          </table:table-cell>
          <table:table-cell table:formula="of:=IF([.$A1083]=0;[.$B1083]-MAX([.$B$1:.B10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IF([.A1084]=0;SUM([.$A$1:.A1084]);0)" office:value-type="float" office:value="0" calcext:value-type="float">
            <text:p>0</text:p>
          </table:table-cell>
          <table:table-cell table:formula="of:=IF([.$A1084]=0;[.$B1084]-MAX([.$B$1:.B10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formula="of:=IF([.A1085]=0;SUM([.$A$1:.A1085]);0)" office:value-type="float" office:value="0" calcext:value-type="float">
            <text:p>0</text:p>
          </table:table-cell>
          <table:table-cell table:formula="of:=IF([.$A1085]=0;[.$B1085]-MAX([.$B$1:.B10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formula="of:=IF([.A1086]=0;SUM([.$A$1:.A1086]);0)" office:value-type="float" office:value="0" calcext:value-type="float">
            <text:p>0</text:p>
          </table:table-cell>
          <table:table-cell table:formula="of:=IF([.$A1086]=0;[.$B1086]-MAX([.$B$1:.B10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1087]=0;SUM([.$A$1:.A1087]);0)" office:value-type="float" office:value="0" calcext:value-type="float">
            <text:p>0</text:p>
          </table:table-cell>
          <table:table-cell table:formula="of:=IF([.$A1087]=0;[.$B1087]-MAX([.$B$1:.B10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88]=0;SUM([.$A$1:.A1088]);0)" office:value-type="float" office:value="5750992" calcext:value-type="float">
            <text:p>5750992</text:p>
          </table:table-cell>
          <table:table-cell table:formula="of:=IF([.$A1088]=0;[.$B1088]-MAX([.$B$1:.B1087]);0)" office:value-type="float" office:value="60229" calcext:value-type="float">
            <text:p>60229</text:p>
          </table:table-cell>
          <table:table-cell table:number-columns-repeated="3"/>
        </table:table-row>
        <table:table-row table:style-name="ro1">
          <table:table-cell office:value-type="float" office:value="16144" calcext:value-type="float">
            <text:p>16144</text:p>
          </table:table-cell>
          <table:table-cell table:formula="of:=IF([.A1089]=0;SUM([.$A$1:.A1089]);0)" office:value-type="float" office:value="0" calcext:value-type="float">
            <text:p>0</text:p>
          </table:table-cell>
          <table:table-cell table:formula="of:=IF([.$A1089]=0;[.$B1089]-MAX([.$B$1:.B10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90]=0;SUM([.$A$1:.A1090]);0)" office:value-type="float" office:value="5767136" calcext:value-type="float">
            <text:p>5767136</text:p>
          </table:table-cell>
          <table:table-cell table:formula="of:=IF([.$A1090]=0;[.$B1090]-MAX([.$B$1:.B1089]);0)" office:value-type="float" office:value="16144" calcext:value-type="float">
            <text:p>16144</text:p>
          </table:table-cell>
          <table:table-cell table:number-columns-repeated="3"/>
        </table:table-row>
        <table:table-row table:style-name="ro1">
          <table:table-cell office:value-type="float" office:value="17580" calcext:value-type="float">
            <text:p>17580</text:p>
          </table:table-cell>
          <table:table-cell table:formula="of:=IF([.A1091]=0;SUM([.$A$1:.A1091]);0)" office:value-type="float" office:value="0" calcext:value-type="float">
            <text:p>0</text:p>
          </table:table-cell>
          <table:table-cell table:formula="of:=IF([.$A1091]=0;[.$B1091]-MAX([.$B$1:.B10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61" calcext:value-type="float">
            <text:p>15361</text:p>
          </table:table-cell>
          <table:table-cell table:formula="of:=IF([.A1092]=0;SUM([.$A$1:.A1092]);0)" office:value-type="float" office:value="0" calcext:value-type="float">
            <text:p>0</text:p>
          </table:table-cell>
          <table:table-cell table:formula="of:=IF([.$A1092]=0;[.$B1092]-MAX([.$B$1:.B10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25" calcext:value-type="float">
            <text:p>20625</text:p>
          </table:table-cell>
          <table:table-cell table:formula="of:=IF([.A1093]=0;SUM([.$A$1:.A1093]);0)" office:value-type="float" office:value="0" calcext:value-type="float">
            <text:p>0</text:p>
          </table:table-cell>
          <table:table-cell table:formula="of:=IF([.$A1093]=0;[.$B1093]-MAX([.$B$1:.B10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094]=0;SUM([.$A$1:.A1094]);0)" office:value-type="float" office:value="5820702" calcext:value-type="float">
            <text:p>5820702</text:p>
          </table:table-cell>
          <table:table-cell table:formula="of:=IF([.$A1094]=0;[.$B1094]-MAX([.$B$1:.B1093]);0)" office:value-type="float" office:value="53566" calcext:value-type="float">
            <text:p>53566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IF([.A1095]=0;SUM([.$A$1:.A1095]);0)" office:value-type="float" office:value="0" calcext:value-type="float">
            <text:p>0</text:p>
          </table:table-cell>
          <table:table-cell table:formula="of:=IF([.$A1095]=0;[.$B1095]-MAX([.$B$1:.B10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formula="of:=IF([.A1096]=0;SUM([.$A$1:.A1096]);0)" office:value-type="float" office:value="0" calcext:value-type="float">
            <text:p>0</text:p>
          </table:table-cell>
          <table:table-cell table:formula="of:=IF([.$A1096]=0;[.$B1096]-MAX([.$B$1:.B10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formula="of:=IF([.A1097]=0;SUM([.$A$1:.A1097]);0)" office:value-type="float" office:value="0" calcext:value-type="float">
            <text:p>0</text:p>
          </table:table-cell>
          <table:table-cell table:formula="of:=IF([.$A1097]=0;[.$B1097]-MAX([.$B$1:.B10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IF([.A1098]=0;SUM([.$A$1:.A1098]);0)" office:value-type="float" office:value="0" calcext:value-type="float">
            <text:p>0</text:p>
          </table:table-cell>
          <table:table-cell table:formula="of:=IF([.$A1098]=0;[.$B1098]-MAX([.$B$1:.B10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IF([.A1099]=0;SUM([.$A$1:.A1099]);0)" office:value-type="float" office:value="0" calcext:value-type="float">
            <text:p>0</text:p>
          </table:table-cell>
          <table:table-cell table:formula="of:=IF([.$A1099]=0;[.$B1099]-MAX([.$B$1:.B10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formula="of:=IF([.A1100]=0;SUM([.$A$1:.A1100]);0)" office:value-type="float" office:value="0" calcext:value-type="float">
            <text:p>0</text:p>
          </table:table-cell>
          <table:table-cell table:formula="of:=IF([.$A1100]=0;[.$B1100]-MAX([.$B$1:.B10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IF([.A1101]=0;SUM([.$A$1:.A1101]);0)" office:value-type="float" office:value="0" calcext:value-type="float">
            <text:p>0</text:p>
          </table:table-cell>
          <table:table-cell table:formula="of:=IF([.$A1101]=0;[.$B1101]-MAX([.$B$1:.B11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IF([.A1102]=0;SUM([.$A$1:.A1102]);0)" office:value-type="float" office:value="0" calcext:value-type="float">
            <text:p>0</text:p>
          </table:table-cell>
          <table:table-cell table:formula="of:=IF([.$A1102]=0;[.$B1102]-MAX([.$B$1:.B11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03]=0;SUM([.$A$1:.A1103]);0)" office:value-type="float" office:value="5855953" calcext:value-type="float">
            <text:p>5855953</text:p>
          </table:table-cell>
          <table:table-cell table:formula="of:=IF([.$A1103]=0;[.$B1103]-MAX([.$B$1:.B1102]);0)" office:value-type="float" office:value="35251" calcext:value-type="float">
            <text:p>35251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formula="of:=IF([.A1104]=0;SUM([.$A$1:.A1104]);0)" office:value-type="float" office:value="0" calcext:value-type="float">
            <text:p>0</text:p>
          </table:table-cell>
          <table:table-cell table:formula="of:=IF([.$A1104]=0;[.$B1104]-MAX([.$B$1:.B11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IF([.A1105]=0;SUM([.$A$1:.A1105]);0)" office:value-type="float" office:value="0" calcext:value-type="float">
            <text:p>0</text:p>
          </table:table-cell>
          <table:table-cell table:formula="of:=IF([.$A1105]=0;[.$B1105]-MAX([.$B$1:.B11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formula="of:=IF([.A1106]=0;SUM([.$A$1:.A1106]);0)" office:value-type="float" office:value="0" calcext:value-type="float">
            <text:p>0</text:p>
          </table:table-cell>
          <table:table-cell table:formula="of:=IF([.$A1106]=0;[.$B1106]-MAX([.$B$1:.B11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formula="of:=IF([.A1107]=0;SUM([.$A$1:.A1107]);0)" office:value-type="float" office:value="0" calcext:value-type="float">
            <text:p>0</text:p>
          </table:table-cell>
          <table:table-cell table:formula="of:=IF([.$A1107]=0;[.$B1107]-MAX([.$B$1:.B11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14" calcext:value-type="float">
            <text:p>11714</text:p>
          </table:table-cell>
          <table:table-cell table:formula="of:=IF([.A1108]=0;SUM([.$A$1:.A1108]);0)" office:value-type="float" office:value="0" calcext:value-type="float">
            <text:p>0</text:p>
          </table:table-cell>
          <table:table-cell table:formula="of:=IF([.$A1108]=0;[.$B1108]-MAX([.$B$1:.B11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formula="of:=IF([.A1109]=0;SUM([.$A$1:.A1109]);0)" office:value-type="float" office:value="0" calcext:value-type="float">
            <text:p>0</text:p>
          </table:table-cell>
          <table:table-cell table:formula="of:=IF([.$A1109]=0;[.$B1109]-MAX([.$B$1:.B11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10]=0;SUM([.$A$1:.A1110]);0)" office:value-type="float" office:value="5905580" calcext:value-type="float">
            <text:p>5905580</text:p>
          </table:table-cell>
          <table:table-cell table:formula="of:=IF([.$A1110]=0;[.$B1110]-MAX([.$B$1:.B1109]);0)" office:value-type="float" office:value="49627" calcext:value-type="float">
            <text:p>49627</text:p>
          </table:table-cell>
          <table:table-cell table:number-columns-repeated="3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IF([.A1111]=0;SUM([.$A$1:.A1111]);0)" office:value-type="float" office:value="0" calcext:value-type="float">
            <text:p>0</text:p>
          </table:table-cell>
          <table:table-cell table:formula="of:=IF([.$A1111]=0;[.$B1111]-MAX([.$B$1:.B11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IF([.A1112]=0;SUM([.$A$1:.A1112]);0)" office:value-type="float" office:value="0" calcext:value-type="float">
            <text:p>0</text:p>
          </table:table-cell>
          <table:table-cell table:formula="of:=IF([.$A1112]=0;[.$B1112]-MAX([.$B$1:.B11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IF([.A1113]=0;SUM([.$A$1:.A1113]);0)" office:value-type="float" office:value="0" calcext:value-type="float">
            <text:p>0</text:p>
          </table:table-cell>
          <table:table-cell table:formula="of:=IF([.$A1113]=0;[.$B1113]-MAX([.$B$1:.B11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formula="of:=IF([.A1114]=0;SUM([.$A$1:.A1114]);0)" office:value-type="float" office:value="0" calcext:value-type="float">
            <text:p>0</text:p>
          </table:table-cell>
          <table:table-cell table:formula="of:=IF([.$A1114]=0;[.$B1114]-MAX([.$B$1:.B11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IF([.A1115]=0;SUM([.$A$1:.A1115]);0)" office:value-type="float" office:value="0" calcext:value-type="float">
            <text:p>0</text:p>
          </table:table-cell>
          <table:table-cell table:formula="of:=IF([.$A1115]=0;[.$B1115]-MAX([.$B$1:.B11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IF([.A1116]=0;SUM([.$A$1:.A1116]);0)" office:value-type="float" office:value="0" calcext:value-type="float">
            <text:p>0</text:p>
          </table:table-cell>
          <table:table-cell table:formula="of:=IF([.$A1116]=0;[.$B1116]-MAX([.$B$1:.B11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IF([.A1117]=0;SUM([.$A$1:.A1117]);0)" office:value-type="float" office:value="0" calcext:value-type="float">
            <text:p>0</text:p>
          </table:table-cell>
          <table:table-cell table:formula="of:=IF([.$A1117]=0;[.$B1117]-MAX([.$B$1:.B11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IF([.A1118]=0;SUM([.$A$1:.A1118]);0)" office:value-type="float" office:value="0" calcext:value-type="float">
            <text:p>0</text:p>
          </table:table-cell>
          <table:table-cell table:formula="of:=IF([.$A1118]=0;[.$B1118]-MAX([.$B$1:.B11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formula="of:=IF([.A1119]=0;SUM([.$A$1:.A1119]);0)" office:value-type="float" office:value="0" calcext:value-type="float">
            <text:p>0</text:p>
          </table:table-cell>
          <table:table-cell table:formula="of:=IF([.$A1119]=0;[.$B1119]-MAX([.$B$1:.B11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120]=0;SUM([.$A$1:.A1120]);0)" office:value-type="float" office:value="0" calcext:value-type="float">
            <text:p>0</text:p>
          </table:table-cell>
          <table:table-cell table:formula="of:=IF([.$A1120]=0;[.$B1120]-MAX([.$B$1:.B11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1121]=0;SUM([.$A$1:.A1121]);0)" office:value-type="float" office:value="0" calcext:value-type="float">
            <text:p>0</text:p>
          </table:table-cell>
          <table:table-cell table:formula="of:=IF([.$A1121]=0;[.$B1121]-MAX([.$B$1:.B11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22]=0;SUM([.$A$1:.A1122]);0)" office:value-type="float" office:value="5961173" calcext:value-type="float">
            <text:p>5961173</text:p>
          </table:table-cell>
          <table:table-cell table:formula="of:=IF([.$A1122]=0;[.$B1122]-MAX([.$B$1:.B1121]);0)" office:value-type="float" office:value="55593" calcext:value-type="float">
            <text:p>55593</text:p>
          </table:table-cell>
          <table:table-cell table:number-columns-repeated="3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formula="of:=IF([.A1123]=0;SUM([.$A$1:.A1123]);0)" office:value-type="float" office:value="0" calcext:value-type="float">
            <text:p>0</text:p>
          </table:table-cell>
          <table:table-cell table:formula="of:=IF([.$A1123]=0;[.$B1123]-MAX([.$B$1:.B11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IF([.A1124]=0;SUM([.$A$1:.A1124]);0)" office:value-type="float" office:value="0" calcext:value-type="float">
            <text:p>0</text:p>
          </table:table-cell>
          <table:table-cell table:formula="of:=IF([.$A1124]=0;[.$B1124]-MAX([.$B$1:.B11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IF([.A1125]=0;SUM([.$A$1:.A1125]);0)" office:value-type="float" office:value="0" calcext:value-type="float">
            <text:p>0</text:p>
          </table:table-cell>
          <table:table-cell table:formula="of:=IF([.$A1125]=0;[.$B1125]-MAX([.$B$1:.B11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IF([.A1126]=0;SUM([.$A$1:.A1126]);0)" office:value-type="float" office:value="0" calcext:value-type="float">
            <text:p>0</text:p>
          </table:table-cell>
          <table:table-cell table:formula="of:=IF([.$A1126]=0;[.$B1126]-MAX([.$B$1:.B11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formula="of:=IF([.A1127]=0;SUM([.$A$1:.A1127]);0)" office:value-type="float" office:value="0" calcext:value-type="float">
            <text:p>0</text:p>
          </table:table-cell>
          <table:table-cell table:formula="of:=IF([.$A1127]=0;[.$B1127]-MAX([.$B$1:.B11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38" calcext:value-type="float">
            <text:p>11738</text:p>
          </table:table-cell>
          <table:table-cell table:formula="of:=IF([.A1128]=0;SUM([.$A$1:.A1128]);0)" office:value-type="float" office:value="0" calcext:value-type="float">
            <text:p>0</text:p>
          </table:table-cell>
          <table:table-cell table:formula="of:=IF([.$A1128]=0;[.$B1128]-MAX([.$B$1:.B11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29]=0;SUM([.$A$1:.A1129]);0)" office:value-type="float" office:value="6005041" calcext:value-type="float">
            <text:p>6005041</text:p>
          </table:table-cell>
          <table:table-cell table:formula="of:=IF([.$A1129]=0;[.$B1129]-MAX([.$B$1:.B1128]);0)" office:value-type="float" office:value="43868" calcext:value-type="float">
            <text:p>43868</text:p>
          </table:table-cell>
          <table:table-cell table:number-columns-repeated="3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IF([.A1130]=0;SUM([.$A$1:.A1130]);0)" office:value-type="float" office:value="0" calcext:value-type="float">
            <text:p>0</text:p>
          </table:table-cell>
          <table:table-cell table:formula="of:=IF([.$A1130]=0;[.$B1130]-MAX([.$B$1:.B11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formula="of:=IF([.A1131]=0;SUM([.$A$1:.A1131]);0)" office:value-type="float" office:value="0" calcext:value-type="float">
            <text:p>0</text:p>
          </table:table-cell>
          <table:table-cell table:formula="of:=IF([.$A1131]=0;[.$B1131]-MAX([.$B$1:.B11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IF([.A1132]=0;SUM([.$A$1:.A1132]);0)" office:value-type="float" office:value="0" calcext:value-type="float">
            <text:p>0</text:p>
          </table:table-cell>
          <table:table-cell table:formula="of:=IF([.$A1132]=0;[.$B1132]-MAX([.$B$1:.B11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formula="of:=IF([.A1133]=0;SUM([.$A$1:.A1133]);0)" office:value-type="float" office:value="0" calcext:value-type="float">
            <text:p>0</text:p>
          </table:table-cell>
          <table:table-cell table:formula="of:=IF([.$A1133]=0;[.$B1133]-MAX([.$B$1:.B11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formula="of:=IF([.A1134]=0;SUM([.$A$1:.A1134]);0)" office:value-type="float" office:value="0" calcext:value-type="float">
            <text:p>0</text:p>
          </table:table-cell>
          <table:table-cell table:formula="of:=IF([.$A1134]=0;[.$B1134]-MAX([.$B$1:.B11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formula="of:=IF([.A1135]=0;SUM([.$A$1:.A1135]);0)" office:value-type="float" office:value="0" calcext:value-type="float">
            <text:p>0</text:p>
          </table:table-cell>
          <table:table-cell table:formula="of:=IF([.$A1135]=0;[.$B1135]-MAX([.$B$1:.B11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IF([.A1136]=0;SUM([.$A$1:.A1136]);0)" office:value-type="float" office:value="0" calcext:value-type="float">
            <text:p>0</text:p>
          </table:table-cell>
          <table:table-cell table:formula="of:=IF([.$A1136]=0;[.$B1136]-MAX([.$B$1:.B11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IF([.A1137]=0;SUM([.$A$1:.A1137]);0)" office:value-type="float" office:value="0" calcext:value-type="float">
            <text:p>0</text:p>
          </table:table-cell>
          <table:table-cell table:formula="of:=IF([.$A1137]=0;[.$B1137]-MAX([.$B$1:.B11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formula="of:=IF([.A1138]=0;SUM([.$A$1:.A1138]);0)" office:value-type="float" office:value="0" calcext:value-type="float">
            <text:p>0</text:p>
          </table:table-cell>
          <table:table-cell table:formula="of:=IF([.$A1138]=0;[.$B1138]-MAX([.$B$1:.B11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IF([.A1139]=0;SUM([.$A$1:.A1139]);0)" office:value-type="float" office:value="0" calcext:value-type="float">
            <text:p>0</text:p>
          </table:table-cell>
          <table:table-cell table:formula="of:=IF([.$A1139]=0;[.$B1139]-MAX([.$B$1:.B11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40]=0;SUM([.$A$1:.A1140]);0)" office:value-type="float" office:value="6055018" calcext:value-type="float">
            <text:p>6055018</text:p>
          </table:table-cell>
          <table:table-cell table:formula="of:=IF([.$A1140]=0;[.$B1140]-MAX([.$B$1:.B1139]);0)" office:value-type="float" office:value="49977" calcext:value-type="float">
            <text:p>49977</text:p>
          </table:table-cell>
          <table:table-cell table:number-columns-repeated="3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IF([.A1141]=0;SUM([.$A$1:.A1141]);0)" office:value-type="float" office:value="0" calcext:value-type="float">
            <text:p>0</text:p>
          </table:table-cell>
          <table:table-cell table:formula="of:=IF([.$A1141]=0;[.$B1141]-MAX([.$B$1:.B11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61" calcext:value-type="float">
            <text:p>16761</text:p>
          </table:table-cell>
          <table:table-cell table:formula="of:=IF([.A1142]=0;SUM([.$A$1:.A1142]);0)" office:value-type="float" office:value="0" calcext:value-type="float">
            <text:p>0</text:p>
          </table:table-cell>
          <table:table-cell table:formula="of:=IF([.$A1142]=0;[.$B1142]-MAX([.$B$1:.B11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17" calcext:value-type="float">
            <text:p>24717</text:p>
          </table:table-cell>
          <table:table-cell table:formula="of:=IF([.A1143]=0;SUM([.$A$1:.A1143]);0)" office:value-type="float" office:value="0" calcext:value-type="float">
            <text:p>0</text:p>
          </table:table-cell>
          <table:table-cell table:formula="of:=IF([.$A1143]=0;[.$B1143]-MAX([.$B$1:.B11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44]=0;SUM([.$A$1:.A1144]);0)" office:value-type="float" office:value="6102564" calcext:value-type="float">
            <text:p>6102564</text:p>
          </table:table-cell>
          <table:table-cell table:formula="of:=IF([.$A1144]=0;[.$B1144]-MAX([.$B$1:.B1143]);0)" office:value-type="float" office:value="47546" calcext:value-type="float">
            <text:p>47546</text:p>
          </table:table-cell>
          <table:table-cell table:number-columns-repeated="3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formula="of:=IF([.A1145]=0;SUM([.$A$1:.A1145]);0)" office:value-type="float" office:value="0" calcext:value-type="float">
            <text:p>0</text:p>
          </table:table-cell>
          <table:table-cell table:formula="of:=IF([.$A1145]=0;[.$B1145]-MAX([.$B$1:.B11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formula="of:=IF([.A1146]=0;SUM([.$A$1:.A1146]);0)" office:value-type="float" office:value="0" calcext:value-type="float">
            <text:p>0</text:p>
          </table:table-cell>
          <table:table-cell table:formula="of:=IF([.$A1146]=0;[.$B1146]-MAX([.$B$1:.B11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IF([.A1147]=0;SUM([.$A$1:.A1147]);0)" office:value-type="float" office:value="0" calcext:value-type="float">
            <text:p>0</text:p>
          </table:table-cell>
          <table:table-cell table:formula="of:=IF([.$A1147]=0;[.$B1147]-MAX([.$B$1:.B11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formula="of:=IF([.A1148]=0;SUM([.$A$1:.A1148]);0)" office:value-type="float" office:value="0" calcext:value-type="float">
            <text:p>0</text:p>
          </table:table-cell>
          <table:table-cell table:formula="of:=IF([.$A1148]=0;[.$B1148]-MAX([.$B$1:.B11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IF([.A1149]=0;SUM([.$A$1:.A1149]);0)" office:value-type="float" office:value="0" calcext:value-type="float">
            <text:p>0</text:p>
          </table:table-cell>
          <table:table-cell table:formula="of:=IF([.$A1149]=0;[.$B1149]-MAX([.$B$1:.B11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IF([.A1150]=0;SUM([.$A$1:.A1150]);0)" office:value-type="float" office:value="0" calcext:value-type="float">
            <text:p>0</text:p>
          </table:table-cell>
          <table:table-cell table:formula="of:=IF([.$A1150]=0;[.$B1150]-MAX([.$B$1:.B11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formula="of:=IF([.A1151]=0;SUM([.$A$1:.A1151]);0)" office:value-type="float" office:value="0" calcext:value-type="float">
            <text:p>0</text:p>
          </table:table-cell>
          <table:table-cell table:formula="of:=IF([.$A1151]=0;[.$B1151]-MAX([.$B$1:.B11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52]=0;SUM([.$A$1:.A1152]);0)" office:value-type="float" office:value="6142517" calcext:value-type="float">
            <text:p>6142517</text:p>
          </table:table-cell>
          <table:table-cell table:formula="of:=IF([.$A1152]=0;[.$B1152]-MAX([.$B$1:.B1151]);0)" office:value-type="float" office:value="39953" calcext:value-type="float">
            <text:p>39953</text:p>
          </table:table-cell>
          <table:table-cell table:number-columns-repeated="3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formula="of:=IF([.A1153]=0;SUM([.$A$1:.A1153]);0)" office:value-type="float" office:value="0" calcext:value-type="float">
            <text:p>0</text:p>
          </table:table-cell>
          <table:table-cell table:formula="of:=IF([.$A1153]=0;[.$B1153]-MAX([.$B$1:.B11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formula="of:=IF([.A1154]=0;SUM([.$A$1:.A1154]);0)" office:value-type="float" office:value="0" calcext:value-type="float">
            <text:p>0</text:p>
          </table:table-cell>
          <table:table-cell table:formula="of:=IF([.$A1154]=0;[.$B1154]-MAX([.$B$1:.B11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formula="of:=IF([.A1155]=0;SUM([.$A$1:.A1155]);0)" office:value-type="float" office:value="0" calcext:value-type="float">
            <text:p>0</text:p>
          </table:table-cell>
          <table:table-cell table:formula="of:=IF([.$A1155]=0;[.$B1155]-MAX([.$B$1:.B11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formula="of:=IF([.A1156]=0;SUM([.$A$1:.A1156]);0)" office:value-type="float" office:value="0" calcext:value-type="float">
            <text:p>0</text:p>
          </table:table-cell>
          <table:table-cell table:formula="of:=IF([.$A1156]=0;[.$B1156]-MAX([.$B$1:.B11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IF([.A1157]=0;SUM([.$A$1:.A1157]);0)" office:value-type="float" office:value="0" calcext:value-type="float">
            <text:p>0</text:p>
          </table:table-cell>
          <table:table-cell table:formula="of:=IF([.$A1157]=0;[.$B1157]-MAX([.$B$1:.B11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formula="of:=IF([.A1158]=0;SUM([.$A$1:.A1158]);0)" office:value-type="float" office:value="0" calcext:value-type="float">
            <text:p>0</text:p>
          </table:table-cell>
          <table:table-cell table:formula="of:=IF([.$A1158]=0;[.$B1158]-MAX([.$B$1:.B11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59]=0;SUM([.$A$1:.A1159]);0)" office:value-type="float" office:value="6179282" calcext:value-type="float">
            <text:p>6179282</text:p>
          </table:table-cell>
          <table:table-cell table:formula="of:=IF([.$A1159]=0;[.$B1159]-MAX([.$B$1:.B1158]);0)" office:value-type="float" office:value="36765" calcext:value-type="float">
            <text:p>36765</text:p>
          </table:table-cell>
          <table:table-cell table:number-columns-repeated="3"/>
        </table:table-row>
        <table:table-row table:style-name="ro1">
          <table:table-cell office:value-type="float" office:value="11742" calcext:value-type="float">
            <text:p>11742</text:p>
          </table:table-cell>
          <table:table-cell table:formula="of:=IF([.A1160]=0;SUM([.$A$1:.A1160]);0)" office:value-type="float" office:value="0" calcext:value-type="float">
            <text:p>0</text:p>
          </table:table-cell>
          <table:table-cell table:formula="of:=IF([.$A1160]=0;[.$B1160]-MAX([.$B$1:.B11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formula="of:=IF([.A1161]=0;SUM([.$A$1:.A1161]);0)" office:value-type="float" office:value="0" calcext:value-type="float">
            <text:p>0</text:p>
          </table:table-cell>
          <table:table-cell table:formula="of:=IF([.$A1161]=0;[.$B1161]-MAX([.$B$1:.B11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formula="of:=IF([.A1162]=0;SUM([.$A$1:.A1162]);0)" office:value-type="float" office:value="0" calcext:value-type="float">
            <text:p>0</text:p>
          </table:table-cell>
          <table:table-cell table:formula="of:=IF([.$A1162]=0;[.$B1162]-MAX([.$B$1:.B11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formula="of:=IF([.A1163]=0;SUM([.$A$1:.A1163]);0)" office:value-type="float" office:value="0" calcext:value-type="float">
            <text:p>0</text:p>
          </table:table-cell>
          <table:table-cell table:formula="of:=IF([.$A1163]=0;[.$B1163]-MAX([.$B$1:.B11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formula="of:=IF([.A1164]=0;SUM([.$A$1:.A1164]);0)" office:value-type="float" office:value="0" calcext:value-type="float">
            <text:p>0</text:p>
          </table:table-cell>
          <table:table-cell table:formula="of:=IF([.$A1164]=0;[.$B1164]-MAX([.$B$1:.B11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IF([.A1165]=0;SUM([.$A$1:.A1165]);0)" office:value-type="float" office:value="0" calcext:value-type="float">
            <text:p>0</text:p>
          </table:table-cell>
          <table:table-cell table:formula="of:=IF([.$A1165]=0;[.$B1165]-MAX([.$B$1:.B11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166]=0;SUM([.$A$1:.A1166]);0)" office:value-type="float" office:value="0" calcext:value-type="float">
            <text:p>0</text:p>
          </table:table-cell>
          <table:table-cell table:formula="of:=IF([.$A1166]=0;[.$B1166]-MAX([.$B$1:.B11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67]=0;SUM([.$A$1:.A1167]);0)" office:value-type="float" office:value="6227868" calcext:value-type="float">
            <text:p>6227868</text:p>
          </table:table-cell>
          <table:table-cell table:formula="of:=IF([.$A1167]=0;[.$B1167]-MAX([.$B$1:.B1166]);0)" office:value-type="float" office:value="48586" calcext:value-type="float">
            <text:p>48586</text:p>
          </table:table-cell>
          <table:table-cell table:number-columns-repeated="3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formula="of:=IF([.A1168]=0;SUM([.$A$1:.A1168]);0)" office:value-type="float" office:value="0" calcext:value-type="float">
            <text:p>0</text:p>
          </table:table-cell>
          <table:table-cell table:formula="of:=IF([.$A1168]=0;[.$B1168]-MAX([.$B$1:.B11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formula="of:=IF([.A1169]=0;SUM([.$A$1:.A1169]);0)" office:value-type="float" office:value="0" calcext:value-type="float">
            <text:p>0</text:p>
          </table:table-cell>
          <table:table-cell table:formula="of:=IF([.$A1169]=0;[.$B1169]-MAX([.$B$1:.B11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formula="of:=IF([.A1170]=0;SUM([.$A$1:.A1170]);0)" office:value-type="float" office:value="0" calcext:value-type="float">
            <text:p>0</text:p>
          </table:table-cell>
          <table:table-cell table:formula="of:=IF([.$A1170]=0;[.$B1170]-MAX([.$B$1:.B11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formula="of:=IF([.A1171]=0;SUM([.$A$1:.A1171]);0)" office:value-type="float" office:value="0" calcext:value-type="float">
            <text:p>0</text:p>
          </table:table-cell>
          <table:table-cell table:formula="of:=IF([.$A1171]=0;[.$B1171]-MAX([.$B$1:.B11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formula="of:=IF([.A1172]=0;SUM([.$A$1:.A1172]);0)" office:value-type="float" office:value="0" calcext:value-type="float">
            <text:p>0</text:p>
          </table:table-cell>
          <table:table-cell table:formula="of:=IF([.$A1172]=0;[.$B1172]-MAX([.$B$1:.B11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IF([.A1173]=0;SUM([.$A$1:.A1173]);0)" office:value-type="float" office:value="0" calcext:value-type="float">
            <text:p>0</text:p>
          </table:table-cell>
          <table:table-cell table:formula="of:=IF([.$A1173]=0;[.$B1173]-MAX([.$B$1:.B11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formula="of:=IF([.A1174]=0;SUM([.$A$1:.A1174]);0)" office:value-type="float" office:value="0" calcext:value-type="float">
            <text:p>0</text:p>
          </table:table-cell>
          <table:table-cell table:formula="of:=IF([.$A1174]=0;[.$B1174]-MAX([.$B$1:.B11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formula="of:=IF([.A1175]=0;SUM([.$A$1:.A1175]);0)" office:value-type="float" office:value="0" calcext:value-type="float">
            <text:p>0</text:p>
          </table:table-cell>
          <table:table-cell table:formula="of:=IF([.$A1175]=0;[.$B1175]-MAX([.$B$1:.B11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76]=0;SUM([.$A$1:.A1176]);0)" office:value-type="float" office:value="6286137" calcext:value-type="float">
            <text:p>6286137</text:p>
          </table:table-cell>
          <table:table-cell table:formula="of:=IF([.$A1176]=0;[.$B1176]-MAX([.$B$1:.B1175]);0)" office:value-type="float" office:value="58269" calcext:value-type="float">
            <text:p>58269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IF([.A1177]=0;SUM([.$A$1:.A1177]);0)" office:value-type="float" office:value="0" calcext:value-type="float">
            <text:p>0</text:p>
          </table:table-cell>
          <table:table-cell table:formula="of:=IF([.$A1177]=0;[.$B1177]-MAX([.$B$1:.B11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formula="of:=IF([.A1178]=0;SUM([.$A$1:.A1178]);0)" office:value-type="float" office:value="0" calcext:value-type="float">
            <text:p>0</text:p>
          </table:table-cell>
          <table:table-cell table:formula="of:=IF([.$A1178]=0;[.$B1178]-MAX([.$B$1:.B11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IF([.A1179]=0;SUM([.$A$1:.A1179]);0)" office:value-type="float" office:value="0" calcext:value-type="float">
            <text:p>0</text:p>
          </table:table-cell>
          <table:table-cell table:formula="of:=IF([.$A1179]=0;[.$B1179]-MAX([.$B$1:.B11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formula="of:=IF([.A1180]=0;SUM([.$A$1:.A1180]);0)" office:value-type="float" office:value="0" calcext:value-type="float">
            <text:p>0</text:p>
          </table:table-cell>
          <table:table-cell table:formula="of:=IF([.$A1180]=0;[.$B1180]-MAX([.$B$1:.B11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IF([.A1181]=0;SUM([.$A$1:.A1181]);0)" office:value-type="float" office:value="0" calcext:value-type="float">
            <text:p>0</text:p>
          </table:table-cell>
          <table:table-cell table:formula="of:=IF([.$A1181]=0;[.$B1181]-MAX([.$B$1:.B11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IF([.A1182]=0;SUM([.$A$1:.A1182]);0)" office:value-type="float" office:value="0" calcext:value-type="float">
            <text:p>0</text:p>
          </table:table-cell>
          <table:table-cell table:formula="of:=IF([.$A1182]=0;[.$B1182]-MAX([.$B$1:.B11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formula="of:=IF([.A1183]=0;SUM([.$A$1:.A1183]);0)" office:value-type="float" office:value="0" calcext:value-type="float">
            <text:p>0</text:p>
          </table:table-cell>
          <table:table-cell table:formula="of:=IF([.$A1183]=0;[.$B1183]-MAX([.$B$1:.B11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IF([.A1184]=0;SUM([.$A$1:.A1184]);0)" office:value-type="float" office:value="0" calcext:value-type="float">
            <text:p>0</text:p>
          </table:table-cell>
          <table:table-cell table:formula="of:=IF([.$A1184]=0;[.$B1184]-MAX([.$B$1:.B11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formula="of:=IF([.A1185]=0;SUM([.$A$1:.A1185]);0)" office:value-type="float" office:value="0" calcext:value-type="float">
            <text:p>0</text:p>
          </table:table-cell>
          <table:table-cell table:formula="of:=IF([.$A1185]=0;[.$B1185]-MAX([.$B$1:.B11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formula="of:=IF([.A1186]=0;SUM([.$A$1:.A1186]);0)" office:value-type="float" office:value="0" calcext:value-type="float">
            <text:p>0</text:p>
          </table:table-cell>
          <table:table-cell table:formula="of:=IF([.$A1186]=0;[.$B1186]-MAX([.$B$1:.B11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IF([.A1187]=0;SUM([.$A$1:.A1187]);0)" office:value-type="float" office:value="0" calcext:value-type="float">
            <text:p>0</text:p>
          </table:table-cell>
          <table:table-cell table:formula="of:=IF([.$A1187]=0;[.$B1187]-MAX([.$B$1:.B11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1188]=0;SUM([.$A$1:.A1188]);0)" office:value-type="float" office:value="0" calcext:value-type="float">
            <text:p>0</text:p>
          </table:table-cell>
          <table:table-cell table:formula="of:=IF([.$A1188]=0;[.$B1188]-MAX([.$B$1:.B11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IF([.A1189]=0;SUM([.$A$1:.A1189]);0)" office:value-type="float" office:value="0" calcext:value-type="float">
            <text:p>0</text:p>
          </table:table-cell>
          <table:table-cell table:formula="of:=IF([.$A1189]=0;[.$B1189]-MAX([.$B$1:.B11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IF([.A1190]=0;SUM([.$A$1:.A1190]);0)" office:value-type="float" office:value="0" calcext:value-type="float">
            <text:p>0</text:p>
          </table:table-cell>
          <table:table-cell table:formula="of:=IF([.$A1190]=0;[.$B1190]-MAX([.$B$1:.B11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IF([.A1191]=0;SUM([.$A$1:.A1191]);0)" office:value-type="float" office:value="0" calcext:value-type="float">
            <text:p>0</text:p>
          </table:table-cell>
          <table:table-cell table:formula="of:=IF([.$A1191]=0;[.$B1191]-MAX([.$B$1:.B11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192]=0;SUM([.$A$1:.A1192]);0)" office:value-type="float" office:value="6335409" calcext:value-type="float">
            <text:p>6335409</text:p>
          </table:table-cell>
          <table:table-cell table:formula="of:=IF([.$A1192]=0;[.$B1192]-MAX([.$B$1:.B1191]);0)" office:value-type="float" office:value="49272" calcext:value-type="float">
            <text:p>49272</text:p>
          </table:table-cell>
          <table:table-cell table:number-columns-repeated="3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formula="of:=IF([.A1193]=0;SUM([.$A$1:.A1193]);0)" office:value-type="float" office:value="0" calcext:value-type="float">
            <text:p>0</text:p>
          </table:table-cell>
          <table:table-cell table:formula="of:=IF([.$A1193]=0;[.$B1193]-MAX([.$B$1:.B11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formula="of:=IF([.A1194]=0;SUM([.$A$1:.A1194]);0)" office:value-type="float" office:value="0" calcext:value-type="float">
            <text:p>0</text:p>
          </table:table-cell>
          <table:table-cell table:formula="of:=IF([.$A1194]=0;[.$B1194]-MAX([.$B$1:.B11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IF([.A1195]=0;SUM([.$A$1:.A1195]);0)" office:value-type="float" office:value="0" calcext:value-type="float">
            <text:p>0</text:p>
          </table:table-cell>
          <table:table-cell table:formula="of:=IF([.$A1195]=0;[.$B1195]-MAX([.$B$1:.B11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IF([.A1196]=0;SUM([.$A$1:.A1196]);0)" office:value-type="float" office:value="0" calcext:value-type="float">
            <text:p>0</text:p>
          </table:table-cell>
          <table:table-cell table:formula="of:=IF([.$A1196]=0;[.$B1196]-MAX([.$B$1:.B11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IF([.A1197]=0;SUM([.$A$1:.A1197]);0)" office:value-type="float" office:value="0" calcext:value-type="float">
            <text:p>0</text:p>
          </table:table-cell>
          <table:table-cell table:formula="of:=IF([.$A1197]=0;[.$B1197]-MAX([.$B$1:.B11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formula="of:=IF([.A1198]=0;SUM([.$A$1:.A1198]);0)" office:value-type="float" office:value="0" calcext:value-type="float">
            <text:p>0</text:p>
          </table:table-cell>
          <table:table-cell table:formula="of:=IF([.$A1198]=0;[.$B1198]-MAX([.$B$1:.B11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IF([.A1199]=0;SUM([.$A$1:.A1199]);0)" office:value-type="float" office:value="0" calcext:value-type="float">
            <text:p>0</text:p>
          </table:table-cell>
          <table:table-cell table:formula="of:=IF([.$A1199]=0;[.$B1199]-MAX([.$B$1:.B11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IF([.A1200]=0;SUM([.$A$1:.A1200]);0)" office:value-type="float" office:value="0" calcext:value-type="float">
            <text:p>0</text:p>
          </table:table-cell>
          <table:table-cell table:formula="of:=IF([.$A1200]=0;[.$B1200]-MAX([.$B$1:.B11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IF([.A1201]=0;SUM([.$A$1:.A1201]);0)" office:value-type="float" office:value="0" calcext:value-type="float">
            <text:p>0</text:p>
          </table:table-cell>
          <table:table-cell table:formula="of:=IF([.$A1201]=0;[.$B1201]-MAX([.$B$1:.B12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IF([.A1202]=0;SUM([.$A$1:.A1202]);0)" office:value-type="float" office:value="0" calcext:value-type="float">
            <text:p>0</text:p>
          </table:table-cell>
          <table:table-cell table:formula="of:=IF([.$A1202]=0;[.$B1202]-MAX([.$B$1:.B12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IF([.A1203]=0;SUM([.$A$1:.A1203]);0)" office:value-type="float" office:value="0" calcext:value-type="float">
            <text:p>0</text:p>
          </table:table-cell>
          <table:table-cell table:formula="of:=IF([.$A1203]=0;[.$B1203]-MAX([.$B$1:.B12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04]=0;SUM([.$A$1:.A1204]);0)" office:value-type="float" office:value="6375689" calcext:value-type="float">
            <text:p>6375689</text:p>
          </table:table-cell>
          <table:table-cell table:formula="of:=IF([.$A1204]=0;[.$B1204]-MAX([.$B$1:.B1203]);0)" office:value-type="float" office:value="40280" calcext:value-type="float">
            <text:p>40280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IF([.A1205]=0;SUM([.$A$1:.A1205]);0)" office:value-type="float" office:value="0" calcext:value-type="float">
            <text:p>0</text:p>
          </table:table-cell>
          <table:table-cell table:formula="of:=IF([.$A1205]=0;[.$B1205]-MAX([.$B$1:.B12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IF([.A1206]=0;SUM([.$A$1:.A1206]);0)" office:value-type="float" office:value="0" calcext:value-type="float">
            <text:p>0</text:p>
          </table:table-cell>
          <table:table-cell table:formula="of:=IF([.$A1206]=0;[.$B1206]-MAX([.$B$1:.B12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IF([.A1207]=0;SUM([.$A$1:.A1207]);0)" office:value-type="float" office:value="0" calcext:value-type="float">
            <text:p>0</text:p>
          </table:table-cell>
          <table:table-cell table:formula="of:=IF([.$A1207]=0;[.$B1207]-MAX([.$B$1:.B12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1208]=0;SUM([.$A$1:.A1208]);0)" office:value-type="float" office:value="0" calcext:value-type="float">
            <text:p>0</text:p>
          </table:table-cell>
          <table:table-cell table:formula="of:=IF([.$A1208]=0;[.$B1208]-MAX([.$B$1:.B12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IF([.A1209]=0;SUM([.$A$1:.A1209]);0)" office:value-type="float" office:value="0" calcext:value-type="float">
            <text:p>0</text:p>
          </table:table-cell>
          <table:table-cell table:formula="of:=IF([.$A1209]=0;[.$B1209]-MAX([.$B$1:.B12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formula="of:=IF([.A1210]=0;SUM([.$A$1:.A1210]);0)" office:value-type="float" office:value="0" calcext:value-type="float">
            <text:p>0</text:p>
          </table:table-cell>
          <table:table-cell table:formula="of:=IF([.$A1210]=0;[.$B1210]-MAX([.$B$1:.B12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IF([.A1211]=0;SUM([.$A$1:.A1211]);0)" office:value-type="float" office:value="0" calcext:value-type="float">
            <text:p>0</text:p>
          </table:table-cell>
          <table:table-cell table:formula="of:=IF([.$A1211]=0;[.$B1211]-MAX([.$B$1:.B12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formula="of:=IF([.A1212]=0;SUM([.$A$1:.A1212]);0)" office:value-type="float" office:value="0" calcext:value-type="float">
            <text:p>0</text:p>
          </table:table-cell>
          <table:table-cell table:formula="of:=IF([.$A1212]=0;[.$B1212]-MAX([.$B$1:.B12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IF([.A1213]=0;SUM([.$A$1:.A1213]);0)" office:value-type="float" office:value="0" calcext:value-type="float">
            <text:p>0</text:p>
          </table:table-cell>
          <table:table-cell table:formula="of:=IF([.$A1213]=0;[.$B1213]-MAX([.$B$1:.B12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IF([.A1214]=0;SUM([.$A$1:.A1214]);0)" office:value-type="float" office:value="0" calcext:value-type="float">
            <text:p>0</text:p>
          </table:table-cell>
          <table:table-cell table:formula="of:=IF([.$A1214]=0;[.$B1214]-MAX([.$B$1:.B12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IF([.A1215]=0;SUM([.$A$1:.A1215]);0)" office:value-type="float" office:value="0" calcext:value-type="float">
            <text:p>0</text:p>
          </table:table-cell>
          <table:table-cell table:formula="of:=IF([.$A1215]=0;[.$B1215]-MAX([.$B$1:.B12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IF([.A1216]=0;SUM([.$A$1:.A1216]);0)" office:value-type="float" office:value="0" calcext:value-type="float">
            <text:p>0</text:p>
          </table:table-cell>
          <table:table-cell table:formula="of:=IF([.$A1216]=0;[.$B1216]-MAX([.$B$1:.B12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[.A1217]=0;SUM([.$A$1:.A1217]);0)" office:value-type="float" office:value="0" calcext:value-type="float">
            <text:p>0</text:p>
          </table:table-cell>
          <table:table-cell table:formula="of:=IF([.$A1217]=0;[.$B1217]-MAX([.$B$1:.B12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IF([.A1218]=0;SUM([.$A$1:.A1218]);0)" office:value-type="float" office:value="0" calcext:value-type="float">
            <text:p>0</text:p>
          </table:table-cell>
          <table:table-cell table:formula="of:=IF([.$A1218]=0;[.$B1218]-MAX([.$B$1:.B12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IF([.A1219]=0;SUM([.$A$1:.A1219]);0)" office:value-type="float" office:value="0" calcext:value-type="float">
            <text:p>0</text:p>
          </table:table-cell>
          <table:table-cell table:formula="of:=IF([.$A1219]=0;[.$B1219]-MAX([.$B$1:.B12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20]=0;SUM([.$A$1:.A1220]);0)" office:value-type="float" office:value="6425800" calcext:value-type="float">
            <text:p>6425800</text:p>
          </table:table-cell>
          <table:table-cell table:formula="of:=IF([.$A1220]=0;[.$B1220]-MAX([.$B$1:.B1219]);0)" office:value-type="float" office:value="50111" calcext:value-type="float">
            <text:p>50111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IF([.A1221]=0;SUM([.$A$1:.A1221]);0)" office:value-type="float" office:value="0" calcext:value-type="float">
            <text:p>0</text:p>
          </table:table-cell>
          <table:table-cell table:formula="of:=IF([.$A1221]=0;[.$B1221]-MAX([.$B$1:.B12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formula="of:=IF([.A1222]=0;SUM([.$A$1:.A1222]);0)" office:value-type="float" office:value="0" calcext:value-type="float">
            <text:p>0</text:p>
          </table:table-cell>
          <table:table-cell table:formula="of:=IF([.$A1222]=0;[.$B1222]-MAX([.$B$1:.B12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formula="of:=IF([.A1223]=0;SUM([.$A$1:.A1223]);0)" office:value-type="float" office:value="0" calcext:value-type="float">
            <text:p>0</text:p>
          </table:table-cell>
          <table:table-cell table:formula="of:=IF([.$A1223]=0;[.$B1223]-MAX([.$B$1:.B12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formula="of:=IF([.A1224]=0;SUM([.$A$1:.A1224]);0)" office:value-type="float" office:value="0" calcext:value-type="float">
            <text:p>0</text:p>
          </table:table-cell>
          <table:table-cell table:formula="of:=IF([.$A1224]=0;[.$B1224]-MAX([.$B$1:.B12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86" calcext:value-type="float">
            <text:p>11486</text:p>
          </table:table-cell>
          <table:table-cell table:formula="of:=IF([.A1225]=0;SUM([.$A$1:.A1225]);0)" office:value-type="float" office:value="0" calcext:value-type="float">
            <text:p>0</text:p>
          </table:table-cell>
          <table:table-cell table:formula="of:=IF([.$A1225]=0;[.$B1225]-MAX([.$B$1:.B12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26]=0;SUM([.$A$1:.A1226]);0)" office:value-type="float" office:value="6468318" calcext:value-type="float">
            <text:p>6468318</text:p>
          </table:table-cell>
          <table:table-cell table:formula="of:=IF([.$A1226]=0;[.$B1226]-MAX([.$B$1:.B1225]);0)" office:value-type="float" office:value="42518" calcext:value-type="float">
            <text:p>42518</text:p>
          </table:table-cell>
          <table:table-cell table:number-columns-repeated="3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IF([.A1227]=0;SUM([.$A$1:.A1227]);0)" office:value-type="float" office:value="0" calcext:value-type="float">
            <text:p>0</text:p>
          </table:table-cell>
          <table:table-cell table:formula="of:=IF([.$A1227]=0;[.$B1227]-MAX([.$B$1:.B12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93" calcext:value-type="float">
            <text:p>14293</text:p>
          </table:table-cell>
          <table:table-cell table:formula="of:=IF([.A1228]=0;SUM([.$A$1:.A1228]);0)" office:value-type="float" office:value="0" calcext:value-type="float">
            <text:p>0</text:p>
          </table:table-cell>
          <table:table-cell table:formula="of:=IF([.$A1228]=0;[.$B1228]-MAX([.$B$1:.B12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.A1229]=0;SUM([.$A$1:.A1229]);0)" office:value-type="float" office:value="0" calcext:value-type="float">
            <text:p>0</text:p>
          </table:table-cell>
          <table:table-cell table:formula="of:=IF([.$A1229]=0;[.$B1229]-MAX([.$B$1:.B12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19" calcext:value-type="float">
            <text:p>13819</text:p>
          </table:table-cell>
          <table:table-cell table:formula="of:=IF([.A1230]=0;SUM([.$A$1:.A1230]);0)" office:value-type="float" office:value="0" calcext:value-type="float">
            <text:p>0</text:p>
          </table:table-cell>
          <table:table-cell table:formula="of:=IF([.$A1230]=0;[.$B1230]-MAX([.$B$1:.B12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31]=0;SUM([.$A$1:.A1231]);0)" office:value-type="float" office:value="6501870" calcext:value-type="float">
            <text:p>6501870</text:p>
          </table:table-cell>
          <table:table-cell table:formula="of:=IF([.$A1231]=0;[.$B1231]-MAX([.$B$1:.B1230]);0)" office:value-type="float" office:value="33552" calcext:value-type="float">
            <text:p>33552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IF([.A1232]=0;SUM([.$A$1:.A1232]);0)" office:value-type="float" office:value="0" calcext:value-type="float">
            <text:p>0</text:p>
          </table:table-cell>
          <table:table-cell table:formula="of:=IF([.$A1232]=0;[.$B1232]-MAX([.$B$1:.B12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formula="of:=IF([.A1233]=0;SUM([.$A$1:.A1233]);0)" office:value-type="float" office:value="0" calcext:value-type="float">
            <text:p>0</text:p>
          </table:table-cell>
          <table:table-cell table:formula="of:=IF([.$A1233]=0;[.$B1233]-MAX([.$B$1:.B12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IF([.A1234]=0;SUM([.$A$1:.A1234]);0)" office:value-type="float" office:value="0" calcext:value-type="float">
            <text:p>0</text:p>
          </table:table-cell>
          <table:table-cell table:formula="of:=IF([.$A1234]=0;[.$B1234]-MAX([.$B$1:.B12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1235]=0;SUM([.$A$1:.A1235]);0)" office:value-type="float" office:value="0" calcext:value-type="float">
            <text:p>0</text:p>
          </table:table-cell>
          <table:table-cell table:formula="of:=IF([.$A1235]=0;[.$B1235]-MAX([.$B$1:.B12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1236]=0;SUM([.$A$1:.A1236]);0)" office:value-type="float" office:value="0" calcext:value-type="float">
            <text:p>0</text:p>
          </table:table-cell>
          <table:table-cell table:formula="of:=IF([.$A1236]=0;[.$B1236]-MAX([.$B$1:.B12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[.A1237]=0;SUM([.$A$1:.A1237]);0)" office:value-type="float" office:value="0" calcext:value-type="float">
            <text:p>0</text:p>
          </table:table-cell>
          <table:table-cell table:formula="of:=IF([.$A1237]=0;[.$B1237]-MAX([.$B$1:.B12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IF([.A1238]=0;SUM([.$A$1:.A1238]);0)" office:value-type="float" office:value="0" calcext:value-type="float">
            <text:p>0</text:p>
          </table:table-cell>
          <table:table-cell table:formula="of:=IF([.$A1238]=0;[.$B1238]-MAX([.$B$1:.B12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IF([.A1239]=0;SUM([.$A$1:.A1239]);0)" office:value-type="float" office:value="0" calcext:value-type="float">
            <text:p>0</text:p>
          </table:table-cell>
          <table:table-cell table:formula="of:=IF([.$A1239]=0;[.$B1239]-MAX([.$B$1:.B12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IF([.A1240]=0;SUM([.$A$1:.A1240]);0)" office:value-type="float" office:value="0" calcext:value-type="float">
            <text:p>0</text:p>
          </table:table-cell>
          <table:table-cell table:formula="of:=IF([.$A1240]=0;[.$B1240]-MAX([.$B$1:.B12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IF([.A1241]=0;SUM([.$A$1:.A1241]);0)" office:value-type="float" office:value="0" calcext:value-type="float">
            <text:p>0</text:p>
          </table:table-cell>
          <table:table-cell table:formula="of:=IF([.$A1241]=0;[.$B1241]-MAX([.$B$1:.B12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formula="of:=IF([.A1242]=0;SUM([.$A$1:.A1242]);0)" office:value-type="float" office:value="0" calcext:value-type="float">
            <text:p>0</text:p>
          </table:table-cell>
          <table:table-cell table:formula="of:=IF([.$A1242]=0;[.$B1242]-MAX([.$B$1:.B12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43]=0;SUM([.$A$1:.A1243]);0)" office:value-type="float" office:value="6545775" calcext:value-type="float">
            <text:p>6545775</text:p>
          </table:table-cell>
          <table:table-cell table:formula="of:=IF([.$A1243]=0;[.$B1243]-MAX([.$B$1:.B1242]);0)" office:value-type="float" office:value="43905" calcext:value-type="float">
            <text:p>43905</text:p>
          </table:table-cell>
          <table:table-cell table:number-columns-repeated="3"/>
        </table:table-row>
        <table:table-row table:style-name="ro1">
          <table:table-cell office:value-type="float" office:value="27227" calcext:value-type="float">
            <text:p>27227</text:p>
          </table:table-cell>
          <table:table-cell table:formula="of:=IF([.A1244]=0;SUM([.$A$1:.A1244]);0)" office:value-type="float" office:value="0" calcext:value-type="float">
            <text:p>0</text:p>
          </table:table-cell>
          <table:table-cell table:formula="of:=IF([.$A1244]=0;[.$B1244]-MAX([.$B$1:.B12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formula="of:=IF([.A1245]=0;SUM([.$A$1:.A1245]);0)" office:value-type="float" office:value="0" calcext:value-type="float">
            <text:p>0</text:p>
          </table:table-cell>
          <table:table-cell table:formula="of:=IF([.$A1245]=0;[.$B1245]-MAX([.$B$1:.B12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46]=0;SUM([.$A$1:.A1246]);0)" office:value-type="float" office:value="6579605" calcext:value-type="float">
            <text:p>6579605</text:p>
          </table:table-cell>
          <table:table-cell table:formula="of:=IF([.$A1246]=0;[.$B1246]-MAX([.$B$1:.B1245]);0)" office:value-type="float" office:value="33830" calcext:value-type="float">
            <text:p>33830</text:p>
          </table:table-cell>
          <table:table-cell table:number-columns-repeated="3"/>
        </table:table-row>
        <table:table-row table:style-name="ro1">
          <table:table-cell office:value-type="float" office:value="27999" calcext:value-type="float">
            <text:p>27999</text:p>
          </table:table-cell>
          <table:table-cell table:formula="of:=IF([.A1247]=0;SUM([.$A$1:.A1247]);0)" office:value-type="float" office:value="0" calcext:value-type="float">
            <text:p>0</text:p>
          </table:table-cell>
          <table:table-cell table:formula="of:=IF([.$A1247]=0;[.$B1247]-MAX([.$B$1:.B12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77" calcext:value-type="float">
            <text:p>36577</text:p>
          </table:table-cell>
          <table:table-cell table:formula="of:=IF([.A1248]=0;SUM([.$A$1:.A1248]);0)" office:value-type="float" office:value="0" calcext:value-type="float">
            <text:p>0</text:p>
          </table:table-cell>
          <table:table-cell table:formula="of:=IF([.$A1248]=0;[.$B1248]-MAX([.$B$1:.B12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49]=0;SUM([.$A$1:.A1249]);0)" office:value-type="float" office:value="6644181" calcext:value-type="float">
            <text:p>6644181</text:p>
          </table:table-cell>
          <table:table-cell table:formula="of:=IF([.$A1249]=0;[.$B1249]-MAX([.$B$1:.B1248]);0)" office:value-type="float" office:value="64576" calcext:value-type="float">
            <text:p>64576</text:p>
          </table:table-cell>
          <table:table-cell table:number-columns-repeated="3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IF([.A1250]=0;SUM([.$A$1:.A1250]);0)" office:value-type="float" office:value="0" calcext:value-type="float">
            <text:p>0</text:p>
          </table:table-cell>
          <table:table-cell table:formula="of:=IF([.$A1250]=0;[.$B1250]-MAX([.$B$1:.B12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formula="of:=IF([.A1251]=0;SUM([.$A$1:.A1251]);0)" office:value-type="float" office:value="0" calcext:value-type="float">
            <text:p>0</text:p>
          </table:table-cell>
          <table:table-cell table:formula="of:=IF([.$A1251]=0;[.$B1251]-MAX([.$B$1:.B12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IF([.A1252]=0;SUM([.$A$1:.A1252]);0)" office:value-type="float" office:value="0" calcext:value-type="float">
            <text:p>0</text:p>
          </table:table-cell>
          <table:table-cell table:formula="of:=IF([.$A1252]=0;[.$B1252]-MAX([.$B$1:.B12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[.A1253]=0;SUM([.$A$1:.A1253]);0)" office:value-type="float" office:value="0" calcext:value-type="float">
            <text:p>0</text:p>
          </table:table-cell>
          <table:table-cell table:formula="of:=IF([.$A1253]=0;[.$B1253]-MAX([.$B$1:.B12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formula="of:=IF([.A1254]=0;SUM([.$A$1:.A1254]);0)" office:value-type="float" office:value="0" calcext:value-type="float">
            <text:p>0</text:p>
          </table:table-cell>
          <table:table-cell table:formula="of:=IF([.$A1254]=0;[.$B1254]-MAX([.$B$1:.B12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IF([.A1255]=0;SUM([.$A$1:.A1255]);0)" office:value-type="float" office:value="0" calcext:value-type="float">
            <text:p>0</text:p>
          </table:table-cell>
          <table:table-cell table:formula="of:=IF([.$A1255]=0;[.$B1255]-MAX([.$B$1:.B12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IF([.A1256]=0;SUM([.$A$1:.A1256]);0)" office:value-type="float" office:value="0" calcext:value-type="float">
            <text:p>0</text:p>
          </table:table-cell>
          <table:table-cell table:formula="of:=IF([.$A1256]=0;[.$B1256]-MAX([.$B$1:.B12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IF([.A1257]=0;SUM([.$A$1:.A1257]);0)" office:value-type="float" office:value="0" calcext:value-type="float">
            <text:p>0</text:p>
          </table:table-cell>
          <table:table-cell table:formula="of:=IF([.$A1257]=0;[.$B1257]-MAX([.$B$1:.B12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formula="of:=IF([.A1258]=0;SUM([.$A$1:.A1258]);0)" office:value-type="float" office:value="0" calcext:value-type="float">
            <text:p>0</text:p>
          </table:table-cell>
          <table:table-cell table:formula="of:=IF([.$A1258]=0;[.$B1258]-MAX([.$B$1:.B12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IF([.A1259]=0;SUM([.$A$1:.A1259]);0)" office:value-type="float" office:value="0" calcext:value-type="float">
            <text:p>0</text:p>
          </table:table-cell>
          <table:table-cell table:formula="of:=IF([.$A1259]=0;[.$B1259]-MAX([.$B$1:.B12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IF([.A1260]=0;SUM([.$A$1:.A1260]);0)" office:value-type="float" office:value="0" calcext:value-type="float">
            <text:p>0</text:p>
          </table:table-cell>
          <table:table-cell table:formula="of:=IF([.$A1260]=0;[.$B1260]-MAX([.$B$1:.B12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IF([.A1261]=0;SUM([.$A$1:.A1261]);0)" office:value-type="float" office:value="0" calcext:value-type="float">
            <text:p>0</text:p>
          </table:table-cell>
          <table:table-cell table:formula="of:=IF([.$A1261]=0;[.$B1261]-MAX([.$B$1:.B12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IF([.A1262]=0;SUM([.$A$1:.A1262]);0)" office:value-type="float" office:value="0" calcext:value-type="float">
            <text:p>0</text:p>
          </table:table-cell>
          <table:table-cell table:formula="of:=IF([.$A1262]=0;[.$B1262]-MAX([.$B$1:.B12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IF([.A1263]=0;SUM([.$A$1:.A1263]);0)" office:value-type="float" office:value="0" calcext:value-type="float">
            <text:p>0</text:p>
          </table:table-cell>
          <table:table-cell table:formula="of:=IF([.$A1263]=0;[.$B1263]-MAX([.$B$1:.B12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IF([.A1264]=0;SUM([.$A$1:.A1264]);0)" office:value-type="float" office:value="0" calcext:value-type="float">
            <text:p>0</text:p>
          </table:table-cell>
          <table:table-cell table:formula="of:=IF([.$A1264]=0;[.$B1264]-MAX([.$B$1:.B12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65]=0;SUM([.$A$1:.A1265]);0)" office:value-type="float" office:value="6690819" calcext:value-type="float">
            <text:p>6690819</text:p>
          </table:table-cell>
          <table:table-cell table:formula="of:=IF([.$A1265]=0;[.$B1265]-MAX([.$B$1:.B1264]);0)" office:value-type="float" office:value="46638" calcext:value-type="float">
            <text:p>46638</text:p>
          </table:table-cell>
          <table:table-cell table:number-columns-repeated="3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formula="of:=IF([.A1266]=0;SUM([.$A$1:.A1266]);0)" office:value-type="float" office:value="0" calcext:value-type="float">
            <text:p>0</text:p>
          </table:table-cell>
          <table:table-cell table:formula="of:=IF([.$A1266]=0;[.$B1266]-MAX([.$B$1:.B12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66" calcext:value-type="float">
            <text:p>13866</text:p>
          </table:table-cell>
          <table:table-cell table:formula="of:=IF([.A1267]=0;SUM([.$A$1:.A1267]);0)" office:value-type="float" office:value="0" calcext:value-type="float">
            <text:p>0</text:p>
          </table:table-cell>
          <table:table-cell table:formula="of:=IF([.$A1267]=0;[.$B1267]-MAX([.$B$1:.B12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81" calcext:value-type="float">
            <text:p>11081</text:p>
          </table:table-cell>
          <table:table-cell table:formula="of:=IF([.A1268]=0;SUM([.$A$1:.A1268]);0)" office:value-type="float" office:value="0" calcext:value-type="float">
            <text:p>0</text:p>
          </table:table-cell>
          <table:table-cell table:formula="of:=IF([.$A1268]=0;[.$B1268]-MAX([.$B$1:.B12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formula="of:=IF([.A1269]=0;SUM([.$A$1:.A1269]);0)" office:value-type="float" office:value="0" calcext:value-type="float">
            <text:p>0</text:p>
          </table:table-cell>
          <table:table-cell table:formula="of:=IF([.$A1269]=0;[.$B1269]-MAX([.$B$1:.B12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IF([.A1270]=0;SUM([.$A$1:.A1270]);0)" office:value-type="float" office:value="0" calcext:value-type="float">
            <text:p>0</text:p>
          </table:table-cell>
          <table:table-cell table:formula="of:=IF([.$A1270]=0;[.$B1270]-MAX([.$B$1:.B12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IF([.A1271]=0;SUM([.$A$1:.A1271]);0)" office:value-type="float" office:value="0" calcext:value-type="float">
            <text:p>0</text:p>
          </table:table-cell>
          <table:table-cell table:formula="of:=IF([.$A1271]=0;[.$B1271]-MAX([.$B$1:.B12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72]=0;SUM([.$A$1:.A1272]);0)" office:value-type="float" office:value="6733153" calcext:value-type="float">
            <text:p>6733153</text:p>
          </table:table-cell>
          <table:table-cell table:formula="of:=IF([.$A1272]=0;[.$B1272]-MAX([.$B$1:.B1271]);0)" office:value-type="float" office:value="42334" calcext:value-type="float">
            <text:p>42334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IF([.A1273]=0;SUM([.$A$1:.A1273]);0)" office:value-type="float" office:value="0" calcext:value-type="float">
            <text:p>0</text:p>
          </table:table-cell>
          <table:table-cell table:formula="of:=IF([.$A1273]=0;[.$B1273]-MAX([.$B$1:.B12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formula="of:=IF([.A1274]=0;SUM([.$A$1:.A1274]);0)" office:value-type="float" office:value="0" calcext:value-type="float">
            <text:p>0</text:p>
          </table:table-cell>
          <table:table-cell table:formula="of:=IF([.$A1274]=0;[.$B1274]-MAX([.$B$1:.B12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IF([.A1275]=0;SUM([.$A$1:.A1275]);0)" office:value-type="float" office:value="0" calcext:value-type="float">
            <text:p>0</text:p>
          </table:table-cell>
          <table:table-cell table:formula="of:=IF([.$A1275]=0;[.$B1275]-MAX([.$B$1:.B12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formula="of:=IF([.A1276]=0;SUM([.$A$1:.A1276]);0)" office:value-type="float" office:value="0" calcext:value-type="float">
            <text:p>0</text:p>
          </table:table-cell>
          <table:table-cell table:formula="of:=IF([.$A1276]=0;[.$B1276]-MAX([.$B$1:.B12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IF([.A1277]=0;SUM([.$A$1:.A1277]);0)" office:value-type="float" office:value="0" calcext:value-type="float">
            <text:p>0</text:p>
          </table:table-cell>
          <table:table-cell table:formula="of:=IF([.$A1277]=0;[.$B1277]-MAX([.$B$1:.B12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1278]=0;SUM([.$A$1:.A1278]);0)" office:value-type="float" office:value="0" calcext:value-type="float">
            <text:p>0</text:p>
          </table:table-cell>
          <table:table-cell table:formula="of:=IF([.$A1278]=0;[.$B1278]-MAX([.$B$1:.B12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formula="of:=IF([.A1279]=0;SUM([.$A$1:.A1279]);0)" office:value-type="float" office:value="0" calcext:value-type="float">
            <text:p>0</text:p>
          </table:table-cell>
          <table:table-cell table:formula="of:=IF([.$A1279]=0;[.$B1279]-MAX([.$B$1:.B12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IF([.A1280]=0;SUM([.$A$1:.A1280]);0)" office:value-type="float" office:value="0" calcext:value-type="float">
            <text:p>0</text:p>
          </table:table-cell>
          <table:table-cell table:formula="of:=IF([.$A1280]=0;[.$B1280]-MAX([.$B$1:.B12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IF([.A1281]=0;SUM([.$A$1:.A1281]);0)" office:value-type="float" office:value="0" calcext:value-type="float">
            <text:p>0</text:p>
          </table:table-cell>
          <table:table-cell table:formula="of:=IF([.$A1281]=0;[.$B1281]-MAX([.$B$1:.B12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formula="of:=IF([.A1282]=0;SUM([.$A$1:.A1282]);0)" office:value-type="float" office:value="0" calcext:value-type="float">
            <text:p>0</text:p>
          </table:table-cell>
          <table:table-cell table:formula="of:=IF([.$A1282]=0;[.$B1282]-MAX([.$B$1:.B12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IF([.A1283]=0;SUM([.$A$1:.A1283]);0)" office:value-type="float" office:value="0" calcext:value-type="float">
            <text:p>0</text:p>
          </table:table-cell>
          <table:table-cell table:formula="of:=IF([.$A1283]=0;[.$B1283]-MAX([.$B$1:.B12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IF([.A1284]=0;SUM([.$A$1:.A1284]);0)" office:value-type="float" office:value="0" calcext:value-type="float">
            <text:p>0</text:p>
          </table:table-cell>
          <table:table-cell table:formula="of:=IF([.$A1284]=0;[.$B1284]-MAX([.$B$1:.B12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[.A1285]=0;SUM([.$A$1:.A1285]);0)" office:value-type="float" office:value="0" calcext:value-type="float">
            <text:p>0</text:p>
          </table:table-cell>
          <table:table-cell table:formula="of:=IF([.$A1285]=0;[.$B1285]-MAX([.$B$1:.B12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1286]=0;SUM([.$A$1:.A1286]);0)" office:value-type="float" office:value="0" calcext:value-type="float">
            <text:p>0</text:p>
          </table:table-cell>
          <table:table-cell table:formula="of:=IF([.$A1286]=0;[.$B1286]-MAX([.$B$1:.B12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IF([.A1287]=0;SUM([.$A$1:.A1287]);0)" office:value-type="float" office:value="0" calcext:value-type="float">
            <text:p>0</text:p>
          </table:table-cell>
          <table:table-cell table:formula="of:=IF([.$A1287]=0;[.$B1287]-MAX([.$B$1:.B12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288]=0;SUM([.$A$1:.A1288]);0)" office:value-type="float" office:value="6785648" calcext:value-type="float">
            <text:p>6785648</text:p>
          </table:table-cell>
          <table:table-cell table:formula="of:=IF([.$A1288]=0;[.$B1288]-MAX([.$B$1:.B1287]);0)" office:value-type="float" office:value="52495" calcext:value-type="float">
            <text:p>52495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formula="of:=IF([.A1289]=0;SUM([.$A$1:.A1289]);0)" office:value-type="float" office:value="0" calcext:value-type="float">
            <text:p>0</text:p>
          </table:table-cell>
          <table:table-cell table:formula="of:=IF([.$A1289]=0;[.$B1289]-MAX([.$B$1:.B12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IF([.A1290]=0;SUM([.$A$1:.A1290]);0)" office:value-type="float" office:value="0" calcext:value-type="float">
            <text:p>0</text:p>
          </table:table-cell>
          <table:table-cell table:formula="of:=IF([.$A1290]=0;[.$B1290]-MAX([.$B$1:.B12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formula="of:=IF([.A1291]=0;SUM([.$A$1:.A1291]);0)" office:value-type="float" office:value="0" calcext:value-type="float">
            <text:p>0</text:p>
          </table:table-cell>
          <table:table-cell table:formula="of:=IF([.$A1291]=0;[.$B1291]-MAX([.$B$1:.B12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IF([.A1292]=0;SUM([.$A$1:.A1292]);0)" office:value-type="float" office:value="0" calcext:value-type="float">
            <text:p>0</text:p>
          </table:table-cell>
          <table:table-cell table:formula="of:=IF([.$A1292]=0;[.$B1292]-MAX([.$B$1:.B12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[.A1293]=0;SUM([.$A$1:.A1293]);0)" office:value-type="float" office:value="0" calcext:value-type="float">
            <text:p>0</text:p>
          </table:table-cell>
          <table:table-cell table:formula="of:=IF([.$A1293]=0;[.$B1293]-MAX([.$B$1:.B12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IF([.A1294]=0;SUM([.$A$1:.A1294]);0)" office:value-type="float" office:value="0" calcext:value-type="float">
            <text:p>0</text:p>
          </table:table-cell>
          <table:table-cell table:formula="of:=IF([.$A1294]=0;[.$B1294]-MAX([.$B$1:.B12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IF([.A1295]=0;SUM([.$A$1:.A1295]);0)" office:value-type="float" office:value="0" calcext:value-type="float">
            <text:p>0</text:p>
          </table:table-cell>
          <table:table-cell table:formula="of:=IF([.$A1295]=0;[.$B1295]-MAX([.$B$1:.B12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IF([.A1296]=0;SUM([.$A$1:.A1296]);0)" office:value-type="float" office:value="0" calcext:value-type="float">
            <text:p>0</text:p>
          </table:table-cell>
          <table:table-cell table:formula="of:=IF([.$A1296]=0;[.$B1296]-MAX([.$B$1:.B12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IF([.A1297]=0;SUM([.$A$1:.A1297]);0)" office:value-type="float" office:value="0" calcext:value-type="float">
            <text:p>0</text:p>
          </table:table-cell>
          <table:table-cell table:formula="of:=IF([.$A1297]=0;[.$B1297]-MAX([.$B$1:.B12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formula="of:=IF([.A1298]=0;SUM([.$A$1:.A1298]);0)" office:value-type="float" office:value="0" calcext:value-type="float">
            <text:p>0</text:p>
          </table:table-cell>
          <table:table-cell table:formula="of:=IF([.$A1298]=0;[.$B1298]-MAX([.$B$1:.B12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[.A1299]=0;SUM([.$A$1:.A1299]);0)" office:value-type="float" office:value="0" calcext:value-type="float">
            <text:p>0</text:p>
          </table:table-cell>
          <table:table-cell table:formula="of:=IF([.$A1299]=0;[.$B1299]-MAX([.$B$1:.B12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formula="of:=IF([.A1300]=0;SUM([.$A$1:.A1300]);0)" office:value-type="float" office:value="0" calcext:value-type="float">
            <text:p>0</text:p>
          </table:table-cell>
          <table:table-cell table:formula="of:=IF([.$A1300]=0;[.$B1300]-MAX([.$B$1:.B12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IF([.A1301]=0;SUM([.$A$1:.A1301]);0)" office:value-type="float" office:value="0" calcext:value-type="float">
            <text:p>0</text:p>
          </table:table-cell>
          <table:table-cell table:formula="of:=IF([.$A1301]=0;[.$B1301]-MAX([.$B$1:.B13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IF([.A1302]=0;SUM([.$A$1:.A1302]);0)" office:value-type="float" office:value="0" calcext:value-type="float">
            <text:p>0</text:p>
          </table:table-cell>
          <table:table-cell table:formula="of:=IF([.$A1302]=0;[.$B1302]-MAX([.$B$1:.B13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IF([.A1303]=0;SUM([.$A$1:.A1303]);0)" office:value-type="float" office:value="0" calcext:value-type="float">
            <text:p>0</text:p>
          </table:table-cell>
          <table:table-cell table:formula="of:=IF([.$A1303]=0;[.$B1303]-MAX([.$B$1:.B13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04]=0;SUM([.$A$1:.A1304]);0)" office:value-type="float" office:value="6833836" calcext:value-type="float">
            <text:p>6833836</text:p>
          </table:table-cell>
          <table:table-cell table:formula="of:=IF([.$A1304]=0;[.$B1304]-MAX([.$B$1:.B1303]);0)" office:value-type="float" office:value="48188" calcext:value-type="float">
            <text:p>48188</text:p>
          </table:table-cell>
          <table:table-cell table:number-columns-repeated="3"/>
        </table:table-row>
        <table:table-row table:style-name="ro1">
          <table:table-cell office:value-type="float" office:value="16746" calcext:value-type="float">
            <text:p>16746</text:p>
          </table:table-cell>
          <table:table-cell table:formula="of:=IF([.A1305]=0;SUM([.$A$1:.A1305]);0)" office:value-type="float" office:value="0" calcext:value-type="float">
            <text:p>0</text:p>
          </table:table-cell>
          <table:table-cell table:formula="of:=IF([.$A1305]=0;[.$B1305]-MAX([.$B$1:.B13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54" calcext:value-type="float">
            <text:p>12254</text:p>
          </table:table-cell>
          <table:table-cell table:formula="of:=IF([.A1306]=0;SUM([.$A$1:.A1306]);0)" office:value-type="float" office:value="0" calcext:value-type="float">
            <text:p>0</text:p>
          </table:table-cell>
          <table:table-cell table:formula="of:=IF([.$A1306]=0;[.$B1306]-MAX([.$B$1:.B13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IF([.A1307]=0;SUM([.$A$1:.A1307]);0)" office:value-type="float" office:value="0" calcext:value-type="float">
            <text:p>0</text:p>
          </table:table-cell>
          <table:table-cell table:formula="of:=IF([.$A1307]=0;[.$B1307]-MAX([.$B$1:.B13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formula="of:=IF([.A1308]=0;SUM([.$A$1:.A1308]);0)" office:value-type="float" office:value="0" calcext:value-type="float">
            <text:p>0</text:p>
          </table:table-cell>
          <table:table-cell table:formula="of:=IF([.$A1308]=0;[.$B1308]-MAX([.$B$1:.B13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09]=0;SUM([.$A$1:.A1309]);0)" office:value-type="float" office:value="6874151" calcext:value-type="float">
            <text:p>6874151</text:p>
          </table:table-cell>
          <table:table-cell table:formula="of:=IF([.$A1309]=0;[.$B1309]-MAX([.$B$1:.B1308]);0)" office:value-type="float" office:value="40315" calcext:value-type="float">
            <text:p>40315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IF([.A1310]=0;SUM([.$A$1:.A1310]);0)" office:value-type="float" office:value="0" calcext:value-type="float">
            <text:p>0</text:p>
          </table:table-cell>
          <table:table-cell table:formula="of:=IF([.$A1310]=0;[.$B1310]-MAX([.$B$1:.B13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formula="of:=IF([.A1311]=0;SUM([.$A$1:.A1311]);0)" office:value-type="float" office:value="0" calcext:value-type="float">
            <text:p>0</text:p>
          </table:table-cell>
          <table:table-cell table:formula="of:=IF([.$A1311]=0;[.$B1311]-MAX([.$B$1:.B13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IF([.A1312]=0;SUM([.$A$1:.A1312]);0)" office:value-type="float" office:value="0" calcext:value-type="float">
            <text:p>0</text:p>
          </table:table-cell>
          <table:table-cell table:formula="of:=IF([.$A1312]=0;[.$B1312]-MAX([.$B$1:.B13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IF([.A1313]=0;SUM([.$A$1:.A1313]);0)" office:value-type="float" office:value="0" calcext:value-type="float">
            <text:p>0</text:p>
          </table:table-cell>
          <table:table-cell table:formula="of:=IF([.$A1313]=0;[.$B1313]-MAX([.$B$1:.B13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IF([.A1314]=0;SUM([.$A$1:.A1314]);0)" office:value-type="float" office:value="0" calcext:value-type="float">
            <text:p>0</text:p>
          </table:table-cell>
          <table:table-cell table:formula="of:=IF([.$A1314]=0;[.$B1314]-MAX([.$B$1:.B13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formula="of:=IF([.A1315]=0;SUM([.$A$1:.A1315]);0)" office:value-type="float" office:value="0" calcext:value-type="float">
            <text:p>0</text:p>
          </table:table-cell>
          <table:table-cell table:formula="of:=IF([.$A1315]=0;[.$B1315]-MAX([.$B$1:.B13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IF([.A1316]=0;SUM([.$A$1:.A1316]);0)" office:value-type="float" office:value="0" calcext:value-type="float">
            <text:p>0</text:p>
          </table:table-cell>
          <table:table-cell table:formula="of:=IF([.$A1316]=0;[.$B1316]-MAX([.$B$1:.B13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IF([.A1317]=0;SUM([.$A$1:.A1317]);0)" office:value-type="float" office:value="0" calcext:value-type="float">
            <text:p>0</text:p>
          </table:table-cell>
          <table:table-cell table:formula="of:=IF([.$A1317]=0;[.$B1317]-MAX([.$B$1:.B13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formula="of:=IF([.A1318]=0;SUM([.$A$1:.A1318]);0)" office:value-type="float" office:value="0" calcext:value-type="float">
            <text:p>0</text:p>
          </table:table-cell>
          <table:table-cell table:formula="of:=IF([.$A1318]=0;[.$B1318]-MAX([.$B$1:.B13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IF([.A1319]=0;SUM([.$A$1:.A1319]);0)" office:value-type="float" office:value="0" calcext:value-type="float">
            <text:p>0</text:p>
          </table:table-cell>
          <table:table-cell table:formula="of:=IF([.$A1319]=0;[.$B1319]-MAX([.$B$1:.B13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[.A1320]=0;SUM([.$A$1:.A1320]);0)" office:value-type="float" office:value="0" calcext:value-type="float">
            <text:p>0</text:p>
          </table:table-cell>
          <table:table-cell table:formula="of:=IF([.$A1320]=0;[.$B1320]-MAX([.$B$1:.B13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21]=0;SUM([.$A$1:.A1321]);0)" office:value-type="float" office:value="6917875" calcext:value-type="float">
            <text:p>6917875</text:p>
          </table:table-cell>
          <table:table-cell table:formula="of:=IF([.$A1321]=0;[.$B1321]-MAX([.$B$1:.B1320]);0)" office:value-type="float" office:value="43724" calcext:value-type="float">
            <text:p>43724</text:p>
          </table:table-cell>
          <table:table-cell table:number-columns-repeated="3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IF([.A1322]=0;SUM([.$A$1:.A1322]);0)" office:value-type="float" office:value="0" calcext:value-type="float">
            <text:p>0</text:p>
          </table:table-cell>
          <table:table-cell table:formula="of:=IF([.$A1322]=0;[.$B1322]-MAX([.$B$1:.B13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formula="of:=IF([.A1323]=0;SUM([.$A$1:.A1323]);0)" office:value-type="float" office:value="0" calcext:value-type="float">
            <text:p>0</text:p>
          </table:table-cell>
          <table:table-cell table:formula="of:=IF([.$A1323]=0;[.$B1323]-MAX([.$B$1:.B13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83" calcext:value-type="float">
            <text:p>13383</text:p>
          </table:table-cell>
          <table:table-cell table:formula="of:=IF([.A1324]=0;SUM([.$A$1:.A1324]);0)" office:value-type="float" office:value="0" calcext:value-type="float">
            <text:p>0</text:p>
          </table:table-cell>
          <table:table-cell table:formula="of:=IF([.$A1324]=0;[.$B1324]-MAX([.$B$1:.B13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IF([.A1325]=0;SUM([.$A$1:.A1325]);0)" office:value-type="float" office:value="0" calcext:value-type="float">
            <text:p>0</text:p>
          </table:table-cell>
          <table:table-cell table:formula="of:=IF([.$A1325]=0;[.$B1325]-MAX([.$B$1:.B13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26]=0;SUM([.$A$1:.A1326]);0)" office:value-type="float" office:value="6945579" calcext:value-type="float">
            <text:p>6945579</text:p>
          </table:table-cell>
          <table:table-cell table:formula="of:=IF([.$A1326]=0;[.$B1326]-MAX([.$B$1:.B1325]);0)" office:value-type="float" office:value="27704" calcext:value-type="float">
            <text:p>27704</text:p>
          </table:table-cell>
          <table:table-cell table:number-columns-repeated="3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1327]=0;SUM([.$A$1:.A1327]);0)" office:value-type="float" office:value="0" calcext:value-type="float">
            <text:p>0</text:p>
          </table:table-cell>
          <table:table-cell table:formula="of:=IF([.$A1327]=0;[.$B1327]-MAX([.$B$1:.B13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formula="of:=IF([.A1328]=0;SUM([.$A$1:.A1328]);0)" office:value-type="float" office:value="0" calcext:value-type="float">
            <text:p>0</text:p>
          </table:table-cell>
          <table:table-cell table:formula="of:=IF([.$A1328]=0;[.$B1328]-MAX([.$B$1:.B13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IF([.A1329]=0;SUM([.$A$1:.A1329]);0)" office:value-type="float" office:value="0" calcext:value-type="float">
            <text:p>0</text:p>
          </table:table-cell>
          <table:table-cell table:formula="of:=IF([.$A1329]=0;[.$B1329]-MAX([.$B$1:.B13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65" calcext:value-type="float">
            <text:p>11165</text:p>
          </table:table-cell>
          <table:table-cell table:formula="of:=IF([.A1330]=0;SUM([.$A$1:.A1330]);0)" office:value-type="float" office:value="0" calcext:value-type="float">
            <text:p>0</text:p>
          </table:table-cell>
          <table:table-cell table:formula="of:=IF([.$A1330]=0;[.$B1330]-MAX([.$B$1:.B13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IF([.A1331]=0;SUM([.$A$1:.A1331]);0)" office:value-type="float" office:value="0" calcext:value-type="float">
            <text:p>0</text:p>
          </table:table-cell>
          <table:table-cell table:formula="of:=IF([.$A1331]=0;[.$B1331]-MAX([.$B$1:.B13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formula="of:=IF([.A1332]=0;SUM([.$A$1:.A1332]);0)" office:value-type="float" office:value="0" calcext:value-type="float">
            <text:p>0</text:p>
          </table:table-cell>
          <table:table-cell table:formula="of:=IF([.$A1332]=0;[.$B1332]-MAX([.$B$1:.B13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17" calcext:value-type="float">
            <text:p>11217</text:p>
          </table:table-cell>
          <table:table-cell table:formula="of:=IF([.A1333]=0;SUM([.$A$1:.A1333]);0)" office:value-type="float" office:value="0" calcext:value-type="float">
            <text:p>0</text:p>
          </table:table-cell>
          <table:table-cell table:formula="of:=IF([.$A1333]=0;[.$B1333]-MAX([.$B$1:.B13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34]=0;SUM([.$A$1:.A1334]);0)" office:value-type="float" office:value="6992437" calcext:value-type="float">
            <text:p>6992437</text:p>
          </table:table-cell>
          <table:table-cell table:formula="of:=IF([.$A1334]=0;[.$B1334]-MAX([.$B$1:.B1333]);0)" office:value-type="float" office:value="46858" calcext:value-type="float">
            <text:p>46858</text:p>
          </table:table-cell>
          <table:table-cell table:number-columns-repeated="3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IF([.A1335]=0;SUM([.$A$1:.A1335]);0)" office:value-type="float" office:value="0" calcext:value-type="float">
            <text:p>0</text:p>
          </table:table-cell>
          <table:table-cell table:formula="of:=IF([.$A1335]=0;[.$B1335]-MAX([.$B$1:.B13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IF([.A1336]=0;SUM([.$A$1:.A1336]);0)" office:value-type="float" office:value="0" calcext:value-type="float">
            <text:p>0</text:p>
          </table:table-cell>
          <table:table-cell table:formula="of:=IF([.$A1336]=0;[.$B1336]-MAX([.$B$1:.B13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IF([.A1337]=0;SUM([.$A$1:.A1337]);0)" office:value-type="float" office:value="0" calcext:value-type="float">
            <text:p>0</text:p>
          </table:table-cell>
          <table:table-cell table:formula="of:=IF([.$A1337]=0;[.$B1337]-MAX([.$B$1:.B13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formula="of:=IF([.A1338]=0;SUM([.$A$1:.A1338]);0)" office:value-type="float" office:value="0" calcext:value-type="float">
            <text:p>0</text:p>
          </table:table-cell>
          <table:table-cell table:formula="of:=IF([.$A1338]=0;[.$B1338]-MAX([.$B$1:.B13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IF([.A1339]=0;SUM([.$A$1:.A1339]);0)" office:value-type="float" office:value="0" calcext:value-type="float">
            <text:p>0</text:p>
          </table:table-cell>
          <table:table-cell table:formula="of:=IF([.$A1339]=0;[.$B1339]-MAX([.$B$1:.B13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IF([.A1340]=0;SUM([.$A$1:.A1340]);0)" office:value-type="float" office:value="0" calcext:value-type="float">
            <text:p>0</text:p>
          </table:table-cell>
          <table:table-cell table:formula="of:=IF([.$A1340]=0;[.$B1340]-MAX([.$B$1:.B13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IF([.A1341]=0;SUM([.$A$1:.A1341]);0)" office:value-type="float" office:value="0" calcext:value-type="float">
            <text:p>0</text:p>
          </table:table-cell>
          <table:table-cell table:formula="of:=IF([.$A1341]=0;[.$B1341]-MAX([.$B$1:.B13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formula="of:=IF([.A1342]=0;SUM([.$A$1:.A1342]);0)" office:value-type="float" office:value="0" calcext:value-type="float">
            <text:p>0</text:p>
          </table:table-cell>
          <table:table-cell table:formula="of:=IF([.$A1342]=0;[.$B1342]-MAX([.$B$1:.B13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formula="of:=IF([.A1343]=0;SUM([.$A$1:.A1343]);0)" office:value-type="float" office:value="0" calcext:value-type="float">
            <text:p>0</text:p>
          </table:table-cell>
          <table:table-cell table:formula="of:=IF([.$A1343]=0;[.$B1343]-MAX([.$B$1:.B13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formula="of:=IF([.A1344]=0;SUM([.$A$1:.A1344]);0)" office:value-type="float" office:value="0" calcext:value-type="float">
            <text:p>0</text:p>
          </table:table-cell>
          <table:table-cell table:formula="of:=IF([.$A1344]=0;[.$B1344]-MAX([.$B$1:.B13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IF([.A1345]=0;SUM([.$A$1:.A1345]);0)" office:value-type="float" office:value="0" calcext:value-type="float">
            <text:p>0</text:p>
          </table:table-cell>
          <table:table-cell table:formula="of:=IF([.$A1345]=0;[.$B1345]-MAX([.$B$1:.B13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IF([.A1346]=0;SUM([.$A$1:.A1346]);0)" office:value-type="float" office:value="0" calcext:value-type="float">
            <text:p>0</text:p>
          </table:table-cell>
          <table:table-cell table:formula="of:=IF([.$A1346]=0;[.$B1346]-MAX([.$B$1:.B13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47]=0;SUM([.$A$1:.A1347]);0)" office:value-type="float" office:value="7045971" calcext:value-type="float">
            <text:p>7045971</text:p>
          </table:table-cell>
          <table:table-cell table:formula="of:=IF([.$A1347]=0;[.$B1347]-MAX([.$B$1:.B1346]);0)" office:value-type="float" office:value="53534" calcext:value-type="float">
            <text:p>5353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IF([.A1348]=0;SUM([.$A$1:.A1348]);0)" office:value-type="float" office:value="0" calcext:value-type="float">
            <text:p>0</text:p>
          </table:table-cell>
          <table:table-cell table:formula="of:=IF([.$A1348]=0;[.$B1348]-MAX([.$B$1:.B13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formula="of:=IF([.A1349]=0;SUM([.$A$1:.A1349]);0)" office:value-type="float" office:value="0" calcext:value-type="float">
            <text:p>0</text:p>
          </table:table-cell>
          <table:table-cell table:formula="of:=IF([.$A1349]=0;[.$B1349]-MAX([.$B$1:.B13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formula="of:=IF([.A1350]=0;SUM([.$A$1:.A1350]);0)" office:value-type="float" office:value="0" calcext:value-type="float">
            <text:p>0</text:p>
          </table:table-cell>
          <table:table-cell table:formula="of:=IF([.$A1350]=0;[.$B1350]-MAX([.$B$1:.B13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[.A1351]=0;SUM([.$A$1:.A1351]);0)" office:value-type="float" office:value="0" calcext:value-type="float">
            <text:p>0</text:p>
          </table:table-cell>
          <table:table-cell table:formula="of:=IF([.$A1351]=0;[.$B1351]-MAX([.$B$1:.B13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IF([.A1352]=0;SUM([.$A$1:.A1352]);0)" office:value-type="float" office:value="0" calcext:value-type="float">
            <text:p>0</text:p>
          </table:table-cell>
          <table:table-cell table:formula="of:=IF([.$A1352]=0;[.$B1352]-MAX([.$B$1:.B13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formula="of:=IF([.A1353]=0;SUM([.$A$1:.A1353]);0)" office:value-type="float" office:value="0" calcext:value-type="float">
            <text:p>0</text:p>
          </table:table-cell>
          <table:table-cell table:formula="of:=IF([.$A1353]=0;[.$B1353]-MAX([.$B$1:.B13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IF([.A1354]=0;SUM([.$A$1:.A1354]);0)" office:value-type="float" office:value="0" calcext:value-type="float">
            <text:p>0</text:p>
          </table:table-cell>
          <table:table-cell table:formula="of:=IF([.$A1354]=0;[.$B1354]-MAX([.$B$1:.B13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IF([.A1355]=0;SUM([.$A$1:.A1355]);0)" office:value-type="float" office:value="0" calcext:value-type="float">
            <text:p>0</text:p>
          </table:table-cell>
          <table:table-cell table:formula="of:=IF([.$A1355]=0;[.$B1355]-MAX([.$B$1:.B13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IF([.A1356]=0;SUM([.$A$1:.A1356]);0)" office:value-type="float" office:value="0" calcext:value-type="float">
            <text:p>0</text:p>
          </table:table-cell>
          <table:table-cell table:formula="of:=IF([.$A1356]=0;[.$B1356]-MAX([.$B$1:.B13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IF([.A1357]=0;SUM([.$A$1:.A1357]);0)" office:value-type="float" office:value="0" calcext:value-type="float">
            <text:p>0</text:p>
          </table:table-cell>
          <table:table-cell table:formula="of:=IF([.$A1357]=0;[.$B1357]-MAX([.$B$1:.B13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formula="of:=IF([.A1358]=0;SUM([.$A$1:.A1358]);0)" office:value-type="float" office:value="0" calcext:value-type="float">
            <text:p>0</text:p>
          </table:table-cell>
          <table:table-cell table:formula="of:=IF([.$A1358]=0;[.$B1358]-MAX([.$B$1:.B13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formula="of:=IF([.A1359]=0;SUM([.$A$1:.A1359]);0)" office:value-type="float" office:value="0" calcext:value-type="float">
            <text:p>0</text:p>
          </table:table-cell>
          <table:table-cell table:formula="of:=IF([.$A1359]=0;[.$B1359]-MAX([.$B$1:.B13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IF([.A1360]=0;SUM([.$A$1:.A1360]);0)" office:value-type="float" office:value="0" calcext:value-type="float">
            <text:p>0</text:p>
          </table:table-cell>
          <table:table-cell table:formula="of:=IF([.$A1360]=0;[.$B1360]-MAX([.$B$1:.B13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IF([.A1361]=0;SUM([.$A$1:.A1361]);0)" office:value-type="float" office:value="0" calcext:value-type="float">
            <text:p>0</text:p>
          </table:table-cell>
          <table:table-cell table:formula="of:=IF([.$A1361]=0;[.$B1361]-MAX([.$B$1:.B13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62]=0;SUM([.$A$1:.A1362]);0)" office:value-type="float" office:value="7096247" calcext:value-type="float">
            <text:p>7096247</text:p>
          </table:table-cell>
          <table:table-cell table:formula="of:=IF([.$A1362]=0;[.$B1362]-MAX([.$B$1:.B1361]);0)" office:value-type="float" office:value="50276" calcext:value-type="float">
            <text:p>50276</text:p>
          </table:table-cell>
          <table:table-cell table:number-columns-repeated="3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IF([.A1363]=0;SUM([.$A$1:.A1363]);0)" office:value-type="float" office:value="0" calcext:value-type="float">
            <text:p>0</text:p>
          </table:table-cell>
          <table:table-cell table:formula="of:=IF([.$A1363]=0;[.$B1363]-MAX([.$B$1:.B13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formula="of:=IF([.A1364]=0;SUM([.$A$1:.A1364]);0)" office:value-type="float" office:value="0" calcext:value-type="float">
            <text:p>0</text:p>
          </table:table-cell>
          <table:table-cell table:formula="of:=IF([.$A1364]=0;[.$B1364]-MAX([.$B$1:.B13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IF([.A1365]=0;SUM([.$A$1:.A1365]);0)" office:value-type="float" office:value="0" calcext:value-type="float">
            <text:p>0</text:p>
          </table:table-cell>
          <table:table-cell table:formula="of:=IF([.$A1365]=0;[.$B1365]-MAX([.$B$1:.B13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IF([.A1366]=0;SUM([.$A$1:.A1366]);0)" office:value-type="float" office:value="0" calcext:value-type="float">
            <text:p>0</text:p>
          </table:table-cell>
          <table:table-cell table:formula="of:=IF([.$A1366]=0;[.$B1366]-MAX([.$B$1:.B13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IF([.A1367]=0;SUM([.$A$1:.A1367]);0)" office:value-type="float" office:value="0" calcext:value-type="float">
            <text:p>0</text:p>
          </table:table-cell>
          <table:table-cell table:formula="of:=IF([.$A1367]=0;[.$B1367]-MAX([.$B$1:.B13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IF([.A1368]=0;SUM([.$A$1:.A1368]);0)" office:value-type="float" office:value="0" calcext:value-type="float">
            <text:p>0</text:p>
          </table:table-cell>
          <table:table-cell table:formula="of:=IF([.$A1368]=0;[.$B1368]-MAX([.$B$1:.B13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1369]=0;SUM([.$A$1:.A1369]);0)" office:value-type="float" office:value="0" calcext:value-type="float">
            <text:p>0</text:p>
          </table:table-cell>
          <table:table-cell table:formula="of:=IF([.$A1369]=0;[.$B1369]-MAX([.$B$1:.B13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IF([.A1370]=0;SUM([.$A$1:.A1370]);0)" office:value-type="float" office:value="0" calcext:value-type="float">
            <text:p>0</text:p>
          </table:table-cell>
          <table:table-cell table:formula="of:=IF([.$A1370]=0;[.$B1370]-MAX([.$B$1:.B13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IF([.A1371]=0;SUM([.$A$1:.A1371]);0)" office:value-type="float" office:value="0" calcext:value-type="float">
            <text:p>0</text:p>
          </table:table-cell>
          <table:table-cell table:formula="of:=IF([.$A1371]=0;[.$B1371]-MAX([.$B$1:.B13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1372]=0;SUM([.$A$1:.A1372]);0)" office:value-type="float" office:value="0" calcext:value-type="float">
            <text:p>0</text:p>
          </table:table-cell>
          <table:table-cell table:formula="of:=IF([.$A1372]=0;[.$B1372]-MAX([.$B$1:.B13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.A1373]=0;SUM([.$A$1:.A1373]);0)" office:value-type="float" office:value="0" calcext:value-type="float">
            <text:p>0</text:p>
          </table:table-cell>
          <table:table-cell table:formula="of:=IF([.$A1373]=0;[.$B1373]-MAX([.$B$1:.B13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IF([.A1374]=0;SUM([.$A$1:.A1374]);0)" office:value-type="float" office:value="0" calcext:value-type="float">
            <text:p>0</text:p>
          </table:table-cell>
          <table:table-cell table:formula="of:=IF([.$A1374]=0;[.$B1374]-MAX([.$B$1:.B13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IF([.A1375]=0;SUM([.$A$1:.A1375]);0)" office:value-type="float" office:value="0" calcext:value-type="float">
            <text:p>0</text:p>
          </table:table-cell>
          <table:table-cell table:formula="of:=IF([.$A1375]=0;[.$B1375]-MAX([.$B$1:.B13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76]=0;SUM([.$A$1:.A1376]);0)" office:value-type="float" office:value="7142977" calcext:value-type="float">
            <text:p>7142977</text:p>
          </table:table-cell>
          <table:table-cell table:formula="of:=IF([.$A1376]=0;[.$B1376]-MAX([.$B$1:.B1375]);0)" office:value-type="float" office:value="46730" calcext:value-type="float">
            <text:p>46730</text:p>
          </table:table-cell>
          <table:table-cell table:number-columns-repeated="3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formula="of:=IF([.A1377]=0;SUM([.$A$1:.A1377]);0)" office:value-type="float" office:value="0" calcext:value-type="float">
            <text:p>0</text:p>
          </table:table-cell>
          <table:table-cell table:formula="of:=IF([.$A1377]=0;[.$B1377]-MAX([.$B$1:.B13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formula="of:=IF([.A1378]=0;SUM([.$A$1:.A1378]);0)" office:value-type="float" office:value="0" calcext:value-type="float">
            <text:p>0</text:p>
          </table:table-cell>
          <table:table-cell table:formula="of:=IF([.$A1378]=0;[.$B1378]-MAX([.$B$1:.B13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formula="of:=IF([.A1379]=0;SUM([.$A$1:.A1379]);0)" office:value-type="float" office:value="0" calcext:value-type="float">
            <text:p>0</text:p>
          </table:table-cell>
          <table:table-cell table:formula="of:=IF([.$A1379]=0;[.$B1379]-MAX([.$B$1:.B13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formula="of:=IF([.A1380]=0;SUM([.$A$1:.A1380]);0)" office:value-type="float" office:value="0" calcext:value-type="float">
            <text:p>0</text:p>
          </table:table-cell>
          <table:table-cell table:formula="of:=IF([.$A1380]=0;[.$B1380]-MAX([.$B$1:.B13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formula="of:=IF([.A1381]=0;SUM([.$A$1:.A1381]);0)" office:value-type="float" office:value="0" calcext:value-type="float">
            <text:p>0</text:p>
          </table:table-cell>
          <table:table-cell table:formula="of:=IF([.$A1381]=0;[.$B1381]-MAX([.$B$1:.B13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formula="of:=IF([.A1382]=0;SUM([.$A$1:.A1382]);0)" office:value-type="float" office:value="0" calcext:value-type="float">
            <text:p>0</text:p>
          </table:table-cell>
          <table:table-cell table:formula="of:=IF([.$A1382]=0;[.$B1382]-MAX([.$B$1:.B13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formula="of:=IF([.A1383]=0;SUM([.$A$1:.A1383]);0)" office:value-type="float" office:value="0" calcext:value-type="float">
            <text:p>0</text:p>
          </table:table-cell>
          <table:table-cell table:formula="of:=IF([.$A1383]=0;[.$B1383]-MAX([.$B$1:.B13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formula="of:=IF([.A1384]=0;SUM([.$A$1:.A1384]);0)" office:value-type="float" office:value="0" calcext:value-type="float">
            <text:p>0</text:p>
          </table:table-cell>
          <table:table-cell table:formula="of:=IF([.$A1384]=0;[.$B1384]-MAX([.$B$1:.B13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85]=0;SUM([.$A$1:.A1385]);0)" office:value-type="float" office:value="7204089" calcext:value-type="float">
            <text:p>7204089</text:p>
          </table:table-cell>
          <table:table-cell table:formula="of:=IF([.$A1385]=0;[.$B1385]-MAX([.$B$1:.B1384]);0)" office:value-type="float" office:value="61112" calcext:value-type="float">
            <text:p>61112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formula="of:=IF([.A1386]=0;SUM([.$A$1:.A1386]);0)" office:value-type="float" office:value="0" calcext:value-type="float">
            <text:p>0</text:p>
          </table:table-cell>
          <table:table-cell table:formula="of:=IF([.$A1386]=0;[.$B1386]-MAX([.$B$1:.B13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IF([.A1387]=0;SUM([.$A$1:.A1387]);0)" office:value-type="float" office:value="0" calcext:value-type="float">
            <text:p>0</text:p>
          </table:table-cell>
          <table:table-cell table:formula="of:=IF([.$A1387]=0;[.$B1387]-MAX([.$B$1:.B13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IF([.A1388]=0;SUM([.$A$1:.A1388]);0)" office:value-type="float" office:value="0" calcext:value-type="float">
            <text:p>0</text:p>
          </table:table-cell>
          <table:table-cell table:formula="of:=IF([.$A1388]=0;[.$B1388]-MAX([.$B$1:.B13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table:formula="of:=IF([.A1389]=0;SUM([.$A$1:.A1389]);0)" office:value-type="float" office:value="0" calcext:value-type="float">
            <text:p>0</text:p>
          </table:table-cell>
          <table:table-cell table:formula="of:=IF([.$A1389]=0;[.$B1389]-MAX([.$B$1:.B13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formula="of:=IF([.A1390]=0;SUM([.$A$1:.A1390]);0)" office:value-type="float" office:value="0" calcext:value-type="float">
            <text:p>0</text:p>
          </table:table-cell>
          <table:table-cell table:formula="of:=IF([.$A1390]=0;[.$B1390]-MAX([.$B$1:.B13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formula="of:=IF([.A1391]=0;SUM([.$A$1:.A1391]);0)" office:value-type="float" office:value="0" calcext:value-type="float">
            <text:p>0</text:p>
          </table:table-cell>
          <table:table-cell table:formula="of:=IF([.$A1391]=0;[.$B1391]-MAX([.$B$1:.B13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formula="of:=IF([.A1392]=0;SUM([.$A$1:.A1392]);0)" office:value-type="float" office:value="0" calcext:value-type="float">
            <text:p>0</text:p>
          </table:table-cell>
          <table:table-cell table:formula="of:=IF([.$A1392]=0;[.$B1392]-MAX([.$B$1:.B13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formula="of:=IF([.A1393]=0;SUM([.$A$1:.A1393]);0)" office:value-type="float" office:value="0" calcext:value-type="float">
            <text:p>0</text:p>
          </table:table-cell>
          <table:table-cell table:formula="of:=IF([.$A1393]=0;[.$B1393]-MAX([.$B$1:.B13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394]=0;SUM([.$A$1:.A1394]);0)" office:value-type="float" office:value="7253265" calcext:value-type="float">
            <text:p>7253265</text:p>
          </table:table-cell>
          <table:table-cell table:formula="of:=IF([.$A1394]=0;[.$B1394]-MAX([.$B$1:.B1393]);0)" office:value-type="float" office:value="49176" calcext:value-type="float">
            <text:p>49176</text:p>
          </table:table-cell>
          <table:table-cell table:number-columns-repeated="3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IF([.A1395]=0;SUM([.$A$1:.A1395]);0)" office:value-type="float" office:value="0" calcext:value-type="float">
            <text:p>0</text:p>
          </table:table-cell>
          <table:table-cell table:formula="of:=IF([.$A1395]=0;[.$B1395]-MAX([.$B$1:.B13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IF([.A1396]=0;SUM([.$A$1:.A1396]);0)" office:value-type="float" office:value="0" calcext:value-type="float">
            <text:p>0</text:p>
          </table:table-cell>
          <table:table-cell table:formula="of:=IF([.$A1396]=0;[.$B1396]-MAX([.$B$1:.B13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formula="of:=IF([.A1397]=0;SUM([.$A$1:.A1397]);0)" office:value-type="float" office:value="0" calcext:value-type="float">
            <text:p>0</text:p>
          </table:table-cell>
          <table:table-cell table:formula="of:=IF([.$A1397]=0;[.$B1397]-MAX([.$B$1:.B13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formula="of:=IF([.A1398]=0;SUM([.$A$1:.A1398]);0)" office:value-type="float" office:value="0" calcext:value-type="float">
            <text:p>0</text:p>
          </table:table-cell>
          <table:table-cell table:formula="of:=IF([.$A1398]=0;[.$B1398]-MAX([.$B$1:.B13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formula="of:=IF([.A1399]=0;SUM([.$A$1:.A1399]);0)" office:value-type="float" office:value="0" calcext:value-type="float">
            <text:p>0</text:p>
          </table:table-cell>
          <table:table-cell table:formula="of:=IF([.$A1399]=0;[.$B1399]-MAX([.$B$1:.B13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formula="of:=IF([.A1400]=0;SUM([.$A$1:.A1400]);0)" office:value-type="float" office:value="0" calcext:value-type="float">
            <text:p>0</text:p>
          </table:table-cell>
          <table:table-cell table:formula="of:=IF([.$A1400]=0;[.$B1400]-MAX([.$B$1:.B13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IF([.A1401]=0;SUM([.$A$1:.A1401]);0)" office:value-type="float" office:value="0" calcext:value-type="float">
            <text:p>0</text:p>
          </table:table-cell>
          <table:table-cell table:formula="of:=IF([.$A1401]=0;[.$B1401]-MAX([.$B$1:.B14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1402]=0;SUM([.$A$1:.A1402]);0)" office:value-type="float" office:value="0" calcext:value-type="float">
            <text:p>0</text:p>
          </table:table-cell>
          <table:table-cell table:formula="of:=IF([.$A1402]=0;[.$B1402]-MAX([.$B$1:.B14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IF([.A1403]=0;SUM([.$A$1:.A1403]);0)" office:value-type="float" office:value="0" calcext:value-type="float">
            <text:p>0</text:p>
          </table:table-cell>
          <table:table-cell table:formula="of:=IF([.$A1403]=0;[.$B1403]-MAX([.$B$1:.B14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[.A1404]=0;SUM([.$A$1:.A1404]);0)" office:value-type="float" office:value="0" calcext:value-type="float">
            <text:p>0</text:p>
          </table:table-cell>
          <table:table-cell table:formula="of:=IF([.$A1404]=0;[.$B1404]-MAX([.$B$1:.B14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formula="of:=IF([.A1405]=0;SUM([.$A$1:.A1405]);0)" office:value-type="float" office:value="0" calcext:value-type="float">
            <text:p>0</text:p>
          </table:table-cell>
          <table:table-cell table:formula="of:=IF([.$A1405]=0;[.$B1405]-MAX([.$B$1:.B14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06]=0;SUM([.$A$1:.A1406]);0)" office:value-type="float" office:value="7300147" calcext:value-type="float">
            <text:p>7300147</text:p>
          </table:table-cell>
          <table:table-cell table:formula="of:=IF([.$A1406]=0;[.$B1406]-MAX([.$B$1:.B1405]);0)" office:value-type="float" office:value="46882" calcext:value-type="float">
            <text:p>46882</text:p>
          </table:table-cell>
          <table:table-cell table:number-columns-repeated="3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IF([.A1407]=0;SUM([.$A$1:.A1407]);0)" office:value-type="float" office:value="0" calcext:value-type="float">
            <text:p>0</text:p>
          </table:table-cell>
          <table:table-cell table:formula="of:=IF([.$A1407]=0;[.$B1407]-MAX([.$B$1:.B14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formula="of:=IF([.A1408]=0;SUM([.$A$1:.A1408]);0)" office:value-type="float" office:value="0" calcext:value-type="float">
            <text:p>0</text:p>
          </table:table-cell>
          <table:table-cell table:formula="of:=IF([.$A1408]=0;[.$B1408]-MAX([.$B$1:.B14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IF([.A1409]=0;SUM([.$A$1:.A1409]);0)" office:value-type="float" office:value="0" calcext:value-type="float">
            <text:p>0</text:p>
          </table:table-cell>
          <table:table-cell table:formula="of:=IF([.$A1409]=0;[.$B1409]-MAX([.$B$1:.B14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IF([.A1410]=0;SUM([.$A$1:.A1410]);0)" office:value-type="float" office:value="0" calcext:value-type="float">
            <text:p>0</text:p>
          </table:table-cell>
          <table:table-cell table:formula="of:=IF([.$A1410]=0;[.$B1410]-MAX([.$B$1:.B14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IF([.A1411]=0;SUM([.$A$1:.A1411]);0)" office:value-type="float" office:value="0" calcext:value-type="float">
            <text:p>0</text:p>
          </table:table-cell>
          <table:table-cell table:formula="of:=IF([.$A1411]=0;[.$B1411]-MAX([.$B$1:.B14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formula="of:=IF([.A1412]=0;SUM([.$A$1:.A1412]);0)" office:value-type="float" office:value="0" calcext:value-type="float">
            <text:p>0</text:p>
          </table:table-cell>
          <table:table-cell table:formula="of:=IF([.$A1412]=0;[.$B1412]-MAX([.$B$1:.B14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formula="of:=IF([.A1413]=0;SUM([.$A$1:.A1413]);0)" office:value-type="float" office:value="0" calcext:value-type="float">
            <text:p>0</text:p>
          </table:table-cell>
          <table:table-cell table:formula="of:=IF([.$A1413]=0;[.$B1413]-MAX([.$B$1:.B14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formula="of:=IF([.A1414]=0;SUM([.$A$1:.A1414]);0)" office:value-type="float" office:value="0" calcext:value-type="float">
            <text:p>0</text:p>
          </table:table-cell>
          <table:table-cell table:formula="of:=IF([.$A1414]=0;[.$B1414]-MAX([.$B$1:.B14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formula="of:=IF([.A1415]=0;SUM([.$A$1:.A1415]);0)" office:value-type="float" office:value="0" calcext:value-type="float">
            <text:p>0</text:p>
          </table:table-cell>
          <table:table-cell table:formula="of:=IF([.$A1415]=0;[.$B1415]-MAX([.$B$1:.B14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IF([.A1416]=0;SUM([.$A$1:.A1416]);0)" office:value-type="float" office:value="0" calcext:value-type="float">
            <text:p>0</text:p>
          </table:table-cell>
          <table:table-cell table:formula="of:=IF([.$A1416]=0;[.$B1416]-MAX([.$B$1:.B14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IF([.A1417]=0;SUM([.$A$1:.A1417]);0)" office:value-type="float" office:value="0" calcext:value-type="float">
            <text:p>0</text:p>
          </table:table-cell>
          <table:table-cell table:formula="of:=IF([.$A1417]=0;[.$B1417]-MAX([.$B$1:.B14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formula="of:=IF([.A1418]=0;SUM([.$A$1:.A1418]);0)" office:value-type="float" office:value="0" calcext:value-type="float">
            <text:p>0</text:p>
          </table:table-cell>
          <table:table-cell table:formula="of:=IF([.$A1418]=0;[.$B1418]-MAX([.$B$1:.B14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19]=0;SUM([.$A$1:.A1419]);0)" office:value-type="float" office:value="7352814" calcext:value-type="float">
            <text:p>7352814</text:p>
          </table:table-cell>
          <table:table-cell table:formula="of:=IF([.$A1419]=0;[.$B1419]-MAX([.$B$1:.B1418]);0)" office:value-type="float" office:value="52667" calcext:value-type="float">
            <text:p>52667</text:p>
          </table:table-cell>
          <table:table-cell table:number-columns-repeated="3"/>
        </table:table-row>
        <table:table-row table:style-name="ro1">
          <table:table-cell office:value-type="float" office:value="15426" calcext:value-type="float">
            <text:p>15426</text:p>
          </table:table-cell>
          <table:table-cell table:formula="of:=IF([.A1420]=0;SUM([.$A$1:.A1420]);0)" office:value-type="float" office:value="0" calcext:value-type="float">
            <text:p>0</text:p>
          </table:table-cell>
          <table:table-cell table:formula="of:=IF([.$A1420]=0;[.$B1420]-MAX([.$B$1:.B14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formula="of:=IF([.A1421]=0;SUM([.$A$1:.A1421]);0)" office:value-type="float" office:value="0" calcext:value-type="float">
            <text:p>0</text:p>
          </table:table-cell>
          <table:table-cell table:formula="of:=IF([.$A1421]=0;[.$B1421]-MAX([.$B$1:.B14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70" calcext:value-type="float">
            <text:p>15670</text:p>
          </table:table-cell>
          <table:table-cell table:formula="of:=IF([.A1422]=0;SUM([.$A$1:.A1422]);0)" office:value-type="float" office:value="0" calcext:value-type="float">
            <text:p>0</text:p>
          </table:table-cell>
          <table:table-cell table:formula="of:=IF([.$A1422]=0;[.$B1422]-MAX([.$B$1:.B14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formula="of:=IF([.A1423]=0;SUM([.$A$1:.A1423]);0)" office:value-type="float" office:value="0" calcext:value-type="float">
            <text:p>0</text:p>
          </table:table-cell>
          <table:table-cell table:formula="of:=IF([.$A1423]=0;[.$B1423]-MAX([.$B$1:.B14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formula="of:=IF([.A1424]=0;SUM([.$A$1:.A1424]);0)" office:value-type="float" office:value="0" calcext:value-type="float">
            <text:p>0</text:p>
          </table:table-cell>
          <table:table-cell table:formula="of:=IF([.$A1424]=0;[.$B1424]-MAX([.$B$1:.B14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25]=0;SUM([.$A$1:.A1425]);0)" office:value-type="float" office:value="7415100" calcext:value-type="float">
            <text:p>7415100</text:p>
          </table:table-cell>
          <table:table-cell table:formula="of:=IF([.$A1425]=0;[.$B1425]-MAX([.$B$1:.B1424]);0)" office:value-type="float" office:value="62286" calcext:value-type="float">
            <text:p>62286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IF([.A1426]=0;SUM([.$A$1:.A1426]);0)" office:value-type="float" office:value="0" calcext:value-type="float">
            <text:p>0</text:p>
          </table:table-cell>
          <table:table-cell table:formula="of:=IF([.$A1426]=0;[.$B1426]-MAX([.$B$1:.B14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IF([.A1427]=0;SUM([.$A$1:.A1427]);0)" office:value-type="float" office:value="0" calcext:value-type="float">
            <text:p>0</text:p>
          </table:table-cell>
          <table:table-cell table:formula="of:=IF([.$A1427]=0;[.$B1427]-MAX([.$B$1:.B14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formula="of:=IF([.A1428]=0;SUM([.$A$1:.A1428]);0)" office:value-type="float" office:value="0" calcext:value-type="float">
            <text:p>0</text:p>
          </table:table-cell>
          <table:table-cell table:formula="of:=IF([.$A1428]=0;[.$B1428]-MAX([.$B$1:.B14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formula="of:=IF([.A1429]=0;SUM([.$A$1:.A1429]);0)" office:value-type="float" office:value="0" calcext:value-type="float">
            <text:p>0</text:p>
          </table:table-cell>
          <table:table-cell table:formula="of:=IF([.$A1429]=0;[.$B1429]-MAX([.$B$1:.B14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IF([.A1430]=0;SUM([.$A$1:.A1430]);0)" office:value-type="float" office:value="0" calcext:value-type="float">
            <text:p>0</text:p>
          </table:table-cell>
          <table:table-cell table:formula="of:=IF([.$A1430]=0;[.$B1430]-MAX([.$B$1:.B14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formula="of:=IF([.A1431]=0;SUM([.$A$1:.A1431]);0)" office:value-type="float" office:value="0" calcext:value-type="float">
            <text:p>0</text:p>
          </table:table-cell>
          <table:table-cell table:formula="of:=IF([.$A1431]=0;[.$B1431]-MAX([.$B$1:.B14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IF([.A1432]=0;SUM([.$A$1:.A1432]);0)" office:value-type="float" office:value="0" calcext:value-type="float">
            <text:p>0</text:p>
          </table:table-cell>
          <table:table-cell table:formula="of:=IF([.$A1432]=0;[.$B1432]-MAX([.$B$1:.B14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IF([.A1433]=0;SUM([.$A$1:.A1433]);0)" office:value-type="float" office:value="0" calcext:value-type="float">
            <text:p>0</text:p>
          </table:table-cell>
          <table:table-cell table:formula="of:=IF([.$A1433]=0;[.$B1433]-MAX([.$B$1:.B14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IF([.A1434]=0;SUM([.$A$1:.A1434]);0)" office:value-type="float" office:value="0" calcext:value-type="float">
            <text:p>0</text:p>
          </table:table-cell>
          <table:table-cell table:formula="of:=IF([.$A1434]=0;[.$B1434]-MAX([.$B$1:.B14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1435]=0;SUM([.$A$1:.A1435]);0)" office:value-type="float" office:value="0" calcext:value-type="float">
            <text:p>0</text:p>
          </table:table-cell>
          <table:table-cell table:formula="of:=IF([.$A1435]=0;[.$B1435]-MAX([.$B$1:.B14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IF([.A1436]=0;SUM([.$A$1:.A1436]);0)" office:value-type="float" office:value="0" calcext:value-type="float">
            <text:p>0</text:p>
          </table:table-cell>
          <table:table-cell table:formula="of:=IF([.$A1436]=0;[.$B1436]-MAX([.$B$1:.B14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37]=0;SUM([.$A$1:.A1437]);0)" office:value-type="float" office:value="7464578" calcext:value-type="float">
            <text:p>7464578</text:p>
          </table:table-cell>
          <table:table-cell table:formula="of:=IF([.$A1437]=0;[.$B1437]-MAX([.$B$1:.B1436]);0)" office:value-type="float" office:value="49478" calcext:value-type="float">
            <text:p>49478</text:p>
          </table:table-cell>
          <table:table-cell table:number-columns-repeated="3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formula="of:=IF([.A1438]=0;SUM([.$A$1:.A1438]);0)" office:value-type="float" office:value="0" calcext:value-type="float">
            <text:p>0</text:p>
          </table:table-cell>
          <table:table-cell table:formula="of:=IF([.$A1438]=0;[.$B1438]-MAX([.$B$1:.B14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formula="of:=IF([.A1439]=0;SUM([.$A$1:.A1439]);0)" office:value-type="float" office:value="0" calcext:value-type="float">
            <text:p>0</text:p>
          </table:table-cell>
          <table:table-cell table:formula="of:=IF([.$A1439]=0;[.$B1439]-MAX([.$B$1:.B14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formula="of:=IF([.A1440]=0;SUM([.$A$1:.A1440]);0)" office:value-type="float" office:value="0" calcext:value-type="float">
            <text:p>0</text:p>
          </table:table-cell>
          <table:table-cell table:formula="of:=IF([.$A1440]=0;[.$B1440]-MAX([.$B$1:.B14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IF([.A1441]=0;SUM([.$A$1:.A1441]);0)" office:value-type="float" office:value="0" calcext:value-type="float">
            <text:p>0</text:p>
          </table:table-cell>
          <table:table-cell table:formula="of:=IF([.$A1441]=0;[.$B1441]-MAX([.$B$1:.B14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IF([.A1442]=0;SUM([.$A$1:.A1442]);0)" office:value-type="float" office:value="0" calcext:value-type="float">
            <text:p>0</text:p>
          </table:table-cell>
          <table:table-cell table:formula="of:=IF([.$A1442]=0;[.$B1442]-MAX([.$B$1:.B14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443]=0;SUM([.$A$1:.A1443]);0)" office:value-type="float" office:value="0" calcext:value-type="float">
            <text:p>0</text:p>
          </table:table-cell>
          <table:table-cell table:formula="of:=IF([.$A1443]=0;[.$B1443]-MAX([.$B$1:.B14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formula="of:=IF([.A1444]=0;SUM([.$A$1:.A1444]);0)" office:value-type="float" office:value="0" calcext:value-type="float">
            <text:p>0</text:p>
          </table:table-cell>
          <table:table-cell table:formula="of:=IF([.$A1444]=0;[.$B1444]-MAX([.$B$1:.B14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IF([.A1445]=0;SUM([.$A$1:.A1445]);0)" office:value-type="float" office:value="0" calcext:value-type="float">
            <text:p>0</text:p>
          </table:table-cell>
          <table:table-cell table:formula="of:=IF([.$A1445]=0;[.$B1445]-MAX([.$B$1:.B14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formula="of:=IF([.A1446]=0;SUM([.$A$1:.A1446]);0)" office:value-type="float" office:value="0" calcext:value-type="float">
            <text:p>0</text:p>
          </table:table-cell>
          <table:table-cell table:formula="of:=IF([.$A1446]=0;[.$B1446]-MAX([.$B$1:.B14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47]=0;SUM([.$A$1:.A1447]);0)" office:value-type="float" office:value="7514809" calcext:value-type="float">
            <text:p>7514809</text:p>
          </table:table-cell>
          <table:table-cell table:formula="of:=IF([.$A1447]=0;[.$B1447]-MAX([.$B$1:.B1446]);0)" office:value-type="float" office:value="50231" calcext:value-type="float">
            <text:p>50231</text:p>
          </table:table-cell>
          <table:table-cell table:number-columns-repeated="3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formula="of:=IF([.A1448]=0;SUM([.$A$1:.A1448]);0)" office:value-type="float" office:value="0" calcext:value-type="float">
            <text:p>0</text:p>
          </table:table-cell>
          <table:table-cell table:formula="of:=IF([.$A1448]=0;[.$B1448]-MAX([.$B$1:.B14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formula="of:=IF([.A1449]=0;SUM([.$A$1:.A1449]);0)" office:value-type="float" office:value="0" calcext:value-type="float">
            <text:p>0</text:p>
          </table:table-cell>
          <table:table-cell table:formula="of:=IF([.$A1449]=0;[.$B1449]-MAX([.$B$1:.B14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IF([.A1450]=0;SUM([.$A$1:.A1450]);0)" office:value-type="float" office:value="0" calcext:value-type="float">
            <text:p>0</text:p>
          </table:table-cell>
          <table:table-cell table:formula="of:=IF([.$A1450]=0;[.$B1450]-MAX([.$B$1:.B14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formula="of:=IF([.A1451]=0;SUM([.$A$1:.A1451]);0)" office:value-type="float" office:value="0" calcext:value-type="float">
            <text:p>0</text:p>
          </table:table-cell>
          <table:table-cell table:formula="of:=IF([.$A1451]=0;[.$B1451]-MAX([.$B$1:.B14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IF([.A1452]=0;SUM([.$A$1:.A1452]);0)" office:value-type="float" office:value="0" calcext:value-type="float">
            <text:p>0</text:p>
          </table:table-cell>
          <table:table-cell table:formula="of:=IF([.$A1452]=0;[.$B1452]-MAX([.$B$1:.B14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formula="of:=IF([.A1453]=0;SUM([.$A$1:.A1453]);0)" office:value-type="float" office:value="0" calcext:value-type="float">
            <text:p>0</text:p>
          </table:table-cell>
          <table:table-cell table:formula="of:=IF([.$A1453]=0;[.$B1453]-MAX([.$B$1:.B14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1454]=0;SUM([.$A$1:.A1454]);0)" office:value-type="float" office:value="0" calcext:value-type="float">
            <text:p>0</text:p>
          </table:table-cell>
          <table:table-cell table:formula="of:=IF([.$A1454]=0;[.$B1454]-MAX([.$B$1:.B14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formula="of:=IF([.A1455]=0;SUM([.$A$1:.A1455]);0)" office:value-type="float" office:value="0" calcext:value-type="float">
            <text:p>0</text:p>
          </table:table-cell>
          <table:table-cell table:formula="of:=IF([.$A1455]=0;[.$B1455]-MAX([.$B$1:.B14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56]=0;SUM([.$A$1:.A1456]);0)" office:value-type="float" office:value="7560366" calcext:value-type="float">
            <text:p>7560366</text:p>
          </table:table-cell>
          <table:table-cell table:formula="of:=IF([.$A1456]=0;[.$B1456]-MAX([.$B$1:.B1455]);0)" office:value-type="float" office:value="45557" calcext:value-type="float">
            <text:p>45557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IF([.A1457]=0;SUM([.$A$1:.A1457]);0)" office:value-type="float" office:value="0" calcext:value-type="float">
            <text:p>0</text:p>
          </table:table-cell>
          <table:table-cell table:formula="of:=IF([.$A1457]=0;[.$B1457]-MAX([.$B$1:.B14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formula="of:=IF([.A1458]=0;SUM([.$A$1:.A1458]);0)" office:value-type="float" office:value="0" calcext:value-type="float">
            <text:p>0</text:p>
          </table:table-cell>
          <table:table-cell table:formula="of:=IF([.$A1458]=0;[.$B1458]-MAX([.$B$1:.B14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IF([.A1459]=0;SUM([.$A$1:.A1459]);0)" office:value-type="float" office:value="0" calcext:value-type="float">
            <text:p>0</text:p>
          </table:table-cell>
          <table:table-cell table:formula="of:=IF([.$A1459]=0;[.$B1459]-MAX([.$B$1:.B14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formula="of:=IF([.A1460]=0;SUM([.$A$1:.A1460]);0)" office:value-type="float" office:value="0" calcext:value-type="float">
            <text:p>0</text:p>
          </table:table-cell>
          <table:table-cell table:formula="of:=IF([.$A1460]=0;[.$B1460]-MAX([.$B$1:.B14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IF([.A1461]=0;SUM([.$A$1:.A1461]);0)" office:value-type="float" office:value="0" calcext:value-type="float">
            <text:p>0</text:p>
          </table:table-cell>
          <table:table-cell table:formula="of:=IF([.$A1461]=0;[.$B1461]-MAX([.$B$1:.B14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462]=0;SUM([.$A$1:.A1462]);0)" office:value-type="float" office:value="0" calcext:value-type="float">
            <text:p>0</text:p>
          </table:table-cell>
          <table:table-cell table:formula="of:=IF([.$A1462]=0;[.$B1462]-MAX([.$B$1:.B14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IF([.A1463]=0;SUM([.$A$1:.A1463]);0)" office:value-type="float" office:value="0" calcext:value-type="float">
            <text:p>0</text:p>
          </table:table-cell>
          <table:table-cell table:formula="of:=IF([.$A1463]=0;[.$B1463]-MAX([.$B$1:.B14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IF([.A1464]=0;SUM([.$A$1:.A1464]);0)" office:value-type="float" office:value="0" calcext:value-type="float">
            <text:p>0</text:p>
          </table:table-cell>
          <table:table-cell table:formula="of:=IF([.$A1464]=0;[.$B1464]-MAX([.$B$1:.B14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IF([.A1465]=0;SUM([.$A$1:.A1465]);0)" office:value-type="float" office:value="0" calcext:value-type="float">
            <text:p>0</text:p>
          </table:table-cell>
          <table:table-cell table:formula="of:=IF([.$A1465]=0;[.$B1465]-MAX([.$B$1:.B14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IF([.A1466]=0;SUM([.$A$1:.A1466]);0)" office:value-type="float" office:value="0" calcext:value-type="float">
            <text:p>0</text:p>
          </table:table-cell>
          <table:table-cell table:formula="of:=IF([.$A1466]=0;[.$B1466]-MAX([.$B$1:.B14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IF([.A1467]=0;SUM([.$A$1:.A1467]);0)" office:value-type="float" office:value="0" calcext:value-type="float">
            <text:p>0</text:p>
          </table:table-cell>
          <table:table-cell table:formula="of:=IF([.$A1467]=0;[.$B1467]-MAX([.$B$1:.B14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IF([.A1468]=0;SUM([.$A$1:.A1468]);0)" office:value-type="float" office:value="0" calcext:value-type="float">
            <text:p>0</text:p>
          </table:table-cell>
          <table:table-cell table:formula="of:=IF([.$A1468]=0;[.$B1468]-MAX([.$B$1:.B14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IF([.A1469]=0;SUM([.$A$1:.A1469]);0)" office:value-type="float" office:value="0" calcext:value-type="float">
            <text:p>0</text:p>
          </table:table-cell>
          <table:table-cell table:formula="of:=IF([.$A1469]=0;[.$B1469]-MAX([.$B$1:.B14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formula="of:=IF([.A1470]=0;SUM([.$A$1:.A1470]);0)" office:value-type="float" office:value="0" calcext:value-type="float">
            <text:p>0</text:p>
          </table:table-cell>
          <table:table-cell table:formula="of:=IF([.$A1470]=0;[.$B1470]-MAX([.$B$1:.B14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71]=0;SUM([.$A$1:.A1471]);0)" office:value-type="float" office:value="7609245" calcext:value-type="float">
            <text:p>7609245</text:p>
          </table:table-cell>
          <table:table-cell table:formula="of:=IF([.$A1471]=0;[.$B1471]-MAX([.$B$1:.B1470]);0)" office:value-type="float" office:value="48879" calcext:value-type="float">
            <text:p>48879</text:p>
          </table:table-cell>
          <table:table-cell table:number-columns-repeated="3"/>
        </table:table-row>
        <table:table-row table:style-name="ro1">
          <table:table-cell office:value-type="float" office:value="12043" calcext:value-type="float">
            <text:p>12043</text:p>
          </table:table-cell>
          <table:table-cell table:formula="of:=IF([.A1472]=0;SUM([.$A$1:.A1472]);0)" office:value-type="float" office:value="0" calcext:value-type="float">
            <text:p>0</text:p>
          </table:table-cell>
          <table:table-cell table:formula="of:=IF([.$A1472]=0;[.$B1472]-MAX([.$B$1:.B14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formula="of:=IF([.A1473]=0;SUM([.$A$1:.A1473]);0)" office:value-type="float" office:value="0" calcext:value-type="float">
            <text:p>0</text:p>
          </table:table-cell>
          <table:table-cell table:formula="of:=IF([.$A1473]=0;[.$B1473]-MAX([.$B$1:.B14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60" calcext:value-type="float">
            <text:p>12260</text:p>
          </table:table-cell>
          <table:table-cell table:formula="of:=IF([.A1474]=0;SUM([.$A$1:.A1474]);0)" office:value-type="float" office:value="0" calcext:value-type="float">
            <text:p>0</text:p>
          </table:table-cell>
          <table:table-cell table:formula="of:=IF([.$A1474]=0;[.$B1474]-MAX([.$B$1:.B14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76" calcext:value-type="float">
            <text:p>11676</text:p>
          </table:table-cell>
          <table:table-cell table:formula="of:=IF([.A1475]=0;SUM([.$A$1:.A1475]);0)" office:value-type="float" office:value="0" calcext:value-type="float">
            <text:p>0</text:p>
          </table:table-cell>
          <table:table-cell table:formula="of:=IF([.$A1475]=0;[.$B1475]-MAX([.$B$1:.B14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1476]=0;SUM([.$A$1:.A1476]);0)" office:value-type="float" office:value="0" calcext:value-type="float">
            <text:p>0</text:p>
          </table:table-cell>
          <table:table-cell table:formula="of:=IF([.$A1476]=0;[.$B1476]-MAX([.$B$1:.B14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77]=0;SUM([.$A$1:.A1477]);0)" office:value-type="float" office:value="7656603" calcext:value-type="float">
            <text:p>7656603</text:p>
          </table:table-cell>
          <table:table-cell table:formula="of:=IF([.$A1477]=0;[.$B1477]-MAX([.$B$1:.B1476]);0)" office:value-type="float" office:value="47358" calcext:value-type="float">
            <text:p>47358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1478]=0;SUM([.$A$1:.A1478]);0)" office:value-type="float" office:value="0" calcext:value-type="float">
            <text:p>0</text:p>
          </table:table-cell>
          <table:table-cell table:formula="of:=IF([.$A1478]=0;[.$B1478]-MAX([.$B$1:.B14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IF([.A1479]=0;SUM([.$A$1:.A1479]);0)" office:value-type="float" office:value="0" calcext:value-type="float">
            <text:p>0</text:p>
          </table:table-cell>
          <table:table-cell table:formula="of:=IF([.$A1479]=0;[.$B1479]-MAX([.$B$1:.B14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IF([.A1480]=0;SUM([.$A$1:.A1480]);0)" office:value-type="float" office:value="0" calcext:value-type="float">
            <text:p>0</text:p>
          </table:table-cell>
          <table:table-cell table:formula="of:=IF([.$A1480]=0;[.$B1480]-MAX([.$B$1:.B14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IF([.A1481]=0;SUM([.$A$1:.A1481]);0)" office:value-type="float" office:value="0" calcext:value-type="float">
            <text:p>0</text:p>
          </table:table-cell>
          <table:table-cell table:formula="of:=IF([.$A1481]=0;[.$B1481]-MAX([.$B$1:.B14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formula="of:=IF([.A1482]=0;SUM([.$A$1:.A1482]);0)" office:value-type="float" office:value="0" calcext:value-type="float">
            <text:p>0</text:p>
          </table:table-cell>
          <table:table-cell table:formula="of:=IF([.$A1482]=0;[.$B1482]-MAX([.$B$1:.B14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61" calcext:value-type="float">
            <text:p>11861</text:p>
          </table:table-cell>
          <table:table-cell table:formula="of:=IF([.A1483]=0;SUM([.$A$1:.A1483]);0)" office:value-type="float" office:value="0" calcext:value-type="float">
            <text:p>0</text:p>
          </table:table-cell>
          <table:table-cell table:formula="of:=IF([.$A1483]=0;[.$B1483]-MAX([.$B$1:.B14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84]=0;SUM([.$A$1:.A1484]);0)" office:value-type="float" office:value="7685761" calcext:value-type="float">
            <text:p>7685761</text:p>
          </table:table-cell>
          <table:table-cell table:formula="of:=IF([.$A1484]=0;[.$B1484]-MAX([.$B$1:.B1483]);0)" office:value-type="float" office:value="29158" calcext:value-type="float">
            <text:p>29158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1485]=0;SUM([.$A$1:.A1485]);0)" office:value-type="float" office:value="0" calcext:value-type="float">
            <text:p>0</text:p>
          </table:table-cell>
          <table:table-cell table:formula="of:=IF([.$A1485]=0;[.$B1485]-MAX([.$B$1:.B14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formula="of:=IF([.A1486]=0;SUM([.$A$1:.A1486]);0)" office:value-type="float" office:value="0" calcext:value-type="float">
            <text:p>0</text:p>
          </table:table-cell>
          <table:table-cell table:formula="of:=IF([.$A1486]=0;[.$B1486]-MAX([.$B$1:.B14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IF([.A1487]=0;SUM([.$A$1:.A1487]);0)" office:value-type="float" office:value="0" calcext:value-type="float">
            <text:p>0</text:p>
          </table:table-cell>
          <table:table-cell table:formula="of:=IF([.$A1487]=0;[.$B1487]-MAX([.$B$1:.B14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IF([.A1488]=0;SUM([.$A$1:.A1488]);0)" office:value-type="float" office:value="0" calcext:value-type="float">
            <text:p>0</text:p>
          </table:table-cell>
          <table:table-cell table:formula="of:=IF([.$A1488]=0;[.$B1488]-MAX([.$B$1:.B14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IF([.A1489]=0;SUM([.$A$1:.A1489]);0)" office:value-type="float" office:value="0" calcext:value-type="float">
            <text:p>0</text:p>
          </table:table-cell>
          <table:table-cell table:formula="of:=IF([.$A1489]=0;[.$B1489]-MAX([.$B$1:.B14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IF([.A1490]=0;SUM([.$A$1:.A1490]);0)" office:value-type="float" office:value="0" calcext:value-type="float">
            <text:p>0</text:p>
          </table:table-cell>
          <table:table-cell table:formula="of:=IF([.$A1490]=0;[.$B1490]-MAX([.$B$1:.B14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1491]=0;SUM([.$A$1:.A1491]);0)" office:value-type="float" office:value="0" calcext:value-type="float">
            <text:p>0</text:p>
          </table:table-cell>
          <table:table-cell table:formula="of:=IF([.$A1491]=0;[.$B1491]-MAX([.$B$1:.B14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IF([.A1492]=0;SUM([.$A$1:.A1492]);0)" office:value-type="float" office:value="0" calcext:value-type="float">
            <text:p>0</text:p>
          </table:table-cell>
          <table:table-cell table:formula="of:=IF([.$A1492]=0;[.$B1492]-MAX([.$B$1:.B14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IF([.A1493]=0;SUM([.$A$1:.A1493]);0)" office:value-type="float" office:value="0" calcext:value-type="float">
            <text:p>0</text:p>
          </table:table-cell>
          <table:table-cell table:formula="of:=IF([.$A1493]=0;[.$B1493]-MAX([.$B$1:.B14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IF([.A1494]=0;SUM([.$A$1:.A1494]);0)" office:value-type="float" office:value="0" calcext:value-type="float">
            <text:p>0</text:p>
          </table:table-cell>
          <table:table-cell table:formula="of:=IF([.$A1494]=0;[.$B1494]-MAX([.$B$1:.B14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495]=0;SUM([.$A$1:.A1495]);0)" office:value-type="float" office:value="7722841" calcext:value-type="float">
            <text:p>7722841</text:p>
          </table:table-cell>
          <table:table-cell table:formula="of:=IF([.$A1495]=0;[.$B1495]-MAX([.$B$1:.B1494]);0)" office:value-type="float" office:value="37080" calcext:value-type="float">
            <text:p>37080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formula="of:=IF([.A1496]=0;SUM([.$A$1:.A1496]);0)" office:value-type="float" office:value="0" calcext:value-type="float">
            <text:p>0</text:p>
          </table:table-cell>
          <table:table-cell table:formula="of:=IF([.$A1496]=0;[.$B1496]-MAX([.$B$1:.B14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IF([.A1497]=0;SUM([.$A$1:.A1497]);0)" office:value-type="float" office:value="0" calcext:value-type="float">
            <text:p>0</text:p>
          </table:table-cell>
          <table:table-cell table:formula="of:=IF([.$A1497]=0;[.$B1497]-MAX([.$B$1:.B14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IF([.A1498]=0;SUM([.$A$1:.A1498]);0)" office:value-type="float" office:value="0" calcext:value-type="float">
            <text:p>0</text:p>
          </table:table-cell>
          <table:table-cell table:formula="of:=IF([.$A1498]=0;[.$B1498]-MAX([.$B$1:.B14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IF([.A1499]=0;SUM([.$A$1:.A1499]);0)" office:value-type="float" office:value="0" calcext:value-type="float">
            <text:p>0</text:p>
          </table:table-cell>
          <table:table-cell table:formula="of:=IF([.$A1499]=0;[.$B1499]-MAX([.$B$1:.B14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IF([.A1500]=0;SUM([.$A$1:.A1500]);0)" office:value-type="float" office:value="0" calcext:value-type="float">
            <text:p>0</text:p>
          </table:table-cell>
          <table:table-cell table:formula="of:=IF([.$A1500]=0;[.$B1500]-MAX([.$B$1:.B14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formula="of:=IF([.A1501]=0;SUM([.$A$1:.A1501]);0)" office:value-type="float" office:value="0" calcext:value-type="float">
            <text:p>0</text:p>
          </table:table-cell>
          <table:table-cell table:formula="of:=IF([.$A1501]=0;[.$B1501]-MAX([.$B$1:.B15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IF([.A1502]=0;SUM([.$A$1:.A1502]);0)" office:value-type="float" office:value="0" calcext:value-type="float">
            <text:p>0</text:p>
          </table:table-cell>
          <table:table-cell table:formula="of:=IF([.$A1502]=0;[.$B1502]-MAX([.$B$1:.B15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IF([.A1503]=0;SUM([.$A$1:.A1503]);0)" office:value-type="float" office:value="0" calcext:value-type="float">
            <text:p>0</text:p>
          </table:table-cell>
          <table:table-cell table:formula="of:=IF([.$A1503]=0;[.$B1503]-MAX([.$B$1:.B15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IF([.A1504]=0;SUM([.$A$1:.A1504]);0)" office:value-type="float" office:value="0" calcext:value-type="float">
            <text:p>0</text:p>
          </table:table-cell>
          <table:table-cell table:formula="of:=IF([.$A1504]=0;[.$B1504]-MAX([.$B$1:.B15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formula="of:=IF([.A1505]=0;SUM([.$A$1:.A1505]);0)" office:value-type="float" office:value="0" calcext:value-type="float">
            <text:p>0</text:p>
          </table:table-cell>
          <table:table-cell table:formula="of:=IF([.$A1505]=0;[.$B1505]-MAX([.$B$1:.B15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IF([.A1506]=0;SUM([.$A$1:.A1506]);0)" office:value-type="float" office:value="0" calcext:value-type="float">
            <text:p>0</text:p>
          </table:table-cell>
          <table:table-cell table:formula="of:=IF([.$A1506]=0;[.$B1506]-MAX([.$B$1:.B15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IF([.A1507]=0;SUM([.$A$1:.A1507]);0)" office:value-type="float" office:value="0" calcext:value-type="float">
            <text:p>0</text:p>
          </table:table-cell>
          <table:table-cell table:formula="of:=IF([.$A1507]=0;[.$B1507]-MAX([.$B$1:.B15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IF([.A1508]=0;SUM([.$A$1:.A1508]);0)" office:value-type="float" office:value="0" calcext:value-type="float">
            <text:p>0</text:p>
          </table:table-cell>
          <table:table-cell table:formula="of:=IF([.$A1508]=0;[.$B1508]-MAX([.$B$1:.B15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09]=0;SUM([.$A$1:.A1509]);0)" office:value-type="float" office:value="7770294" calcext:value-type="float">
            <text:p>7770294</text:p>
          </table:table-cell>
          <table:table-cell table:formula="of:=IF([.$A1509]=0;[.$B1509]-MAX([.$B$1:.B1508]);0)" office:value-type="float" office:value="47453" calcext:value-type="float">
            <text:p>47453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IF([.A1510]=0;SUM([.$A$1:.A1510]);0)" office:value-type="float" office:value="0" calcext:value-type="float">
            <text:p>0</text:p>
          </table:table-cell>
          <table:table-cell table:formula="of:=IF([.$A1510]=0;[.$B1510]-MAX([.$B$1:.B15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IF([.A1511]=0;SUM([.$A$1:.A1511]);0)" office:value-type="float" office:value="0" calcext:value-type="float">
            <text:p>0</text:p>
          </table:table-cell>
          <table:table-cell table:formula="of:=IF([.$A1511]=0;[.$B1511]-MAX([.$B$1:.B15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formula="of:=IF([.A1512]=0;SUM([.$A$1:.A1512]);0)" office:value-type="float" office:value="0" calcext:value-type="float">
            <text:p>0</text:p>
          </table:table-cell>
          <table:table-cell table:formula="of:=IF([.$A1512]=0;[.$B1512]-MAX([.$B$1:.B15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IF([.A1513]=0;SUM([.$A$1:.A1513]);0)" office:value-type="float" office:value="0" calcext:value-type="float">
            <text:p>0</text:p>
          </table:table-cell>
          <table:table-cell table:formula="of:=IF([.$A1513]=0;[.$B1513]-MAX([.$B$1:.B15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formula="of:=IF([.A1514]=0;SUM([.$A$1:.A1514]);0)" office:value-type="float" office:value="0" calcext:value-type="float">
            <text:p>0</text:p>
          </table:table-cell>
          <table:table-cell table:formula="of:=IF([.$A1514]=0;[.$B1514]-MAX([.$B$1:.B15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IF([.A1515]=0;SUM([.$A$1:.A1515]);0)" office:value-type="float" office:value="0" calcext:value-type="float">
            <text:p>0</text:p>
          </table:table-cell>
          <table:table-cell table:formula="of:=IF([.$A1515]=0;[.$B1515]-MAX([.$B$1:.B15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formula="of:=IF([.A1516]=0;SUM([.$A$1:.A1516]);0)" office:value-type="float" office:value="0" calcext:value-type="float">
            <text:p>0</text:p>
          </table:table-cell>
          <table:table-cell table:formula="of:=IF([.$A1516]=0;[.$B1516]-MAX([.$B$1:.B15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formula="of:=IF([.A1517]=0;SUM([.$A$1:.A1517]);0)" office:value-type="float" office:value="0" calcext:value-type="float">
            <text:p>0</text:p>
          </table:table-cell>
          <table:table-cell table:formula="of:=IF([.$A1517]=0;[.$B1517]-MAX([.$B$1:.B15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formula="of:=IF([.A1518]=0;SUM([.$A$1:.A1518]);0)" office:value-type="float" office:value="0" calcext:value-type="float">
            <text:p>0</text:p>
          </table:table-cell>
          <table:table-cell table:formula="of:=IF([.$A1518]=0;[.$B1518]-MAX([.$B$1:.B15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formula="of:=IF([.A1519]=0;SUM([.$A$1:.A1519]);0)" office:value-type="float" office:value="0" calcext:value-type="float">
            <text:p>0</text:p>
          </table:table-cell>
          <table:table-cell table:formula="of:=IF([.$A1519]=0;[.$B1519]-MAX([.$B$1:.B15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IF([.A1520]=0;SUM([.$A$1:.A1520]);0)" office:value-type="float" office:value="0" calcext:value-type="float">
            <text:p>0</text:p>
          </table:table-cell>
          <table:table-cell table:formula="of:=IF([.$A1520]=0;[.$B1520]-MAX([.$B$1:.B15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21]=0;SUM([.$A$1:.A1521]);0)" office:value-type="float" office:value="7829064" calcext:value-type="float">
            <text:p>7829064</text:p>
          </table:table-cell>
          <table:table-cell table:formula="of:=IF([.$A1521]=0;[.$B1521]-MAX([.$B$1:.B1520]);0)" office:value-type="float" office:value="58770" calcext:value-type="float">
            <text:p>58770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IF([.A1522]=0;SUM([.$A$1:.A1522]);0)" office:value-type="float" office:value="0" calcext:value-type="float">
            <text:p>0</text:p>
          </table:table-cell>
          <table:table-cell table:formula="of:=IF([.$A1522]=0;[.$B1522]-MAX([.$B$1:.B15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formula="of:=IF([.A1523]=0;SUM([.$A$1:.A1523]);0)" office:value-type="float" office:value="0" calcext:value-type="float">
            <text:p>0</text:p>
          </table:table-cell>
          <table:table-cell table:formula="of:=IF([.$A1523]=0;[.$B1523]-MAX([.$B$1:.B15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IF([.A1524]=0;SUM([.$A$1:.A1524]);0)" office:value-type="float" office:value="0" calcext:value-type="float">
            <text:p>0</text:p>
          </table:table-cell>
          <table:table-cell table:formula="of:=IF([.$A1524]=0;[.$B1524]-MAX([.$B$1:.B15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IF([.A1525]=0;SUM([.$A$1:.A1525]);0)" office:value-type="float" office:value="0" calcext:value-type="float">
            <text:p>0</text:p>
          </table:table-cell>
          <table:table-cell table:formula="of:=IF([.$A1525]=0;[.$B1525]-MAX([.$B$1:.B15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formula="of:=IF([.A1526]=0;SUM([.$A$1:.A1526]);0)" office:value-type="float" office:value="0" calcext:value-type="float">
            <text:p>0</text:p>
          </table:table-cell>
          <table:table-cell table:formula="of:=IF([.$A1526]=0;[.$B1526]-MAX([.$B$1:.B15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formula="of:=IF([.A1527]=0;SUM([.$A$1:.A1527]);0)" office:value-type="float" office:value="0" calcext:value-type="float">
            <text:p>0</text:p>
          </table:table-cell>
          <table:table-cell table:formula="of:=IF([.$A1527]=0;[.$B1527]-MAX([.$B$1:.B15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28]=0;SUM([.$A$1:.A1528]);0)" office:value-type="float" office:value="7867708" calcext:value-type="float">
            <text:p>7867708</text:p>
          </table:table-cell>
          <table:table-cell table:formula="of:=IF([.$A1528]=0;[.$B1528]-MAX([.$B$1:.B1527]);0)" office:value-type="float" office:value="38644" calcext:value-type="float">
            <text:p>38644</text:p>
          </table:table-cell>
          <table:table-cell table:number-columns-repeated="3"/>
        </table:table-row>
        <table:table-row table:style-name="ro1">
          <table:table-cell office:value-type="float" office:value="20444" calcext:value-type="float">
            <text:p>20444</text:p>
          </table:table-cell>
          <table:table-cell table:formula="of:=IF([.A1529]=0;SUM([.$A$1:.A1529]);0)" office:value-type="float" office:value="0" calcext:value-type="float">
            <text:p>0</text:p>
          </table:table-cell>
          <table:table-cell table:formula="of:=IF([.$A1529]=0;[.$B1529]-MAX([.$B$1:.B15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74" calcext:value-type="float">
            <text:p>12374</text:p>
          </table:table-cell>
          <table:table-cell table:formula="of:=IF([.A1530]=0;SUM([.$A$1:.A1530]);0)" office:value-type="float" office:value="0" calcext:value-type="float">
            <text:p>0</text:p>
          </table:table-cell>
          <table:table-cell table:formula="of:=IF([.$A1530]=0;[.$B1530]-MAX([.$B$1:.B15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31]=0;SUM([.$A$1:.A1531]);0)" office:value-type="float" office:value="7900526" calcext:value-type="float">
            <text:p>7900526</text:p>
          </table:table-cell>
          <table:table-cell table:formula="of:=IF([.$A1531]=0;[.$B1531]-MAX([.$B$1:.B1530]);0)" office:value-type="float" office:value="32818" calcext:value-type="float">
            <text:p>32818</text:p>
          </table:table-cell>
          <table:table-cell table:number-columns-repeated="3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IF([.A1532]=0;SUM([.$A$1:.A1532]);0)" office:value-type="float" office:value="0" calcext:value-type="float">
            <text:p>0</text:p>
          </table:table-cell>
          <table:table-cell table:formula="of:=IF([.$A1532]=0;[.$B1532]-MAX([.$B$1:.B15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IF([.A1533]=0;SUM([.$A$1:.A1533]);0)" office:value-type="float" office:value="0" calcext:value-type="float">
            <text:p>0</text:p>
          </table:table-cell>
          <table:table-cell table:formula="of:=IF([.$A1533]=0;[.$B1533]-MAX([.$B$1:.B15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IF([.A1534]=0;SUM([.$A$1:.A1534]);0)" office:value-type="float" office:value="0" calcext:value-type="float">
            <text:p>0</text:p>
          </table:table-cell>
          <table:table-cell table:formula="of:=IF([.$A1534]=0;[.$B1534]-MAX([.$B$1:.B15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IF([.A1535]=0;SUM([.$A$1:.A1535]);0)" office:value-type="float" office:value="0" calcext:value-type="float">
            <text:p>0</text:p>
          </table:table-cell>
          <table:table-cell table:formula="of:=IF([.$A1535]=0;[.$B1535]-MAX([.$B$1:.B15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IF([.A1536]=0;SUM([.$A$1:.A1536]);0)" office:value-type="float" office:value="0" calcext:value-type="float">
            <text:p>0</text:p>
          </table:table-cell>
          <table:table-cell table:formula="of:=IF([.$A1536]=0;[.$B1536]-MAX([.$B$1:.B15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IF([.A1537]=0;SUM([.$A$1:.A1537]);0)" office:value-type="float" office:value="0" calcext:value-type="float">
            <text:p>0</text:p>
          </table:table-cell>
          <table:table-cell table:formula="of:=IF([.$A1537]=0;[.$B1537]-MAX([.$B$1:.B15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1538]=0;SUM([.$A$1:.A1538]);0)" office:value-type="float" office:value="0" calcext:value-type="float">
            <text:p>0</text:p>
          </table:table-cell>
          <table:table-cell table:formula="of:=IF([.$A1538]=0;[.$B1538]-MAX([.$B$1:.B15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IF([.A1539]=0;SUM([.$A$1:.A1539]);0)" office:value-type="float" office:value="0" calcext:value-type="float">
            <text:p>0</text:p>
          </table:table-cell>
          <table:table-cell table:formula="of:=IF([.$A1539]=0;[.$B1539]-MAX([.$B$1:.B15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formula="of:=IF([.A1540]=0;SUM([.$A$1:.A1540]);0)" office:value-type="float" office:value="0" calcext:value-type="float">
            <text:p>0</text:p>
          </table:table-cell>
          <table:table-cell table:formula="of:=IF([.$A1540]=0;[.$B1540]-MAX([.$B$1:.B15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formula="of:=IF([.A1541]=0;SUM([.$A$1:.A1541]);0)" office:value-type="float" office:value="0" calcext:value-type="float">
            <text:p>0</text:p>
          </table:table-cell>
          <table:table-cell table:formula="of:=IF([.$A1541]=0;[.$B1541]-MAX([.$B$1:.B15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IF([.A1542]=0;SUM([.$A$1:.A1542]);0)" office:value-type="float" office:value="0" calcext:value-type="float">
            <text:p>0</text:p>
          </table:table-cell>
          <table:table-cell table:formula="of:=IF([.$A1542]=0;[.$B1542]-MAX([.$B$1:.B15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IF([.A1543]=0;SUM([.$A$1:.A1543]);0)" office:value-type="float" office:value="0" calcext:value-type="float">
            <text:p>0</text:p>
          </table:table-cell>
          <table:table-cell table:formula="of:=IF([.$A1543]=0;[.$B1543]-MAX([.$B$1:.B15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formula="of:=IF([.A1544]=0;SUM([.$A$1:.A1544]);0)" office:value-type="float" office:value="0" calcext:value-type="float">
            <text:p>0</text:p>
          </table:table-cell>
          <table:table-cell table:formula="of:=IF([.$A1544]=0;[.$B1544]-MAX([.$B$1:.B15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formula="of:=IF([.A1545]=0;SUM([.$A$1:.A1545]);0)" office:value-type="float" office:value="0" calcext:value-type="float">
            <text:p>0</text:p>
          </table:table-cell>
          <table:table-cell table:formula="of:=IF([.$A1545]=0;[.$B1545]-MAX([.$B$1:.B15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IF([.A1546]=0;SUM([.$A$1:.A1546]);0)" office:value-type="float" office:value="0" calcext:value-type="float">
            <text:p>0</text:p>
          </table:table-cell>
          <table:table-cell table:formula="of:=IF([.$A1546]=0;[.$B1546]-MAX([.$B$1:.B15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47]=0;SUM([.$A$1:.A1547]);0)" office:value-type="float" office:value="7956802" calcext:value-type="float">
            <text:p>7956802</text:p>
          </table:table-cell>
          <table:table-cell table:formula="of:=IF([.$A1547]=0;[.$B1547]-MAX([.$B$1:.B1546]);0)" office:value-type="float" office:value="56276" calcext:value-type="float">
            <text:p>56276</text:p>
          </table:table-cell>
          <table:table-cell table:number-columns-repeated="3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IF([.A1548]=0;SUM([.$A$1:.A1548]);0)" office:value-type="float" office:value="0" calcext:value-type="float">
            <text:p>0</text:p>
          </table:table-cell>
          <table:table-cell table:formula="of:=IF([.$A1548]=0;[.$B1548]-MAX([.$B$1:.B15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formula="of:=IF([.A1549]=0;SUM([.$A$1:.A1549]);0)" office:value-type="float" office:value="0" calcext:value-type="float">
            <text:p>0</text:p>
          </table:table-cell>
          <table:table-cell table:formula="of:=IF([.$A1549]=0;[.$B1549]-MAX([.$B$1:.B15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63" calcext:value-type="float">
            <text:p>21563</text:p>
          </table:table-cell>
          <table:table-cell table:formula="of:=IF([.A1550]=0;SUM([.$A$1:.A1550]);0)" office:value-type="float" office:value="0" calcext:value-type="float">
            <text:p>0</text:p>
          </table:table-cell>
          <table:table-cell table:formula="of:=IF([.$A1550]=0;[.$B1550]-MAX([.$B$1:.B15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51]=0;SUM([.$A$1:.A1551]);0)" office:value-type="float" office:value="7988982" calcext:value-type="float">
            <text:p>7988982</text:p>
          </table:table-cell>
          <table:table-cell table:formula="of:=IF([.$A1551]=0;[.$B1551]-MAX([.$B$1:.B1550]);0)" office:value-type="float" office:value="32180" calcext:value-type="float">
            <text:p>32180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IF([.A1552]=0;SUM([.$A$1:.A1552]);0)" office:value-type="float" office:value="0" calcext:value-type="float">
            <text:p>0</text:p>
          </table:table-cell>
          <table:table-cell table:formula="of:=IF([.$A1552]=0;[.$B1552]-MAX([.$B$1:.B15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formula="of:=IF([.A1553]=0;SUM([.$A$1:.A1553]);0)" office:value-type="float" office:value="0" calcext:value-type="float">
            <text:p>0</text:p>
          </table:table-cell>
          <table:table-cell table:formula="of:=IF([.$A1553]=0;[.$B1553]-MAX([.$B$1:.B15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formula="of:=IF([.A1554]=0;SUM([.$A$1:.A1554]);0)" office:value-type="float" office:value="0" calcext:value-type="float">
            <text:p>0</text:p>
          </table:table-cell>
          <table:table-cell table:formula="of:=IF([.$A1554]=0;[.$B1554]-MAX([.$B$1:.B15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IF([.A1555]=0;SUM([.$A$1:.A1555]);0)" office:value-type="float" office:value="0" calcext:value-type="float">
            <text:p>0</text:p>
          </table:table-cell>
          <table:table-cell table:formula="of:=IF([.$A1555]=0;[.$B1555]-MAX([.$B$1:.B15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IF([.A1556]=0;SUM([.$A$1:.A1556]);0)" office:value-type="float" office:value="0" calcext:value-type="float">
            <text:p>0</text:p>
          </table:table-cell>
          <table:table-cell table:formula="of:=IF([.$A1556]=0;[.$B1556]-MAX([.$B$1:.B15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IF([.A1557]=0;SUM([.$A$1:.A1557]);0)" office:value-type="float" office:value="0" calcext:value-type="float">
            <text:p>0</text:p>
          </table:table-cell>
          <table:table-cell table:formula="of:=IF([.$A1557]=0;[.$B1557]-MAX([.$B$1:.B15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IF([.A1558]=0;SUM([.$A$1:.A1558]);0)" office:value-type="float" office:value="0" calcext:value-type="float">
            <text:p>0</text:p>
          </table:table-cell>
          <table:table-cell table:formula="of:=IF([.$A1558]=0;[.$B1558]-MAX([.$B$1:.B15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formula="of:=IF([.A1559]=0;SUM([.$A$1:.A1559]);0)" office:value-type="float" office:value="0" calcext:value-type="float">
            <text:p>0</text:p>
          </table:table-cell>
          <table:table-cell table:formula="of:=IF([.$A1559]=0;[.$B1559]-MAX([.$B$1:.B15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formula="of:=IF([.A1560]=0;SUM([.$A$1:.A1560]);0)" office:value-type="float" office:value="0" calcext:value-type="float">
            <text:p>0</text:p>
          </table:table-cell>
          <table:table-cell table:formula="of:=IF([.$A1560]=0;[.$B1560]-MAX([.$B$1:.B15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formula="of:=IF([.A1561]=0;SUM([.$A$1:.A1561]);0)" office:value-type="float" office:value="0" calcext:value-type="float">
            <text:p>0</text:p>
          </table:table-cell>
          <table:table-cell table:formula="of:=IF([.$A1561]=0;[.$B1561]-MAX([.$B$1:.B15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IF([.A1562]=0;SUM([.$A$1:.A1562]);0)" office:value-type="float" office:value="0" calcext:value-type="float">
            <text:p>0</text:p>
          </table:table-cell>
          <table:table-cell table:formula="of:=IF([.$A1562]=0;[.$B1562]-MAX([.$B$1:.B15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IF([.A1563]=0;SUM([.$A$1:.A1563]);0)" office:value-type="float" office:value="0" calcext:value-type="float">
            <text:p>0</text:p>
          </table:table-cell>
          <table:table-cell table:formula="of:=IF([.$A1563]=0;[.$B1563]-MAX([.$B$1:.B15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formula="of:=IF([.A1564]=0;SUM([.$A$1:.A1564]);0)" office:value-type="float" office:value="0" calcext:value-type="float">
            <text:p>0</text:p>
          </table:table-cell>
          <table:table-cell table:formula="of:=IF([.$A1564]=0;[.$B1564]-MAX([.$B$1:.B15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IF([.A1565]=0;SUM([.$A$1:.A1565]);0)" office:value-type="float" office:value="0" calcext:value-type="float">
            <text:p>0</text:p>
          </table:table-cell>
          <table:table-cell table:formula="of:=IF([.$A1565]=0;[.$B1565]-MAX([.$B$1:.B15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1566]=0;SUM([.$A$1:.A1566]);0)" office:value-type="float" office:value="0" calcext:value-type="float">
            <text:p>0</text:p>
          </table:table-cell>
          <table:table-cell table:formula="of:=IF([.$A1566]=0;[.$B1566]-MAX([.$B$1:.B15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67]=0;SUM([.$A$1:.A1567]);0)" office:value-type="float" office:value="8040912" calcext:value-type="float">
            <text:p>8040912</text:p>
          </table:table-cell>
          <table:table-cell table:formula="of:=IF([.$A1567]=0;[.$B1567]-MAX([.$B$1:.B1566]);0)" office:value-type="float" office:value="51930" calcext:value-type="float">
            <text:p>51930</text:p>
          </table:table-cell>
          <table:table-cell table:number-columns-repeated="3"/>
        </table:table-row>
        <table:table-row table:style-name="ro1">
          <table:table-cell office:value-type="float" office:value="31477" calcext:value-type="float">
            <text:p>31477</text:p>
          </table:table-cell>
          <table:table-cell table:formula="of:=IF([.A1568]=0;SUM([.$A$1:.A1568]);0)" office:value-type="float" office:value="0" calcext:value-type="float">
            <text:p>0</text:p>
          </table:table-cell>
          <table:table-cell table:formula="of:=IF([.$A1568]=0;[.$B1568]-MAX([.$B$1:.B15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02" calcext:value-type="float">
            <text:p>25502</text:p>
          </table:table-cell>
          <table:table-cell table:formula="of:=IF([.A1569]=0;SUM([.$A$1:.A1569]);0)" office:value-type="float" office:value="0" calcext:value-type="float">
            <text:p>0</text:p>
          </table:table-cell>
          <table:table-cell table:formula="of:=IF([.$A1569]=0;[.$B1569]-MAX([.$B$1:.B15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70]=0;SUM([.$A$1:.A1570]);0)" office:value-type="float" office:value="8097891" calcext:value-type="float">
            <text:p>8097891</text:p>
          </table:table-cell>
          <table:table-cell table:formula="of:=IF([.$A1570]=0;[.$B1570]-MAX([.$B$1:.B1569]);0)" office:value-type="float" office:value="56979" calcext:value-type="float">
            <text:p>56979</text:p>
          </table:table-cell>
          <table:table-cell table:number-columns-repeated="3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IF([.A1571]=0;SUM([.$A$1:.A1571]);0)" office:value-type="float" office:value="0" calcext:value-type="float">
            <text:p>0</text:p>
          </table:table-cell>
          <table:table-cell table:formula="of:=IF([.$A1571]=0;[.$B1571]-MAX([.$B$1:.B15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IF([.A1572]=0;SUM([.$A$1:.A1572]);0)" office:value-type="float" office:value="0" calcext:value-type="float">
            <text:p>0</text:p>
          </table:table-cell>
          <table:table-cell table:formula="of:=IF([.$A1572]=0;[.$B1572]-MAX([.$B$1:.B15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formula="of:=IF([.A1573]=0;SUM([.$A$1:.A1573]);0)" office:value-type="float" office:value="0" calcext:value-type="float">
            <text:p>0</text:p>
          </table:table-cell>
          <table:table-cell table:formula="of:=IF([.$A1573]=0;[.$B1573]-MAX([.$B$1:.B15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formula="of:=IF([.A1574]=0;SUM([.$A$1:.A1574]);0)" office:value-type="float" office:value="0" calcext:value-type="float">
            <text:p>0</text:p>
          </table:table-cell>
          <table:table-cell table:formula="of:=IF([.$A1574]=0;[.$B1574]-MAX([.$B$1:.B15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IF([.A1575]=0;SUM([.$A$1:.A1575]);0)" office:value-type="float" office:value="0" calcext:value-type="float">
            <text:p>0</text:p>
          </table:table-cell>
          <table:table-cell table:formula="of:=IF([.$A1575]=0;[.$B1575]-MAX([.$B$1:.B15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IF([.A1576]=0;SUM([.$A$1:.A1576]);0)" office:value-type="float" office:value="0" calcext:value-type="float">
            <text:p>0</text:p>
          </table:table-cell>
          <table:table-cell table:formula="of:=IF([.$A1576]=0;[.$B1576]-MAX([.$B$1:.B15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IF([.A1577]=0;SUM([.$A$1:.A1577]);0)" office:value-type="float" office:value="0" calcext:value-type="float">
            <text:p>0</text:p>
          </table:table-cell>
          <table:table-cell table:formula="of:=IF([.$A1577]=0;[.$B1577]-MAX([.$B$1:.B15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formula="of:=IF([.A1578]=0;SUM([.$A$1:.A1578]);0)" office:value-type="float" office:value="0" calcext:value-type="float">
            <text:p>0</text:p>
          </table:table-cell>
          <table:table-cell table:formula="of:=IF([.$A1578]=0;[.$B1578]-MAX([.$B$1:.B15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IF([.A1579]=0;SUM([.$A$1:.A1579]);0)" office:value-type="float" office:value="0" calcext:value-type="float">
            <text:p>0</text:p>
          </table:table-cell>
          <table:table-cell table:formula="of:=IF([.$A1579]=0;[.$B1579]-MAX([.$B$1:.B15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[.A1580]=0;SUM([.$A$1:.A1580]);0)" office:value-type="float" office:value="0" calcext:value-type="float">
            <text:p>0</text:p>
          </table:table-cell>
          <table:table-cell table:formula="of:=IF([.$A1580]=0;[.$B1580]-MAX([.$B$1:.B15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81]=0;SUM([.$A$1:.A1581]);0)" office:value-type="float" office:value="8138764" calcext:value-type="float">
            <text:p>8138764</text:p>
          </table:table-cell>
          <table:table-cell table:formula="of:=IF([.$A1581]=0;[.$B1581]-MAX([.$B$1:.B1580]);0)" office:value-type="float" office:value="40873" calcext:value-type="float">
            <text:p>40873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formula="of:=IF([.A1582]=0;SUM([.$A$1:.A1582]);0)" office:value-type="float" office:value="0" calcext:value-type="float">
            <text:p>0</text:p>
          </table:table-cell>
          <table:table-cell table:formula="of:=IF([.$A1582]=0;[.$B1582]-MAX([.$B$1:.B15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IF([.A1583]=0;SUM([.$A$1:.A1583]);0)" office:value-type="float" office:value="0" calcext:value-type="float">
            <text:p>0</text:p>
          </table:table-cell>
          <table:table-cell table:formula="of:=IF([.$A1583]=0;[.$B1583]-MAX([.$B$1:.B15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IF([.A1584]=0;SUM([.$A$1:.A1584]);0)" office:value-type="float" office:value="0" calcext:value-type="float">
            <text:p>0</text:p>
          </table:table-cell>
          <table:table-cell table:formula="of:=IF([.$A1584]=0;[.$B1584]-MAX([.$B$1:.B15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formula="of:=IF([.A1585]=0;SUM([.$A$1:.A1585]);0)" office:value-type="float" office:value="0" calcext:value-type="float">
            <text:p>0</text:p>
          </table:table-cell>
          <table:table-cell table:formula="of:=IF([.$A1585]=0;[.$B1585]-MAX([.$B$1:.B15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1586]=0;SUM([.$A$1:.A1586]);0)" office:value-type="float" office:value="0" calcext:value-type="float">
            <text:p>0</text:p>
          </table:table-cell>
          <table:table-cell table:formula="of:=IF([.$A1586]=0;[.$B1586]-MAX([.$B$1:.B15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formula="of:=IF([.A1587]=0;SUM([.$A$1:.A1587]);0)" office:value-type="float" office:value="0" calcext:value-type="float">
            <text:p>0</text:p>
          </table:table-cell>
          <table:table-cell table:formula="of:=IF([.$A1587]=0;[.$B1587]-MAX([.$B$1:.B15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IF([.A1588]=0;SUM([.$A$1:.A1588]);0)" office:value-type="float" office:value="0" calcext:value-type="float">
            <text:p>0</text:p>
          </table:table-cell>
          <table:table-cell table:formula="of:=IF([.$A1588]=0;[.$B1588]-MAX([.$B$1:.B15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formula="of:=IF([.A1589]=0;SUM([.$A$1:.A1589]);0)" office:value-type="float" office:value="0" calcext:value-type="float">
            <text:p>0</text:p>
          </table:table-cell>
          <table:table-cell table:formula="of:=IF([.$A1589]=0;[.$B1589]-MAX([.$B$1:.B15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IF([.A1590]=0;SUM([.$A$1:.A1590]);0)" office:value-type="float" office:value="0" calcext:value-type="float">
            <text:p>0</text:p>
          </table:table-cell>
          <table:table-cell table:formula="of:=IF([.$A1590]=0;[.$B1590]-MAX([.$B$1:.B15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IF([.A1591]=0;SUM([.$A$1:.A1591]);0)" office:value-type="float" office:value="0" calcext:value-type="float">
            <text:p>0</text:p>
          </table:table-cell>
          <table:table-cell table:formula="of:=IF([.$A1591]=0;[.$B1591]-MAX([.$B$1:.B15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1592]=0;SUM([.$A$1:.A1592]);0)" office:value-type="float" office:value="0" calcext:value-type="float">
            <text:p>0</text:p>
          </table:table-cell>
          <table:table-cell table:formula="of:=IF([.$A1592]=0;[.$B1592]-MAX([.$B$1:.B15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593]=0;SUM([.$A$1:.A1593]);0)" office:value-type="float" office:value="0" calcext:value-type="float">
            <text:p>0</text:p>
          </table:table-cell>
          <table:table-cell table:formula="of:=IF([.$A1593]=0;[.$B1593]-MAX([.$B$1:.B15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IF([.A1594]=0;SUM([.$A$1:.A1594]);0)" office:value-type="float" office:value="0" calcext:value-type="float">
            <text:p>0</text:p>
          </table:table-cell>
          <table:table-cell table:formula="of:=IF([.$A1594]=0;[.$B1594]-MAX([.$B$1:.B15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595]=0;SUM([.$A$1:.A1595]);0)" office:value-type="float" office:value="8185842" calcext:value-type="float">
            <text:p>8185842</text:p>
          </table:table-cell>
          <table:table-cell table:formula="of:=IF([.$A1595]=0;[.$B1595]-MAX([.$B$1:.B1594]);0)" office:value-type="float" office:value="47078" calcext:value-type="float">
            <text:p>47078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formula="of:=IF([.A1596]=0;SUM([.$A$1:.A1596]);0)" office:value-type="float" office:value="0" calcext:value-type="float">
            <text:p>0</text:p>
          </table:table-cell>
          <table:table-cell table:formula="of:=IF([.$A1596]=0;[.$B1596]-MAX([.$B$1:.B15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IF([.A1597]=0;SUM([.$A$1:.A1597]);0)" office:value-type="float" office:value="0" calcext:value-type="float">
            <text:p>0</text:p>
          </table:table-cell>
          <table:table-cell table:formula="of:=IF([.$A1597]=0;[.$B1597]-MAX([.$B$1:.B15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IF([.A1598]=0;SUM([.$A$1:.A1598]);0)" office:value-type="float" office:value="0" calcext:value-type="float">
            <text:p>0</text:p>
          </table:table-cell>
          <table:table-cell table:formula="of:=IF([.$A1598]=0;[.$B1598]-MAX([.$B$1:.B15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formula="of:=IF([.A1599]=0;SUM([.$A$1:.A1599]);0)" office:value-type="float" office:value="0" calcext:value-type="float">
            <text:p>0</text:p>
          </table:table-cell>
          <table:table-cell table:formula="of:=IF([.$A1599]=0;[.$B1599]-MAX([.$B$1:.B15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IF([.A1600]=0;SUM([.$A$1:.A1600]);0)" office:value-type="float" office:value="0" calcext:value-type="float">
            <text:p>0</text:p>
          </table:table-cell>
          <table:table-cell table:formula="of:=IF([.$A1600]=0;[.$B1600]-MAX([.$B$1:.B15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IF([.A1601]=0;SUM([.$A$1:.A1601]);0)" office:value-type="float" office:value="0" calcext:value-type="float">
            <text:p>0</text:p>
          </table:table-cell>
          <table:table-cell table:formula="of:=IF([.$A1601]=0;[.$B1601]-MAX([.$B$1:.B16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formula="of:=IF([.A1602]=0;SUM([.$A$1:.A1602]);0)" office:value-type="float" office:value="0" calcext:value-type="float">
            <text:p>0</text:p>
          </table:table-cell>
          <table:table-cell table:formula="of:=IF([.$A1602]=0;[.$B1602]-MAX([.$B$1:.B16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IF([.A1603]=0;SUM([.$A$1:.A1603]);0)" office:value-type="float" office:value="0" calcext:value-type="float">
            <text:p>0</text:p>
          </table:table-cell>
          <table:table-cell table:formula="of:=IF([.$A1603]=0;[.$B1603]-MAX([.$B$1:.B16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formula="of:=IF([.A1604]=0;SUM([.$A$1:.A1604]);0)" office:value-type="float" office:value="0" calcext:value-type="float">
            <text:p>0</text:p>
          </table:table-cell>
          <table:table-cell table:formula="of:=IF([.$A1604]=0;[.$B1604]-MAX([.$B$1:.B16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IF([.A1605]=0;SUM([.$A$1:.A1605]);0)" office:value-type="float" office:value="0" calcext:value-type="float">
            <text:p>0</text:p>
          </table:table-cell>
          <table:table-cell table:formula="of:=IF([.$A1605]=0;[.$B1605]-MAX([.$B$1:.B16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IF([.A1606]=0;SUM([.$A$1:.A1606]);0)" office:value-type="float" office:value="0" calcext:value-type="float">
            <text:p>0</text:p>
          </table:table-cell>
          <table:table-cell table:formula="of:=IF([.$A1606]=0;[.$B1606]-MAX([.$B$1:.B16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IF([.A1607]=0;SUM([.$A$1:.A1607]);0)" office:value-type="float" office:value="0" calcext:value-type="float">
            <text:p>0</text:p>
          </table:table-cell>
          <table:table-cell table:formula="of:=IF([.$A1607]=0;[.$B1607]-MAX([.$B$1:.B16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IF([.A1608]=0;SUM([.$A$1:.A1608]);0)" office:value-type="float" office:value="0" calcext:value-type="float">
            <text:p>0</text:p>
          </table:table-cell>
          <table:table-cell table:formula="of:=IF([.$A1608]=0;[.$B1608]-MAX([.$B$1:.B16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09]=0;SUM([.$A$1:.A1609]);0)" office:value-type="float" office:value="8240204" calcext:value-type="float">
            <text:p>8240204</text:p>
          </table:table-cell>
          <table:table-cell table:formula="of:=IF([.$A1609]=0;[.$B1609]-MAX([.$B$1:.B1608]);0)" office:value-type="float" office:value="54362" calcext:value-type="float">
            <text:p>54362</text:p>
          </table:table-cell>
          <table:table-cell table:number-columns-repeated="3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IF([.A1610]=0;SUM([.$A$1:.A1610]);0)" office:value-type="float" office:value="0" calcext:value-type="float">
            <text:p>0</text:p>
          </table:table-cell>
          <table:table-cell table:formula="of:=IF([.$A1610]=0;[.$B1610]-MAX([.$B$1:.B16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611]=0;SUM([.$A$1:.A1611]);0)" office:value-type="float" office:value="0" calcext:value-type="float">
            <text:p>0</text:p>
          </table:table-cell>
          <table:table-cell table:formula="of:=IF([.$A1611]=0;[.$B1611]-MAX([.$B$1:.B16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IF([.A1612]=0;SUM([.$A$1:.A1612]);0)" office:value-type="float" office:value="0" calcext:value-type="float">
            <text:p>0</text:p>
          </table:table-cell>
          <table:table-cell table:formula="of:=IF([.$A1612]=0;[.$B1612]-MAX([.$B$1:.B16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IF([.A1613]=0;SUM([.$A$1:.A1613]);0)" office:value-type="float" office:value="0" calcext:value-type="float">
            <text:p>0</text:p>
          </table:table-cell>
          <table:table-cell table:formula="of:=IF([.$A1613]=0;[.$B1613]-MAX([.$B$1:.B16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formula="of:=IF([.A1614]=0;SUM([.$A$1:.A1614]);0)" office:value-type="float" office:value="0" calcext:value-type="float">
            <text:p>0</text:p>
          </table:table-cell>
          <table:table-cell table:formula="of:=IF([.$A1614]=0;[.$B1614]-MAX([.$B$1:.B16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formula="of:=IF([.A1615]=0;SUM([.$A$1:.A1615]);0)" office:value-type="float" office:value="0" calcext:value-type="float">
            <text:p>0</text:p>
          </table:table-cell>
          <table:table-cell table:formula="of:=IF([.$A1615]=0;[.$B1615]-MAX([.$B$1:.B16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IF([.A1616]=0;SUM([.$A$1:.A1616]);0)" office:value-type="float" office:value="0" calcext:value-type="float">
            <text:p>0</text:p>
          </table:table-cell>
          <table:table-cell table:formula="of:=IF([.$A1616]=0;[.$B1616]-MAX([.$B$1:.B16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IF([.A1617]=0;SUM([.$A$1:.A1617]);0)" office:value-type="float" office:value="0" calcext:value-type="float">
            <text:p>0</text:p>
          </table:table-cell>
          <table:table-cell table:formula="of:=IF([.$A1617]=0;[.$B1617]-MAX([.$B$1:.B16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IF([.A1618]=0;SUM([.$A$1:.A1618]);0)" office:value-type="float" office:value="0" calcext:value-type="float">
            <text:p>0</text:p>
          </table:table-cell>
          <table:table-cell table:formula="of:=IF([.$A1618]=0;[.$B1618]-MAX([.$B$1:.B16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formula="of:=IF([.A1619]=0;SUM([.$A$1:.A1619]);0)" office:value-type="float" office:value="0" calcext:value-type="float">
            <text:p>0</text:p>
          </table:table-cell>
          <table:table-cell table:formula="of:=IF([.$A1619]=0;[.$B1619]-MAX([.$B$1:.B16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IF([.A1620]=0;SUM([.$A$1:.A1620]);0)" office:value-type="float" office:value="0" calcext:value-type="float">
            <text:p>0</text:p>
          </table:table-cell>
          <table:table-cell table:formula="of:=IF([.$A1620]=0;[.$B1620]-MAX([.$B$1:.B16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1621]=0;SUM([.$A$1:.A1621]);0)" office:value-type="float" office:value="0" calcext:value-type="float">
            <text:p>0</text:p>
          </table:table-cell>
          <table:table-cell table:formula="of:=IF([.$A1621]=0;[.$B1621]-MAX([.$B$1:.B16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IF([.A1622]=0;SUM([.$A$1:.A1622]);0)" office:value-type="float" office:value="0" calcext:value-type="float">
            <text:p>0</text:p>
          </table:table-cell>
          <table:table-cell table:formula="of:=IF([.$A1622]=0;[.$B1622]-MAX([.$B$1:.B16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IF([.A1623]=0;SUM([.$A$1:.A1623]);0)" office:value-type="float" office:value="0" calcext:value-type="float">
            <text:p>0</text:p>
          </table:table-cell>
          <table:table-cell table:formula="of:=IF([.$A1623]=0;[.$B1623]-MAX([.$B$1:.B16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24]=0;SUM([.$A$1:.A1624]);0)" office:value-type="float" office:value="8290423" calcext:value-type="float">
            <text:p>8290423</text:p>
          </table:table-cell>
          <table:table-cell table:formula="of:=IF([.$A1624]=0;[.$B1624]-MAX([.$B$1:.B1623]);0)" office:value-type="float" office:value="50219" calcext:value-type="float">
            <text:p>50219</text:p>
          </table:table-cell>
          <table:table-cell table:number-columns-repeated="3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formula="of:=IF([.A1625]=0;SUM([.$A$1:.A1625]);0)" office:value-type="float" office:value="0" calcext:value-type="float">
            <text:p>0</text:p>
          </table:table-cell>
          <table:table-cell table:formula="of:=IF([.$A1625]=0;[.$B1625]-MAX([.$B$1:.B16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31" calcext:value-type="float">
            <text:p>27031</text:p>
          </table:table-cell>
          <table:table-cell table:formula="of:=IF([.A1626]=0;SUM([.$A$1:.A1626]);0)" office:value-type="float" office:value="0" calcext:value-type="float">
            <text:p>0</text:p>
          </table:table-cell>
          <table:table-cell table:formula="of:=IF([.$A1626]=0;[.$B1626]-MAX([.$B$1:.B16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27]=0;SUM([.$A$1:.A1627]);0)" office:value-type="float" office:value="8323001" calcext:value-type="float">
            <text:p>8323001</text:p>
          </table:table-cell>
          <table:table-cell table:formula="of:=IF([.$A1627]=0;[.$B1627]-MAX([.$B$1:.B1626]);0)" office:value-type="float" office:value="32578" calcext:value-type="float">
            <text:p>32578</text:p>
          </table:table-cell>
          <table:table-cell table:number-columns-repeated="3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1628]=0;SUM([.$A$1:.A1628]);0)" office:value-type="float" office:value="0" calcext:value-type="float">
            <text:p>0</text:p>
          </table:table-cell>
          <table:table-cell table:formula="of:=IF([.$A1628]=0;[.$B1628]-MAX([.$B$1:.B16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formula="of:=IF([.A1629]=0;SUM([.$A$1:.A1629]);0)" office:value-type="float" office:value="0" calcext:value-type="float">
            <text:p>0</text:p>
          </table:table-cell>
          <table:table-cell table:formula="of:=IF([.$A1629]=0;[.$B1629]-MAX([.$B$1:.B16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IF([.A1630]=0;SUM([.$A$1:.A1630]);0)" office:value-type="float" office:value="0" calcext:value-type="float">
            <text:p>0</text:p>
          </table:table-cell>
          <table:table-cell table:formula="of:=IF([.$A1630]=0;[.$B1630]-MAX([.$B$1:.B16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IF([.A1631]=0;SUM([.$A$1:.A1631]);0)" office:value-type="float" office:value="0" calcext:value-type="float">
            <text:p>0</text:p>
          </table:table-cell>
          <table:table-cell table:formula="of:=IF([.$A1631]=0;[.$B1631]-MAX([.$B$1:.B16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IF([.A1632]=0;SUM([.$A$1:.A1632]);0)" office:value-type="float" office:value="0" calcext:value-type="float">
            <text:p>0</text:p>
          </table:table-cell>
          <table:table-cell table:formula="of:=IF([.$A1632]=0;[.$B1632]-MAX([.$B$1:.B16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formula="of:=IF([.A1633]=0;SUM([.$A$1:.A1633]);0)" office:value-type="float" office:value="0" calcext:value-type="float">
            <text:p>0</text:p>
          </table:table-cell>
          <table:table-cell table:formula="of:=IF([.$A1633]=0;[.$B1633]-MAX([.$B$1:.B16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IF([.A1634]=0;SUM([.$A$1:.A1634]);0)" office:value-type="float" office:value="0" calcext:value-type="float">
            <text:p>0</text:p>
          </table:table-cell>
          <table:table-cell table:formula="of:=IF([.$A1634]=0;[.$B1634]-MAX([.$B$1:.B16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formula="of:=IF([.A1635]=0;SUM([.$A$1:.A1635]);0)" office:value-type="float" office:value="0" calcext:value-type="float">
            <text:p>0</text:p>
          </table:table-cell>
          <table:table-cell table:formula="of:=IF([.$A1635]=0;[.$B1635]-MAX([.$B$1:.B16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formula="of:=IF([.A1636]=0;SUM([.$A$1:.A1636]);0)" office:value-type="float" office:value="0" calcext:value-type="float">
            <text:p>0</text:p>
          </table:table-cell>
          <table:table-cell table:formula="of:=IF([.$A1636]=0;[.$B1636]-MAX([.$B$1:.B16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formula="of:=IF([.A1637]=0;SUM([.$A$1:.A1637]);0)" office:value-type="float" office:value="0" calcext:value-type="float">
            <text:p>0</text:p>
          </table:table-cell>
          <table:table-cell table:formula="of:=IF([.$A1637]=0;[.$B1637]-MAX([.$B$1:.B16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IF([.A1638]=0;SUM([.$A$1:.A1638]);0)" office:value-type="float" office:value="0" calcext:value-type="float">
            <text:p>0</text:p>
          </table:table-cell>
          <table:table-cell table:formula="of:=IF([.$A1638]=0;[.$B1638]-MAX([.$B$1:.B16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1639]=0;SUM([.$A$1:.A1639]);0)" office:value-type="float" office:value="0" calcext:value-type="float">
            <text:p>0</text:p>
          </table:table-cell>
          <table:table-cell table:formula="of:=IF([.$A1639]=0;[.$B1639]-MAX([.$B$1:.B16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IF([.A1640]=0;SUM([.$A$1:.A1640]);0)" office:value-type="float" office:value="0" calcext:value-type="float">
            <text:p>0</text:p>
          </table:table-cell>
          <table:table-cell table:formula="of:=IF([.$A1640]=0;[.$B1640]-MAX([.$B$1:.B16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formula="of:=IF([.A1641]=0;SUM([.$A$1:.A1641]);0)" office:value-type="float" office:value="0" calcext:value-type="float">
            <text:p>0</text:p>
          </table:table-cell>
          <table:table-cell table:formula="of:=IF([.$A1641]=0;[.$B1641]-MAX([.$B$1:.B16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IF([.A1642]=0;SUM([.$A$1:.A1642]);0)" office:value-type="float" office:value="0" calcext:value-type="float">
            <text:p>0</text:p>
          </table:table-cell>
          <table:table-cell table:formula="of:=IF([.$A1642]=0;[.$B1642]-MAX([.$B$1:.B16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43]=0;SUM([.$A$1:.A1643]);0)" office:value-type="float" office:value="8372729" calcext:value-type="float">
            <text:p>8372729</text:p>
          </table:table-cell>
          <table:table-cell table:formula="of:=IF([.$A1643]=0;[.$B1643]-MAX([.$B$1:.B1642]);0)" office:value-type="float" office:value="49728" calcext:value-type="float">
            <text:p>49728</text:p>
          </table:table-cell>
          <table:table-cell table:number-columns-repeated="3"/>
        </table:table-row>
        <table:table-row table:style-name="ro1">
          <table:table-cell office:value-type="float" office:value="13510" calcext:value-type="float">
            <text:p>13510</text:p>
          </table:table-cell>
          <table:table-cell table:formula="of:=IF([.A1644]=0;SUM([.$A$1:.A1644]);0)" office:value-type="float" office:value="0" calcext:value-type="float">
            <text:p>0</text:p>
          </table:table-cell>
          <table:table-cell table:formula="of:=IF([.$A1644]=0;[.$B1644]-MAX([.$B$1:.B16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41" calcext:value-type="float">
            <text:p>11941</text:p>
          </table:table-cell>
          <table:table-cell table:formula="of:=IF([.A1645]=0;SUM([.$A$1:.A1645]);0)" office:value-type="float" office:value="0" calcext:value-type="float">
            <text:p>0</text:p>
          </table:table-cell>
          <table:table-cell table:formula="of:=IF([.$A1645]=0;[.$B1645]-MAX([.$B$1:.B16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01" calcext:value-type="float">
            <text:p>11601</text:p>
          </table:table-cell>
          <table:table-cell table:formula="of:=IF([.A1646]=0;SUM([.$A$1:.A1646]);0)" office:value-type="float" office:value="0" calcext:value-type="float">
            <text:p>0</text:p>
          </table:table-cell>
          <table:table-cell table:formula="of:=IF([.$A1646]=0;[.$B1646]-MAX([.$B$1:.B16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34" calcext:value-type="float">
            <text:p>13234</text:p>
          </table:table-cell>
          <table:table-cell table:formula="of:=IF([.A1647]=0;SUM([.$A$1:.A1647]);0)" office:value-type="float" office:value="0" calcext:value-type="float">
            <text:p>0</text:p>
          </table:table-cell>
          <table:table-cell table:formula="of:=IF([.$A1647]=0;[.$B1647]-MAX([.$B$1:.B16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55" calcext:value-type="float">
            <text:p>14555</text:p>
          </table:table-cell>
          <table:table-cell table:formula="of:=IF([.A1648]=0;SUM([.$A$1:.A1648]);0)" office:value-type="float" office:value="0" calcext:value-type="float">
            <text:p>0</text:p>
          </table:table-cell>
          <table:table-cell table:formula="of:=IF([.$A1648]=0;[.$B1648]-MAX([.$B$1:.B16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49]=0;SUM([.$A$1:.A1649]);0)" office:value-type="float" office:value="8437570" calcext:value-type="float">
            <text:p>8437570</text:p>
          </table:table-cell>
          <table:table-cell table:formula="of:=IF([.$A1649]=0;[.$B1649]-MAX([.$B$1:.B1648]);0)" office:value-type="float" office:value="64841" calcext:value-type="float">
            <text:p>64841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IF([.A1650]=0;SUM([.$A$1:.A1650]);0)" office:value-type="float" office:value="0" calcext:value-type="float">
            <text:p>0</text:p>
          </table:table-cell>
          <table:table-cell table:formula="of:=IF([.$A1650]=0;[.$B1650]-MAX([.$B$1:.B16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IF([.A1651]=0;SUM([.$A$1:.A1651]);0)" office:value-type="float" office:value="0" calcext:value-type="float">
            <text:p>0</text:p>
          </table:table-cell>
          <table:table-cell table:formula="of:=IF([.$A1651]=0;[.$B1651]-MAX([.$B$1:.B16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IF([.A1652]=0;SUM([.$A$1:.A1652]);0)" office:value-type="float" office:value="0" calcext:value-type="float">
            <text:p>0</text:p>
          </table:table-cell>
          <table:table-cell table:formula="of:=IF([.$A1652]=0;[.$B1652]-MAX([.$B$1:.B16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IF([.A1653]=0;SUM([.$A$1:.A1653]);0)" office:value-type="float" office:value="0" calcext:value-type="float">
            <text:p>0</text:p>
          </table:table-cell>
          <table:table-cell table:formula="of:=IF([.$A1653]=0;[.$B1653]-MAX([.$B$1:.B16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formula="of:=IF([.A1654]=0;SUM([.$A$1:.A1654]);0)" office:value-type="float" office:value="0" calcext:value-type="float">
            <text:p>0</text:p>
          </table:table-cell>
          <table:table-cell table:formula="of:=IF([.$A1654]=0;[.$B1654]-MAX([.$B$1:.B16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IF([.A1655]=0;SUM([.$A$1:.A1655]);0)" office:value-type="float" office:value="0" calcext:value-type="float">
            <text:p>0</text:p>
          </table:table-cell>
          <table:table-cell table:formula="of:=IF([.$A1655]=0;[.$B1655]-MAX([.$B$1:.B16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IF([.A1656]=0;SUM([.$A$1:.A1656]);0)" office:value-type="float" office:value="0" calcext:value-type="float">
            <text:p>0</text:p>
          </table:table-cell>
          <table:table-cell table:formula="of:=IF([.$A1656]=0;[.$B1656]-MAX([.$B$1:.B16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formula="of:=IF([.A1657]=0;SUM([.$A$1:.A1657]);0)" office:value-type="float" office:value="0" calcext:value-type="float">
            <text:p>0</text:p>
          </table:table-cell>
          <table:table-cell table:formula="of:=IF([.$A1657]=0;[.$B1657]-MAX([.$B$1:.B16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1658]=0;SUM([.$A$1:.A1658]);0)" office:value-type="float" office:value="0" calcext:value-type="float">
            <text:p>0</text:p>
          </table:table-cell>
          <table:table-cell table:formula="of:=IF([.$A1658]=0;[.$B1658]-MAX([.$B$1:.B16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IF([.A1659]=0;SUM([.$A$1:.A1659]);0)" office:value-type="float" office:value="0" calcext:value-type="float">
            <text:p>0</text:p>
          </table:table-cell>
          <table:table-cell table:formula="of:=IF([.$A1659]=0;[.$B1659]-MAX([.$B$1:.B16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[.A1660]=0;SUM([.$A$1:.A1660]);0)" office:value-type="float" office:value="0" calcext:value-type="float">
            <text:p>0</text:p>
          </table:table-cell>
          <table:table-cell table:formula="of:=IF([.$A1660]=0;[.$B1660]-MAX([.$B$1:.B16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formula="of:=IF([.A1661]=0;SUM([.$A$1:.A1661]);0)" office:value-type="float" office:value="0" calcext:value-type="float">
            <text:p>0</text:p>
          </table:table-cell>
          <table:table-cell table:formula="of:=IF([.$A1661]=0;[.$B1661]-MAX([.$B$1:.B16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IF([.A1662]=0;SUM([.$A$1:.A1662]);0)" office:value-type="float" office:value="0" calcext:value-type="float">
            <text:p>0</text:p>
          </table:table-cell>
          <table:table-cell table:formula="of:=IF([.$A1662]=0;[.$B1662]-MAX([.$B$1:.B16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63]=0;SUM([.$A$1:.A1663]);0)" office:value-type="float" office:value="8473446" calcext:value-type="float">
            <text:p>8473446</text:p>
          </table:table-cell>
          <table:table-cell table:formula="of:=IF([.$A1663]=0;[.$B1663]-MAX([.$B$1:.B1662]);0)" office:value-type="float" office:value="35876" calcext:value-type="float">
            <text:p>35876</text:p>
          </table:table-cell>
          <table:table-cell table:number-columns-repeated="3"/>
        </table:table-row>
        <table:table-row table:style-name="ro1">
          <table:table-cell office:value-type="float" office:value="14739" calcext:value-type="float">
            <text:p>14739</text:p>
          </table:table-cell>
          <table:table-cell table:formula="of:=IF([.A1664]=0;SUM([.$A$1:.A1664]);0)" office:value-type="float" office:value="0" calcext:value-type="float">
            <text:p>0</text:p>
          </table:table-cell>
          <table:table-cell table:formula="of:=IF([.$A1664]=0;[.$B1664]-MAX([.$B$1:.B16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65]=0;SUM([.$A$1:.A1665]);0)" office:value-type="float" office:value="8488185" calcext:value-type="float">
            <text:p>8488185</text:p>
          </table:table-cell>
          <table:table-cell table:formula="of:=IF([.$A1665]=0;[.$B1665]-MAX([.$B$1:.B1664]);0)" office:value-type="float" office:value="14739" calcext:value-type="float">
            <text:p>14739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IF([.A1666]=0;SUM([.$A$1:.A1666]);0)" office:value-type="float" office:value="0" calcext:value-type="float">
            <text:p>0</text:p>
          </table:table-cell>
          <table:table-cell table:formula="of:=IF([.$A1666]=0;[.$B1666]-MAX([.$B$1:.B16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IF([.A1667]=0;SUM([.$A$1:.A1667]);0)" office:value-type="float" office:value="0" calcext:value-type="float">
            <text:p>0</text:p>
          </table:table-cell>
          <table:table-cell table:formula="of:=IF([.$A1667]=0;[.$B1667]-MAX([.$B$1:.B16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IF([.A1668]=0;SUM([.$A$1:.A1668]);0)" office:value-type="float" office:value="0" calcext:value-type="float">
            <text:p>0</text:p>
          </table:table-cell>
          <table:table-cell table:formula="of:=IF([.$A1668]=0;[.$B1668]-MAX([.$B$1:.B16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formula="of:=IF([.A1669]=0;SUM([.$A$1:.A1669]);0)" office:value-type="float" office:value="0" calcext:value-type="float">
            <text:p>0</text:p>
          </table:table-cell>
          <table:table-cell table:formula="of:=IF([.$A1669]=0;[.$B1669]-MAX([.$B$1:.B16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IF([.A1670]=0;SUM([.$A$1:.A1670]);0)" office:value-type="float" office:value="0" calcext:value-type="float">
            <text:p>0</text:p>
          </table:table-cell>
          <table:table-cell table:formula="of:=IF([.$A1670]=0;[.$B1670]-MAX([.$B$1:.B16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IF([.A1671]=0;SUM([.$A$1:.A1671]);0)" office:value-type="float" office:value="0" calcext:value-type="float">
            <text:p>0</text:p>
          </table:table-cell>
          <table:table-cell table:formula="of:=IF([.$A1671]=0;[.$B1671]-MAX([.$B$1:.B16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IF([.A1672]=0;SUM([.$A$1:.A1672]);0)" office:value-type="float" office:value="0" calcext:value-type="float">
            <text:p>0</text:p>
          </table:table-cell>
          <table:table-cell table:formula="of:=IF([.$A1672]=0;[.$B1672]-MAX([.$B$1:.B16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IF([.A1673]=0;SUM([.$A$1:.A1673]);0)" office:value-type="float" office:value="0" calcext:value-type="float">
            <text:p>0</text:p>
          </table:table-cell>
          <table:table-cell table:formula="of:=IF([.$A1673]=0;[.$B1673]-MAX([.$B$1:.B16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IF([.A1674]=0;SUM([.$A$1:.A1674]);0)" office:value-type="float" office:value="0" calcext:value-type="float">
            <text:p>0</text:p>
          </table:table-cell>
          <table:table-cell table:formula="of:=IF([.$A1674]=0;[.$B1674]-MAX([.$B$1:.B16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IF([.A1675]=0;SUM([.$A$1:.A1675]);0)" office:value-type="float" office:value="0" calcext:value-type="float">
            <text:p>0</text:p>
          </table:table-cell>
          <table:table-cell table:formula="of:=IF([.$A1675]=0;[.$B1675]-MAX([.$B$1:.B16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formula="of:=IF([.A1676]=0;SUM([.$A$1:.A1676]);0)" office:value-type="float" office:value="0" calcext:value-type="float">
            <text:p>0</text:p>
          </table:table-cell>
          <table:table-cell table:formula="of:=IF([.$A1676]=0;[.$B1676]-MAX([.$B$1:.B16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IF([.A1677]=0;SUM([.$A$1:.A1677]);0)" office:value-type="float" office:value="0" calcext:value-type="float">
            <text:p>0</text:p>
          </table:table-cell>
          <table:table-cell table:formula="of:=IF([.$A1677]=0;[.$B1677]-MAX([.$B$1:.B16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formula="of:=IF([.A1678]=0;SUM([.$A$1:.A1678]);0)" office:value-type="float" office:value="0" calcext:value-type="float">
            <text:p>0</text:p>
          </table:table-cell>
          <table:table-cell table:formula="of:=IF([.$A1678]=0;[.$B1678]-MAX([.$B$1:.B16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79]=0;SUM([.$A$1:.A1679]);0)" office:value-type="float" office:value="8538690" calcext:value-type="float">
            <text:p>8538690</text:p>
          </table:table-cell>
          <table:table-cell table:formula="of:=IF([.$A1679]=0;[.$B1679]-MAX([.$B$1:.B1678]);0)" office:value-type="float" office:value="50505" calcext:value-type="float">
            <text:p>50505</text:p>
          </table:table-cell>
          <table:table-cell table:number-columns-repeated="3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formula="of:=IF([.A1680]=0;SUM([.$A$1:.A1680]);0)" office:value-type="float" office:value="0" calcext:value-type="float">
            <text:p>0</text:p>
          </table:table-cell>
          <table:table-cell table:formula="of:=IF([.$A1680]=0;[.$B1680]-MAX([.$B$1:.B16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formula="of:=IF([.A1681]=0;SUM([.$A$1:.A1681]);0)" office:value-type="float" office:value="0" calcext:value-type="float">
            <text:p>0</text:p>
          </table:table-cell>
          <table:table-cell table:formula="of:=IF([.$A1681]=0;[.$B1681]-MAX([.$B$1:.B16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IF([.A1682]=0;SUM([.$A$1:.A1682]);0)" office:value-type="float" office:value="0" calcext:value-type="float">
            <text:p>0</text:p>
          </table:table-cell>
          <table:table-cell table:formula="of:=IF([.$A1682]=0;[.$B1682]-MAX([.$B$1:.B16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IF([.A1683]=0;SUM([.$A$1:.A1683]);0)" office:value-type="float" office:value="0" calcext:value-type="float">
            <text:p>0</text:p>
          </table:table-cell>
          <table:table-cell table:formula="of:=IF([.$A1683]=0;[.$B1683]-MAX([.$B$1:.B16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formula="of:=IF([.A1684]=0;SUM([.$A$1:.A1684]);0)" office:value-type="float" office:value="0" calcext:value-type="float">
            <text:p>0</text:p>
          </table:table-cell>
          <table:table-cell table:formula="of:=IF([.$A1684]=0;[.$B1684]-MAX([.$B$1:.B16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85]=0;SUM([.$A$1:.A1685]);0)" office:value-type="float" office:value="8563578" calcext:value-type="float">
            <text:p>8563578</text:p>
          </table:table-cell>
          <table:table-cell table:formula="of:=IF([.$A1685]=0;[.$B1685]-MAX([.$B$1:.B1684]);0)" office:value-type="float" office:value="24888" calcext:value-type="float">
            <text:p>24888</text:p>
          </table:table-cell>
          <table:table-cell table:number-columns-repeated="3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IF([.A1686]=0;SUM([.$A$1:.A1686]);0)" office:value-type="float" office:value="0" calcext:value-type="float">
            <text:p>0</text:p>
          </table:table-cell>
          <table:table-cell table:formula="of:=IF([.$A1686]=0;[.$B1686]-MAX([.$B$1:.B16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formula="of:=IF([.A1687]=0;SUM([.$A$1:.A1687]);0)" office:value-type="float" office:value="0" calcext:value-type="float">
            <text:p>0</text:p>
          </table:table-cell>
          <table:table-cell table:formula="of:=IF([.$A1687]=0;[.$B1687]-MAX([.$B$1:.B16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68" calcext:value-type="float">
            <text:p>11068</text:p>
          </table:table-cell>
          <table:table-cell table:formula="of:=IF([.A1688]=0;SUM([.$A$1:.A1688]);0)" office:value-type="float" office:value="0" calcext:value-type="float">
            <text:p>0</text:p>
          </table:table-cell>
          <table:table-cell table:formula="of:=IF([.$A1688]=0;[.$B1688]-MAX([.$B$1:.B16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IF([.A1689]=0;SUM([.$A$1:.A1689]);0)" office:value-type="float" office:value="0" calcext:value-type="float">
            <text:p>0</text:p>
          </table:table-cell>
          <table:table-cell table:formula="of:=IF([.$A1689]=0;[.$B1689]-MAX([.$B$1:.B16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IF([.A1690]=0;SUM([.$A$1:.A1690]);0)" office:value-type="float" office:value="0" calcext:value-type="float">
            <text:p>0</text:p>
          </table:table-cell>
          <table:table-cell table:formula="of:=IF([.$A1690]=0;[.$B1690]-MAX([.$B$1:.B16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IF([.A1691]=0;SUM([.$A$1:.A1691]);0)" office:value-type="float" office:value="0" calcext:value-type="float">
            <text:p>0</text:p>
          </table:table-cell>
          <table:table-cell table:formula="of:=IF([.$A1691]=0;[.$B1691]-MAX([.$B$1:.B16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IF([.A1692]=0;SUM([.$A$1:.A1692]);0)" office:value-type="float" office:value="0" calcext:value-type="float">
            <text:p>0</text:p>
          </table:table-cell>
          <table:table-cell table:formula="of:=IF([.$A1692]=0;[.$B1692]-MAX([.$B$1:.B16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693]=0;SUM([.$A$1:.A1693]);0)" office:value-type="float" office:value="8608467" calcext:value-type="float">
            <text:p>8608467</text:p>
          </table:table-cell>
          <table:table-cell table:formula="of:=IF([.$A1693]=0;[.$B1693]-MAX([.$B$1:.B1692]);0)" office:value-type="float" office:value="44889" calcext:value-type="float">
            <text:p>44889</text:p>
          </table:table-cell>
          <table:table-cell table:number-columns-repeated="3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formula="of:=IF([.A1694]=0;SUM([.$A$1:.A1694]);0)" office:value-type="float" office:value="0" calcext:value-type="float">
            <text:p>0</text:p>
          </table:table-cell>
          <table:table-cell table:formula="of:=IF([.$A1694]=0;[.$B1694]-MAX([.$B$1:.B16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formula="of:=IF([.A1695]=0;SUM([.$A$1:.A1695]);0)" office:value-type="float" office:value="0" calcext:value-type="float">
            <text:p>0</text:p>
          </table:table-cell>
          <table:table-cell table:formula="of:=IF([.$A1695]=0;[.$B1695]-MAX([.$B$1:.B16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IF([.A1696]=0;SUM([.$A$1:.A1696]);0)" office:value-type="float" office:value="0" calcext:value-type="float">
            <text:p>0</text:p>
          </table:table-cell>
          <table:table-cell table:formula="of:=IF([.$A1696]=0;[.$B1696]-MAX([.$B$1:.B16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formula="of:=IF([.A1697]=0;SUM([.$A$1:.A1697]);0)" office:value-type="float" office:value="0" calcext:value-type="float">
            <text:p>0</text:p>
          </table:table-cell>
          <table:table-cell table:formula="of:=IF([.$A1697]=0;[.$B1697]-MAX([.$B$1:.B16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IF([.A1698]=0;SUM([.$A$1:.A1698]);0)" office:value-type="float" office:value="0" calcext:value-type="float">
            <text:p>0</text:p>
          </table:table-cell>
          <table:table-cell table:formula="of:=IF([.$A1698]=0;[.$B1698]-MAX([.$B$1:.B16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IF([.A1699]=0;SUM([.$A$1:.A1699]);0)" office:value-type="float" office:value="0" calcext:value-type="float">
            <text:p>0</text:p>
          </table:table-cell>
          <table:table-cell table:formula="of:=IF([.$A1699]=0;[.$B1699]-MAX([.$B$1:.B16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1700]=0;SUM([.$A$1:.A1700]);0)" office:value-type="float" office:value="0" calcext:value-type="float">
            <text:p>0</text:p>
          </table:table-cell>
          <table:table-cell table:formula="of:=IF([.$A1700]=0;[.$B1700]-MAX([.$B$1:.B16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formula="of:=IF([.A1701]=0;SUM([.$A$1:.A1701]);0)" office:value-type="float" office:value="0" calcext:value-type="float">
            <text:p>0</text:p>
          </table:table-cell>
          <table:table-cell table:formula="of:=IF([.$A1701]=0;[.$B1701]-MAX([.$B$1:.B17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IF([.A1702]=0;SUM([.$A$1:.A1702]);0)" office:value-type="float" office:value="0" calcext:value-type="float">
            <text:p>0</text:p>
          </table:table-cell>
          <table:table-cell table:formula="of:=IF([.$A1702]=0;[.$B1702]-MAX([.$B$1:.B17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formula="of:=IF([.A1703]=0;SUM([.$A$1:.A1703]);0)" office:value-type="float" office:value="0" calcext:value-type="float">
            <text:p>0</text:p>
          </table:table-cell>
          <table:table-cell table:formula="of:=IF([.$A1703]=0;[.$B1703]-MAX([.$B$1:.B17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IF([.A1704]=0;SUM([.$A$1:.A1704]);0)" office:value-type="float" office:value="0" calcext:value-type="float">
            <text:p>0</text:p>
          </table:table-cell>
          <table:table-cell table:formula="of:=IF([.$A1704]=0;[.$B1704]-MAX([.$B$1:.B17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IF([.A1705]=0;SUM([.$A$1:.A1705]);0)" office:value-type="float" office:value="0" calcext:value-type="float">
            <text:p>0</text:p>
          </table:table-cell>
          <table:table-cell table:formula="of:=IF([.$A1705]=0;[.$B1705]-MAX([.$B$1:.B17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IF([.A1706]=0;SUM([.$A$1:.A1706]);0)" office:value-type="float" office:value="0" calcext:value-type="float">
            <text:p>0</text:p>
          </table:table-cell>
          <table:table-cell table:formula="of:=IF([.$A1706]=0;[.$B1706]-MAX([.$B$1:.B17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formula="of:=IF([.A1707]=0;SUM([.$A$1:.A1707]);0)" office:value-type="float" office:value="0" calcext:value-type="float">
            <text:p>0</text:p>
          </table:table-cell>
          <table:table-cell table:formula="of:=IF([.$A1707]=0;[.$B1707]-MAX([.$B$1:.B17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1708]=0;SUM([.$A$1:.A1708]);0)" office:value-type="float" office:value="0" calcext:value-type="float">
            <text:p>0</text:p>
          </table:table-cell>
          <table:table-cell table:formula="of:=IF([.$A1708]=0;[.$B1708]-MAX([.$B$1:.B17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09]=0;SUM([.$A$1:.A1709]);0)" office:value-type="float" office:value="8667962" calcext:value-type="float">
            <text:p>8667962</text:p>
          </table:table-cell>
          <table:table-cell table:formula="of:=IF([.$A1709]=0;[.$B1709]-MAX([.$B$1:.B1708]);0)" office:value-type="float" office:value="59495" calcext:value-type="float">
            <text:p>59495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IF([.A1710]=0;SUM([.$A$1:.A1710]);0)" office:value-type="float" office:value="0" calcext:value-type="float">
            <text:p>0</text:p>
          </table:table-cell>
          <table:table-cell table:formula="of:=IF([.$A1710]=0;[.$B1710]-MAX([.$B$1:.B17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formula="of:=IF([.A1711]=0;SUM([.$A$1:.A1711]);0)" office:value-type="float" office:value="0" calcext:value-type="float">
            <text:p>0</text:p>
          </table:table-cell>
          <table:table-cell table:formula="of:=IF([.$A1711]=0;[.$B1711]-MAX([.$B$1:.B17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formula="of:=IF([.A1712]=0;SUM([.$A$1:.A1712]);0)" office:value-type="float" office:value="0" calcext:value-type="float">
            <text:p>0</text:p>
          </table:table-cell>
          <table:table-cell table:formula="of:=IF([.$A1712]=0;[.$B1712]-MAX([.$B$1:.B17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formula="of:=IF([.A1713]=0;SUM([.$A$1:.A1713]);0)" office:value-type="float" office:value="0" calcext:value-type="float">
            <text:p>0</text:p>
          </table:table-cell>
          <table:table-cell table:formula="of:=IF([.$A1713]=0;[.$B1713]-MAX([.$B$1:.B17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IF([.A1714]=0;SUM([.$A$1:.A1714]);0)" office:value-type="float" office:value="0" calcext:value-type="float">
            <text:p>0</text:p>
          </table:table-cell>
          <table:table-cell table:formula="of:=IF([.$A1714]=0;[.$B1714]-MAX([.$B$1:.B17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formula="of:=IF([.A1715]=0;SUM([.$A$1:.A1715]);0)" office:value-type="float" office:value="0" calcext:value-type="float">
            <text:p>0</text:p>
          </table:table-cell>
          <table:table-cell table:formula="of:=IF([.$A1715]=0;[.$B1715]-MAX([.$B$1:.B17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IF([.A1716]=0;SUM([.$A$1:.A1716]);0)" office:value-type="float" office:value="0" calcext:value-type="float">
            <text:p>0</text:p>
          </table:table-cell>
          <table:table-cell table:formula="of:=IF([.$A1716]=0;[.$B1716]-MAX([.$B$1:.B17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formula="of:=IF([.A1717]=0;SUM([.$A$1:.A1717]);0)" office:value-type="float" office:value="0" calcext:value-type="float">
            <text:p>0</text:p>
          </table:table-cell>
          <table:table-cell table:formula="of:=IF([.$A1717]=0;[.$B1717]-MAX([.$B$1:.B17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IF([.A1718]=0;SUM([.$A$1:.A1718]);0)" office:value-type="float" office:value="0" calcext:value-type="float">
            <text:p>0</text:p>
          </table:table-cell>
          <table:table-cell table:formula="of:=IF([.$A1718]=0;[.$B1718]-MAX([.$B$1:.B17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formula="of:=IF([.A1719]=0;SUM([.$A$1:.A1719]);0)" office:value-type="float" office:value="0" calcext:value-type="float">
            <text:p>0</text:p>
          </table:table-cell>
          <table:table-cell table:formula="of:=IF([.$A1719]=0;[.$B1719]-MAX([.$B$1:.B17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20]=0;SUM([.$A$1:.A1720]);0)" office:value-type="float" office:value="8718164" calcext:value-type="float">
            <text:p>8718164</text:p>
          </table:table-cell>
          <table:table-cell table:formula="of:=IF([.$A1720]=0;[.$B1720]-MAX([.$B$1:.B1719]);0)" office:value-type="float" office:value="50202" calcext:value-type="float">
            <text:p>50202</text:p>
          </table:table-cell>
          <table:table-cell table:number-columns-repeated="3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formula="of:=IF([.A1721]=0;SUM([.$A$1:.A1721]);0)" office:value-type="float" office:value="0" calcext:value-type="float">
            <text:p>0</text:p>
          </table:table-cell>
          <table:table-cell table:formula="of:=IF([.$A1721]=0;[.$B1721]-MAX([.$B$1:.B17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formula="of:=IF([.A1722]=0;SUM([.$A$1:.A1722]);0)" office:value-type="float" office:value="0" calcext:value-type="float">
            <text:p>0</text:p>
          </table:table-cell>
          <table:table-cell table:formula="of:=IF([.$A1722]=0;[.$B1722]-MAX([.$B$1:.B17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IF([.A1723]=0;SUM([.$A$1:.A1723]);0)" office:value-type="float" office:value="0" calcext:value-type="float">
            <text:p>0</text:p>
          </table:table-cell>
          <table:table-cell table:formula="of:=IF([.$A1723]=0;[.$B1723]-MAX([.$B$1:.B17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formula="of:=IF([.A1724]=0;SUM([.$A$1:.A1724]);0)" office:value-type="float" office:value="0" calcext:value-type="float">
            <text:p>0</text:p>
          </table:table-cell>
          <table:table-cell table:formula="of:=IF([.$A1724]=0;[.$B1724]-MAX([.$B$1:.B17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formula="of:=IF([.A1725]=0;SUM([.$A$1:.A1725]);0)" office:value-type="float" office:value="0" calcext:value-type="float">
            <text:p>0</text:p>
          </table:table-cell>
          <table:table-cell table:formula="of:=IF([.$A1725]=0;[.$B1725]-MAX([.$B$1:.B17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IF([.A1726]=0;SUM([.$A$1:.A1726]);0)" office:value-type="float" office:value="0" calcext:value-type="float">
            <text:p>0</text:p>
          </table:table-cell>
          <table:table-cell table:formula="of:=IF([.$A1726]=0;[.$B1726]-MAX([.$B$1:.B17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formula="of:=IF([.A1727]=0;SUM([.$A$1:.A1727]);0)" office:value-type="float" office:value="0" calcext:value-type="float">
            <text:p>0</text:p>
          </table:table-cell>
          <table:table-cell table:formula="of:=IF([.$A1727]=0;[.$B1727]-MAX([.$B$1:.B17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formula="of:=IF([.A1728]=0;SUM([.$A$1:.A1728]);0)" office:value-type="float" office:value="0" calcext:value-type="float">
            <text:p>0</text:p>
          </table:table-cell>
          <table:table-cell table:formula="of:=IF([.$A1728]=0;[.$B1728]-MAX([.$B$1:.B17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29]=0;SUM([.$A$1:.A1729]);0)" office:value-type="float" office:value="8772680" calcext:value-type="float">
            <text:p>8772680</text:p>
          </table:table-cell>
          <table:table-cell table:formula="of:=IF([.$A1729]=0;[.$B1729]-MAX([.$B$1:.B1728]);0)" office:value-type="float" office:value="54516" calcext:value-type="float">
            <text:p>54516</text:p>
          </table:table-cell>
          <table:table-cell table:number-columns-repeated="3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formula="of:=IF([.A1730]=0;SUM([.$A$1:.A1730]);0)" office:value-type="float" office:value="0" calcext:value-type="float">
            <text:p>0</text:p>
          </table:table-cell>
          <table:table-cell table:formula="of:=IF([.$A1730]=0;[.$B1730]-MAX([.$B$1:.B17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formula="of:=IF([.A1731]=0;SUM([.$A$1:.A1731]);0)" office:value-type="float" office:value="0" calcext:value-type="float">
            <text:p>0</text:p>
          </table:table-cell>
          <table:table-cell table:formula="of:=IF([.$A1731]=0;[.$B1731]-MAX([.$B$1:.B17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IF([.A1732]=0;SUM([.$A$1:.A1732]);0)" office:value-type="float" office:value="0" calcext:value-type="float">
            <text:p>0</text:p>
          </table:table-cell>
          <table:table-cell table:formula="of:=IF([.$A1732]=0;[.$B1732]-MAX([.$B$1:.B17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formula="of:=IF([.A1733]=0;SUM([.$A$1:.A1733]);0)" office:value-type="float" office:value="0" calcext:value-type="float">
            <text:p>0</text:p>
          </table:table-cell>
          <table:table-cell table:formula="of:=IF([.$A1733]=0;[.$B1733]-MAX([.$B$1:.B17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IF([.A1734]=0;SUM([.$A$1:.A1734]);0)" office:value-type="float" office:value="0" calcext:value-type="float">
            <text:p>0</text:p>
          </table:table-cell>
          <table:table-cell table:formula="of:=IF([.$A1734]=0;[.$B1734]-MAX([.$B$1:.B17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IF([.A1735]=0;SUM([.$A$1:.A1735]);0)" office:value-type="float" office:value="0" calcext:value-type="float">
            <text:p>0</text:p>
          </table:table-cell>
          <table:table-cell table:formula="of:=IF([.$A1735]=0;[.$B1735]-MAX([.$B$1:.B17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IF([.A1736]=0;SUM([.$A$1:.A1736]);0)" office:value-type="float" office:value="0" calcext:value-type="float">
            <text:p>0</text:p>
          </table:table-cell>
          <table:table-cell table:formula="of:=IF([.$A1736]=0;[.$B1736]-MAX([.$B$1:.B17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IF([.A1737]=0;SUM([.$A$1:.A1737]);0)" office:value-type="float" office:value="0" calcext:value-type="float">
            <text:p>0</text:p>
          </table:table-cell>
          <table:table-cell table:formula="of:=IF([.$A1737]=0;[.$B1737]-MAX([.$B$1:.B17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IF([.A1738]=0;SUM([.$A$1:.A1738]);0)" office:value-type="float" office:value="0" calcext:value-type="float">
            <text:p>0</text:p>
          </table:table-cell>
          <table:table-cell table:formula="of:=IF([.$A1738]=0;[.$B1738]-MAX([.$B$1:.B17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39]=0;SUM([.$A$1:.A1739]);0)" office:value-type="float" office:value="8821361" calcext:value-type="float">
            <text:p>8821361</text:p>
          </table:table-cell>
          <table:table-cell table:formula="of:=IF([.$A1739]=0;[.$B1739]-MAX([.$B$1:.B1738]);0)" office:value-type="float" office:value="48681" calcext:value-type="float">
            <text:p>48681</text:p>
          </table:table-cell>
          <table:table-cell table:number-columns-repeated="3"/>
        </table:table-row>
        <table:table-row table:style-name="ro1">
          <table:table-cell office:value-type="float" office:value="33991" calcext:value-type="float">
            <text:p>33991</text:p>
          </table:table-cell>
          <table:table-cell table:formula="of:=IF([.A1740]=0;SUM([.$A$1:.A1740]);0)" office:value-type="float" office:value="0" calcext:value-type="float">
            <text:p>0</text:p>
          </table:table-cell>
          <table:table-cell table:formula="of:=IF([.$A1740]=0;[.$B1740]-MAX([.$B$1:.B17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53" calcext:value-type="float">
            <text:p>37153</text:p>
          </table:table-cell>
          <table:table-cell table:formula="of:=IF([.A1741]=0;SUM([.$A$1:.A1741]);0)" office:value-type="float" office:value="0" calcext:value-type="float">
            <text:p>0</text:p>
          </table:table-cell>
          <table:table-cell table:formula="of:=IF([.$A1741]=0;[.$B1741]-MAX([.$B$1:.B17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42]=0;SUM([.$A$1:.A1742]);0)" office:value-type="float" office:value="8892505" calcext:value-type="float">
            <text:p>8892505</text:p>
          </table:table-cell>
          <table:table-cell table:formula="of:=IF([.$A1742]=0;[.$B1742]-MAX([.$B$1:.B1741]);0)" office:value-type="float" office:value="71144" calcext:value-type="float">
            <text:p>71144</text:p>
          </table:table-cell>
          <table:table-cell table:number-columns-repeated="3"/>
        </table:table-row>
        <table:table-row table:style-name="ro1">
          <table:table-cell office:value-type="float" office:value="10839" calcext:value-type="float">
            <text:p>10839</text:p>
          </table:table-cell>
          <table:table-cell table:formula="of:=IF([.A1743]=0;SUM([.$A$1:.A1743]);0)" office:value-type="float" office:value="0" calcext:value-type="float">
            <text:p>0</text:p>
          </table:table-cell>
          <table:table-cell table:formula="of:=IF([.$A1743]=0;[.$B1743]-MAX([.$B$1:.B17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54" calcext:value-type="float">
            <text:p>17054</text:p>
          </table:table-cell>
          <table:table-cell table:formula="of:=IF([.A1744]=0;SUM([.$A$1:.A1744]);0)" office:value-type="float" office:value="0" calcext:value-type="float">
            <text:p>0</text:p>
          </table:table-cell>
          <table:table-cell table:formula="of:=IF([.$A1744]=0;[.$B1744]-MAX([.$B$1:.B17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IF([.A1745]=0;SUM([.$A$1:.A1745]);0)" office:value-type="float" office:value="0" calcext:value-type="float">
            <text:p>0</text:p>
          </table:table-cell>
          <table:table-cell table:formula="of:=IF([.$A1745]=0;[.$B1745]-MAX([.$B$1:.B17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62" calcext:value-type="float">
            <text:p>16762</text:p>
          </table:table-cell>
          <table:table-cell table:formula="of:=IF([.A1746]=0;SUM([.$A$1:.A1746]);0)" office:value-type="float" office:value="0" calcext:value-type="float">
            <text:p>0</text:p>
          </table:table-cell>
          <table:table-cell table:formula="of:=IF([.$A1746]=0;[.$B1746]-MAX([.$B$1:.B17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47]=0;SUM([.$A$1:.A1747]);0)" office:value-type="float" office:value="8939434" calcext:value-type="float">
            <text:p>8939434</text:p>
          </table:table-cell>
          <table:table-cell table:formula="of:=IF([.$A1747]=0;[.$B1747]-MAX([.$B$1:.B1746]);0)" office:value-type="float" office:value="46929" calcext:value-type="float">
            <text:p>46929</text:p>
          </table:table-cell>
          <table:table-cell table:number-columns-repeated="3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IF([.A1748]=0;SUM([.$A$1:.A1748]);0)" office:value-type="float" office:value="0" calcext:value-type="float">
            <text:p>0</text:p>
          </table:table-cell>
          <table:table-cell table:formula="of:=IF([.$A1748]=0;[.$B1748]-MAX([.$B$1:.B17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IF([.A1749]=0;SUM([.$A$1:.A1749]);0)" office:value-type="float" office:value="0" calcext:value-type="float">
            <text:p>0</text:p>
          </table:table-cell>
          <table:table-cell table:formula="of:=IF([.$A1749]=0;[.$B1749]-MAX([.$B$1:.B17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formula="of:=IF([.A1750]=0;SUM([.$A$1:.A1750]);0)" office:value-type="float" office:value="0" calcext:value-type="float">
            <text:p>0</text:p>
          </table:table-cell>
          <table:table-cell table:formula="of:=IF([.$A1750]=0;[.$B1750]-MAX([.$B$1:.B17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.A1751]=0;SUM([.$A$1:.A1751]);0)" office:value-type="float" office:value="0" calcext:value-type="float">
            <text:p>0</text:p>
          </table:table-cell>
          <table:table-cell table:formula="of:=IF([.$A1751]=0;[.$B1751]-MAX([.$B$1:.B17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formula="of:=IF([.A1752]=0;SUM([.$A$1:.A1752]);0)" office:value-type="float" office:value="0" calcext:value-type="float">
            <text:p>0</text:p>
          </table:table-cell>
          <table:table-cell table:formula="of:=IF([.$A1752]=0;[.$B1752]-MAX([.$B$1:.B17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formula="of:=IF([.A1753]=0;SUM([.$A$1:.A1753]);0)" office:value-type="float" office:value="0" calcext:value-type="float">
            <text:p>0</text:p>
          </table:table-cell>
          <table:table-cell table:formula="of:=IF([.$A1753]=0;[.$B1753]-MAX([.$B$1:.B17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IF([.A1754]=0;SUM([.$A$1:.A1754]);0)" office:value-type="float" office:value="0" calcext:value-type="float">
            <text:p>0</text:p>
          </table:table-cell>
          <table:table-cell table:formula="of:=IF([.$A1754]=0;[.$B1754]-MAX([.$B$1:.B17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1755]=0;SUM([.$A$1:.A1755]);0)" office:value-type="float" office:value="0" calcext:value-type="float">
            <text:p>0</text:p>
          </table:table-cell>
          <table:table-cell table:formula="of:=IF([.$A1755]=0;[.$B1755]-MAX([.$B$1:.B17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IF([.A1756]=0;SUM([.$A$1:.A1756]);0)" office:value-type="float" office:value="0" calcext:value-type="float">
            <text:p>0</text:p>
          </table:table-cell>
          <table:table-cell table:formula="of:=IF([.$A1756]=0;[.$B1756]-MAX([.$B$1:.B17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formula="of:=IF([.A1757]=0;SUM([.$A$1:.A1757]);0)" office:value-type="float" office:value="0" calcext:value-type="float">
            <text:p>0</text:p>
          </table:table-cell>
          <table:table-cell table:formula="of:=IF([.$A1757]=0;[.$B1757]-MAX([.$B$1:.B17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formula="of:=IF([.A1758]=0;SUM([.$A$1:.A1758]);0)" office:value-type="float" office:value="0" calcext:value-type="float">
            <text:p>0</text:p>
          </table:table-cell>
          <table:table-cell table:formula="of:=IF([.$A1758]=0;[.$B1758]-MAX([.$B$1:.B17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59]=0;SUM([.$A$1:.A1759]);0)" office:value-type="float" office:value="8990259" calcext:value-type="float">
            <text:p>8990259</text:p>
          </table:table-cell>
          <table:table-cell table:formula="of:=IF([.$A1759]=0;[.$B1759]-MAX([.$B$1:.B1758]);0)" office:value-type="float" office:value="50825" calcext:value-type="float">
            <text:p>50825</text:p>
          </table:table-cell>
          <table:table-cell table:number-columns-repeated="3"/>
        </table:table-row>
        <table:table-row table:style-name="ro1">
          <table:table-cell office:value-type="float" office:value="15466" calcext:value-type="float">
            <text:p>15466</text:p>
          </table:table-cell>
          <table:table-cell table:formula="of:=IF([.A1760]=0;SUM([.$A$1:.A1760]);0)" office:value-type="float" office:value="0" calcext:value-type="float">
            <text:p>0</text:p>
          </table:table-cell>
          <table:table-cell table:formula="of:=IF([.$A1760]=0;[.$B1760]-MAX([.$B$1:.B17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73" calcext:value-type="float">
            <text:p>17473</text:p>
          </table:table-cell>
          <table:table-cell table:formula="of:=IF([.A1761]=0;SUM([.$A$1:.A1761]);0)" office:value-type="float" office:value="0" calcext:value-type="float">
            <text:p>0</text:p>
          </table:table-cell>
          <table:table-cell table:formula="of:=IF([.$A1761]=0;[.$B1761]-MAX([.$B$1:.B17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06" calcext:value-type="float">
            <text:p>11506</text:p>
          </table:table-cell>
          <table:table-cell table:formula="of:=IF([.A1762]=0;SUM([.$A$1:.A1762]);0)" office:value-type="float" office:value="0" calcext:value-type="float">
            <text:p>0</text:p>
          </table:table-cell>
          <table:table-cell table:formula="of:=IF([.$A1762]=0;[.$B1762]-MAX([.$B$1:.B17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63]=0;SUM([.$A$1:.A1763]);0)" office:value-type="float" office:value="9034704" calcext:value-type="float">
            <text:p>9034704</text:p>
          </table:table-cell>
          <table:table-cell table:formula="of:=IF([.$A1763]=0;[.$B1763]-MAX([.$B$1:.B1762]);0)" office:value-type="float" office:value="44445" calcext:value-type="float">
            <text:p>44445</text:p>
          </table:table-cell>
          <table:table-cell table:number-columns-repeated="3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formula="of:=IF([.A1764]=0;SUM([.$A$1:.A1764]);0)" office:value-type="float" office:value="0" calcext:value-type="float">
            <text:p>0</text:p>
          </table:table-cell>
          <table:table-cell table:formula="of:=IF([.$A1764]=0;[.$B1764]-MAX([.$B$1:.B17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IF([.A1765]=0;SUM([.$A$1:.A1765]);0)" office:value-type="float" office:value="0" calcext:value-type="float">
            <text:p>0</text:p>
          </table:table-cell>
          <table:table-cell table:formula="of:=IF([.$A1765]=0;[.$B1765]-MAX([.$B$1:.B17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IF([.A1766]=0;SUM([.$A$1:.A1766]);0)" office:value-type="float" office:value="0" calcext:value-type="float">
            <text:p>0</text:p>
          </table:table-cell>
          <table:table-cell table:formula="of:=IF([.$A1766]=0;[.$B1766]-MAX([.$B$1:.B17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formula="of:=IF([.A1767]=0;SUM([.$A$1:.A1767]);0)" office:value-type="float" office:value="0" calcext:value-type="float">
            <text:p>0</text:p>
          </table:table-cell>
          <table:table-cell table:formula="of:=IF([.$A1767]=0;[.$B1767]-MAX([.$B$1:.B17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formula="of:=IF([.A1768]=0;SUM([.$A$1:.A1768]);0)" office:value-type="float" office:value="0" calcext:value-type="float">
            <text:p>0</text:p>
          </table:table-cell>
          <table:table-cell table:formula="of:=IF([.$A1768]=0;[.$B1768]-MAX([.$B$1:.B17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IF([.A1769]=0;SUM([.$A$1:.A1769]);0)" office:value-type="float" office:value="0" calcext:value-type="float">
            <text:p>0</text:p>
          </table:table-cell>
          <table:table-cell table:formula="of:=IF([.$A1769]=0;[.$B1769]-MAX([.$B$1:.B17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[.A1770]=0;SUM([.$A$1:.A1770]);0)" office:value-type="float" office:value="0" calcext:value-type="float">
            <text:p>0</text:p>
          </table:table-cell>
          <table:table-cell table:formula="of:=IF([.$A1770]=0;[.$B1770]-MAX([.$B$1:.B17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[.A1771]=0;SUM([.$A$1:.A1771]);0)" office:value-type="float" office:value="0" calcext:value-type="float">
            <text:p>0</text:p>
          </table:table-cell>
          <table:table-cell table:formula="of:=IF([.$A1771]=0;[.$B1771]-MAX([.$B$1:.B17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IF([.A1772]=0;SUM([.$A$1:.A1772]);0)" office:value-type="float" office:value="0" calcext:value-type="float">
            <text:p>0</text:p>
          </table:table-cell>
          <table:table-cell table:formula="of:=IF([.$A1772]=0;[.$B1772]-MAX([.$B$1:.B17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formula="of:=IF([.A1773]=0;SUM([.$A$1:.A1773]);0)" office:value-type="float" office:value="0" calcext:value-type="float">
            <text:p>0</text:p>
          </table:table-cell>
          <table:table-cell table:formula="of:=IF([.$A1773]=0;[.$B1773]-MAX([.$B$1:.B17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IF([.A1774]=0;SUM([.$A$1:.A1774]);0)" office:value-type="float" office:value="0" calcext:value-type="float">
            <text:p>0</text:p>
          </table:table-cell>
          <table:table-cell table:formula="of:=IF([.$A1774]=0;[.$B1774]-MAX([.$B$1:.B17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formula="of:=IF([.A1775]=0;SUM([.$A$1:.A1775]);0)" office:value-type="float" office:value="0" calcext:value-type="float">
            <text:p>0</text:p>
          </table:table-cell>
          <table:table-cell table:formula="of:=IF([.$A1775]=0;[.$B1775]-MAX([.$B$1:.B17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76]=0;SUM([.$A$1:.A1776]);0)" office:value-type="float" office:value="9086427" calcext:value-type="float">
            <text:p>9086427</text:p>
          </table:table-cell>
          <table:table-cell table:formula="of:=IF([.$A1776]=0;[.$B1776]-MAX([.$B$1:.B1775]);0)" office:value-type="float" office:value="51723" calcext:value-type="float">
            <text:p>51723</text:p>
          </table:table-cell>
          <table:table-cell table:number-columns-repeated="3"/>
        </table:table-row>
        <table:table-row table:style-name="ro1">
          <table:table-cell office:value-type="float" office:value="11595" calcext:value-type="float">
            <text:p>11595</text:p>
          </table:table-cell>
          <table:table-cell table:formula="of:=IF([.A1777]=0;SUM([.$A$1:.A1777]);0)" office:value-type="float" office:value="0" calcext:value-type="float">
            <text:p>0</text:p>
          </table:table-cell>
          <table:table-cell table:formula="of:=IF([.$A1777]=0;[.$B1777]-MAX([.$B$1:.B17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26" calcext:value-type="float">
            <text:p>11726</text:p>
          </table:table-cell>
          <table:table-cell table:formula="of:=IF([.A1778]=0;SUM([.$A$1:.A1778]);0)" office:value-type="float" office:value="0" calcext:value-type="float">
            <text:p>0</text:p>
          </table:table-cell>
          <table:table-cell table:formula="of:=IF([.$A1778]=0;[.$B1778]-MAX([.$B$1:.B17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formula="of:=IF([.A1779]=0;SUM([.$A$1:.A1779]);0)" office:value-type="float" office:value="0" calcext:value-type="float">
            <text:p>0</text:p>
          </table:table-cell>
          <table:table-cell table:formula="of:=IF([.$A1779]=0;[.$B1779]-MAX([.$B$1:.B17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formula="of:=IF([.A1780]=0;SUM([.$A$1:.A1780]);0)" office:value-type="float" office:value="0" calcext:value-type="float">
            <text:p>0</text:p>
          </table:table-cell>
          <table:table-cell table:formula="of:=IF([.$A1780]=0;[.$B1780]-MAX([.$B$1:.B17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78" calcext:value-type="float">
            <text:p>10978</text:p>
          </table:table-cell>
          <table:table-cell table:formula="of:=IF([.A1781]=0;SUM([.$A$1:.A1781]);0)" office:value-type="float" office:value="0" calcext:value-type="float">
            <text:p>0</text:p>
          </table:table-cell>
          <table:table-cell table:formula="of:=IF([.$A1781]=0;[.$B1781]-MAX([.$B$1:.B17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48" calcext:value-type="float">
            <text:p>11348</text:p>
          </table:table-cell>
          <table:table-cell table:formula="of:=IF([.A1782]=0;SUM([.$A$1:.A1782]);0)" office:value-type="float" office:value="0" calcext:value-type="float">
            <text:p>0</text:p>
          </table:table-cell>
          <table:table-cell table:formula="of:=IF([.$A1782]=0;[.$B1782]-MAX([.$B$1:.B17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formula="of:=IF([.A1783]=0;SUM([.$A$1:.A1783]);0)" office:value-type="float" office:value="0" calcext:value-type="float">
            <text:p>0</text:p>
          </table:table-cell>
          <table:table-cell table:formula="of:=IF([.$A1783]=0;[.$B1783]-MAX([.$B$1:.B17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84]=0;SUM([.$A$1:.A1784]);0)" office:value-type="float" office:value="9149906" calcext:value-type="float">
            <text:p>9149906</text:p>
          </table:table-cell>
          <table:table-cell table:formula="of:=IF([.$A1784]=0;[.$B1784]-MAX([.$B$1:.B1783]);0)" office:value-type="float" office:value="63479" calcext:value-type="float">
            <text:p>63479</text:p>
          </table:table-cell>
          <table:table-cell table:number-columns-repeated="3"/>
        </table:table-row>
        <table:table-row table:style-name="ro1">
          <table:table-cell office:value-type="float" office:value="69359" calcext:value-type="float">
            <text:p>69359</text:p>
          </table:table-cell>
          <table:table-cell table:formula="of:=IF([.A1785]=0;SUM([.$A$1:.A1785]);0)" office:value-type="float" office:value="0" calcext:value-type="float">
            <text:p>0</text:p>
          </table:table-cell>
          <table:table-cell table:formula="of:=IF([.$A1785]=0;[.$B1785]-MAX([.$B$1:.B17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86]=0;SUM([.$A$1:.A1786]);0)" office:value-type="float" office:value="9219265" calcext:value-type="float">
            <text:p>9219265</text:p>
          </table:table-cell>
          <table:table-cell table:formula="of:=IF([.$A1786]=0;[.$B1786]-MAX([.$B$1:.B1785]);0)" office:value-type="float" office:value="69359" calcext:value-type="float">
            <text:p>69359</text:p>
          </table:table-cell>
          <table:table-cell table:number-columns-repeated="3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formula="of:=IF([.A1787]=0;SUM([.$A$1:.A1787]);0)" office:value-type="float" office:value="0" calcext:value-type="float">
            <text:p>0</text:p>
          </table:table-cell>
          <table:table-cell table:formula="of:=IF([.$A1787]=0;[.$B1787]-MAX([.$B$1:.B17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formula="of:=IF([.A1788]=0;SUM([.$A$1:.A1788]);0)" office:value-type="float" office:value="0" calcext:value-type="float">
            <text:p>0</text:p>
          </table:table-cell>
          <table:table-cell table:formula="of:=IF([.$A1788]=0;[.$B1788]-MAX([.$B$1:.B17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IF([.A1789]=0;SUM([.$A$1:.A1789]);0)" office:value-type="float" office:value="0" calcext:value-type="float">
            <text:p>0</text:p>
          </table:table-cell>
          <table:table-cell table:formula="of:=IF([.$A1789]=0;[.$B1789]-MAX([.$B$1:.B17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.A1790]=0;SUM([.$A$1:.A1790]);0)" office:value-type="float" office:value="0" calcext:value-type="float">
            <text:p>0</text:p>
          </table:table-cell>
          <table:table-cell table:formula="of:=IF([.$A1790]=0;[.$B1790]-MAX([.$B$1:.B17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1791]=0;SUM([.$A$1:.A1791]);0)" office:value-type="float" office:value="0" calcext:value-type="float">
            <text:p>0</text:p>
          </table:table-cell>
          <table:table-cell table:formula="of:=IF([.$A1791]=0;[.$B1791]-MAX([.$B$1:.B17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IF([.A1792]=0;SUM([.$A$1:.A1792]);0)" office:value-type="float" office:value="0" calcext:value-type="float">
            <text:p>0</text:p>
          </table:table-cell>
          <table:table-cell table:formula="of:=IF([.$A1792]=0;[.$B1792]-MAX([.$B$1:.B17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IF([.A1793]=0;SUM([.$A$1:.A1793]);0)" office:value-type="float" office:value="0" calcext:value-type="float">
            <text:p>0</text:p>
          </table:table-cell>
          <table:table-cell table:formula="of:=IF([.$A1793]=0;[.$B1793]-MAX([.$B$1:.B17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IF([.A1794]=0;SUM([.$A$1:.A1794]);0)" office:value-type="float" office:value="0" calcext:value-type="float">
            <text:p>0</text:p>
          </table:table-cell>
          <table:table-cell table:formula="of:=IF([.$A1794]=0;[.$B1794]-MAX([.$B$1:.B17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795]=0;SUM([.$A$1:.A1795]);0)" office:value-type="float" office:value="9261787" calcext:value-type="float">
            <text:p>9261787</text:p>
          </table:table-cell>
          <table:table-cell table:formula="of:=IF([.$A1795]=0;[.$B1795]-MAX([.$B$1:.B1794]);0)" office:value-type="float" office:value="42522" calcext:value-type="float">
            <text:p>42522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IF([.A1796]=0;SUM([.$A$1:.A1796]);0)" office:value-type="float" office:value="0" calcext:value-type="float">
            <text:p>0</text:p>
          </table:table-cell>
          <table:table-cell table:formula="of:=IF([.$A1796]=0;[.$B1796]-MAX([.$B$1:.B17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IF([.A1797]=0;SUM([.$A$1:.A1797]);0)" office:value-type="float" office:value="0" calcext:value-type="float">
            <text:p>0</text:p>
          </table:table-cell>
          <table:table-cell table:formula="of:=IF([.$A1797]=0;[.$B1797]-MAX([.$B$1:.B17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IF([.A1798]=0;SUM([.$A$1:.A1798]);0)" office:value-type="float" office:value="0" calcext:value-type="float">
            <text:p>0</text:p>
          </table:table-cell>
          <table:table-cell table:formula="of:=IF([.$A1798]=0;[.$B1798]-MAX([.$B$1:.B17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formula="of:=IF([.A1799]=0;SUM([.$A$1:.A1799]);0)" office:value-type="float" office:value="0" calcext:value-type="float">
            <text:p>0</text:p>
          </table:table-cell>
          <table:table-cell table:formula="of:=IF([.$A1799]=0;[.$B1799]-MAX([.$B$1:.B17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formula="of:=IF([.A1800]=0;SUM([.$A$1:.A1800]);0)" office:value-type="float" office:value="0" calcext:value-type="float">
            <text:p>0</text:p>
          </table:table-cell>
          <table:table-cell table:formula="of:=IF([.$A1800]=0;[.$B1800]-MAX([.$B$1:.B17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IF([.A1801]=0;SUM([.$A$1:.A1801]);0)" office:value-type="float" office:value="0" calcext:value-type="float">
            <text:p>0</text:p>
          </table:table-cell>
          <table:table-cell table:formula="of:=IF([.$A1801]=0;[.$B1801]-MAX([.$B$1:.B18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IF([.A1802]=0;SUM([.$A$1:.A1802]);0)" office:value-type="float" office:value="0" calcext:value-type="float">
            <text:p>0</text:p>
          </table:table-cell>
          <table:table-cell table:formula="of:=IF([.$A1802]=0;[.$B1802]-MAX([.$B$1:.B18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IF([.A1803]=0;SUM([.$A$1:.A1803]);0)" office:value-type="float" office:value="0" calcext:value-type="float">
            <text:p>0</text:p>
          </table:table-cell>
          <table:table-cell table:formula="of:=IF([.$A1803]=0;[.$B1803]-MAX([.$B$1:.B18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IF([.A1804]=0;SUM([.$A$1:.A1804]);0)" office:value-type="float" office:value="0" calcext:value-type="float">
            <text:p>0</text:p>
          </table:table-cell>
          <table:table-cell table:formula="of:=IF([.$A1804]=0;[.$B1804]-MAX([.$B$1:.B18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IF([.A1805]=0;SUM([.$A$1:.A1805]);0)" office:value-type="float" office:value="0" calcext:value-type="float">
            <text:p>0</text:p>
          </table:table-cell>
          <table:table-cell table:formula="of:=IF([.$A1805]=0;[.$B1805]-MAX([.$B$1:.B18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1806]=0;SUM([.$A$1:.A1806]);0)" office:value-type="float" office:value="0" calcext:value-type="float">
            <text:p>0</text:p>
          </table:table-cell>
          <table:table-cell table:formula="of:=IF([.$A1806]=0;[.$B1806]-MAX([.$B$1:.B18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IF([.A1807]=0;SUM([.$A$1:.A1807]);0)" office:value-type="float" office:value="0" calcext:value-type="float">
            <text:p>0</text:p>
          </table:table-cell>
          <table:table-cell table:formula="of:=IF([.$A1807]=0;[.$B1807]-MAX([.$B$1:.B18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formula="of:=IF([.A1808]=0;SUM([.$A$1:.A1808]);0)" office:value-type="float" office:value="0" calcext:value-type="float">
            <text:p>0</text:p>
          </table:table-cell>
          <table:table-cell table:formula="of:=IF([.$A1808]=0;[.$B1808]-MAX([.$B$1:.B18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IF([.A1809]=0;SUM([.$A$1:.A1809]);0)" office:value-type="float" office:value="0" calcext:value-type="float">
            <text:p>0</text:p>
          </table:table-cell>
          <table:table-cell table:formula="of:=IF([.$A1809]=0;[.$B1809]-MAX([.$B$1:.B18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10]=0;SUM([.$A$1:.A1810]);0)" office:value-type="float" office:value="9313191" calcext:value-type="float">
            <text:p>9313191</text:p>
          </table:table-cell>
          <table:table-cell table:formula="of:=IF([.$A1810]=0;[.$B1810]-MAX([.$B$1:.B1809]);0)" office:value-type="float" office:value="51404" calcext:value-type="float">
            <text:p>51404</text:p>
          </table:table-cell>
          <table:table-cell table:number-columns-repeated="3"/>
        </table:table-row>
        <table:table-row table:style-name="ro1">
          <table:table-cell office:value-type="float" office:value="10757" calcext:value-type="float">
            <text:p>10757</text:p>
          </table:table-cell>
          <table:table-cell table:formula="of:=IF([.A1811]=0;SUM([.$A$1:.A1811]);0)" office:value-type="float" office:value="0" calcext:value-type="float">
            <text:p>0</text:p>
          </table:table-cell>
          <table:table-cell table:formula="of:=IF([.$A1811]=0;[.$B1811]-MAX([.$B$1:.B18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04" calcext:value-type="float">
            <text:p>17804</text:p>
          </table:table-cell>
          <table:table-cell table:formula="of:=IF([.A1812]=0;SUM([.$A$1:.A1812]);0)" office:value-type="float" office:value="0" calcext:value-type="float">
            <text:p>0</text:p>
          </table:table-cell>
          <table:table-cell table:formula="of:=IF([.$A1812]=0;[.$B1812]-MAX([.$B$1:.B18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67" calcext:value-type="float">
            <text:p>13767</text:p>
          </table:table-cell>
          <table:table-cell table:formula="of:=IF([.A1813]=0;SUM([.$A$1:.A1813]);0)" office:value-type="float" office:value="0" calcext:value-type="float">
            <text:p>0</text:p>
          </table:table-cell>
          <table:table-cell table:formula="of:=IF([.$A1813]=0;[.$B1813]-MAX([.$B$1:.B18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14]=0;SUM([.$A$1:.A1814]);0)" office:value-type="float" office:value="9355519" calcext:value-type="float">
            <text:p>9355519</text:p>
          </table:table-cell>
          <table:table-cell table:formula="of:=IF([.$A1814]=0;[.$B1814]-MAX([.$B$1:.B1813]);0)" office:value-type="float" office:value="42328" calcext:value-type="float">
            <text:p>42328</text:p>
          </table:table-cell>
          <table:table-cell table:number-columns-repeated="3"/>
        </table:table-row>
        <table:table-row table:style-name="ro1">
          <table:table-cell office:value-type="float" office:value="13854" calcext:value-type="float">
            <text:p>13854</text:p>
          </table:table-cell>
          <table:table-cell table:formula="of:=IF([.A1815]=0;SUM([.$A$1:.A1815]);0)" office:value-type="float" office:value="0" calcext:value-type="float">
            <text:p>0</text:p>
          </table:table-cell>
          <table:table-cell table:formula="of:=IF([.$A1815]=0;[.$B1815]-MAX([.$B$1:.B18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IF([.A1816]=0;SUM([.$A$1:.A1816]);0)" office:value-type="float" office:value="0" calcext:value-type="float">
            <text:p>0</text:p>
          </table:table-cell>
          <table:table-cell table:formula="of:=IF([.$A1816]=0;[.$B1816]-MAX([.$B$1:.B18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18" calcext:value-type="float">
            <text:p>25818</text:p>
          </table:table-cell>
          <table:table-cell table:formula="of:=IF([.A1817]=0;SUM([.$A$1:.A1817]);0)" office:value-type="float" office:value="0" calcext:value-type="float">
            <text:p>0</text:p>
          </table:table-cell>
          <table:table-cell table:formula="of:=IF([.$A1817]=0;[.$B1817]-MAX([.$B$1:.B18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18]=0;SUM([.$A$1:.A1818]);0)" office:value-type="float" office:value="9397839" calcext:value-type="float">
            <text:p>9397839</text:p>
          </table:table-cell>
          <table:table-cell table:formula="of:=IF([.$A1818]=0;[.$B1818]-MAX([.$B$1:.B1817]);0)" office:value-type="float" office:value="42320" calcext:value-type="float">
            <text:p>42320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formula="of:=IF([.A1819]=0;SUM([.$A$1:.A1819]);0)" office:value-type="float" office:value="0" calcext:value-type="float">
            <text:p>0</text:p>
          </table:table-cell>
          <table:table-cell table:formula="of:=IF([.$A1819]=0;[.$B1819]-MAX([.$B$1:.B18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formula="of:=IF([.A1820]=0;SUM([.$A$1:.A1820]);0)" office:value-type="float" office:value="0" calcext:value-type="float">
            <text:p>0</text:p>
          </table:table-cell>
          <table:table-cell table:formula="of:=IF([.$A1820]=0;[.$B1820]-MAX([.$B$1:.B18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IF([.A1821]=0;SUM([.$A$1:.A1821]);0)" office:value-type="float" office:value="0" calcext:value-type="float">
            <text:p>0</text:p>
          </table:table-cell>
          <table:table-cell table:formula="of:=IF([.$A1821]=0;[.$B1821]-MAX([.$B$1:.B18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48" calcext:value-type="float">
            <text:p>11448</text:p>
          </table:table-cell>
          <table:table-cell table:formula="of:=IF([.A1822]=0;SUM([.$A$1:.A1822]);0)" office:value-type="float" office:value="0" calcext:value-type="float">
            <text:p>0</text:p>
          </table:table-cell>
          <table:table-cell table:formula="of:=IF([.$A1822]=0;[.$B1822]-MAX([.$B$1:.B18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47" calcext:value-type="float">
            <text:p>12847</text:p>
          </table:table-cell>
          <table:table-cell table:formula="of:=IF([.A1823]=0;SUM([.$A$1:.A1823]);0)" office:value-type="float" office:value="0" calcext:value-type="float">
            <text:p>0</text:p>
          </table:table-cell>
          <table:table-cell table:formula="of:=IF([.$A1823]=0;[.$B1823]-MAX([.$B$1:.B18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IF([.A1824]=0;SUM([.$A$1:.A1824]);0)" office:value-type="float" office:value="0" calcext:value-type="float">
            <text:p>0</text:p>
          </table:table-cell>
          <table:table-cell table:formula="of:=IF([.$A1824]=0;[.$B1824]-MAX([.$B$1:.B18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25]=0;SUM([.$A$1:.A1825]);0)" office:value-type="float" office:value="9441795" calcext:value-type="float">
            <text:p>9441795</text:p>
          </table:table-cell>
          <table:table-cell table:formula="of:=IF([.$A1825]=0;[.$B1825]-MAX([.$B$1:.B1824]);0)" office:value-type="float" office:value="43956" calcext:value-type="float">
            <text:p>43956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1826]=0;SUM([.$A$1:.A1826]);0)" office:value-type="float" office:value="0" calcext:value-type="float">
            <text:p>0</text:p>
          </table:table-cell>
          <table:table-cell table:formula="of:=IF([.$A1826]=0;[.$B1826]-MAX([.$B$1:.B18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76" calcext:value-type="float">
            <text:p>11876</text:p>
          </table:table-cell>
          <table:table-cell table:formula="of:=IF([.A1827]=0;SUM([.$A$1:.A1827]);0)" office:value-type="float" office:value="0" calcext:value-type="float">
            <text:p>0</text:p>
          </table:table-cell>
          <table:table-cell table:formula="of:=IF([.$A1827]=0;[.$B1827]-MAX([.$B$1:.B18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86" calcext:value-type="float">
            <text:p>13686</text:p>
          </table:table-cell>
          <table:table-cell table:formula="of:=IF([.A1828]=0;SUM([.$A$1:.A1828]);0)" office:value-type="float" office:value="0" calcext:value-type="float">
            <text:p>0</text:p>
          </table:table-cell>
          <table:table-cell table:formula="of:=IF([.$A1828]=0;[.$B1828]-MAX([.$B$1:.B18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70" calcext:value-type="float">
            <text:p>15670</text:p>
          </table:table-cell>
          <table:table-cell table:formula="of:=IF([.A1829]=0;SUM([.$A$1:.A1829]);0)" office:value-type="float" office:value="0" calcext:value-type="float">
            <text:p>0</text:p>
          </table:table-cell>
          <table:table-cell table:formula="of:=IF([.$A1829]=0;[.$B1829]-MAX([.$B$1:.B18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IF([.A1830]=0;SUM([.$A$1:.A1830]);0)" office:value-type="float" office:value="0" calcext:value-type="float">
            <text:p>0</text:p>
          </table:table-cell>
          <table:table-cell table:formula="of:=IF([.$A1830]=0;[.$B1830]-MAX([.$B$1:.B18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31]=0;SUM([.$A$1:.A1831]);0)" office:value-type="float" office:value="9487985" calcext:value-type="float">
            <text:p>9487985</text:p>
          </table:table-cell>
          <table:table-cell table:formula="of:=IF([.$A1831]=0;[.$B1831]-MAX([.$B$1:.B1830]);0)" office:value-type="float" office:value="46190" calcext:value-type="float">
            <text:p>46190</text:p>
          </table:table-cell>
          <table:table-cell table:number-columns-repeated="3"/>
        </table:table-row>
        <table:table-row table:style-name="ro1">
          <table:table-cell office:value-type="float" office:value="11207" calcext:value-type="float">
            <text:p>11207</text:p>
          </table:table-cell>
          <table:table-cell table:formula="of:=IF([.A1832]=0;SUM([.$A$1:.A1832]);0)" office:value-type="float" office:value="0" calcext:value-type="float">
            <text:p>0</text:p>
          </table:table-cell>
          <table:table-cell table:formula="of:=IF([.$A1832]=0;[.$B1832]-MAX([.$B$1:.B18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IF([.A1833]=0;SUM([.$A$1:.A1833]);0)" office:value-type="float" office:value="0" calcext:value-type="float">
            <text:p>0</text:p>
          </table:table-cell>
          <table:table-cell table:formula="of:=IF([.$A1833]=0;[.$B1833]-MAX([.$B$1:.B18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63" calcext:value-type="float">
            <text:p>16863</text:p>
          </table:table-cell>
          <table:table-cell table:formula="of:=IF([.A1834]=0;SUM([.$A$1:.A1834]);0)" office:value-type="float" office:value="0" calcext:value-type="float">
            <text:p>0</text:p>
          </table:table-cell>
          <table:table-cell table:formula="of:=IF([.$A1834]=0;[.$B1834]-MAX([.$B$1:.B18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formula="of:=IF([.A1835]=0;SUM([.$A$1:.A1835]);0)" office:value-type="float" office:value="0" calcext:value-type="float">
            <text:p>0</text:p>
          </table:table-cell>
          <table:table-cell table:formula="of:=IF([.$A1835]=0;[.$B1835]-MAX([.$B$1:.B18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36]=0;SUM([.$A$1:.A1836]);0)" office:value-type="float" office:value="9528255" calcext:value-type="float">
            <text:p>9528255</text:p>
          </table:table-cell>
          <table:table-cell table:formula="of:=IF([.$A1836]=0;[.$B1836]-MAX([.$B$1:.B1835]);0)" office:value-type="float" office:value="40270" calcext:value-type="float">
            <text:p>40270</text:p>
          </table:table-cell>
          <table:table-cell table:number-columns-repeated="3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IF([.A1837]=0;SUM([.$A$1:.A1837]);0)" office:value-type="float" office:value="0" calcext:value-type="float">
            <text:p>0</text:p>
          </table:table-cell>
          <table:table-cell table:formula="of:=IF([.$A1837]=0;[.$B1837]-MAX([.$B$1:.B18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1838]=0;SUM([.$A$1:.A1838]);0)" office:value-type="float" office:value="0" calcext:value-type="float">
            <text:p>0</text:p>
          </table:table-cell>
          <table:table-cell table:formula="of:=IF([.$A1838]=0;[.$B1838]-MAX([.$B$1:.B18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IF([.A1839]=0;SUM([.$A$1:.A1839]);0)" office:value-type="float" office:value="0" calcext:value-type="float">
            <text:p>0</text:p>
          </table:table-cell>
          <table:table-cell table:formula="of:=IF([.$A1839]=0;[.$B1839]-MAX([.$B$1:.B18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IF([.A1840]=0;SUM([.$A$1:.A1840]);0)" office:value-type="float" office:value="0" calcext:value-type="float">
            <text:p>0</text:p>
          </table:table-cell>
          <table:table-cell table:formula="of:=IF([.$A1840]=0;[.$B1840]-MAX([.$B$1:.B18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formula="of:=IF([.A1841]=0;SUM([.$A$1:.A1841]);0)" office:value-type="float" office:value="0" calcext:value-type="float">
            <text:p>0</text:p>
          </table:table-cell>
          <table:table-cell table:formula="of:=IF([.$A1841]=0;[.$B1841]-MAX([.$B$1:.B18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formula="of:=IF([.A1842]=0;SUM([.$A$1:.A1842]);0)" office:value-type="float" office:value="0" calcext:value-type="float">
            <text:p>0</text:p>
          </table:table-cell>
          <table:table-cell table:formula="of:=IF([.$A1842]=0;[.$B1842]-MAX([.$B$1:.B18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IF([.A1843]=0;SUM([.$A$1:.A1843]);0)" office:value-type="float" office:value="0" calcext:value-type="float">
            <text:p>0</text:p>
          </table:table-cell>
          <table:table-cell table:formula="of:=IF([.$A1843]=0;[.$B1843]-MAX([.$B$1:.B18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formula="of:=IF([.A1844]=0;SUM([.$A$1:.A1844]);0)" office:value-type="float" office:value="0" calcext:value-type="float">
            <text:p>0</text:p>
          </table:table-cell>
          <table:table-cell table:formula="of:=IF([.$A1844]=0;[.$B1844]-MAX([.$B$1:.B18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IF([.A1845]=0;SUM([.$A$1:.A1845]);0)" office:value-type="float" office:value="0" calcext:value-type="float">
            <text:p>0</text:p>
          </table:table-cell>
          <table:table-cell table:formula="of:=IF([.$A1845]=0;[.$B1845]-MAX([.$B$1:.B18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IF([.A1846]=0;SUM([.$A$1:.A1846]);0)" office:value-type="float" office:value="0" calcext:value-type="float">
            <text:p>0</text:p>
          </table:table-cell>
          <table:table-cell table:formula="of:=IF([.$A1846]=0;[.$B1846]-MAX([.$B$1:.B18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IF([.A1847]=0;SUM([.$A$1:.A1847]);0)" office:value-type="float" office:value="0" calcext:value-type="float">
            <text:p>0</text:p>
          </table:table-cell>
          <table:table-cell table:formula="of:=IF([.$A1847]=0;[.$B1847]-MAX([.$B$1:.B18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IF([.A1848]=0;SUM([.$A$1:.A1848]);0)" office:value-type="float" office:value="0" calcext:value-type="float">
            <text:p>0</text:p>
          </table:table-cell>
          <table:table-cell table:formula="of:=IF([.$A1848]=0;[.$B1848]-MAX([.$B$1:.B18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IF([.A1849]=0;SUM([.$A$1:.A1849]);0)" office:value-type="float" office:value="0" calcext:value-type="float">
            <text:p>0</text:p>
          </table:table-cell>
          <table:table-cell table:formula="of:=IF([.$A1849]=0;[.$B1849]-MAX([.$B$1:.B18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IF([.A1850]=0;SUM([.$A$1:.A1850]);0)" office:value-type="float" office:value="0" calcext:value-type="float">
            <text:p>0</text:p>
          </table:table-cell>
          <table:table-cell table:formula="of:=IF([.$A1850]=0;[.$B1850]-MAX([.$B$1:.B18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IF([.A1851]=0;SUM([.$A$1:.A1851]);0)" office:value-type="float" office:value="0" calcext:value-type="float">
            <text:p>0</text:p>
          </table:table-cell>
          <table:table-cell table:formula="of:=IF([.$A1851]=0;[.$B1851]-MAX([.$B$1:.B18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52]=0;SUM([.$A$1:.A1852]);0)" office:value-type="float" office:value="9570141" calcext:value-type="float">
            <text:p>9570141</text:p>
          </table:table-cell>
          <table:table-cell table:formula="of:=IF([.$A1852]=0;[.$B1852]-MAX([.$B$1:.B1851]);0)" office:value-type="float" office:value="41886" calcext:value-type="float">
            <text:p>41886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IF([.A1853]=0;SUM([.$A$1:.A1853]);0)" office:value-type="float" office:value="0" calcext:value-type="float">
            <text:p>0</text:p>
          </table:table-cell>
          <table:table-cell table:formula="of:=IF([.$A1853]=0;[.$B1853]-MAX([.$B$1:.B18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formula="of:=IF([.A1854]=0;SUM([.$A$1:.A1854]);0)" office:value-type="float" office:value="0" calcext:value-type="float">
            <text:p>0</text:p>
          </table:table-cell>
          <table:table-cell table:formula="of:=IF([.$A1854]=0;[.$B1854]-MAX([.$B$1:.B18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IF([.A1855]=0;SUM([.$A$1:.A1855]);0)" office:value-type="float" office:value="0" calcext:value-type="float">
            <text:p>0</text:p>
          </table:table-cell>
          <table:table-cell table:formula="of:=IF([.$A1855]=0;[.$B1855]-MAX([.$B$1:.B18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IF([.A1856]=0;SUM([.$A$1:.A1856]);0)" office:value-type="float" office:value="0" calcext:value-type="float">
            <text:p>0</text:p>
          </table:table-cell>
          <table:table-cell table:formula="of:=IF([.$A1856]=0;[.$B1856]-MAX([.$B$1:.B18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IF([.A1857]=0;SUM([.$A$1:.A1857]);0)" office:value-type="float" office:value="0" calcext:value-type="float">
            <text:p>0</text:p>
          </table:table-cell>
          <table:table-cell table:formula="of:=IF([.$A1857]=0;[.$B1857]-MAX([.$B$1:.B18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IF([.A1858]=0;SUM([.$A$1:.A1858]);0)" office:value-type="float" office:value="0" calcext:value-type="float">
            <text:p>0</text:p>
          </table:table-cell>
          <table:table-cell table:formula="of:=IF([.$A1858]=0;[.$B1858]-MAX([.$B$1:.B18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IF([.A1859]=0;SUM([.$A$1:.A1859]);0)" office:value-type="float" office:value="0" calcext:value-type="float">
            <text:p>0</text:p>
          </table:table-cell>
          <table:table-cell table:formula="of:=IF([.$A1859]=0;[.$B1859]-MAX([.$B$1:.B18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formula="of:=IF([.A1860]=0;SUM([.$A$1:.A1860]);0)" office:value-type="float" office:value="0" calcext:value-type="float">
            <text:p>0</text:p>
          </table:table-cell>
          <table:table-cell table:formula="of:=IF([.$A1860]=0;[.$B1860]-MAX([.$B$1:.B18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formula="of:=IF([.A1861]=0;SUM([.$A$1:.A1861]);0)" office:value-type="float" office:value="0" calcext:value-type="float">
            <text:p>0</text:p>
          </table:table-cell>
          <table:table-cell table:formula="of:=IF([.$A1861]=0;[.$B1861]-MAX([.$B$1:.B18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formula="of:=IF([.A1862]=0;SUM([.$A$1:.A1862]);0)" office:value-type="float" office:value="0" calcext:value-type="float">
            <text:p>0</text:p>
          </table:table-cell>
          <table:table-cell table:formula="of:=IF([.$A1862]=0;[.$B1862]-MAX([.$B$1:.B18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IF([.A1863]=0;SUM([.$A$1:.A1863]);0)" office:value-type="float" office:value="0" calcext:value-type="float">
            <text:p>0</text:p>
          </table:table-cell>
          <table:table-cell table:formula="of:=IF([.$A1863]=0;[.$B1863]-MAX([.$B$1:.B18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IF([.A1864]=0;SUM([.$A$1:.A1864]);0)" office:value-type="float" office:value="0" calcext:value-type="float">
            <text:p>0</text:p>
          </table:table-cell>
          <table:table-cell table:formula="of:=IF([.$A1864]=0;[.$B1864]-MAX([.$B$1:.B18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IF([.A1865]=0;SUM([.$A$1:.A1865]);0)" office:value-type="float" office:value="0" calcext:value-type="float">
            <text:p>0</text:p>
          </table:table-cell>
          <table:table-cell table:formula="of:=IF([.$A1865]=0;[.$B1865]-MAX([.$B$1:.B18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formula="of:=IF([.A1866]=0;SUM([.$A$1:.A1866]);0)" office:value-type="float" office:value="0" calcext:value-type="float">
            <text:p>0</text:p>
          </table:table-cell>
          <table:table-cell table:formula="of:=IF([.$A1866]=0;[.$B1866]-MAX([.$B$1:.B18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67]=0;SUM([.$A$1:.A1867]);0)" office:value-type="float" office:value="9619689" calcext:value-type="float">
            <text:p>9619689</text:p>
          </table:table-cell>
          <table:table-cell table:formula="of:=IF([.$A1867]=0;[.$B1867]-MAX([.$B$1:.B1866]);0)" office:value-type="float" office:value="49548" calcext:value-type="float">
            <text:p>49548</text:p>
          </table:table-cell>
          <table:table-cell table:number-columns-repeated="3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IF([.A1868]=0;SUM([.$A$1:.A1868]);0)" office:value-type="float" office:value="0" calcext:value-type="float">
            <text:p>0</text:p>
          </table:table-cell>
          <table:table-cell table:formula="of:=IF([.$A1868]=0;[.$B1868]-MAX([.$B$1:.B18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formula="of:=IF([.A1869]=0;SUM([.$A$1:.A1869]);0)" office:value-type="float" office:value="0" calcext:value-type="float">
            <text:p>0</text:p>
          </table:table-cell>
          <table:table-cell table:formula="of:=IF([.$A1869]=0;[.$B1869]-MAX([.$B$1:.B18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IF([.A1870]=0;SUM([.$A$1:.A1870]);0)" office:value-type="float" office:value="0" calcext:value-type="float">
            <text:p>0</text:p>
          </table:table-cell>
          <table:table-cell table:formula="of:=IF([.$A1870]=0;[.$B1870]-MAX([.$B$1:.B18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formula="of:=IF([.A1871]=0;SUM([.$A$1:.A1871]);0)" office:value-type="float" office:value="0" calcext:value-type="float">
            <text:p>0</text:p>
          </table:table-cell>
          <table:table-cell table:formula="of:=IF([.$A1871]=0;[.$B1871]-MAX([.$B$1:.B18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IF([.A1872]=0;SUM([.$A$1:.A1872]);0)" office:value-type="float" office:value="0" calcext:value-type="float">
            <text:p>0</text:p>
          </table:table-cell>
          <table:table-cell table:formula="of:=IF([.$A1872]=0;[.$B1872]-MAX([.$B$1:.B18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IF([.A1873]=0;SUM([.$A$1:.A1873]);0)" office:value-type="float" office:value="0" calcext:value-type="float">
            <text:p>0</text:p>
          </table:table-cell>
          <table:table-cell table:formula="of:=IF([.$A1873]=0;[.$B1873]-MAX([.$B$1:.B18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1874]=0;SUM([.$A$1:.A1874]);0)" office:value-type="float" office:value="0" calcext:value-type="float">
            <text:p>0</text:p>
          </table:table-cell>
          <table:table-cell table:formula="of:=IF([.$A1874]=0;[.$B1874]-MAX([.$B$1:.B18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IF([.A1875]=0;SUM([.$A$1:.A1875]);0)" office:value-type="float" office:value="0" calcext:value-type="float">
            <text:p>0</text:p>
          </table:table-cell>
          <table:table-cell table:formula="of:=IF([.$A1875]=0;[.$B1875]-MAX([.$B$1:.B18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formula="of:=IF([.A1876]=0;SUM([.$A$1:.A1876]);0)" office:value-type="float" office:value="0" calcext:value-type="float">
            <text:p>0</text:p>
          </table:table-cell>
          <table:table-cell table:formula="of:=IF([.$A1876]=0;[.$B1876]-MAX([.$B$1:.B18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IF([.A1877]=0;SUM([.$A$1:.A1877]);0)" office:value-type="float" office:value="0" calcext:value-type="float">
            <text:p>0</text:p>
          </table:table-cell>
          <table:table-cell table:formula="of:=IF([.$A1877]=0;[.$B1877]-MAX([.$B$1:.B18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IF([.A1878]=0;SUM([.$A$1:.A1878]);0)" office:value-type="float" office:value="0" calcext:value-type="float">
            <text:p>0</text:p>
          </table:table-cell>
          <table:table-cell table:formula="of:=IF([.$A1878]=0;[.$B1878]-MAX([.$B$1:.B18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formula="of:=IF([.A1879]=0;SUM([.$A$1:.A1879]);0)" office:value-type="float" office:value="0" calcext:value-type="float">
            <text:p>0</text:p>
          </table:table-cell>
          <table:table-cell table:formula="of:=IF([.$A1879]=0;[.$B1879]-MAX([.$B$1:.B18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formula="of:=IF([.A1880]=0;SUM([.$A$1:.A1880]);0)" office:value-type="float" office:value="0" calcext:value-type="float">
            <text:p>0</text:p>
          </table:table-cell>
          <table:table-cell table:formula="of:=IF([.$A1880]=0;[.$B1880]-MAX([.$B$1:.B18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81]=0;SUM([.$A$1:.A1881]);0)" office:value-type="float" office:value="9672079" calcext:value-type="float">
            <text:p>9672079</text:p>
          </table:table-cell>
          <table:table-cell table:formula="of:=IF([.$A1881]=0;[.$B1881]-MAX([.$B$1:.B1880]);0)" office:value-type="float" office:value="52390" calcext:value-type="float">
            <text:p>52390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formula="of:=IF([.A1882]=0;SUM([.$A$1:.A1882]);0)" office:value-type="float" office:value="0" calcext:value-type="float">
            <text:p>0</text:p>
          </table:table-cell>
          <table:table-cell table:formula="of:=IF([.$A1882]=0;[.$B1882]-MAX([.$B$1:.B18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IF([.A1883]=0;SUM([.$A$1:.A1883]);0)" office:value-type="float" office:value="0" calcext:value-type="float">
            <text:p>0</text:p>
          </table:table-cell>
          <table:table-cell table:formula="of:=IF([.$A1883]=0;[.$B1883]-MAX([.$B$1:.B18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IF([.A1884]=0;SUM([.$A$1:.A1884]);0)" office:value-type="float" office:value="0" calcext:value-type="float">
            <text:p>0</text:p>
          </table:table-cell>
          <table:table-cell table:formula="of:=IF([.$A1884]=0;[.$B1884]-MAX([.$B$1:.B18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formula="of:=IF([.A1885]=0;SUM([.$A$1:.A1885]);0)" office:value-type="float" office:value="0" calcext:value-type="float">
            <text:p>0</text:p>
          </table:table-cell>
          <table:table-cell table:formula="of:=IF([.$A1885]=0;[.$B1885]-MAX([.$B$1:.B18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IF([.A1886]=0;SUM([.$A$1:.A1886]);0)" office:value-type="float" office:value="0" calcext:value-type="float">
            <text:p>0</text:p>
          </table:table-cell>
          <table:table-cell table:formula="of:=IF([.$A1886]=0;[.$B1886]-MAX([.$B$1:.B18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IF([.A1887]=0;SUM([.$A$1:.A1887]);0)" office:value-type="float" office:value="0" calcext:value-type="float">
            <text:p>0</text:p>
          </table:table-cell>
          <table:table-cell table:formula="of:=IF([.$A1887]=0;[.$B1887]-MAX([.$B$1:.B18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formula="of:=IF([.A1888]=0;SUM([.$A$1:.A1888]);0)" office:value-type="float" office:value="0" calcext:value-type="float">
            <text:p>0</text:p>
          </table:table-cell>
          <table:table-cell table:formula="of:=IF([.$A1888]=0;[.$B1888]-MAX([.$B$1:.B18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IF([.A1889]=0;SUM([.$A$1:.A1889]);0)" office:value-type="float" office:value="0" calcext:value-type="float">
            <text:p>0</text:p>
          </table:table-cell>
          <table:table-cell table:formula="of:=IF([.$A1889]=0;[.$B1889]-MAX([.$B$1:.B18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formula="of:=IF([.A1890]=0;SUM([.$A$1:.A1890]);0)" office:value-type="float" office:value="0" calcext:value-type="float">
            <text:p>0</text:p>
          </table:table-cell>
          <table:table-cell table:formula="of:=IF([.$A1890]=0;[.$B1890]-MAX([.$B$1:.B18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IF([.A1891]=0;SUM([.$A$1:.A1891]);0)" office:value-type="float" office:value="0" calcext:value-type="float">
            <text:p>0</text:p>
          </table:table-cell>
          <table:table-cell table:formula="of:=IF([.$A1891]=0;[.$B1891]-MAX([.$B$1:.B18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formula="of:=IF([.A1892]=0;SUM([.$A$1:.A1892]);0)" office:value-type="float" office:value="0" calcext:value-type="float">
            <text:p>0</text:p>
          </table:table-cell>
          <table:table-cell table:formula="of:=IF([.$A1892]=0;[.$B1892]-MAX([.$B$1:.B18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IF([.A1893]=0;SUM([.$A$1:.A1893]);0)" office:value-type="float" office:value="0" calcext:value-type="float">
            <text:p>0</text:p>
          </table:table-cell>
          <table:table-cell table:formula="of:=IF([.$A1893]=0;[.$B1893]-MAX([.$B$1:.B18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894]=0;SUM([.$A$1:.A1894]);0)" office:value-type="float" office:value="9718578" calcext:value-type="float">
            <text:p>9718578</text:p>
          </table:table-cell>
          <table:table-cell table:formula="of:=IF([.$A1894]=0;[.$B1894]-MAX([.$B$1:.B1893]);0)" office:value-type="float" office:value="46499" calcext:value-type="float">
            <text:p>46499</text:p>
          </table:table-cell>
          <table:table-cell table:number-columns-repeated="3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IF([.A1895]=0;SUM([.$A$1:.A1895]);0)" office:value-type="float" office:value="0" calcext:value-type="float">
            <text:p>0</text:p>
          </table:table-cell>
          <table:table-cell table:formula="of:=IF([.$A1895]=0;[.$B1895]-MAX([.$B$1:.B18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formula="of:=IF([.A1896]=0;SUM([.$A$1:.A1896]);0)" office:value-type="float" office:value="0" calcext:value-type="float">
            <text:p>0</text:p>
          </table:table-cell>
          <table:table-cell table:formula="of:=IF([.$A1896]=0;[.$B1896]-MAX([.$B$1:.B18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formula="of:=IF([.A1897]=0;SUM([.$A$1:.A1897]);0)" office:value-type="float" office:value="0" calcext:value-type="float">
            <text:p>0</text:p>
          </table:table-cell>
          <table:table-cell table:formula="of:=IF([.$A1897]=0;[.$B1897]-MAX([.$B$1:.B18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IF([.A1898]=0;SUM([.$A$1:.A1898]);0)" office:value-type="float" office:value="0" calcext:value-type="float">
            <text:p>0</text:p>
          </table:table-cell>
          <table:table-cell table:formula="of:=IF([.$A1898]=0;[.$B1898]-MAX([.$B$1:.B18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899]=0;SUM([.$A$1:.A1899]);0)" office:value-type="float" office:value="0" calcext:value-type="float">
            <text:p>0</text:p>
          </table:table-cell>
          <table:table-cell table:formula="of:=IF([.$A1899]=0;[.$B1899]-MAX([.$B$1:.B18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IF([.A1900]=0;SUM([.$A$1:.A1900]);0)" office:value-type="float" office:value="0" calcext:value-type="float">
            <text:p>0</text:p>
          </table:table-cell>
          <table:table-cell table:formula="of:=IF([.$A1900]=0;[.$B1900]-MAX([.$B$1:.B18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IF([.A1901]=0;SUM([.$A$1:.A1901]);0)" office:value-type="float" office:value="0" calcext:value-type="float">
            <text:p>0</text:p>
          </table:table-cell>
          <table:table-cell table:formula="of:=IF([.$A1901]=0;[.$B1901]-MAX([.$B$1:.B19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IF([.A1902]=0;SUM([.$A$1:.A1902]);0)" office:value-type="float" office:value="0" calcext:value-type="float">
            <text:p>0</text:p>
          </table:table-cell>
          <table:table-cell table:formula="of:=IF([.$A1902]=0;[.$B1902]-MAX([.$B$1:.B19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IF([.A1903]=0;SUM([.$A$1:.A1903]);0)" office:value-type="float" office:value="0" calcext:value-type="float">
            <text:p>0</text:p>
          </table:table-cell>
          <table:table-cell table:formula="of:=IF([.$A1903]=0;[.$B1903]-MAX([.$B$1:.B19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IF([.A1904]=0;SUM([.$A$1:.A1904]);0)" office:value-type="float" office:value="0" calcext:value-type="float">
            <text:p>0</text:p>
          </table:table-cell>
          <table:table-cell table:formula="of:=IF([.$A1904]=0;[.$B1904]-MAX([.$B$1:.B19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IF([.A1905]=0;SUM([.$A$1:.A1905]);0)" office:value-type="float" office:value="0" calcext:value-type="float">
            <text:p>0</text:p>
          </table:table-cell>
          <table:table-cell table:formula="of:=IF([.$A1905]=0;[.$B1905]-MAX([.$B$1:.B19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IF([.A1906]=0;SUM([.$A$1:.A1906]);0)" office:value-type="float" office:value="0" calcext:value-type="float">
            <text:p>0</text:p>
          </table:table-cell>
          <table:table-cell table:formula="of:=IF([.$A1906]=0;[.$B1906]-MAX([.$B$1:.B19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IF([.A1907]=0;SUM([.$A$1:.A1907]);0)" office:value-type="float" office:value="0" calcext:value-type="float">
            <text:p>0</text:p>
          </table:table-cell>
          <table:table-cell table:formula="of:=IF([.$A1907]=0;[.$B1907]-MAX([.$B$1:.B19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IF([.A1908]=0;SUM([.$A$1:.A1908]);0)" office:value-type="float" office:value="0" calcext:value-type="float">
            <text:p>0</text:p>
          </table:table-cell>
          <table:table-cell table:formula="of:=IF([.$A1908]=0;[.$B1908]-MAX([.$B$1:.B19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09]=0;SUM([.$A$1:.A1909]);0)" office:value-type="float" office:value="9770415" calcext:value-type="float">
            <text:p>9770415</text:p>
          </table:table-cell>
          <table:table-cell table:formula="of:=IF([.$A1909]=0;[.$B1909]-MAX([.$B$1:.B1908]);0)" office:value-type="float" office:value="51837" calcext:value-type="float">
            <text:p>51837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formula="of:=IF([.A1910]=0;SUM([.$A$1:.A1910]);0)" office:value-type="float" office:value="0" calcext:value-type="float">
            <text:p>0</text:p>
          </table:table-cell>
          <table:table-cell table:formula="of:=IF([.$A1910]=0;[.$B1910]-MAX([.$B$1:.B19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IF([.A1911]=0;SUM([.$A$1:.A1911]);0)" office:value-type="float" office:value="0" calcext:value-type="float">
            <text:p>0</text:p>
          </table:table-cell>
          <table:table-cell table:formula="of:=IF([.$A1911]=0;[.$B1911]-MAX([.$B$1:.B19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formula="of:=IF([.A1912]=0;SUM([.$A$1:.A1912]);0)" office:value-type="float" office:value="0" calcext:value-type="float">
            <text:p>0</text:p>
          </table:table-cell>
          <table:table-cell table:formula="of:=IF([.$A1912]=0;[.$B1912]-MAX([.$B$1:.B19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formula="of:=IF([.A1913]=0;SUM([.$A$1:.A1913]);0)" office:value-type="float" office:value="0" calcext:value-type="float">
            <text:p>0</text:p>
          </table:table-cell>
          <table:table-cell table:formula="of:=IF([.$A1913]=0;[.$B1913]-MAX([.$B$1:.B19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formula="of:=IF([.A1914]=0;SUM([.$A$1:.A1914]);0)" office:value-type="float" office:value="0" calcext:value-type="float">
            <text:p>0</text:p>
          </table:table-cell>
          <table:table-cell table:formula="of:=IF([.$A1914]=0;[.$B1914]-MAX([.$B$1:.B19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formula="of:=IF([.A1915]=0;SUM([.$A$1:.A1915]);0)" office:value-type="float" office:value="0" calcext:value-type="float">
            <text:p>0</text:p>
          </table:table-cell>
          <table:table-cell table:formula="of:=IF([.$A1915]=0;[.$B1915]-MAX([.$B$1:.B19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IF([.A1916]=0;SUM([.$A$1:.A1916]);0)" office:value-type="float" office:value="0" calcext:value-type="float">
            <text:p>0</text:p>
          </table:table-cell>
          <table:table-cell table:formula="of:=IF([.$A1916]=0;[.$B1916]-MAX([.$B$1:.B19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IF([.A1917]=0;SUM([.$A$1:.A1917]);0)" office:value-type="float" office:value="0" calcext:value-type="float">
            <text:p>0</text:p>
          </table:table-cell>
          <table:table-cell table:formula="of:=IF([.$A1917]=0;[.$B1917]-MAX([.$B$1:.B19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18]=0;SUM([.$A$1:.A1918]);0)" office:value-type="float" office:value="9817981" calcext:value-type="float">
            <text:p>9817981</text:p>
          </table:table-cell>
          <table:table-cell table:formula="of:=IF([.$A1918]=0;[.$B1918]-MAX([.$B$1:.B1917]);0)" office:value-type="float" office:value="47566" calcext:value-type="float">
            <text:p>47566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formula="of:=IF([.A1919]=0;SUM([.$A$1:.A1919]);0)" office:value-type="float" office:value="0" calcext:value-type="float">
            <text:p>0</text:p>
          </table:table-cell>
          <table:table-cell table:formula="of:=IF([.$A1919]=0;[.$B1919]-MAX([.$B$1:.B19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formula="of:=IF([.A1920]=0;SUM([.$A$1:.A1920]);0)" office:value-type="float" office:value="0" calcext:value-type="float">
            <text:p>0</text:p>
          </table:table-cell>
          <table:table-cell table:formula="of:=IF([.$A1920]=0;[.$B1920]-MAX([.$B$1:.B19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IF([.A1921]=0;SUM([.$A$1:.A1921]);0)" office:value-type="float" office:value="0" calcext:value-type="float">
            <text:p>0</text:p>
          </table:table-cell>
          <table:table-cell table:formula="of:=IF([.$A1921]=0;[.$B1921]-MAX([.$B$1:.B19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IF([.A1922]=0;SUM([.$A$1:.A1922]);0)" office:value-type="float" office:value="0" calcext:value-type="float">
            <text:p>0</text:p>
          </table:table-cell>
          <table:table-cell table:formula="of:=IF([.$A1922]=0;[.$B1922]-MAX([.$B$1:.B19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formula="of:=IF([.A1923]=0;SUM([.$A$1:.A1923]);0)" office:value-type="float" office:value="0" calcext:value-type="float">
            <text:p>0</text:p>
          </table:table-cell>
          <table:table-cell table:formula="of:=IF([.$A1923]=0;[.$B1923]-MAX([.$B$1:.B19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.A1924]=0;SUM([.$A$1:.A1924]);0)" office:value-type="float" office:value="0" calcext:value-type="float">
            <text:p>0</text:p>
          </table:table-cell>
          <table:table-cell table:formula="of:=IF([.$A1924]=0;[.$B1924]-MAX([.$B$1:.B19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IF([.A1925]=0;SUM([.$A$1:.A1925]);0)" office:value-type="float" office:value="0" calcext:value-type="float">
            <text:p>0</text:p>
          </table:table-cell>
          <table:table-cell table:formula="of:=IF([.$A1925]=0;[.$B1925]-MAX([.$B$1:.B19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formula="of:=IF([.A1926]=0;SUM([.$A$1:.A1926]);0)" office:value-type="float" office:value="0" calcext:value-type="float">
            <text:p>0</text:p>
          </table:table-cell>
          <table:table-cell table:formula="of:=IF([.$A1926]=0;[.$B1926]-MAX([.$B$1:.B19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IF([.A1927]=0;SUM([.$A$1:.A1927]);0)" office:value-type="float" office:value="0" calcext:value-type="float">
            <text:p>0</text:p>
          </table:table-cell>
          <table:table-cell table:formula="of:=IF([.$A1927]=0;[.$B1927]-MAX([.$B$1:.B19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IF([.A1928]=0;SUM([.$A$1:.A1928]);0)" office:value-type="float" office:value="0" calcext:value-type="float">
            <text:p>0</text:p>
          </table:table-cell>
          <table:table-cell table:formula="of:=IF([.$A1928]=0;[.$B1928]-MAX([.$B$1:.B19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IF([.A1929]=0;SUM([.$A$1:.A1929]);0)" office:value-type="float" office:value="0" calcext:value-type="float">
            <text:p>0</text:p>
          </table:table-cell>
          <table:table-cell table:formula="of:=IF([.$A1929]=0;[.$B1929]-MAX([.$B$1:.B19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30]=0;SUM([.$A$1:.A1930]);0)" office:value-type="float" office:value="9856603" calcext:value-type="float">
            <text:p>9856603</text:p>
          </table:table-cell>
          <table:table-cell table:formula="of:=IF([.$A1930]=0;[.$B1930]-MAX([.$B$1:.B1929]);0)" office:value-type="float" office:value="38622" calcext:value-type="float">
            <text:p>38622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IF([.A1931]=0;SUM([.$A$1:.A1931]);0)" office:value-type="float" office:value="0" calcext:value-type="float">
            <text:p>0</text:p>
          </table:table-cell>
          <table:table-cell table:formula="of:=IF([.$A1931]=0;[.$B1931]-MAX([.$B$1:.B19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IF([.A1932]=0;SUM([.$A$1:.A1932]);0)" office:value-type="float" office:value="0" calcext:value-type="float">
            <text:p>0</text:p>
          </table:table-cell>
          <table:table-cell table:formula="of:=IF([.$A1932]=0;[.$B1932]-MAX([.$B$1:.B19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IF([.A1933]=0;SUM([.$A$1:.A1933]);0)" office:value-type="float" office:value="0" calcext:value-type="float">
            <text:p>0</text:p>
          </table:table-cell>
          <table:table-cell table:formula="of:=IF([.$A1933]=0;[.$B1933]-MAX([.$B$1:.B19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IF([.A1934]=0;SUM([.$A$1:.A1934]);0)" office:value-type="float" office:value="0" calcext:value-type="float">
            <text:p>0</text:p>
          </table:table-cell>
          <table:table-cell table:formula="of:=IF([.$A1934]=0;[.$B1934]-MAX([.$B$1:.B19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IF([.A1935]=0;SUM([.$A$1:.A1935]);0)" office:value-type="float" office:value="0" calcext:value-type="float">
            <text:p>0</text:p>
          </table:table-cell>
          <table:table-cell table:formula="of:=IF([.$A1935]=0;[.$B1935]-MAX([.$B$1:.B19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formula="of:=IF([.A1936]=0;SUM([.$A$1:.A1936]);0)" office:value-type="float" office:value="0" calcext:value-type="float">
            <text:p>0</text:p>
          </table:table-cell>
          <table:table-cell table:formula="of:=IF([.$A1936]=0;[.$B1936]-MAX([.$B$1:.B19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IF([.A1937]=0;SUM([.$A$1:.A1937]);0)" office:value-type="float" office:value="0" calcext:value-type="float">
            <text:p>0</text:p>
          </table:table-cell>
          <table:table-cell table:formula="of:=IF([.$A1937]=0;[.$B1937]-MAX([.$B$1:.B19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formula="of:=IF([.A1938]=0;SUM([.$A$1:.A1938]);0)" office:value-type="float" office:value="0" calcext:value-type="float">
            <text:p>0</text:p>
          </table:table-cell>
          <table:table-cell table:formula="of:=IF([.$A1938]=0;[.$B1938]-MAX([.$B$1:.B19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IF([.A1939]=0;SUM([.$A$1:.A1939]);0)" office:value-type="float" office:value="0" calcext:value-type="float">
            <text:p>0</text:p>
          </table:table-cell>
          <table:table-cell table:formula="of:=IF([.$A1939]=0;[.$B1939]-MAX([.$B$1:.B19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IF([.A1940]=0;SUM([.$A$1:.A1940]);0)" office:value-type="float" office:value="0" calcext:value-type="float">
            <text:p>0</text:p>
          </table:table-cell>
          <table:table-cell table:formula="of:=IF([.$A1940]=0;[.$B1940]-MAX([.$B$1:.B19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1941]=0;SUM([.$A$1:.A1941]);0)" office:value-type="float" office:value="0" calcext:value-type="float">
            <text:p>0</text:p>
          </table:table-cell>
          <table:table-cell table:formula="of:=IF([.$A1941]=0;[.$B1941]-MAX([.$B$1:.B19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IF([.A1942]=0;SUM([.$A$1:.A1942]);0)" office:value-type="float" office:value="0" calcext:value-type="float">
            <text:p>0</text:p>
          </table:table-cell>
          <table:table-cell table:formula="of:=IF([.$A1942]=0;[.$B1942]-MAX([.$B$1:.B19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formula="of:=IF([.A1943]=0;SUM([.$A$1:.A1943]);0)" office:value-type="float" office:value="0" calcext:value-type="float">
            <text:p>0</text:p>
          </table:table-cell>
          <table:table-cell table:formula="of:=IF([.$A1943]=0;[.$B1943]-MAX([.$B$1:.B19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44]=0;SUM([.$A$1:.A1944]);0)" office:value-type="float" office:value="9894454" calcext:value-type="float">
            <text:p>9894454</text:p>
          </table:table-cell>
          <table:table-cell table:formula="of:=IF([.$A1944]=0;[.$B1944]-MAX([.$B$1:.B1943]);0)" office:value-type="float" office:value="37851" calcext:value-type="float">
            <text:p>37851</text:p>
          </table:table-cell>
          <table:table-cell table:number-columns-repeated="3"/>
        </table:table-row>
        <table:table-row table:style-name="ro1">
          <table:table-cell office:value-type="float" office:value="11300" calcext:value-type="float">
            <text:p>11300</text:p>
          </table:table-cell>
          <table:table-cell table:formula="of:=IF([.A1945]=0;SUM([.$A$1:.A1945]);0)" office:value-type="float" office:value="0" calcext:value-type="float">
            <text:p>0</text:p>
          </table:table-cell>
          <table:table-cell table:formula="of:=IF([.$A1945]=0;[.$B1945]-MAX([.$B$1:.B19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32" calcext:value-type="float">
            <text:p>11432</text:p>
          </table:table-cell>
          <table:table-cell table:formula="of:=IF([.A1946]=0;SUM([.$A$1:.A1946]);0)" office:value-type="float" office:value="0" calcext:value-type="float">
            <text:p>0</text:p>
          </table:table-cell>
          <table:table-cell table:formula="of:=IF([.$A1946]=0;[.$B1946]-MAX([.$B$1:.B19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formula="of:=IF([.A1947]=0;SUM([.$A$1:.A1947]);0)" office:value-type="float" office:value="0" calcext:value-type="float">
            <text:p>0</text:p>
          </table:table-cell>
          <table:table-cell table:formula="of:=IF([.$A1947]=0;[.$B1947]-MAX([.$B$1:.B19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formula="of:=IF([.A1948]=0;SUM([.$A$1:.A1948]);0)" office:value-type="float" office:value="0" calcext:value-type="float">
            <text:p>0</text:p>
          </table:table-cell>
          <table:table-cell table:formula="of:=IF([.$A1948]=0;[.$B1948]-MAX([.$B$1:.B19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formula="of:=IF([.A1949]=0;SUM([.$A$1:.A1949]);0)" office:value-type="float" office:value="0" calcext:value-type="float">
            <text:p>0</text:p>
          </table:table-cell>
          <table:table-cell table:formula="of:=IF([.$A1949]=0;[.$B1949]-MAX([.$B$1:.B19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formula="of:=IF([.A1950]=0;SUM([.$A$1:.A1950]);0)" office:value-type="float" office:value="0" calcext:value-type="float">
            <text:p>0</text:p>
          </table:table-cell>
          <table:table-cell table:formula="of:=IF([.$A1950]=0;[.$B1950]-MAX([.$B$1:.B19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51]=0;SUM([.$A$1:.A1951]);0)" office:value-type="float" office:value="9948241" calcext:value-type="float">
            <text:p>9948241</text:p>
          </table:table-cell>
          <table:table-cell table:formula="of:=IF([.$A1951]=0;[.$B1951]-MAX([.$B$1:.B1950]);0)" office:value-type="float" office:value="53787" calcext:value-type="float">
            <text:p>53787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IF([.A1952]=0;SUM([.$A$1:.A1952]);0)" office:value-type="float" office:value="0" calcext:value-type="float">
            <text:p>0</text:p>
          </table:table-cell>
          <table:table-cell table:formula="of:=IF([.$A1952]=0;[.$B1952]-MAX([.$B$1:.B19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IF([.A1953]=0;SUM([.$A$1:.A1953]);0)" office:value-type="float" office:value="0" calcext:value-type="float">
            <text:p>0</text:p>
          </table:table-cell>
          <table:table-cell table:formula="of:=IF([.$A1953]=0;[.$B1953]-MAX([.$B$1:.B19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IF([.A1954]=0;SUM([.$A$1:.A1954]);0)" office:value-type="float" office:value="0" calcext:value-type="float">
            <text:p>0</text:p>
          </table:table-cell>
          <table:table-cell table:formula="of:=IF([.$A1954]=0;[.$B1954]-MAX([.$B$1:.B19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A1955]=0;SUM([.$A$1:.A1955]);0)" office:value-type="float" office:value="0" calcext:value-type="float">
            <text:p>0</text:p>
          </table:table-cell>
          <table:table-cell table:formula="of:=IF([.$A1955]=0;[.$B1955]-MAX([.$B$1:.B19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IF([.A1956]=0;SUM([.$A$1:.A1956]);0)" office:value-type="float" office:value="0" calcext:value-type="float">
            <text:p>0</text:p>
          </table:table-cell>
          <table:table-cell table:formula="of:=IF([.$A1956]=0;[.$B1956]-MAX([.$B$1:.B19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IF([.A1957]=0;SUM([.$A$1:.A1957]);0)" office:value-type="float" office:value="0" calcext:value-type="float">
            <text:p>0</text:p>
          </table:table-cell>
          <table:table-cell table:formula="of:=IF([.$A1957]=0;[.$B1957]-MAX([.$B$1:.B19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formula="of:=IF([.A1958]=0;SUM([.$A$1:.A1958]);0)" office:value-type="float" office:value="0" calcext:value-type="float">
            <text:p>0</text:p>
          </table:table-cell>
          <table:table-cell table:formula="of:=IF([.$A1958]=0;[.$B1958]-MAX([.$B$1:.B19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IF([.A1959]=0;SUM([.$A$1:.A1959]);0)" office:value-type="float" office:value="0" calcext:value-type="float">
            <text:p>0</text:p>
          </table:table-cell>
          <table:table-cell table:formula="of:=IF([.$A1959]=0;[.$B1959]-MAX([.$B$1:.B19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960]=0;SUM([.$A$1:.A1960]);0)" office:value-type="float" office:value="0" calcext:value-type="float">
            <text:p>0</text:p>
          </table:table-cell>
          <table:table-cell table:formula="of:=IF([.$A1960]=0;[.$B1960]-MAX([.$B$1:.B19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IF([.A1961]=0;SUM([.$A$1:.A1961]);0)" office:value-type="float" office:value="0" calcext:value-type="float">
            <text:p>0</text:p>
          </table:table-cell>
          <table:table-cell table:formula="of:=IF([.$A1961]=0;[.$B1961]-MAX([.$B$1:.B19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IF([.A1962]=0;SUM([.$A$1:.A1962]);0)" office:value-type="float" office:value="0" calcext:value-type="float">
            <text:p>0</text:p>
          </table:table-cell>
          <table:table-cell table:formula="of:=IF([.$A1962]=0;[.$B1962]-MAX([.$B$1:.B19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formula="of:=IF([.A1963]=0;SUM([.$A$1:.A1963]);0)" office:value-type="float" office:value="0" calcext:value-type="float">
            <text:p>0</text:p>
          </table:table-cell>
          <table:table-cell table:formula="of:=IF([.$A1963]=0;[.$B1963]-MAX([.$B$1:.B19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IF([.A1964]=0;SUM([.$A$1:.A1964]);0)" office:value-type="float" office:value="0" calcext:value-type="float">
            <text:p>0</text:p>
          </table:table-cell>
          <table:table-cell table:formula="of:=IF([.$A1964]=0;[.$B1964]-MAX([.$B$1:.B19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65]=0;SUM([.$A$1:.A1965]);0)" office:value-type="float" office:value="9998272" calcext:value-type="float">
            <text:p>9998272</text:p>
          </table:table-cell>
          <table:table-cell table:formula="of:=IF([.$A1965]=0;[.$B1965]-MAX([.$B$1:.B1964]);0)" office:value-type="float" office:value="50031" calcext:value-type="float">
            <text:p>50031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IF([.A1966]=0;SUM([.$A$1:.A1966]);0)" office:value-type="float" office:value="0" calcext:value-type="float">
            <text:p>0</text:p>
          </table:table-cell>
          <table:table-cell table:formula="of:=IF([.$A1966]=0;[.$B1966]-MAX([.$B$1:.B19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IF([.A1967]=0;SUM([.$A$1:.A1967]);0)" office:value-type="float" office:value="0" calcext:value-type="float">
            <text:p>0</text:p>
          </table:table-cell>
          <table:table-cell table:formula="of:=IF([.$A1967]=0;[.$B1967]-MAX([.$B$1:.B19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formula="of:=IF([.A1968]=0;SUM([.$A$1:.A1968]);0)" office:value-type="float" office:value="0" calcext:value-type="float">
            <text:p>0</text:p>
          </table:table-cell>
          <table:table-cell table:formula="of:=IF([.$A1968]=0;[.$B1968]-MAX([.$B$1:.B19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IF([.A1969]=0;SUM([.$A$1:.A1969]);0)" office:value-type="float" office:value="0" calcext:value-type="float">
            <text:p>0</text:p>
          </table:table-cell>
          <table:table-cell table:formula="of:=IF([.$A1969]=0;[.$B1969]-MAX([.$B$1:.B19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formula="of:=IF([.A1970]=0;SUM([.$A$1:.A1970]);0)" office:value-type="float" office:value="0" calcext:value-type="float">
            <text:p>0</text:p>
          </table:table-cell>
          <table:table-cell table:formula="of:=IF([.$A1970]=0;[.$B1970]-MAX([.$B$1:.B19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IF([.A1971]=0;SUM([.$A$1:.A1971]);0)" office:value-type="float" office:value="0" calcext:value-type="float">
            <text:p>0</text:p>
          </table:table-cell>
          <table:table-cell table:formula="of:=IF([.$A1971]=0;[.$B1971]-MAX([.$B$1:.B19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1972]=0;SUM([.$A$1:.A1972]);0)" office:value-type="float" office:value="0" calcext:value-type="float">
            <text:p>0</text:p>
          </table:table-cell>
          <table:table-cell table:formula="of:=IF([.$A1972]=0;[.$B1972]-MAX([.$B$1:.B19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1973]=0;SUM([.$A$1:.A1973]);0)" office:value-type="float" office:value="0" calcext:value-type="float">
            <text:p>0</text:p>
          </table:table-cell>
          <table:table-cell table:formula="of:=IF([.$A1973]=0;[.$B1973]-MAX([.$B$1:.B19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IF([.A1974]=0;SUM([.$A$1:.A1974]);0)" office:value-type="float" office:value="0" calcext:value-type="float">
            <text:p>0</text:p>
          </table:table-cell>
          <table:table-cell table:formula="of:=IF([.$A1974]=0;[.$B1974]-MAX([.$B$1:.B19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1975]=0;SUM([.$A$1:.A1975]);0)" office:value-type="float" office:value="0" calcext:value-type="float">
            <text:p>0</text:p>
          </table:table-cell>
          <table:table-cell table:formula="of:=IF([.$A1975]=0;[.$B1975]-MAX([.$B$1:.B19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formula="of:=IF([.A1976]=0;SUM([.$A$1:.A1976]);0)" office:value-type="float" office:value="0" calcext:value-type="float">
            <text:p>0</text:p>
          </table:table-cell>
          <table:table-cell table:formula="of:=IF([.$A1976]=0;[.$B1976]-MAX([.$B$1:.B19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IF([.A1977]=0;SUM([.$A$1:.A1977]);0)" office:value-type="float" office:value="0" calcext:value-type="float">
            <text:p>0</text:p>
          </table:table-cell>
          <table:table-cell table:formula="of:=IF([.$A1977]=0;[.$B1977]-MAX([.$B$1:.B19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78]=0;SUM([.$A$1:.A1978]);0)" office:value-type="float" office:value="10037641" calcext:value-type="float">
            <text:p>10037641</text:p>
          </table:table-cell>
          <table:table-cell table:formula="of:=IF([.$A1978]=0;[.$B1978]-MAX([.$B$1:.B1977]);0)" office:value-type="float" office:value="39369" calcext:value-type="float">
            <text:p>39369</text:p>
          </table:table-cell>
          <table:table-cell table:number-columns-repeated="3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formula="of:=IF([.A1979]=0;SUM([.$A$1:.A1979]);0)" office:value-type="float" office:value="0" calcext:value-type="float">
            <text:p>0</text:p>
          </table:table-cell>
          <table:table-cell table:formula="of:=IF([.$A1979]=0;[.$B1979]-MAX([.$B$1:.B19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formula="of:=IF([.A1980]=0;SUM([.$A$1:.A1980]);0)" office:value-type="float" office:value="0" calcext:value-type="float">
            <text:p>0</text:p>
          </table:table-cell>
          <table:table-cell table:formula="of:=IF([.$A1980]=0;[.$B1980]-MAX([.$B$1:.B19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formula="of:=IF([.A1981]=0;SUM([.$A$1:.A1981]);0)" office:value-type="float" office:value="0" calcext:value-type="float">
            <text:p>0</text:p>
          </table:table-cell>
          <table:table-cell table:formula="of:=IF([.$A1981]=0;[.$B1981]-MAX([.$B$1:.B19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formula="of:=IF([.A1982]=0;SUM([.$A$1:.A1982]);0)" office:value-type="float" office:value="0" calcext:value-type="float">
            <text:p>0</text:p>
          </table:table-cell>
          <table:table-cell table:formula="of:=IF([.$A1982]=0;[.$B1982]-MAX([.$B$1:.B19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formula="of:=IF([.A1983]=0;SUM([.$A$1:.A1983]);0)" office:value-type="float" office:value="0" calcext:value-type="float">
            <text:p>0</text:p>
          </table:table-cell>
          <table:table-cell table:formula="of:=IF([.$A1983]=0;[.$B1983]-MAX([.$B$1:.B19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formula="of:=IF([.A1984]=0;SUM([.$A$1:.A1984]);0)" office:value-type="float" office:value="0" calcext:value-type="float">
            <text:p>0</text:p>
          </table:table-cell>
          <table:table-cell table:formula="of:=IF([.$A1984]=0;[.$B1984]-MAX([.$B$1:.B19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1985]=0;SUM([.$A$1:.A1985]);0)" office:value-type="float" office:value="0" calcext:value-type="float">
            <text:p>0</text:p>
          </table:table-cell>
          <table:table-cell table:formula="of:=IF([.$A1985]=0;[.$B1985]-MAX([.$B$1:.B19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IF([.A1986]=0;SUM([.$A$1:.A1986]);0)" office:value-type="float" office:value="0" calcext:value-type="float">
            <text:p>0</text:p>
          </table:table-cell>
          <table:table-cell table:formula="of:=IF([.$A1986]=0;[.$B1986]-MAX([.$B$1:.B19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87]=0;SUM([.$A$1:.A1987]);0)" office:value-type="float" office:value="10094613" calcext:value-type="float">
            <text:p>10094613</text:p>
          </table:table-cell>
          <table:table-cell table:formula="of:=IF([.$A1987]=0;[.$B1987]-MAX([.$B$1:.B1986]);0)" office:value-type="float" office:value="56972" calcext:value-type="float">
            <text:p>56972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IF([.A1988]=0;SUM([.$A$1:.A1988]);0)" office:value-type="float" office:value="0" calcext:value-type="float">
            <text:p>0</text:p>
          </table:table-cell>
          <table:table-cell table:formula="of:=IF([.$A1988]=0;[.$B1988]-MAX([.$B$1:.B19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formula="of:=IF([.A1989]=0;SUM([.$A$1:.A1989]);0)" office:value-type="float" office:value="0" calcext:value-type="float">
            <text:p>0</text:p>
          </table:table-cell>
          <table:table-cell table:formula="of:=IF([.$A1989]=0;[.$B1989]-MAX([.$B$1:.B19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990]=0;SUM([.$A$1:.A1990]);0)" office:value-type="float" office:value="0" calcext:value-type="float">
            <text:p>0</text:p>
          </table:table-cell>
          <table:table-cell table:formula="of:=IF([.$A1990]=0;[.$B1990]-MAX([.$B$1:.B19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formula="of:=IF([.A1991]=0;SUM([.$A$1:.A1991]);0)" office:value-type="float" office:value="0" calcext:value-type="float">
            <text:p>0</text:p>
          </table:table-cell>
          <table:table-cell table:formula="of:=IF([.$A1991]=0;[.$B1991]-MAX([.$B$1:.B19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formula="of:=IF([.A1992]=0;SUM([.$A$1:.A1992]);0)" office:value-type="float" office:value="0" calcext:value-type="float">
            <text:p>0</text:p>
          </table:table-cell>
          <table:table-cell table:formula="of:=IF([.$A1992]=0;[.$B1992]-MAX([.$B$1:.B19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IF([.A1993]=0;SUM([.$A$1:.A1993]);0)" office:value-type="float" office:value="0" calcext:value-type="float">
            <text:p>0</text:p>
          </table:table-cell>
          <table:table-cell table:formula="of:=IF([.$A1993]=0;[.$B1993]-MAX([.$B$1:.B19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formula="of:=IF([.A1994]=0;SUM([.$A$1:.A1994]);0)" office:value-type="float" office:value="0" calcext:value-type="float">
            <text:p>0</text:p>
          </table:table-cell>
          <table:table-cell table:formula="of:=IF([.$A1994]=0;[.$B1994]-MAX([.$B$1:.B19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IF([.A1995]=0;SUM([.$A$1:.A1995]);0)" office:value-type="float" office:value="0" calcext:value-type="float">
            <text:p>0</text:p>
          </table:table-cell>
          <table:table-cell table:formula="of:=IF([.$A1995]=0;[.$B1995]-MAX([.$B$1:.B19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1996]=0;SUM([.$A$1:.A1996]);0)" office:value-type="float" office:value="10135081" calcext:value-type="float">
            <text:p>10135081</text:p>
          </table:table-cell>
          <table:table-cell table:formula="of:=IF([.$A1996]=0;[.$B1996]-MAX([.$B$1:.B1995]);0)" office:value-type="float" office:value="40468" calcext:value-type="float">
            <text:p>40468</text:p>
          </table:table-cell>
          <table:table-cell table:number-columns-repeated="3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formula="of:=IF([.A1997]=0;SUM([.$A$1:.A1997]);0)" office:value-type="float" office:value="0" calcext:value-type="float">
            <text:p>0</text:p>
          </table:table-cell>
          <table:table-cell table:formula="of:=IF([.$A1997]=0;[.$B1997]-MAX([.$B$1:.B19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formula="of:=IF([.A1998]=0;SUM([.$A$1:.A1998]);0)" office:value-type="float" office:value="0" calcext:value-type="float">
            <text:p>0</text:p>
          </table:table-cell>
          <table:table-cell table:formula="of:=IF([.$A1998]=0;[.$B1998]-MAX([.$B$1:.B19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formula="of:=IF([.A1999]=0;SUM([.$A$1:.A1999]);0)" office:value-type="float" office:value="0" calcext:value-type="float">
            <text:p>0</text:p>
          </table:table-cell>
          <table:table-cell table:formula="of:=IF([.$A1999]=0;[.$B1999]-MAX([.$B$1:.B19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formula="of:=IF([.A2000]=0;SUM([.$A$1:.A2000]);0)" office:value-type="float" office:value="0" calcext:value-type="float">
            <text:p>0</text:p>
          </table:table-cell>
          <table:table-cell table:formula="of:=IF([.$A2000]=0;[.$B2000]-MAX([.$B$1:.B19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formula="of:=IF([.A2001]=0;SUM([.$A$1:.A2001]);0)" office:value-type="float" office:value="0" calcext:value-type="float">
            <text:p>0</text:p>
          </table:table-cell>
          <table:table-cell table:formula="of:=IF([.$A2001]=0;[.$B2001]-MAX([.$B$1:.B20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IF([.A2002]=0;SUM([.$A$1:.A2002]);0)" office:value-type="float" office:value="0" calcext:value-type="float">
            <text:p>0</text:p>
          </table:table-cell>
          <table:table-cell table:formula="of:=IF([.$A2002]=0;[.$B2002]-MAX([.$B$1:.B20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formula="of:=IF([.A2003]=0;SUM([.$A$1:.A2003]);0)" office:value-type="float" office:value="0" calcext:value-type="float">
            <text:p>0</text:p>
          </table:table-cell>
          <table:table-cell table:formula="of:=IF([.$A2003]=0;[.$B2003]-MAX([.$B$1:.B20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formula="of:=IF([.A2004]=0;SUM([.$A$1:.A2004]);0)" office:value-type="float" office:value="0" calcext:value-type="float">
            <text:p>0</text:p>
          </table:table-cell>
          <table:table-cell table:formula="of:=IF([.$A2004]=0;[.$B2004]-MAX([.$B$1:.B20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2005]=0;SUM([.$A$1:.A2005]);0)" office:value-type="float" office:value="0" calcext:value-type="float">
            <text:p>0</text:p>
          </table:table-cell>
          <table:table-cell table:formula="of:=IF([.$A2005]=0;[.$B2005]-MAX([.$B$1:.B20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[.A2006]=0;SUM([.$A$1:.A2006]);0)" office:value-type="float" office:value="0" calcext:value-type="float">
            <text:p>0</text:p>
          </table:table-cell>
          <table:table-cell table:formula="of:=IF([.$A2006]=0;[.$B2006]-MAX([.$B$1:.B20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formula="of:=IF([.A2007]=0;SUM([.$A$1:.A2007]);0)" office:value-type="float" office:value="0" calcext:value-type="float">
            <text:p>0</text:p>
          </table:table-cell>
          <table:table-cell table:formula="of:=IF([.$A2007]=0;[.$B2007]-MAX([.$B$1:.B20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2008]=0;SUM([.$A$1:.A2008]);0)" office:value-type="float" office:value="0" calcext:value-type="float">
            <text:p>0</text:p>
          </table:table-cell>
          <table:table-cell table:formula="of:=IF([.$A2008]=0;[.$B2008]-MAX([.$B$1:.B20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09]=0;SUM([.$A$1:.A2009]);0)" office:value-type="float" office:value="10199218" calcext:value-type="float">
            <text:p>10199218</text:p>
          </table:table-cell>
          <table:table-cell table:formula="of:=IF([.$A2009]=0;[.$B2009]-MAX([.$B$1:.B2008]);0)" office:value-type="float" office:value="64137" calcext:value-type="float">
            <text:p>64137</text:p>
          </table:table-cell>
          <table:table-cell table:number-columns-repeated="3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formula="of:=IF([.A2010]=0;SUM([.$A$1:.A2010]);0)" office:value-type="float" office:value="0" calcext:value-type="float">
            <text:p>0</text:p>
          </table:table-cell>
          <table:table-cell table:formula="of:=IF([.$A2010]=0;[.$B2010]-MAX([.$B$1:.B20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formula="of:=IF([.A2011]=0;SUM([.$A$1:.A2011]);0)" office:value-type="float" office:value="0" calcext:value-type="float">
            <text:p>0</text:p>
          </table:table-cell>
          <table:table-cell table:formula="of:=IF([.$A2011]=0;[.$B2011]-MAX([.$B$1:.B20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formula="of:=IF([.A2012]=0;SUM([.$A$1:.A2012]);0)" office:value-type="float" office:value="0" calcext:value-type="float">
            <text:p>0</text:p>
          </table:table-cell>
          <table:table-cell table:formula="of:=IF([.$A2012]=0;[.$B2012]-MAX([.$B$1:.B20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IF([.A2013]=0;SUM([.$A$1:.A2013]);0)" office:value-type="float" office:value="0" calcext:value-type="float">
            <text:p>0</text:p>
          </table:table-cell>
          <table:table-cell table:formula="of:=IF([.$A2013]=0;[.$B2013]-MAX([.$B$1:.B20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IF([.A2014]=0;SUM([.$A$1:.A2014]);0)" office:value-type="float" office:value="0" calcext:value-type="float">
            <text:p>0</text:p>
          </table:table-cell>
          <table:table-cell table:formula="of:=IF([.$A2014]=0;[.$B2014]-MAX([.$B$1:.B20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formula="of:=IF([.A2015]=0;SUM([.$A$1:.A2015]);0)" office:value-type="float" office:value="0" calcext:value-type="float">
            <text:p>0</text:p>
          </table:table-cell>
          <table:table-cell table:formula="of:=IF([.$A2015]=0;[.$B2015]-MAX([.$B$1:.B20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IF([.A2016]=0;SUM([.$A$1:.A2016]);0)" office:value-type="float" office:value="0" calcext:value-type="float">
            <text:p>0</text:p>
          </table:table-cell>
          <table:table-cell table:formula="of:=IF([.$A2016]=0;[.$B2016]-MAX([.$B$1:.B20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formula="of:=IF([.A2017]=0;SUM([.$A$1:.A2017]);0)" office:value-type="float" office:value="0" calcext:value-type="float">
            <text:p>0</text:p>
          </table:table-cell>
          <table:table-cell table:formula="of:=IF([.$A2017]=0;[.$B2017]-MAX([.$B$1:.B20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formula="of:=IF([.A2018]=0;SUM([.$A$1:.A2018]);0)" office:value-type="float" office:value="0" calcext:value-type="float">
            <text:p>0</text:p>
          </table:table-cell>
          <table:table-cell table:formula="of:=IF([.$A2018]=0;[.$B2018]-MAX([.$B$1:.B20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19]=0;SUM([.$A$1:.A2019]);0)" office:value-type="float" office:value="10252773" calcext:value-type="float">
            <text:p>10252773</text:p>
          </table:table-cell>
          <table:table-cell table:formula="of:=IF([.$A2019]=0;[.$B2019]-MAX([.$B$1:.B2018]);0)" office:value-type="float" office:value="53555" calcext:value-type="float">
            <text:p>53555</text:p>
          </table:table-cell>
          <table:table-cell table:number-columns-repeated="3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IF([.A2020]=0;SUM([.$A$1:.A2020]);0)" office:value-type="float" office:value="0" calcext:value-type="float">
            <text:p>0</text:p>
          </table:table-cell>
          <table:table-cell table:formula="of:=IF([.$A2020]=0;[.$B2020]-MAX([.$B$1:.B20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IF([.A2021]=0;SUM([.$A$1:.A2021]);0)" office:value-type="float" office:value="0" calcext:value-type="float">
            <text:p>0</text:p>
          </table:table-cell>
          <table:table-cell table:formula="of:=IF([.$A2021]=0;[.$B2021]-MAX([.$B$1:.B20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IF([.A2022]=0;SUM([.$A$1:.A2022]);0)" office:value-type="float" office:value="0" calcext:value-type="float">
            <text:p>0</text:p>
          </table:table-cell>
          <table:table-cell table:formula="of:=IF([.$A2022]=0;[.$B2022]-MAX([.$B$1:.B20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2023]=0;SUM([.$A$1:.A2023]);0)" office:value-type="float" office:value="0" calcext:value-type="float">
            <text:p>0</text:p>
          </table:table-cell>
          <table:table-cell table:formula="of:=IF([.$A2023]=0;[.$B2023]-MAX([.$B$1:.B20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IF([.A2024]=0;SUM([.$A$1:.A2024]);0)" office:value-type="float" office:value="0" calcext:value-type="float">
            <text:p>0</text:p>
          </table:table-cell>
          <table:table-cell table:formula="of:=IF([.$A2024]=0;[.$B2024]-MAX([.$B$1:.B20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IF([.A2025]=0;SUM([.$A$1:.A2025]);0)" office:value-type="float" office:value="0" calcext:value-type="float">
            <text:p>0</text:p>
          </table:table-cell>
          <table:table-cell table:formula="of:=IF([.$A2025]=0;[.$B2025]-MAX([.$B$1:.B20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formula="of:=IF([.A2026]=0;SUM([.$A$1:.A2026]);0)" office:value-type="float" office:value="0" calcext:value-type="float">
            <text:p>0</text:p>
          </table:table-cell>
          <table:table-cell table:formula="of:=IF([.$A2026]=0;[.$B2026]-MAX([.$B$1:.B20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formula="of:=IF([.A2027]=0;SUM([.$A$1:.A2027]);0)" office:value-type="float" office:value="0" calcext:value-type="float">
            <text:p>0</text:p>
          </table:table-cell>
          <table:table-cell table:formula="of:=IF([.$A2027]=0;[.$B2027]-MAX([.$B$1:.B20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IF([.A2028]=0;SUM([.$A$1:.A2028]);0)" office:value-type="float" office:value="0" calcext:value-type="float">
            <text:p>0</text:p>
          </table:table-cell>
          <table:table-cell table:formula="of:=IF([.$A2028]=0;[.$B2028]-MAX([.$B$1:.B20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IF([.A2029]=0;SUM([.$A$1:.A2029]);0)" office:value-type="float" office:value="0" calcext:value-type="float">
            <text:p>0</text:p>
          </table:table-cell>
          <table:table-cell table:formula="of:=IF([.$A2029]=0;[.$B2029]-MAX([.$B$1:.B20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formula="of:=IF([.A2030]=0;SUM([.$A$1:.A2030]);0)" office:value-type="float" office:value="0" calcext:value-type="float">
            <text:p>0</text:p>
          </table:table-cell>
          <table:table-cell table:formula="of:=IF([.$A2030]=0;[.$B2030]-MAX([.$B$1:.B20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IF([.A2031]=0;SUM([.$A$1:.A2031]);0)" office:value-type="float" office:value="0" calcext:value-type="float">
            <text:p>0</text:p>
          </table:table-cell>
          <table:table-cell table:formula="of:=IF([.$A2031]=0;[.$B2031]-MAX([.$B$1:.B20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IF([.A2032]=0;SUM([.$A$1:.A2032]);0)" office:value-type="float" office:value="0" calcext:value-type="float">
            <text:p>0</text:p>
          </table:table-cell>
          <table:table-cell table:formula="of:=IF([.$A2032]=0;[.$B2032]-MAX([.$B$1:.B20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33]=0;SUM([.$A$1:.A2033]);0)" office:value-type="float" office:value="10306658" calcext:value-type="float">
            <text:p>10306658</text:p>
          </table:table-cell>
          <table:table-cell table:formula="of:=IF([.$A2033]=0;[.$B2033]-MAX([.$B$1:.B2032]);0)" office:value-type="float" office:value="53885" calcext:value-type="float">
            <text:p>53885</text:p>
          </table:table-cell>
          <table:table-cell table:number-columns-repeated="3"/>
        </table:table-row>
        <table:table-row table:style-name="ro1">
          <table:table-cell office:value-type="float" office:value="13986" calcext:value-type="float">
            <text:p>13986</text:p>
          </table:table-cell>
          <table:table-cell table:formula="of:=IF([.A2034]=0;SUM([.$A$1:.A2034]);0)" office:value-type="float" office:value="0" calcext:value-type="float">
            <text:p>0</text:p>
          </table:table-cell>
          <table:table-cell table:formula="of:=IF([.$A2034]=0;[.$B2034]-MAX([.$B$1:.B20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35]=0;SUM([.$A$1:.A2035]);0)" office:value-type="float" office:value="10320644" calcext:value-type="float">
            <text:p>10320644</text:p>
          </table:table-cell>
          <table:table-cell table:formula="of:=IF([.$A2035]=0;[.$B2035]-MAX([.$B$1:.B2034]);0)" office:value-type="float" office:value="13986" calcext:value-type="float">
            <text:p>13986</text:p>
          </table:table-cell>
          <table:table-cell table:number-columns-repeated="3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formula="of:=IF([.A2036]=0;SUM([.$A$1:.A2036]);0)" office:value-type="float" office:value="0" calcext:value-type="float">
            <text:p>0</text:p>
          </table:table-cell>
          <table:table-cell table:formula="of:=IF([.$A2036]=0;[.$B2036]-MAX([.$B$1:.B20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2037]=0;SUM([.$A$1:.A2037]);0)" office:value-type="float" office:value="0" calcext:value-type="float">
            <text:p>0</text:p>
          </table:table-cell>
          <table:table-cell table:formula="of:=IF([.$A2037]=0;[.$B2037]-MAX([.$B$1:.B20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formula="of:=IF([.A2038]=0;SUM([.$A$1:.A2038]);0)" office:value-type="float" office:value="0" calcext:value-type="float">
            <text:p>0</text:p>
          </table:table-cell>
          <table:table-cell table:formula="of:=IF([.$A2038]=0;[.$B2038]-MAX([.$B$1:.B20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formula="of:=IF([.A2039]=0;SUM([.$A$1:.A2039]);0)" office:value-type="float" office:value="0" calcext:value-type="float">
            <text:p>0</text:p>
          </table:table-cell>
          <table:table-cell table:formula="of:=IF([.$A2039]=0;[.$B2039]-MAX([.$B$1:.B20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IF([.A2040]=0;SUM([.$A$1:.A2040]);0)" office:value-type="float" office:value="0" calcext:value-type="float">
            <text:p>0</text:p>
          </table:table-cell>
          <table:table-cell table:formula="of:=IF([.$A2040]=0;[.$B2040]-MAX([.$B$1:.B20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IF([.A2041]=0;SUM([.$A$1:.A2041]);0)" office:value-type="float" office:value="0" calcext:value-type="float">
            <text:p>0</text:p>
          </table:table-cell>
          <table:table-cell table:formula="of:=IF([.$A2041]=0;[.$B2041]-MAX([.$B$1:.B20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IF([.A2042]=0;SUM([.$A$1:.A2042]);0)" office:value-type="float" office:value="0" calcext:value-type="float">
            <text:p>0</text:p>
          </table:table-cell>
          <table:table-cell table:formula="of:=IF([.$A2042]=0;[.$B2042]-MAX([.$B$1:.B20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IF([.A2043]=0;SUM([.$A$1:.A2043]);0)" office:value-type="float" office:value="0" calcext:value-type="float">
            <text:p>0</text:p>
          </table:table-cell>
          <table:table-cell table:formula="of:=IF([.$A2043]=0;[.$B2043]-MAX([.$B$1:.B20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IF([.A2044]=0;SUM([.$A$1:.A2044]);0)" office:value-type="float" office:value="0" calcext:value-type="float">
            <text:p>0</text:p>
          </table:table-cell>
          <table:table-cell table:formula="of:=IF([.$A2044]=0;[.$B2044]-MAX([.$B$1:.B20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IF([.A2045]=0;SUM([.$A$1:.A2045]);0)" office:value-type="float" office:value="0" calcext:value-type="float">
            <text:p>0</text:p>
          </table:table-cell>
          <table:table-cell table:formula="of:=IF([.$A2045]=0;[.$B2045]-MAX([.$B$1:.B20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formula="of:=IF([.A2046]=0;SUM([.$A$1:.A2046]);0)" office:value-type="float" office:value="0" calcext:value-type="float">
            <text:p>0</text:p>
          </table:table-cell>
          <table:table-cell table:formula="of:=IF([.$A2046]=0;[.$B2046]-MAX([.$B$1:.B20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formula="of:=IF([.A2047]=0;SUM([.$A$1:.A2047]);0)" office:value-type="float" office:value="0" calcext:value-type="float">
            <text:p>0</text:p>
          </table:table-cell>
          <table:table-cell table:formula="of:=IF([.$A2047]=0;[.$B2047]-MAX([.$B$1:.B20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IF([.A2048]=0;SUM([.$A$1:.A2048]);0)" office:value-type="float" office:value="0" calcext:value-type="float">
            <text:p>0</text:p>
          </table:table-cell>
          <table:table-cell table:formula="of:=IF([.$A2048]=0;[.$B2048]-MAX([.$B$1:.B20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formula="of:=IF([.A2049]=0;SUM([.$A$1:.A2049]);0)" office:value-type="float" office:value="0" calcext:value-type="float">
            <text:p>0</text:p>
          </table:table-cell>
          <table:table-cell table:formula="of:=IF([.$A2049]=0;[.$B2049]-MAX([.$B$1:.B20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50]=0;SUM([.$A$1:.A2050]);0)" office:value-type="float" office:value="10376253" calcext:value-type="float">
            <text:p>10376253</text:p>
          </table:table-cell>
          <table:table-cell table:formula="of:=IF([.$A2050]=0;[.$B2050]-MAX([.$B$1:.B2049]);0)" office:value-type="float" office:value="55609" calcext:value-type="float">
            <text:p>55609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[.A2051]=0;SUM([.$A$1:.A2051]);0)" office:value-type="float" office:value="0" calcext:value-type="float">
            <text:p>0</text:p>
          </table:table-cell>
          <table:table-cell table:formula="of:=IF([.$A2051]=0;[.$B2051]-MAX([.$B$1:.B205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IF([.A2052]=0;SUM([.$A$1:.A2052]);0)" office:value-type="float" office:value="0" calcext:value-type="float">
            <text:p>0</text:p>
          </table:table-cell>
          <table:table-cell table:formula="of:=IF([.$A2052]=0;[.$B2052]-MAX([.$B$1:.B20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IF([.A2053]=0;SUM([.$A$1:.A2053]);0)" office:value-type="float" office:value="0" calcext:value-type="float">
            <text:p>0</text:p>
          </table:table-cell>
          <table:table-cell table:formula="of:=IF([.$A2053]=0;[.$B2053]-MAX([.$B$1:.B20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IF([.A2054]=0;SUM([.$A$1:.A2054]);0)" office:value-type="float" office:value="0" calcext:value-type="float">
            <text:p>0</text:p>
          </table:table-cell>
          <table:table-cell table:formula="of:=IF([.$A2054]=0;[.$B2054]-MAX([.$B$1:.B20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formula="of:=IF([.A2055]=0;SUM([.$A$1:.A2055]);0)" office:value-type="float" office:value="0" calcext:value-type="float">
            <text:p>0</text:p>
          </table:table-cell>
          <table:table-cell table:formula="of:=IF([.$A2055]=0;[.$B2055]-MAX([.$B$1:.B20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IF([.A2056]=0;SUM([.$A$1:.A2056]);0)" office:value-type="float" office:value="0" calcext:value-type="float">
            <text:p>0</text:p>
          </table:table-cell>
          <table:table-cell table:formula="of:=IF([.$A2056]=0;[.$B2056]-MAX([.$B$1:.B20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IF([.A2057]=0;SUM([.$A$1:.A2057]);0)" office:value-type="float" office:value="0" calcext:value-type="float">
            <text:p>0</text:p>
          </table:table-cell>
          <table:table-cell table:formula="of:=IF([.$A2057]=0;[.$B2057]-MAX([.$B$1:.B20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IF([.A2058]=0;SUM([.$A$1:.A2058]);0)" office:value-type="float" office:value="0" calcext:value-type="float">
            <text:p>0</text:p>
          </table:table-cell>
          <table:table-cell table:formula="of:=IF([.$A2058]=0;[.$B2058]-MAX([.$B$1:.B20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formula="of:=IF([.A2059]=0;SUM([.$A$1:.A2059]);0)" office:value-type="float" office:value="0" calcext:value-type="float">
            <text:p>0</text:p>
          </table:table-cell>
          <table:table-cell table:formula="of:=IF([.$A2059]=0;[.$B2059]-MAX([.$B$1:.B20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IF([.A2060]=0;SUM([.$A$1:.A2060]);0)" office:value-type="float" office:value="0" calcext:value-type="float">
            <text:p>0</text:p>
          </table:table-cell>
          <table:table-cell table:formula="of:=IF([.$A2060]=0;[.$B2060]-MAX([.$B$1:.B20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IF([.A2061]=0;SUM([.$A$1:.A2061]);0)" office:value-type="float" office:value="0" calcext:value-type="float">
            <text:p>0</text:p>
          </table:table-cell>
          <table:table-cell table:formula="of:=IF([.$A2061]=0;[.$B2061]-MAX([.$B$1:.B20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IF([.A2062]=0;SUM([.$A$1:.A2062]);0)" office:value-type="float" office:value="0" calcext:value-type="float">
            <text:p>0</text:p>
          </table:table-cell>
          <table:table-cell table:formula="of:=IF([.$A2062]=0;[.$B2062]-MAX([.$B$1:.B20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IF([.A2063]=0;SUM([.$A$1:.A2063]);0)" office:value-type="float" office:value="0" calcext:value-type="float">
            <text:p>0</text:p>
          </table:table-cell>
          <table:table-cell table:formula="of:=IF([.$A2063]=0;[.$B2063]-MAX([.$B$1:.B206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IF([.A2064]=0;SUM([.$A$1:.A2064]);0)" office:value-type="float" office:value="0" calcext:value-type="float">
            <text:p>0</text:p>
          </table:table-cell>
          <table:table-cell table:formula="of:=IF([.$A2064]=0;[.$B2064]-MAX([.$B$1:.B20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65]=0;SUM([.$A$1:.A2065]);0)" office:value-type="float" office:value="10414514" calcext:value-type="float">
            <text:p>10414514</text:p>
          </table:table-cell>
          <table:table-cell table:formula="of:=IF([.$A2065]=0;[.$B2065]-MAX([.$B$1:.B2064]);0)" office:value-type="float" office:value="38261" calcext:value-type="float">
            <text:p>38261</text:p>
          </table:table-cell>
          <table:table-cell table:number-columns-repeated="3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formula="of:=IF([.A2066]=0;SUM([.$A$1:.A2066]);0)" office:value-type="float" office:value="0" calcext:value-type="float">
            <text:p>0</text:p>
          </table:table-cell>
          <table:table-cell table:formula="of:=IF([.$A2066]=0;[.$B2066]-MAX([.$B$1:.B20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formula="of:=IF([.A2067]=0;SUM([.$A$1:.A2067]);0)" office:value-type="float" office:value="0" calcext:value-type="float">
            <text:p>0</text:p>
          </table:table-cell>
          <table:table-cell table:formula="of:=IF([.$A2067]=0;[.$B2067]-MAX([.$B$1:.B20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formula="of:=IF([.A2068]=0;SUM([.$A$1:.A2068]);0)" office:value-type="float" office:value="0" calcext:value-type="float">
            <text:p>0</text:p>
          </table:table-cell>
          <table:table-cell table:formula="of:=IF([.$A2068]=0;[.$B2068]-MAX([.$B$1:.B20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IF([.A2069]=0;SUM([.$A$1:.A2069]);0)" office:value-type="float" office:value="0" calcext:value-type="float">
            <text:p>0</text:p>
          </table:table-cell>
          <table:table-cell table:formula="of:=IF([.$A2069]=0;[.$B2069]-MAX([.$B$1:.B20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formula="of:=IF([.A2070]=0;SUM([.$A$1:.A2070]);0)" office:value-type="float" office:value="0" calcext:value-type="float">
            <text:p>0</text:p>
          </table:table-cell>
          <table:table-cell table:formula="of:=IF([.$A2070]=0;[.$B2070]-MAX([.$B$1:.B20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formula="of:=IF([.A2071]=0;SUM([.$A$1:.A2071]);0)" office:value-type="float" office:value="0" calcext:value-type="float">
            <text:p>0</text:p>
          </table:table-cell>
          <table:table-cell table:formula="of:=IF([.$A2071]=0;[.$B2071]-MAX([.$B$1:.B20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formula="of:=IF([.A2072]=0;SUM([.$A$1:.A2072]);0)" office:value-type="float" office:value="0" calcext:value-type="float">
            <text:p>0</text:p>
          </table:table-cell>
          <table:table-cell table:formula="of:=IF([.$A2072]=0;[.$B2072]-MAX([.$B$1:.B20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IF([.A2073]=0;SUM([.$A$1:.A2073]);0)" office:value-type="float" office:value="0" calcext:value-type="float">
            <text:p>0</text:p>
          </table:table-cell>
          <table:table-cell table:formula="of:=IF([.$A2073]=0;[.$B2073]-MAX([.$B$1:.B20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2074]=0;SUM([.$A$1:.A2074]);0)" office:value-type="float" office:value="0" calcext:value-type="float">
            <text:p>0</text:p>
          </table:table-cell>
          <table:table-cell table:formula="of:=IF([.$A2074]=0;[.$B2074]-MAX([.$B$1:.B20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IF([.A2075]=0;SUM([.$A$1:.A2075]);0)" office:value-type="float" office:value="0" calcext:value-type="float">
            <text:p>0</text:p>
          </table:table-cell>
          <table:table-cell table:formula="of:=IF([.$A2075]=0;[.$B2075]-MAX([.$B$1:.B20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formula="of:=IF([.A2076]=0;SUM([.$A$1:.A2076]);0)" office:value-type="float" office:value="0" calcext:value-type="float">
            <text:p>0</text:p>
          </table:table-cell>
          <table:table-cell table:formula="of:=IF([.$A2076]=0;[.$B2076]-MAX([.$B$1:.B20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[.A2077]=0;SUM([.$A$1:.A2077]);0)" office:value-type="float" office:value="0" calcext:value-type="float">
            <text:p>0</text:p>
          </table:table-cell>
          <table:table-cell table:formula="of:=IF([.$A2077]=0;[.$B2077]-MAX([.$B$1:.B20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formula="of:=IF([.A2078]=0;SUM([.$A$1:.A2078]);0)" office:value-type="float" office:value="0" calcext:value-type="float">
            <text:p>0</text:p>
          </table:table-cell>
          <table:table-cell table:formula="of:=IF([.$A2078]=0;[.$B2078]-MAX([.$B$1:.B20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79]=0;SUM([.$A$1:.A2079]);0)" office:value-type="float" office:value="10486531" calcext:value-type="float">
            <text:p>10486531</text:p>
          </table:table-cell>
          <table:table-cell table:formula="of:=IF([.$A2079]=0;[.$B2079]-MAX([.$B$1:.B2078]);0)" office:value-type="float" office:value="72017" calcext:value-type="float">
            <text:p>72017</text:p>
          </table:table-cell>
          <table:table-cell table:number-columns-repeated="3"/>
        </table:table-row>
        <table:table-row table:style-name="ro1">
          <table:table-cell office:value-type="float" office:value="13964" calcext:value-type="float">
            <text:p>13964</text:p>
          </table:table-cell>
          <table:table-cell table:formula="of:=IF([.A2080]=0;SUM([.$A$1:.A2080]);0)" office:value-type="float" office:value="0" calcext:value-type="float">
            <text:p>0</text:p>
          </table:table-cell>
          <table:table-cell table:formula="of:=IF([.$A2080]=0;[.$B2080]-MAX([.$B$1:.B207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73" calcext:value-type="float">
            <text:p>18073</text:p>
          </table:table-cell>
          <table:table-cell table:formula="of:=IF([.A2081]=0;SUM([.$A$1:.A2081]);0)" office:value-type="float" office:value="0" calcext:value-type="float">
            <text:p>0</text:p>
          </table:table-cell>
          <table:table-cell table:formula="of:=IF([.$A2081]=0;[.$B2081]-MAX([.$B$1:.B20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IF([.A2082]=0;SUM([.$A$1:.A2082]);0)" office:value-type="float" office:value="0" calcext:value-type="float">
            <text:p>0</text:p>
          </table:table-cell>
          <table:table-cell table:formula="of:=IF([.$A2082]=0;[.$B2082]-MAX([.$B$1:.B20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83]=0;SUM([.$A$1:.A2083]);0)" office:value-type="float" office:value="10520187" calcext:value-type="float">
            <text:p>10520187</text:p>
          </table:table-cell>
          <table:table-cell table:formula="of:=IF([.$A2083]=0;[.$B2083]-MAX([.$B$1:.B2082]);0)" office:value-type="float" office:value="33656" calcext:value-type="float">
            <text:p>33656</text:p>
          </table:table-cell>
          <table:table-cell table:number-columns-repeated="3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formula="of:=IF([.A2084]=0;SUM([.$A$1:.A2084]);0)" office:value-type="float" office:value="0" calcext:value-type="float">
            <text:p>0</text:p>
          </table:table-cell>
          <table:table-cell table:formula="of:=IF([.$A2084]=0;[.$B2084]-MAX([.$B$1:.B20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formula="of:=IF([.A2085]=0;SUM([.$A$1:.A2085]);0)" office:value-type="float" office:value="0" calcext:value-type="float">
            <text:p>0</text:p>
          </table:table-cell>
          <table:table-cell table:formula="of:=IF([.$A2085]=0;[.$B2085]-MAX([.$B$1:.B20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2086]=0;SUM([.$A$1:.A2086]);0)" office:value-type="float" office:value="0" calcext:value-type="float">
            <text:p>0</text:p>
          </table:table-cell>
          <table:table-cell table:formula="of:=IF([.$A2086]=0;[.$B2086]-MAX([.$B$1:.B20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IF([.A2087]=0;SUM([.$A$1:.A2087]);0)" office:value-type="float" office:value="0" calcext:value-type="float">
            <text:p>0</text:p>
          </table:table-cell>
          <table:table-cell table:formula="of:=IF([.$A2087]=0;[.$B2087]-MAX([.$B$1:.B20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[.A2088]=0;SUM([.$A$1:.A2088]);0)" office:value-type="float" office:value="0" calcext:value-type="float">
            <text:p>0</text:p>
          </table:table-cell>
          <table:table-cell table:formula="of:=IF([.$A2088]=0;[.$B2088]-MAX([.$B$1:.B20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IF([.A2089]=0;SUM([.$A$1:.A2089]);0)" office:value-type="float" office:value="0" calcext:value-type="float">
            <text:p>0</text:p>
          </table:table-cell>
          <table:table-cell table:formula="of:=IF([.$A2089]=0;[.$B2089]-MAX([.$B$1:.B20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formula="of:=IF([.A2090]=0;SUM([.$A$1:.A2090]);0)" office:value-type="float" office:value="0" calcext:value-type="float">
            <text:p>0</text:p>
          </table:table-cell>
          <table:table-cell table:formula="of:=IF([.$A2090]=0;[.$B2090]-MAX([.$B$1:.B20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IF([.A2091]=0;SUM([.$A$1:.A2091]);0)" office:value-type="float" office:value="0" calcext:value-type="float">
            <text:p>0</text:p>
          </table:table-cell>
          <table:table-cell table:formula="of:=IF([.$A2091]=0;[.$B2091]-MAX([.$B$1:.B209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IF([.A2092]=0;SUM([.$A$1:.A2092]);0)" office:value-type="float" office:value="0" calcext:value-type="float">
            <text:p>0</text:p>
          </table:table-cell>
          <table:table-cell table:formula="of:=IF([.$A2092]=0;[.$B2092]-MAX([.$B$1:.B20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IF([.A2093]=0;SUM([.$A$1:.A2093]);0)" office:value-type="float" office:value="0" calcext:value-type="float">
            <text:p>0</text:p>
          </table:table-cell>
          <table:table-cell table:formula="of:=IF([.$A2093]=0;[.$B2093]-MAX([.$B$1:.B209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IF([.A2094]=0;SUM([.$A$1:.A2094]);0)" office:value-type="float" office:value="0" calcext:value-type="float">
            <text:p>0</text:p>
          </table:table-cell>
          <table:table-cell table:formula="of:=IF([.$A2094]=0;[.$B2094]-MAX([.$B$1:.B20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formula="of:=IF([.A2095]=0;SUM([.$A$1:.A2095]);0)" office:value-type="float" office:value="0" calcext:value-type="float">
            <text:p>0</text:p>
          </table:table-cell>
          <table:table-cell table:formula="of:=IF([.$A2095]=0;[.$B2095]-MAX([.$B$1:.B20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formula="of:=IF([.A2096]=0;SUM([.$A$1:.A2096]);0)" office:value-type="float" office:value="0" calcext:value-type="float">
            <text:p>0</text:p>
          </table:table-cell>
          <table:table-cell table:formula="of:=IF([.$A2096]=0;[.$B2096]-MAX([.$B$1:.B20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IF([.A2097]=0;SUM([.$A$1:.A2097]);0)" office:value-type="float" office:value="0" calcext:value-type="float">
            <text:p>0</text:p>
          </table:table-cell>
          <table:table-cell table:formula="of:=IF([.$A2097]=0;[.$B2097]-MAX([.$B$1:.B20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IF([.A2098]=0;SUM([.$A$1:.A2098]);0)" office:value-type="float" office:value="0" calcext:value-type="float">
            <text:p>0</text:p>
          </table:table-cell>
          <table:table-cell table:formula="of:=IF([.$A2098]=0;[.$B2098]-MAX([.$B$1:.B20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099]=0;SUM([.$A$1:.A2099]);0)" office:value-type="float" office:value="10575343" calcext:value-type="float">
            <text:p>10575343</text:p>
          </table:table-cell>
          <table:table-cell table:formula="of:=IF([.$A2099]=0;[.$B2099]-MAX([.$B$1:.B2098]);0)" office:value-type="float" office:value="55156" calcext:value-type="float">
            <text:p>55156</text:p>
          </table:table-cell>
          <table:table-cell table:number-columns-repeated="3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formula="of:=IF([.A2100]=0;SUM([.$A$1:.A2100]);0)" office:value-type="float" office:value="0" calcext:value-type="float">
            <text:p>0</text:p>
          </table:table-cell>
          <table:table-cell table:formula="of:=IF([.$A2100]=0;[.$B2100]-MAX([.$B$1:.B20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IF([.A2101]=0;SUM([.$A$1:.A2101]);0)" office:value-type="float" office:value="0" calcext:value-type="float">
            <text:p>0</text:p>
          </table:table-cell>
          <table:table-cell table:formula="of:=IF([.$A2101]=0;[.$B2101]-MAX([.$B$1:.B21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IF([.A2102]=0;SUM([.$A$1:.A2102]);0)" office:value-type="float" office:value="0" calcext:value-type="float">
            <text:p>0</text:p>
          </table:table-cell>
          <table:table-cell table:formula="of:=IF([.$A2102]=0;[.$B2102]-MAX([.$B$1:.B21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formula="of:=IF([.A2103]=0;SUM([.$A$1:.A2103]);0)" office:value-type="float" office:value="0" calcext:value-type="float">
            <text:p>0</text:p>
          </table:table-cell>
          <table:table-cell table:formula="of:=IF([.$A2103]=0;[.$B2103]-MAX([.$B$1:.B21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IF([.A2104]=0;SUM([.$A$1:.A2104]);0)" office:value-type="float" office:value="0" calcext:value-type="float">
            <text:p>0</text:p>
          </table:table-cell>
          <table:table-cell table:formula="of:=IF([.$A2104]=0;[.$B2104]-MAX([.$B$1:.B21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IF([.A2105]=0;SUM([.$A$1:.A2105]);0)" office:value-type="float" office:value="0" calcext:value-type="float">
            <text:p>0</text:p>
          </table:table-cell>
          <table:table-cell table:formula="of:=IF([.$A2105]=0;[.$B2105]-MAX([.$B$1:.B21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formula="of:=IF([.A2106]=0;SUM([.$A$1:.A2106]);0)" office:value-type="float" office:value="0" calcext:value-type="float">
            <text:p>0</text:p>
          </table:table-cell>
          <table:table-cell table:formula="of:=IF([.$A2106]=0;[.$B2106]-MAX([.$B$1:.B21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07]=0;SUM([.$A$1:.A2107]);0)" office:value-type="float" office:value="10604519" calcext:value-type="float">
            <text:p>10604519</text:p>
          </table:table-cell>
          <table:table-cell table:formula="of:=IF([.$A2107]=0;[.$B2107]-MAX([.$B$1:.B2106]);0)" office:value-type="float" office:value="29176" calcext:value-type="float">
            <text:p>29176</text:p>
          </table:table-cell>
          <table:table-cell table:number-columns-repeated="3"/>
        </table:table-row>
        <table:table-row table:style-name="ro1">
          <table:table-cell office:value-type="float" office:value="22883" calcext:value-type="float">
            <text:p>22883</text:p>
          </table:table-cell>
          <table:table-cell table:formula="of:=IF([.A2108]=0;SUM([.$A$1:.A2108]);0)" office:value-type="float" office:value="0" calcext:value-type="float">
            <text:p>0</text:p>
          </table:table-cell>
          <table:table-cell table:formula="of:=IF([.$A2108]=0;[.$B2108]-MAX([.$B$1:.B21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09]=0;SUM([.$A$1:.A2109]);0)" office:value-type="float" office:value="10627402" calcext:value-type="float">
            <text:p>10627402</text:p>
          </table:table-cell>
          <table:table-cell table:formula="of:=IF([.$A2109]=0;[.$B2109]-MAX([.$B$1:.B2108]);0)" office:value-type="float" office:value="22883" calcext:value-type="float">
            <text:p>22883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IF([.A2110]=0;SUM([.$A$1:.A2110]);0)" office:value-type="float" office:value="0" calcext:value-type="float">
            <text:p>0</text:p>
          </table:table-cell>
          <table:table-cell table:formula="of:=IF([.$A2110]=0;[.$B2110]-MAX([.$B$1:.B210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IF([.A2111]=0;SUM([.$A$1:.A2111]);0)" office:value-type="float" office:value="0" calcext:value-type="float">
            <text:p>0</text:p>
          </table:table-cell>
          <table:table-cell table:formula="of:=IF([.$A2111]=0;[.$B2111]-MAX([.$B$1:.B21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IF([.A2112]=0;SUM([.$A$1:.A2112]);0)" office:value-type="float" office:value="0" calcext:value-type="float">
            <text:p>0</text:p>
          </table:table-cell>
          <table:table-cell table:formula="of:=IF([.$A2112]=0;[.$B2112]-MAX([.$B$1:.B21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IF([.A2113]=0;SUM([.$A$1:.A2113]);0)" office:value-type="float" office:value="0" calcext:value-type="float">
            <text:p>0</text:p>
          </table:table-cell>
          <table:table-cell table:formula="of:=IF([.$A2113]=0;[.$B2113]-MAX([.$B$1:.B21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IF([.A2114]=0;SUM([.$A$1:.A2114]);0)" office:value-type="float" office:value="0" calcext:value-type="float">
            <text:p>0</text:p>
          </table:table-cell>
          <table:table-cell table:formula="of:=IF([.$A2114]=0;[.$B2114]-MAX([.$B$1:.B21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IF([.A2115]=0;SUM([.$A$1:.A2115]);0)" office:value-type="float" office:value="0" calcext:value-type="float">
            <text:p>0</text:p>
          </table:table-cell>
          <table:table-cell table:formula="of:=IF([.$A2115]=0;[.$B2115]-MAX([.$B$1:.B21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formula="of:=IF([.A2116]=0;SUM([.$A$1:.A2116]);0)" office:value-type="float" office:value="0" calcext:value-type="float">
            <text:p>0</text:p>
          </table:table-cell>
          <table:table-cell table:formula="of:=IF([.$A2116]=0;[.$B2116]-MAX([.$B$1:.B21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formula="of:=IF([.A2117]=0;SUM([.$A$1:.A2117]);0)" office:value-type="float" office:value="0" calcext:value-type="float">
            <text:p>0</text:p>
          </table:table-cell>
          <table:table-cell table:formula="of:=IF([.$A2117]=0;[.$B2117]-MAX([.$B$1:.B21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IF([.A2118]=0;SUM([.$A$1:.A2118]);0)" office:value-type="float" office:value="0" calcext:value-type="float">
            <text:p>0</text:p>
          </table:table-cell>
          <table:table-cell table:formula="of:=IF([.$A2118]=0;[.$B2118]-MAX([.$B$1:.B211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formula="of:=IF([.A2119]=0;SUM([.$A$1:.A2119]);0)" office:value-type="float" office:value="0" calcext:value-type="float">
            <text:p>0</text:p>
          </table:table-cell>
          <table:table-cell table:formula="of:=IF([.$A2119]=0;[.$B2119]-MAX([.$B$1:.B21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formula="of:=IF([.A2120]=0;SUM([.$A$1:.A2120]);0)" office:value-type="float" office:value="0" calcext:value-type="float">
            <text:p>0</text:p>
          </table:table-cell>
          <table:table-cell table:formula="of:=IF([.$A2120]=0;[.$B2120]-MAX([.$B$1:.B21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21]=0;SUM([.$A$1:.A2121]);0)" office:value-type="float" office:value="10677151" calcext:value-type="float">
            <text:p>10677151</text:p>
          </table:table-cell>
          <table:table-cell table:formula="of:=IF([.$A2121]=0;[.$B2121]-MAX([.$B$1:.B2120]);0)" office:value-type="float" office:value="49749" calcext:value-type="float">
            <text:p>49749</text:p>
          </table:table-cell>
          <table:table-cell table:number-columns-repeated="3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formula="of:=IF([.A2122]=0;SUM([.$A$1:.A2122]);0)" office:value-type="float" office:value="0" calcext:value-type="float">
            <text:p>0</text:p>
          </table:table-cell>
          <table:table-cell table:formula="of:=IF([.$A2122]=0;[.$B2122]-MAX([.$B$1:.B21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IF([.A2123]=0;SUM([.$A$1:.A2123]);0)" office:value-type="float" office:value="0" calcext:value-type="float">
            <text:p>0</text:p>
          </table:table-cell>
          <table:table-cell table:formula="of:=IF([.$A2123]=0;[.$B2123]-MAX([.$B$1:.B21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formula="of:=IF([.A2124]=0;SUM([.$A$1:.A2124]);0)" office:value-type="float" office:value="0" calcext:value-type="float">
            <text:p>0</text:p>
          </table:table-cell>
          <table:table-cell table:formula="of:=IF([.$A2124]=0;[.$B2124]-MAX([.$B$1:.B21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formula="of:=IF([.A2125]=0;SUM([.$A$1:.A2125]);0)" office:value-type="float" office:value="0" calcext:value-type="float">
            <text:p>0</text:p>
          </table:table-cell>
          <table:table-cell table:formula="of:=IF([.$A2125]=0;[.$B2125]-MAX([.$B$1:.B21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formula="of:=IF([.A2126]=0;SUM([.$A$1:.A2126]);0)" office:value-type="float" office:value="0" calcext:value-type="float">
            <text:p>0</text:p>
          </table:table-cell>
          <table:table-cell table:formula="of:=IF([.$A2126]=0;[.$B2126]-MAX([.$B$1:.B21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IF([.A2127]=0;SUM([.$A$1:.A2127]);0)" office:value-type="float" office:value="0" calcext:value-type="float">
            <text:p>0</text:p>
          </table:table-cell>
          <table:table-cell table:formula="of:=IF([.$A2127]=0;[.$B2127]-MAX([.$B$1:.B21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formula="of:=IF([.A2128]=0;SUM([.$A$1:.A2128]);0)" office:value-type="float" office:value="0" calcext:value-type="float">
            <text:p>0</text:p>
          </table:table-cell>
          <table:table-cell table:formula="of:=IF([.$A2128]=0;[.$B2128]-MAX([.$B$1:.B21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29]=0;SUM([.$A$1:.A2129]);0)" office:value-type="float" office:value="10730856" calcext:value-type="float">
            <text:p>10730856</text:p>
          </table:table-cell>
          <table:table-cell table:formula="of:=IF([.$A2129]=0;[.$B2129]-MAX([.$B$1:.B2128]);0)" office:value-type="float" office:value="53705" calcext:value-type="float">
            <text:p>53705</text:p>
          </table:table-cell>
          <table:table-cell table:number-columns-repeated="3"/>
        </table:table-row>
        <table:table-row table:style-name="ro1">
          <table:table-cell office:value-type="float" office:value="12693" calcext:value-type="float">
            <text:p>12693</text:p>
          </table:table-cell>
          <table:table-cell table:formula="of:=IF([.A2130]=0;SUM([.$A$1:.A2130]);0)" office:value-type="float" office:value="0" calcext:value-type="float">
            <text:p>0</text:p>
          </table:table-cell>
          <table:table-cell table:formula="of:=IF([.$A2130]=0;[.$B2130]-MAX([.$B$1:.B21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formula="of:=IF([.A2131]=0;SUM([.$A$1:.A2131]);0)" office:value-type="float" office:value="0" calcext:value-type="float">
            <text:p>0</text:p>
          </table:table-cell>
          <table:table-cell table:formula="of:=IF([.$A2131]=0;[.$B2131]-MAX([.$B$1:.B213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06" calcext:value-type="float">
            <text:p>19506</text:p>
          </table:table-cell>
          <table:table-cell table:formula="of:=IF([.A2132]=0;SUM([.$A$1:.A2132]);0)" office:value-type="float" office:value="0" calcext:value-type="float">
            <text:p>0</text:p>
          </table:table-cell>
          <table:table-cell table:formula="of:=IF([.$A2132]=0;[.$B2132]-MAX([.$B$1:.B21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78" calcext:value-type="float">
            <text:p>12078</text:p>
          </table:table-cell>
          <table:table-cell table:formula="of:=IF([.A2133]=0;SUM([.$A$1:.A2133]);0)" office:value-type="float" office:value="0" calcext:value-type="float">
            <text:p>0</text:p>
          </table:table-cell>
          <table:table-cell table:formula="of:=IF([.$A2133]=0;[.$B2133]-MAX([.$B$1:.B21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34]=0;SUM([.$A$1:.A2134]);0)" office:value-type="float" office:value="10779818" calcext:value-type="float">
            <text:p>10779818</text:p>
          </table:table-cell>
          <table:table-cell table:formula="of:=IF([.$A2134]=0;[.$B2134]-MAX([.$B$1:.B2133]);0)" office:value-type="float" office:value="48962" calcext:value-type="float">
            <text:p>48962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formula="of:=IF([.A2135]=0;SUM([.$A$1:.A2135]);0)" office:value-type="float" office:value="0" calcext:value-type="float">
            <text:p>0</text:p>
          </table:table-cell>
          <table:table-cell table:formula="of:=IF([.$A2135]=0;[.$B2135]-MAX([.$B$1:.B21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formula="of:=IF([.A2136]=0;SUM([.$A$1:.A2136]);0)" office:value-type="float" office:value="0" calcext:value-type="float">
            <text:p>0</text:p>
          </table:table-cell>
          <table:table-cell table:formula="of:=IF([.$A2136]=0;[.$B2136]-MAX([.$B$1:.B21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formula="of:=IF([.A2137]=0;SUM([.$A$1:.A2137]);0)" office:value-type="float" office:value="0" calcext:value-type="float">
            <text:p>0</text:p>
          </table:table-cell>
          <table:table-cell table:formula="of:=IF([.$A2137]=0;[.$B2137]-MAX([.$B$1:.B21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IF([.A2138]=0;SUM([.$A$1:.A2138]);0)" office:value-type="float" office:value="0" calcext:value-type="float">
            <text:p>0</text:p>
          </table:table-cell>
          <table:table-cell table:formula="of:=IF([.$A2138]=0;[.$B2138]-MAX([.$B$1:.B21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IF([.A2139]=0;SUM([.$A$1:.A2139]);0)" office:value-type="float" office:value="0" calcext:value-type="float">
            <text:p>0</text:p>
          </table:table-cell>
          <table:table-cell table:formula="of:=IF([.$A2139]=0;[.$B2139]-MAX([.$B$1:.B21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IF([.A2140]=0;SUM([.$A$1:.A2140]);0)" office:value-type="float" office:value="0" calcext:value-type="float">
            <text:p>0</text:p>
          </table:table-cell>
          <table:table-cell table:formula="of:=IF([.$A2140]=0;[.$B2140]-MAX([.$B$1:.B21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formula="of:=IF([.A2141]=0;SUM([.$A$1:.A2141]);0)" office:value-type="float" office:value="0" calcext:value-type="float">
            <text:p>0</text:p>
          </table:table-cell>
          <table:table-cell table:formula="of:=IF([.$A2141]=0;[.$B2141]-MAX([.$B$1:.B214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IF([.A2142]=0;SUM([.$A$1:.A2142]);0)" office:value-type="float" office:value="0" calcext:value-type="float">
            <text:p>0</text:p>
          </table:table-cell>
          <table:table-cell table:formula="of:=IF([.$A2142]=0;[.$B2142]-MAX([.$B$1:.B214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formula="of:=IF([.A2143]=0;SUM([.$A$1:.A2143]);0)" office:value-type="float" office:value="0" calcext:value-type="float">
            <text:p>0</text:p>
          </table:table-cell>
          <table:table-cell table:formula="of:=IF([.$A2143]=0;[.$B2143]-MAX([.$B$1:.B21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formula="of:=IF([.A2144]=0;SUM([.$A$1:.A2144]);0)" office:value-type="float" office:value="0" calcext:value-type="float">
            <text:p>0</text:p>
          </table:table-cell>
          <table:table-cell table:formula="of:=IF([.$A2144]=0;[.$B2144]-MAX([.$B$1:.B214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formula="of:=IF([.A2145]=0;SUM([.$A$1:.A2145]);0)" office:value-type="float" office:value="0" calcext:value-type="float">
            <text:p>0</text:p>
          </table:table-cell>
          <table:table-cell table:formula="of:=IF([.$A2145]=0;[.$B2145]-MAX([.$B$1:.B21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formula="of:=IF([.A2146]=0;SUM([.$A$1:.A2146]);0)" office:value-type="float" office:value="0" calcext:value-type="float">
            <text:p>0</text:p>
          </table:table-cell>
          <table:table-cell table:formula="of:=IF([.$A2146]=0;[.$B2146]-MAX([.$B$1:.B21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47]=0;SUM([.$A$1:.A2147]);0)" office:value-type="float" office:value="10841650" calcext:value-type="float">
            <text:p>10841650</text:p>
          </table:table-cell>
          <table:table-cell table:formula="of:=IF([.$A2147]=0;[.$B2147]-MAX([.$B$1:.B2146]);0)" office:value-type="float" office:value="61832" calcext:value-type="float">
            <text:p>61832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formula="of:=IF([.A2148]=0;SUM([.$A$1:.A2148]);0)" office:value-type="float" office:value="0" calcext:value-type="float">
            <text:p>0</text:p>
          </table:table-cell>
          <table:table-cell table:formula="of:=IF([.$A2148]=0;[.$B2148]-MAX([.$B$1:.B21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IF([.A2149]=0;SUM([.$A$1:.A2149]);0)" office:value-type="float" office:value="0" calcext:value-type="float">
            <text:p>0</text:p>
          </table:table-cell>
          <table:table-cell table:formula="of:=IF([.$A2149]=0;[.$B2149]-MAX([.$B$1:.B214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formula="of:=IF([.A2150]=0;SUM([.$A$1:.A2150]);0)" office:value-type="float" office:value="0" calcext:value-type="float">
            <text:p>0</text:p>
          </table:table-cell>
          <table:table-cell table:formula="of:=IF([.$A2150]=0;[.$B2150]-MAX([.$B$1:.B214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51]=0;SUM([.$A$1:.A2151]);0)" office:value-type="float" office:value="10860945" calcext:value-type="float">
            <text:p>10860945</text:p>
          </table:table-cell>
          <table:table-cell table:formula="of:=IF([.$A2151]=0;[.$B2151]-MAX([.$B$1:.B2150]);0)" office:value-type="float" office:value="19295" calcext:value-type="float">
            <text:p>19295</text:p>
          </table:table-cell>
          <table:table-cell table:number-columns-repeated="3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IF([.A2152]=0;SUM([.$A$1:.A2152]);0)" office:value-type="float" office:value="0" calcext:value-type="float">
            <text:p>0</text:p>
          </table:table-cell>
          <table:table-cell table:formula="of:=IF([.$A2152]=0;[.$B2152]-MAX([.$B$1:.B21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IF([.A2153]=0;SUM([.$A$1:.A2153]);0)" office:value-type="float" office:value="0" calcext:value-type="float">
            <text:p>0</text:p>
          </table:table-cell>
          <table:table-cell table:formula="of:=IF([.$A2153]=0;[.$B2153]-MAX([.$B$1:.B21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IF([.A2154]=0;SUM([.$A$1:.A2154]);0)" office:value-type="float" office:value="0" calcext:value-type="float">
            <text:p>0</text:p>
          </table:table-cell>
          <table:table-cell table:formula="of:=IF([.$A2154]=0;[.$B2154]-MAX([.$B$1:.B21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formula="of:=IF([.A2155]=0;SUM([.$A$1:.A2155]);0)" office:value-type="float" office:value="0" calcext:value-type="float">
            <text:p>0</text:p>
          </table:table-cell>
          <table:table-cell table:formula="of:=IF([.$A2155]=0;[.$B2155]-MAX([.$B$1:.B21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formula="of:=IF([.A2156]=0;SUM([.$A$1:.A2156]);0)" office:value-type="float" office:value="0" calcext:value-type="float">
            <text:p>0</text:p>
          </table:table-cell>
          <table:table-cell table:formula="of:=IF([.$A2156]=0;[.$B2156]-MAX([.$B$1:.B21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formula="of:=IF([.A2157]=0;SUM([.$A$1:.A2157]);0)" office:value-type="float" office:value="0" calcext:value-type="float">
            <text:p>0</text:p>
          </table:table-cell>
          <table:table-cell table:formula="of:=IF([.$A2157]=0;[.$B2157]-MAX([.$B$1:.B21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IF([.A2158]=0;SUM([.$A$1:.A2158]);0)" office:value-type="float" office:value="0" calcext:value-type="float">
            <text:p>0</text:p>
          </table:table-cell>
          <table:table-cell table:formula="of:=IF([.$A2158]=0;[.$B2158]-MAX([.$B$1:.B21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formula="of:=IF([.A2159]=0;SUM([.$A$1:.A2159]);0)" office:value-type="float" office:value="0" calcext:value-type="float">
            <text:p>0</text:p>
          </table:table-cell>
          <table:table-cell table:formula="of:=IF([.$A2159]=0;[.$B2159]-MAX([.$B$1:.B21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IF([.A2160]=0;SUM([.$A$1:.A2160]);0)" office:value-type="float" office:value="0" calcext:value-type="float">
            <text:p>0</text:p>
          </table:table-cell>
          <table:table-cell table:formula="of:=IF([.$A2160]=0;[.$B2160]-MAX([.$B$1:.B215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formula="of:=IF([.A2161]=0;SUM([.$A$1:.A2161]);0)" office:value-type="float" office:value="0" calcext:value-type="float">
            <text:p>0</text:p>
          </table:table-cell>
          <table:table-cell table:formula="of:=IF([.$A2161]=0;[.$B2161]-MAX([.$B$1:.B216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formula="of:=IF([.A2162]=0;SUM([.$A$1:.A2162]);0)" office:value-type="float" office:value="0" calcext:value-type="float">
            <text:p>0</text:p>
          </table:table-cell>
          <table:table-cell table:formula="of:=IF([.$A2162]=0;[.$B2162]-MAX([.$B$1:.B216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63]=0;SUM([.$A$1:.A2163]);0)" office:value-type="float" office:value="10911069" calcext:value-type="float">
            <text:p>10911069</text:p>
          </table:table-cell>
          <table:table-cell table:formula="of:=IF([.$A2163]=0;[.$B2163]-MAX([.$B$1:.B2162]);0)" office:value-type="float" office:value="50124" calcext:value-type="float">
            <text:p>50124</text:p>
          </table:table-cell>
          <table:table-cell table:number-columns-repeated="3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formula="of:=IF([.A2164]=0;SUM([.$A$1:.A2164]);0)" office:value-type="float" office:value="0" calcext:value-type="float">
            <text:p>0</text:p>
          </table:table-cell>
          <table:table-cell table:formula="of:=IF([.$A2164]=0;[.$B2164]-MAX([.$B$1:.B216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IF([.A2165]=0;SUM([.$A$1:.A2165]);0)" office:value-type="float" office:value="0" calcext:value-type="float">
            <text:p>0</text:p>
          </table:table-cell>
          <table:table-cell table:formula="of:=IF([.$A2165]=0;[.$B2165]-MAX([.$B$1:.B216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12" calcext:value-type="float">
            <text:p>15812</text:p>
          </table:table-cell>
          <table:table-cell table:formula="of:=IF([.A2166]=0;SUM([.$A$1:.A2166]);0)" office:value-type="float" office:value="0" calcext:value-type="float">
            <text:p>0</text:p>
          </table:table-cell>
          <table:table-cell table:formula="of:=IF([.$A2166]=0;[.$B2166]-MAX([.$B$1:.B216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39" calcext:value-type="float">
            <text:p>14339</text:p>
          </table:table-cell>
          <table:table-cell table:formula="of:=IF([.A2167]=0;SUM([.$A$1:.A2167]);0)" office:value-type="float" office:value="0" calcext:value-type="float">
            <text:p>0</text:p>
          </table:table-cell>
          <table:table-cell table:formula="of:=IF([.$A2167]=0;[.$B2167]-MAX([.$B$1:.B216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IF([.A2168]=0;SUM([.$A$1:.A2168]);0)" office:value-type="float" office:value="0" calcext:value-type="float">
            <text:p>0</text:p>
          </table:table-cell>
          <table:table-cell table:formula="of:=IF([.$A2168]=0;[.$B2168]-MAX([.$B$1:.B216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69]=0;SUM([.$A$1:.A2169]);0)" office:value-type="float" office:value="10951599" calcext:value-type="float">
            <text:p>10951599</text:p>
          </table:table-cell>
          <table:table-cell table:formula="of:=IF([.$A2169]=0;[.$B2169]-MAX([.$B$1:.B2168]);0)" office:value-type="float" office:value="40530" calcext:value-type="float">
            <text:p>40530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IF([.A2170]=0;SUM([.$A$1:.A2170]);0)" office:value-type="float" office:value="0" calcext:value-type="float">
            <text:p>0</text:p>
          </table:table-cell>
          <table:table-cell table:formula="of:=IF([.$A2170]=0;[.$B2170]-MAX([.$B$1:.B216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IF([.A2171]=0;SUM([.$A$1:.A2171]);0)" office:value-type="float" office:value="0" calcext:value-type="float">
            <text:p>0</text:p>
          </table:table-cell>
          <table:table-cell table:formula="of:=IF([.$A2171]=0;[.$B2171]-MAX([.$B$1:.B217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formula="of:=IF([.A2172]=0;SUM([.$A$1:.A2172]);0)" office:value-type="float" office:value="0" calcext:value-type="float">
            <text:p>0</text:p>
          </table:table-cell>
          <table:table-cell table:formula="of:=IF([.$A2172]=0;[.$B2172]-MAX([.$B$1:.B217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IF([.A2173]=0;SUM([.$A$1:.A2173]);0)" office:value-type="float" office:value="0" calcext:value-type="float">
            <text:p>0</text:p>
          </table:table-cell>
          <table:table-cell table:formula="of:=IF([.$A2173]=0;[.$B2173]-MAX([.$B$1:.B21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2174]=0;SUM([.$A$1:.A2174]);0)" office:value-type="float" office:value="0" calcext:value-type="float">
            <text:p>0</text:p>
          </table:table-cell>
          <table:table-cell table:formula="of:=IF([.$A2174]=0;[.$B2174]-MAX([.$B$1:.B217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IF([.A2175]=0;SUM([.$A$1:.A2175]);0)" office:value-type="float" office:value="0" calcext:value-type="float">
            <text:p>0</text:p>
          </table:table-cell>
          <table:table-cell table:formula="of:=IF([.$A2175]=0;[.$B2175]-MAX([.$B$1:.B217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IF([.A2176]=0;SUM([.$A$1:.A2176]);0)" office:value-type="float" office:value="0" calcext:value-type="float">
            <text:p>0</text:p>
          </table:table-cell>
          <table:table-cell table:formula="of:=IF([.$A2176]=0;[.$B2176]-MAX([.$B$1:.B217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formula="of:=IF([.A2177]=0;SUM([.$A$1:.A2177]);0)" office:value-type="float" office:value="0" calcext:value-type="float">
            <text:p>0</text:p>
          </table:table-cell>
          <table:table-cell table:formula="of:=IF([.$A2177]=0;[.$B2177]-MAX([.$B$1:.B217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IF([.A2178]=0;SUM([.$A$1:.A2178]);0)" office:value-type="float" office:value="0" calcext:value-type="float">
            <text:p>0</text:p>
          </table:table-cell>
          <table:table-cell table:formula="of:=IF([.$A2178]=0;[.$B2178]-MAX([.$B$1:.B217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formula="of:=IF([.A2179]=0;SUM([.$A$1:.A2179]);0)" office:value-type="float" office:value="0" calcext:value-type="float">
            <text:p>0</text:p>
          </table:table-cell>
          <table:table-cell table:formula="of:=IF([.$A2179]=0;[.$B2179]-MAX([.$B$1:.B217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80]=0;SUM([.$A$1:.A2180]);0)" office:value-type="float" office:value="10993252" calcext:value-type="float">
            <text:p>10993252</text:p>
          </table:table-cell>
          <table:table-cell table:formula="of:=IF([.$A2180]=0;[.$B2180]-MAX([.$B$1:.B2179]);0)" office:value-type="float" office:value="41653" calcext:value-type="float">
            <text:p>41653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IF([.A2181]=0;SUM([.$A$1:.A2181]);0)" office:value-type="float" office:value="0" calcext:value-type="float">
            <text:p>0</text:p>
          </table:table-cell>
          <table:table-cell table:formula="of:=IF([.$A2181]=0;[.$B2181]-MAX([.$B$1:.B21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formula="of:=IF([.A2182]=0;SUM([.$A$1:.A2182]);0)" office:value-type="float" office:value="0" calcext:value-type="float">
            <text:p>0</text:p>
          </table:table-cell>
          <table:table-cell table:formula="of:=IF([.$A2182]=0;[.$B2182]-MAX([.$B$1:.B218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formula="of:=IF([.A2183]=0;SUM([.$A$1:.A2183]);0)" office:value-type="float" office:value="0" calcext:value-type="float">
            <text:p>0</text:p>
          </table:table-cell>
          <table:table-cell table:formula="of:=IF([.$A2183]=0;[.$B2183]-MAX([.$B$1:.B218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IF([.A2184]=0;SUM([.$A$1:.A2184]);0)" office:value-type="float" office:value="0" calcext:value-type="float">
            <text:p>0</text:p>
          </table:table-cell>
          <table:table-cell table:formula="of:=IF([.$A2184]=0;[.$B2184]-MAX([.$B$1:.B21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IF([.A2185]=0;SUM([.$A$1:.A2185]);0)" office:value-type="float" office:value="0" calcext:value-type="float">
            <text:p>0</text:p>
          </table:table-cell>
          <table:table-cell table:formula="of:=IF([.$A2185]=0;[.$B2185]-MAX([.$B$1:.B218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formula="of:=IF([.A2186]=0;SUM([.$A$1:.A2186]);0)" office:value-type="float" office:value="0" calcext:value-type="float">
            <text:p>0</text:p>
          </table:table-cell>
          <table:table-cell table:formula="of:=IF([.$A2186]=0;[.$B2186]-MAX([.$B$1:.B218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formula="of:=IF([.A2187]=0;SUM([.$A$1:.A2187]);0)" office:value-type="float" office:value="0" calcext:value-type="float">
            <text:p>0</text:p>
          </table:table-cell>
          <table:table-cell table:formula="of:=IF([.$A2187]=0;[.$B2187]-MAX([.$B$1:.B21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IF([.A2188]=0;SUM([.$A$1:.A2188]);0)" office:value-type="float" office:value="0" calcext:value-type="float">
            <text:p>0</text:p>
          </table:table-cell>
          <table:table-cell table:formula="of:=IF([.$A2188]=0;[.$B2188]-MAX([.$B$1:.B21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formula="of:=IF([.A2189]=0;SUM([.$A$1:.A2189]);0)" office:value-type="float" office:value="0" calcext:value-type="float">
            <text:p>0</text:p>
          </table:table-cell>
          <table:table-cell table:formula="of:=IF([.$A2189]=0;[.$B2189]-MAX([.$B$1:.B21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formula="of:=IF([.A2190]=0;SUM([.$A$1:.A2190]);0)" office:value-type="float" office:value="0" calcext:value-type="float">
            <text:p>0</text:p>
          </table:table-cell>
          <table:table-cell table:formula="of:=IF([.$A2190]=0;[.$B2190]-MAX([.$B$1:.B218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91]=0;SUM([.$A$1:.A2191]);0)" office:value-type="float" office:value="11047302" calcext:value-type="float">
            <text:p>11047302</text:p>
          </table:table-cell>
          <table:table-cell table:formula="of:=IF([.$A2191]=0;[.$B2191]-MAX([.$B$1:.B2190]);0)" office:value-type="float" office:value="54050" calcext:value-type="float">
            <text:p>54050</text:p>
          </table:table-cell>
          <table:table-cell table:number-columns-repeated="3"/>
        </table:table-row>
        <table:table-row table:style-name="ro1">
          <table:table-cell office:value-type="float" office:value="58634" calcext:value-type="float">
            <text:p>58634</text:p>
          </table:table-cell>
          <table:table-cell table:formula="of:=IF([.A2192]=0;SUM([.$A$1:.A2192]);0)" office:value-type="float" office:value="0" calcext:value-type="float">
            <text:p>0</text:p>
          </table:table-cell>
          <table:table-cell table:formula="of:=IF([.$A2192]=0;[.$B2192]-MAX([.$B$1:.B219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193]=0;SUM([.$A$1:.A2193]);0)" office:value-type="float" office:value="11105936" calcext:value-type="float">
            <text:p>11105936</text:p>
          </table:table-cell>
          <table:table-cell table:formula="of:=IF([.$A2193]=0;[.$B2193]-MAX([.$B$1:.B2192]);0)" office:value-type="float" office:value="58634" calcext:value-type="float">
            <text:p>58634</text:p>
          </table:table-cell>
          <table:table-cell table:number-columns-repeated="3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formula="of:=IF([.A2194]=0;SUM([.$A$1:.A2194]);0)" office:value-type="float" office:value="0" calcext:value-type="float">
            <text:p>0</text:p>
          </table:table-cell>
          <table:table-cell table:formula="of:=IF([.$A2194]=0;[.$B2194]-MAX([.$B$1:.B21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IF([.A2195]=0;SUM([.$A$1:.A2195]);0)" office:value-type="float" office:value="0" calcext:value-type="float">
            <text:p>0</text:p>
          </table:table-cell>
          <table:table-cell table:formula="of:=IF([.$A2195]=0;[.$B2195]-MAX([.$B$1:.B219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formula="of:=IF([.A2196]=0;SUM([.$A$1:.A2196]);0)" office:value-type="float" office:value="0" calcext:value-type="float">
            <text:p>0</text:p>
          </table:table-cell>
          <table:table-cell table:formula="of:=IF([.$A2196]=0;[.$B2196]-MAX([.$B$1:.B219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formula="of:=IF([.A2197]=0;SUM([.$A$1:.A2197]);0)" office:value-type="float" office:value="0" calcext:value-type="float">
            <text:p>0</text:p>
          </table:table-cell>
          <table:table-cell table:formula="of:=IF([.$A2197]=0;[.$B2197]-MAX([.$B$1:.B21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formula="of:=IF([.A2198]=0;SUM([.$A$1:.A2198]);0)" office:value-type="float" office:value="0" calcext:value-type="float">
            <text:p>0</text:p>
          </table:table-cell>
          <table:table-cell table:formula="of:=IF([.$A2198]=0;[.$B2198]-MAX([.$B$1:.B219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formula="of:=IF([.A2199]=0;SUM([.$A$1:.A2199]);0)" office:value-type="float" office:value="0" calcext:value-type="float">
            <text:p>0</text:p>
          </table:table-cell>
          <table:table-cell table:formula="of:=IF([.$A2199]=0;[.$B2199]-MAX([.$B$1:.B21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formula="of:=IF([.A2200]=0;SUM([.$A$1:.A2200]);0)" office:value-type="float" office:value="0" calcext:value-type="float">
            <text:p>0</text:p>
          </table:table-cell>
          <table:table-cell table:formula="of:=IF([.$A2200]=0;[.$B2200]-MAX([.$B$1:.B219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formula="of:=IF([.A2201]=0;SUM([.$A$1:.A2201]);0)" office:value-type="float" office:value="0" calcext:value-type="float">
            <text:p>0</text:p>
          </table:table-cell>
          <table:table-cell table:formula="of:=IF([.$A2201]=0;[.$B2201]-MAX([.$B$1:.B220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202]=0;SUM([.$A$1:.A2202]);0)" office:value-type="float" office:value="11158588" calcext:value-type="float">
            <text:p>11158588</text:p>
          </table:table-cell>
          <table:table-cell table:formula="of:=IF([.$A2202]=0;[.$B2202]-MAX([.$B$1:.B2201]);0)" office:value-type="float" office:value="52652" calcext:value-type="float">
            <text:p>52652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IF([.A2203]=0;SUM([.$A$1:.A2203]);0)" office:value-type="float" office:value="0" calcext:value-type="float">
            <text:p>0</text:p>
          </table:table-cell>
          <table:table-cell table:formula="of:=IF([.$A2203]=0;[.$B2203]-MAX([.$B$1:.B22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IF([.A2204]=0;SUM([.$A$1:.A2204]);0)" office:value-type="float" office:value="0" calcext:value-type="float">
            <text:p>0</text:p>
          </table:table-cell>
          <table:table-cell table:formula="of:=IF([.$A2204]=0;[.$B2204]-MAX([.$B$1:.B22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formula="of:=IF([.A2205]=0;SUM([.$A$1:.A2205]);0)" office:value-type="float" office:value="0" calcext:value-type="float">
            <text:p>0</text:p>
          </table:table-cell>
          <table:table-cell table:formula="of:=IF([.$A2205]=0;[.$B2205]-MAX([.$B$1:.B220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IF([.A2206]=0;SUM([.$A$1:.A2206]);0)" office:value-type="float" office:value="0" calcext:value-type="float">
            <text:p>0</text:p>
          </table:table-cell>
          <table:table-cell table:formula="of:=IF([.$A2206]=0;[.$B2206]-MAX([.$B$1:.B220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IF([.A2207]=0;SUM([.$A$1:.A2207]);0)" office:value-type="float" office:value="0" calcext:value-type="float">
            <text:p>0</text:p>
          </table:table-cell>
          <table:table-cell table:formula="of:=IF([.$A2207]=0;[.$B2207]-MAX([.$B$1:.B22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formula="of:=IF([.A2208]=0;SUM([.$A$1:.A2208]);0)" office:value-type="float" office:value="0" calcext:value-type="float">
            <text:p>0</text:p>
          </table:table-cell>
          <table:table-cell table:formula="of:=IF([.$A2208]=0;[.$B2208]-MAX([.$B$1:.B22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formula="of:=IF([.A2209]=0;SUM([.$A$1:.A2209]);0)" office:value-type="float" office:value="0" calcext:value-type="float">
            <text:p>0</text:p>
          </table:table-cell>
          <table:table-cell table:formula="of:=IF([.$A2209]=0;[.$B2209]-MAX([.$B$1:.B220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210]=0;SUM([.$A$1:.A2210]);0)" office:value-type="float" office:value="11192055" calcext:value-type="float">
            <text:p>11192055</text:p>
          </table:table-cell>
          <table:table-cell table:formula="of:=IF([.$A2210]=0;[.$B2210]-MAX([.$B$1:.B2209]);0)" office:value-type="float" office:value="33467" calcext:value-type="float">
            <text:p>33467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formula="of:=IF([.A2211]=0;SUM([.$A$1:.A2211]);0)" office:value-type="float" office:value="0" calcext:value-type="float">
            <text:p>0</text:p>
          </table:table-cell>
          <table:table-cell table:formula="of:=IF([.$A2211]=0;[.$B2211]-MAX([.$B$1:.B221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IF([.A2212]=0;SUM([.$A$1:.A2212]);0)" office:value-type="float" office:value="0" calcext:value-type="float">
            <text:p>0</text:p>
          </table:table-cell>
          <table:table-cell table:formula="of:=IF([.$A2212]=0;[.$B2212]-MAX([.$B$1:.B22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table:formula="of:=IF([.A2213]=0;SUM([.$A$1:.A2213]);0)" office:value-type="float" office:value="0" calcext:value-type="float">
            <text:p>0</text:p>
          </table:table-cell>
          <table:table-cell table:formula="of:=IF([.$A2213]=0;[.$B2213]-MAX([.$B$1:.B221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formula="of:=IF([.A2214]=0;SUM([.$A$1:.A2214]);0)" office:value-type="float" office:value="0" calcext:value-type="float">
            <text:p>0</text:p>
          </table:table-cell>
          <table:table-cell table:formula="of:=IF([.$A2214]=0;[.$B2214]-MAX([.$B$1:.B221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IF([.A2215]=0;SUM([.$A$1:.A2215]);0)" office:value-type="float" office:value="0" calcext:value-type="float">
            <text:p>0</text:p>
          </table:table-cell>
          <table:table-cell table:formula="of:=IF([.$A2215]=0;[.$B2215]-MAX([.$B$1:.B221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formula="of:=IF([.A2216]=0;SUM([.$A$1:.A2216]);0)" office:value-type="float" office:value="0" calcext:value-type="float">
            <text:p>0</text:p>
          </table:table-cell>
          <table:table-cell table:formula="of:=IF([.$A2216]=0;[.$B2216]-MAX([.$B$1:.B221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formula="of:=IF([.A2217]=0;SUM([.$A$1:.A2217]);0)" office:value-type="float" office:value="0" calcext:value-type="float">
            <text:p>0</text:p>
          </table:table-cell>
          <table:table-cell table:formula="of:=IF([.$A2217]=0;[.$B2217]-MAX([.$B$1:.B22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218]=0;SUM([.$A$1:.A2218]);0)" office:value-type="float" office:value="11236414" calcext:value-type="float">
            <text:p>11236414</text:p>
          </table:table-cell>
          <table:table-cell table:formula="of:=IF([.$A2218]=0;[.$B2218]-MAX([.$B$1:.B2217]);0)" office:value-type="float" office:value="44359" calcext:value-type="float">
            <text:p>44359</text:p>
          </table:table-cell>
          <table:table-cell table:number-columns-repeated="3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formula="of:=IF([.A2219]=0;SUM([.$A$1:.A2219]);0)" office:value-type="float" office:value="0" calcext:value-type="float">
            <text:p>0</text:p>
          </table:table-cell>
          <table:table-cell table:formula="of:=IF([.$A2219]=0;[.$B2219]-MAX([.$B$1:.B221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IF([.A2220]=0;SUM([.$A$1:.A2220]);0)" office:value-type="float" office:value="0" calcext:value-type="float">
            <text:p>0</text:p>
          </table:table-cell>
          <table:table-cell table:formula="of:=IF([.$A2220]=0;[.$B2220]-MAX([.$B$1:.B221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formula="of:=IF([.A2221]=0;SUM([.$A$1:.A2221]);0)" office:value-type="float" office:value="0" calcext:value-type="float">
            <text:p>0</text:p>
          </table:table-cell>
          <table:table-cell table:formula="of:=IF([.$A2221]=0;[.$B2221]-MAX([.$B$1:.B222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IF([.A2222]=0;SUM([.$A$1:.A2222]);0)" office:value-type="float" office:value="0" calcext:value-type="float">
            <text:p>0</text:p>
          </table:table-cell>
          <table:table-cell table:formula="of:=IF([.$A2222]=0;[.$B2222]-MAX([.$B$1:.B22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formula="of:=IF([.A2223]=0;SUM([.$A$1:.A2223]);0)" office:value-type="float" office:value="0" calcext:value-type="float">
            <text:p>0</text:p>
          </table:table-cell>
          <table:table-cell table:formula="of:=IF([.$A2223]=0;[.$B2223]-MAX([.$B$1:.B222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IF([.A2224]=0;SUM([.$A$1:.A2224]);0)" office:value-type="float" office:value="0" calcext:value-type="float">
            <text:p>0</text:p>
          </table:table-cell>
          <table:table-cell table:formula="of:=IF([.$A2224]=0;[.$B2224]-MAX([.$B$1:.B222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formula="of:=IF([.A2225]=0;SUM([.$A$1:.A2225]);0)" office:value-type="float" office:value="0" calcext:value-type="float">
            <text:p>0</text:p>
          </table:table-cell>
          <table:table-cell table:formula="of:=IF([.$A2225]=0;[.$B2225]-MAX([.$B$1:.B22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IF([.A2226]=0;SUM([.$A$1:.A2226]);0)" office:value-type="float" office:value="0" calcext:value-type="float">
            <text:p>0</text:p>
          </table:table-cell>
          <table:table-cell table:formula="of:=IF([.$A2226]=0;[.$B2226]-MAX([.$B$1:.B222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IF([.A2227]=0;SUM([.$A$1:.A2227]);0)" office:value-type="float" office:value="0" calcext:value-type="float">
            <text:p>0</text:p>
          </table:table-cell>
          <table:table-cell table:formula="of:=IF([.$A2227]=0;[.$B2227]-MAX([.$B$1:.B222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IF([.A2228]=0;SUM([.$A$1:.A2228]);0)" office:value-type="float" office:value="0" calcext:value-type="float">
            <text:p>0</text:p>
          </table:table-cell>
          <table:table-cell table:formula="of:=IF([.$A2228]=0;[.$B2228]-MAX([.$B$1:.B22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[.A2229]=0;SUM([.$A$1:.A2229]);0)" office:value-type="float" office:value="0" calcext:value-type="float">
            <text:p>0</text:p>
          </table:table-cell>
          <table:table-cell table:formula="of:=IF([.$A2229]=0;[.$B2229]-MAX([.$B$1:.B222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formula="of:=IF([.A2230]=0;SUM([.$A$1:.A2230]);0)" office:value-type="float" office:value="0" calcext:value-type="float">
            <text:p>0</text:p>
          </table:table-cell>
          <table:table-cell table:formula="of:=IF([.$A2230]=0;[.$B2230]-MAX([.$B$1:.B222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IF([.A2231]=0;SUM([.$A$1:.A2231]);0)" office:value-type="float" office:value="11293848" calcext:value-type="float">
            <text:p>11293848</text:p>
          </table:table-cell>
          <table:table-cell table:formula="of:=IF([.$A2231]=0;[.$B2231]-MAX([.$B$1:.B2230]);0)" office:value-type="float" office:value="57434" calcext:value-type="float">
            <text:p>57434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IF([.A2232]=0;SUM([.$A$1:.A2232]);0)" office:value-type="float" office:value="0" calcext:value-type="float">
            <text:p>0</text:p>
          </table:table-cell>
          <table:table-cell table:formula="of:=IF([.$A2232]=0;[.$B2232]-MAX([.$B$1:.B223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IF([.A2233]=0;SUM([.$A$1:.A2233]);0)" office:value-type="float" office:value="0" calcext:value-type="float">
            <text:p>0</text:p>
          </table:table-cell>
          <table:table-cell table:formula="of:=IF([.$A2233]=0;[.$B2233]-MAX([.$B$1:.B22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48" calcext:value-type="float">
            <text:p>11048</text:p>
          </table:table-cell>
          <table:table-cell table:formula="of:=IF([.A2234]=0;SUM([.$A$1:.A2234]);0)" office:value-type="float" office:value="0" calcext:value-type="float">
            <text:p>0</text:p>
          </table:table-cell>
          <table:table-cell table:formula="of:=IF([.$A2234]=0;[.$B2234]-MAX([.$B$1:.B223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IF([.A2235]=0;SUM([.$A$1:.A2235]);0)" office:value-type="float" office:value="0" calcext:value-type="float">
            <text:p>0</text:p>
          </table:table-cell>
          <table:table-cell table:formula="of:=IF([.$A2235]=0;[.$B2235]-MAX([.$B$1:.B223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formula="of:=IF([.A2236]=0;SUM([.$A$1:.A2236]);0)" office:value-type="float" office:value="0" calcext:value-type="float">
            <text:p>0</text:p>
          </table:table-cell>
          <table:table-cell table:formula="of:=IF([.$A2236]=0;[.$B2236]-MAX([.$B$1:.B223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formula="of:=IF([.A2237]=0;SUM([.$A$1:.A2237]);0)" office:value-type="float" office:value="0" calcext:value-type="float">
            <text:p>0</text:p>
          </table:table-cell>
          <table:table-cell table:formula="of:=IF([.$A2237]=0;[.$B2237]-MAX([.$B$1:.B223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formula="of:=IF([.A2238]=0;SUM([.$A$1:.A2238]);0)" office:value-type="float" office:value="0" calcext:value-type="float">
            <text:p>0</text:p>
          </table:table-cell>
          <table:table-cell table:formula="of:=IF([.$A2238]=0;[.$B2238]-MAX([.$B$1:.B2237])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1:20:21.246334600</meta:creation-date>
    <dc:date>2022-12-02T21:57:22.909287861</dc:date>
    <meta:editing-duration>PT37M1S</meta:editing-duration>
    <meta:editing-cycles>1</meta:editing-cycles>
    <meta:document-statistic meta:table-count="1" meta:cell-count="6478" meta:object-count="0"/>
    <meta:generator>LibreOffice/7.4.2.3$Linux_X86_64 LibreOffice_project/40$Build-3</meta:generator>
  </office:meta>
</office:document-meta>
</file>